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752cm"/>
    </style:style>
    <style:style style:name="co5" style:family="table-column">
      <style:table-column-properties fo:break-before="auto" style:column-width="6.02cm"/>
    </style:style>
    <style:style style:name="co6" style:family="table-column">
      <style:table-column-properties fo:break-before="auto" style:column-width="6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99ccff"/>
    </style:style>
    <style:style style:name="ce26" style:family="table-cell" style:parent-style-name="Default" style:data-style-name="N11"/>
    <style:style style:name="ce28" style:family="table-cell" style:parent-style-name="Default">
      <style:text-properties style:font-name="Liberation Sans" style:font-name-asian="WenQuanYi Zen Hei" style:font-name-complex="Lohit Devanagari"/>
    </style:style>
    <style:style style:name="ce29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30" style:family="table-cell" style:parent-style-name="Default" style:data-style-name="N0"/>
    <style:style style:name="ce11" style:family="table-cell" style:parent-style-name="Default">
      <style:text-properties fo:color="#c9211e" fo:font-weight="bold" style:font-weight-asian="bold" style:font-weight-complex="bold"/>
    </style:style>
    <style:style style:name="ce13" style:family="table-cell" style:parent-style-name="Default" style:data-style-name="N121"/>
    <style:style style:name="ce35" style:family="table-cell" style:parent-style-name="Default" style:data-style-name="N2"/>
    <style:style style:name="ce36" style:family="table-cell" style:parent-style-name="Default" style:data-style-name="N119">
      <style:text-properties fo:font-weight="bold" style:font-weight-asian="bold" style:font-weight-complex="bold"/>
    </style:style>
    <style:style style:name="ce38" style:family="table-cell" style:parent-style-name="Default" style:data-style-name="N2">
      <style:text-properties fo:font-weight="normal" style:font-weight-asian="normal" style:font-weight-complex="normal"/>
    </style:style>
    <style:style style:name="ce42" style:family="table-cell" style:parent-style-name="Default" style:data-style-name="N2">
      <style:text-properties fo:font-weight="bold" style:font-weight-asian="bold" style:font-weight-complex="bold"/>
    </style:style>
    <style:style style:name="ce45" style:family="table-cell" style:parent-style-name="Default" style:data-style-name="N120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acitor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8"/>
          <table:table-cell table:style-name="ce22" table:number-columns-repeated="10"/>
          <table:table-cell table:style-name="ce22" office:value-type="string" calcext:value-type="string">
            <text:p>GRM21BR71A106KA73L</text:p>
          </table:table-cell>
          <table:table-cell table:style-name="ce22"/>
          <table:table-cell table:style-name="ce22" office:value-type="string" calcext:value-type="string">
            <text:p>GRM155Z71A105KE01</text:p>
          </table:table-cell>
          <table:table-cell table:style-name="ce22"/>
          <table:table-cell table:style-name="ce22" office:value-type="string" calcext:value-type="string">
            <text:p>GRM155Z71A105KE01J</text:p>
          </table:table-cell>
          <table:table-cell table:style-name="ce22"/>
          <table:table-cell table:style-name="ce22" office:value-type="string" calcext:value-type="string">
            <text:p>CL10B225KP8NNNC</text:p>
          </table:table-cell>
          <table:table-cell table:style-name="ce22"/>
          <table:table-cell table:style-name="ce22" office:value-type="string" calcext:value-type="string">
            <text:p>CL05B104KA5NNNC</text:p>
          </table:table-cell>
          <table:table-cell table:style-name="ce22" table:number-columns-repeated="1004"/>
        </table:table-row>
        <table:table-row table:style-name="ro1">
          <table:table-cell table:style-name="ce19" office:value-type="string" calcext:value-type="string">
            <text:p>Capacitance</text:p>
          </table:table-cell>
          <table:table-cell table:style-name="ce23" table:number-columns-repeated="1023"/>
        </table:table-row>
        <table:table-row table:style-name="ro1">
          <table:table-cell table:style-name="ce20" office:value-type="string" calcext:value-type="string">
            <text:p>Nominal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Nominal Adjusted for DC Bias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1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string" calcext:value-type="string">
            <text:p>6.83uF@3.3V, 4.73uF@5V</text:p>
          </table:table-cell>
          <table:table-cell/>
          <table:table-cell office:value-type="string" calcext:value-type="string">
            <text:p>3.972uF@3.3V, 3.212uF@5V</text:p>
          </table:table-cell>
          <table:table-cell/>
          <table:table-cell table:formula="of:=&quot;0.598uF@3.3V&quot;" office:value-type="string" office:string-value="0.598uF@3.3V" calcext:value-type="string">
            <text:p>0.598uF@3.3V</text:p>
          </table:table-cell>
          <table:table-cell/>
          <table:table-cell table:formula="of:=&quot;1.95@3.3V&quot;" office:value-type="string" office:string-value="1.95@3.3V" calcext:value-type="string">
            <text:p>1.95@3.3V</text:p>
          </table:table-cell>
          <table:table-cell/>
          <table:table-cell table:formula="of:=&quot;92nF@5V&quot;" office:value-type="string" office:string-value="92nF@5V" calcext:value-type="string">
            <text:p>92nF@5V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in (-) Initial Tolerance (%)</text:p>
          </table:table-cell>
          <table:table-cell table:style-name="ce26" office:value-type="percentage" office:value="0.1" calcext:value-type="percentage">
            <text:p>10.00%</text:p>
          </table:table-cell>
          <table:table-cell table:number-columns-repeated="9"/>
          <table:table-cell table:style-name="ce26" office:value-type="percentage" office:value="0.1" calcext:value-type="percentage">
            <text:p>10.00%</text:p>
          </table:table-cell>
          <table:table-cell/>
          <table:table-cell table:style-name="ce26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ax (+) Initial Tolerance (%)</text:p>
          </table:table-cell>
          <table:table-cell table:style-name="ce26" office:value-type="percentage" office:value="0.1" calcext:value-type="percentage">
            <text:p>10.00%</text:p>
          </table:table-cell>
          <table:table-cell table:number-columns-repeated="9"/>
          <table:table-cell table:style-name="ce26" office:value-type="percentage" office:value="0.1" calcext:value-type="percentage">
            <text:p>10.00%</text:p>
          </table:table-cell>
          <table:table-cell/>
          <table:table-cell table:style-name="ce26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in (-) Temperature Coefficient (%)</text:p>
          </table:table-cell>
          <table:table-cell table:style-name="ce26" office:value-type="percentage" office:value="0.15" calcext:value-type="percentage">
            <text:p>15.00%</text:p>
          </table:table-cell>
          <table:table-cell/>
          <table:table-cell table:style-name="ce21" office:value-type="string" calcext:value-type="string">
            <text:p>X7R is +/- 15%</text:p>
          </table:table-cell>
          <table:table-cell table:number-columns-repeated="7"/>
          <table:table-cell table:style-name="ce26" office:value-type="percentage" office:value="0.15" calcext:value-type="percentage">
            <text:p>15.00%</text:p>
          </table:table-cell>
          <table:table-cell/>
          <table:table-cell table:style-name="ce26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ax (+) Temperature Coefficient (%)</text:p>
          </table:table-cell>
          <table:table-cell table:style-name="ce26" office:value-type="percentage" office:value="0.15" calcext:value-type="percentage">
            <text:p>15.00%</text:p>
          </table:table-cell>
          <table:table-cell table:number-columns-repeated="9"/>
          <table:table-cell table:style-name="ce26" office:value-type="percentage" office:value="0.15" calcext:value-type="percentage">
            <text:p>15.00%</text:p>
          </table:table-cell>
          <table:table-cell/>
          <table:table-cell table:style-name="ce26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4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Min Initial Capacitance</text:p>
          </table:table-cell>
          <table:table-cell table:formula="of:=[.B4] * (1 - [.B5])" office:value-type="float" office:value="82.8" calcext:value-type="float">
            <text:p>82.8</text:p>
          </table:table-cell>
          <table:table-cell table:number-columns-repeated="9"/>
          <table:table-cell office:value-type="float" office:value="6.147" calcext:value-type="float">
            <text:p>6.147</text:p>
          </table:table-cell>
          <table:table-cell/>
          <table:table-cell office:value-type="float" office:value="3.5748" calcext:value-type="float">
            <text:p>3.5748</text:p>
          </table:table-cell>
          <table:table-cell/>
          <table:table-cell office:value-type="float" office:value="0.5382" calcext:value-type="float">
            <text:p>0.5382</text:p>
          </table:table-cell>
          <table:table-cell/>
          <table:table-cell office:value-type="float" office:value="1.755" calcext:value-type="float">
            <text:p>1.755</text:p>
          </table:table-cell>
          <table:table-cell/>
          <table:table-cell office:value-type="float" office:value="82.8" calcext:value-type="float">
            <text:p>82.8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Max Initial Capacitance</text:p>
          </table:table-cell>
          <table:table-cell table:formula="of:=[.B4] * (1 + [.B6])" office:value-type="float" office:value="101.2" calcext:value-type="float">
            <text:p>101.2</text:p>
          </table:table-cell>
          <table:table-cell table:number-columns-repeated="9"/>
          <table:table-cell office:value-type="float" office:value="7.513" calcext:value-type="float">
            <text:p>7.513</text:p>
          </table:table-cell>
          <table:table-cell/>
          <table:table-cell office:value-type="float" office:value="4.3692" calcext:value-type="float">
            <text:p>4.3692</text:p>
          </table:table-cell>
          <table:table-cell/>
          <table:table-cell office:value-type="float" office:value="0.6578" calcext:value-type="float">
            <text:p>0.6578</text:p>
          </table:table-cell>
          <table:table-cell/>
          <table:table-cell office:value-type="float" office:value="2.145" calcext:value-type="float">
            <text:p>2.145</text:p>
          </table:table-cell>
          <table:table-cell/>
          <table:table-cell office:value-type="float" office:value="101.2" calcext:value-type="float">
            <text:p>101.2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Min Capacitance</text:p>
          </table:table-cell>
          <table:table-cell table:formula="of:=[.B10] - ([.B4] * [.B7])" office:value-type="float" office:value="69" calcext:value-type="float">
            <text:p>69</text:p>
          </table:table-cell>
          <table:table-cell table:number-columns-repeated="9"/>
          <table:table-cell office:value-type="float" office:value="5.1225" calcext:value-type="float">
            <text:p>5.1225</text:p>
          </table:table-cell>
          <table:table-cell/>
          <table:table-cell office:value-type="float" office:value="2.979" calcext:value-type="float">
            <text:p>2.979</text:p>
          </table:table-cell>
          <table:table-cell/>
          <table:table-cell office:value-type="float" office:value="0.4485" calcext:value-type="float">
            <text:p>0.4485</text:p>
          </table:table-cell>
          <table:table-cell/>
          <table:table-cell office:value-type="float" office:value="1.4625" calcext:value-type="float">
            <text:p>1.4625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Max Capacitance</text:p>
          </table:table-cell>
          <table:table-cell table:style-name="ce28" table:formula="of:=[.B11] + ([.B4] * [.B8])" office:value-type="float" office:value="115" calcext:value-type="float">
            <text:p>115</text:p>
          </table:table-cell>
          <table:table-cell table:number-columns-repeated="9"/>
          <table:table-cell office:value-type="float" office:value="8.5375" calcext:value-type="float">
            <text:p>8.5375</text:p>
          </table:table-cell>
          <table:table-cell/>
          <table:table-cell table:style-name="ce28" office:value-type="float" office:value="4.965" calcext:value-type="float">
            <text:p>4.965</text:p>
          </table:table-cell>
          <table:table-cell/>
          <table:table-cell office:value-type="float" office:value="0.7475" calcext:value-type="float">
            <text:p>0.7475</text:p>
          </table:table-cell>
          <table:table-cell/>
          <table:table-cell office:value-type="float" office:value="2.4375" calcext:value-type="float">
            <text:p>2.4375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1004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19" office:value-type="string" calcext:value-type="string">
            <text:p>Leakage Current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Insulation Resistance (ohm-Farads)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0.1" calcext:value-type="float">
            <text:p>0.1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25" calcext:value-type="float">
            <text:p>25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Insulation Resistance (M-ohm)</text:p>
          </table:table-cell>
          <table:table-cell table:formula="of:=[.B16] / [.B17]"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10.6382978723404" calcext:value-type="float">
            <text:p>10.6382978723404</text:p>
          </table:table-cell>
          <table:table-cell/>
          <table:table-cell table:formula="of:=[.P16] / [.P17]"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Leakage Current (uA)</text:p>
          </table:table-cell>
          <table:table-cell table:formula="of:=[.B18] / [.B19]" office:value-type="float" office:value="2.5" calcext:value-type="float">
            <text:p>2.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504" calcext:value-type="float">
            <text:p>1.504</text:p>
          </table:table-cell>
          <table:table-cell/>
          <table:table-cell table:formula="of:=[.P18] / [.P19]" office:value-type="float" office:value="0.2" calcext:value-type="float">
            <text:p>0.2</text:p>
          </table:table-cell>
          <table:table-cell/>
          <table:table-cell office:value-type="float" office:value="0.0454545454545455" calcext:value-type="float">
            <text:p>0.0454545454545455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Inrush Current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Total Capacitance (uF)</text:p>
          </table:table-cell>
          <table:table-cell table:style-name="ce21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Total ESR (mOhms)</text:p>
          </table:table-cell>
          <table:table-cell table:style-name="ce21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Capacitance Formula Inrush (A)</text:p>
          </table:table-cell>
          <table:table-cell table:style-name="ce21" table:formula="of:=[.D28] * [.D31] / [.D32]" office:value-type="float" office:value="10000" calcext:value-type="float">
            <text:p>10000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21" office:value-type="string" calcext:value-type="string">
            <text:p>ESR Formula Inrush (A)</text:p>
          </table:table-cell>
          <table:table-cell table:style-name="ce21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Inrush Current (A)</text:p>
          </table:table-cell>
          <table:table-cell table:style-name="ce21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Bypass Capacitors (Ott)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9" office:value-type="string" calcext:value-type="string">
            <text:p>Power Plane Target Impedance</text:p>
          </table:table-cell>
          <table:table-cell table:style-name="ce23" table:number-columns-repeated="4"/>
          <table:table-cell table:style-name="ce19" office:value-type="string" calcext:value-type="string">
            <text:p>Electromagnetic Compatibility Engineering (Henry Ott), p445-447</text:p>
          </table:table-cell>
          <table:table-cell table:style-name="ce23" table:number-columns-repeated="1018"/>
        </table:table-row>
        <table:table-row table:style-name="ro1">
          <table:table-cell office:value-type="string" calcext:value-type="string">
            <text:p>Allowable Voltage Deviation (dV, mV)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witching Current (dI, mA)</text:p>
          </table:table-cell>
          <table:table-cell table:formula="of:=50 * 12" office:value-type="float" office:value="600" calcext:value-type="float">
            <text:p>600</text:p>
          </table:table-cell>
          <table:table-cell table:number-columns-repeated="3"/>
          <table:table-cell table:style-name="ce21" office:value-type="string" calcext:value-type="string">
            <text:p>See the CMOS Switching Power worksheet for a way to calculate this but it’s not accurate. <text:s/>A better way is simulation (ie. IBIS with Micro-Cap)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rrection Factor (k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1" office:value-type="string" calcext:value-type="string">
            <text:p>Modelling assumption is current pulses resemble triangular waves, with harmonic content falling 40dB per decade above f=1/(pi * riseTime); 50% of current falls below that, therefore k=2 is sensi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Target Impedance (Zt, milli-ohms)</text:p>
          </table:table-cell>
          <table:table-cell table:style-name="ce21" table:formula="of:=1000 * [.B4] * [.B2] / [.B3]" office:value-type="float" office:value="33.3333333333333" calcext:value-type="float">
            <text:p>33.333333333333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Bypass Capacitors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20"/>
        </table:table-row>
        <table:table-row table:style-name="ro1">
          <table:table-cell table:style-name="ce20" office:value-type="string" calcext:value-type="string">
            <text:p>Target Impedance (Zt, milli-ohms)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Frequency Range of Interest (f, MHz)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21" table:formula="of:=1000 / (PI() * [.C13])" office:value-type="float" office:value="198.943678864869" calcext:value-type="float">
            <text:p>198.943678864869</text:p>
          </table:table-cell>
          <table:table-cell/>
          <table:table-cell table:style-name="ce21" office:value-type="string" calcext:value-type="string">
            <text:p>Maximum is calculated using the rise time and where 50% of the transient current res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/ Trace Inductance (L, nH)</text:p>
          </table:table-cell>
          <table:table-cell/>
          <table:table-cell table:formula="of:=1 + 0.2 * 4.22 + 3 * 0.24" office:value-type="float" office:value="2.564" calcext:value-type="float">
            <text:p>2.564</text:p>
          </table:table-cell>
          <table:table-cell table:number-columns-repeated="2"/>
          <table:table-cell table:style-name="ce21" office:value-type="string" calcext:value-type="string">
            <text:p>An 0402 with side vias on a 1.6mm board (estimated 1nH), plus 2mm of 6mil trace (4.22nH/cm), plus 3cm of 394mil trace (0.24nH/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e-Time (tr, ns)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/>
          <table:table-cell table:style-name="ce21" office:value-type="string" calcext:value-type="string">
            <text:p>Simulated with PIC32CX IBIS models for 50MHz into 6” of 6mil (Z=72 ohm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Number of Capacitors</text:p>
          </table:table-cell>
          <table:table-cell table:style-name="ce21"/>
          <table:table-cell table:style-name="ce21" table:formula="of:=CEILING(1000 * 2 * [.C12] / ([.C10] * [.C13]))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1" table:formula="of:=CONCATENATE(&quot;Lowest Capacitance @ &quot;; [.B11]; &quot;MHz (Ctot, nF)&quot;)" office:value-type="string" office:string-value="Lowest Capacitance @ 0.01MHz (Ctot, nF)" calcext:value-type="string">
            <text:p>Lowest Capacitance @ 0.01MHz (Ctot, nF)</text:p>
          </table:table-cell>
          <table:table-cell/>
          <table:table-cell table:style-name="ce21" table:formula="of:=1000000 / (2 * PI() * [.B11] * [.C10])" office:value-type="float" office:value="49735.9197162173" calcext:value-type="float">
            <text:p>49735.9197162173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Each Capacitor (Cbyp, nF)</text:p>
          </table:table-cell>
          <table:table-cell/>
          <table:table-cell table:style-name="ce21" table:formula="of:=[.C16] / [.C15]" office:value-type="float" office:value="4521.44724692885" calcext:value-type="float">
            <text:p>4521.44724692885</text:p>
          </table:table-cell>
          <table:table-cell table:number-columns-repeated="1021"/>
        </table:table-row>
      </table:table>
      <table:table table:name="Resistors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9" office:value-type="string" calcext:value-type="string">
            <text:p>Resistance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Tolerance (%)</text:p>
          </table:table-cell>
          <table:table-cell table:number-columns-repeated="2"/>
          <table:table-cell table:style-name="ce26" office:value-type="percentage" office:value="0.01" calcext:value-type="percentage">
            <text:p>1.00%</text:p>
          </table:table-cell>
          <table:table-cell table:number-columns-repeated="3"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[.D4] / 1000000" office:value-type="float" office:value="0.0001" calcext:value-type="float">
            <text:p>0.0001</text:p>
          </table:table-cell>
          <table:table-cell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 Temperature (degC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Temperature (de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Temperature (degC)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Min Temperature Delta (degC)</text:p>
          </table:table-cell>
          <table:table-cell table:number-columns-repeated="2"/>
          <table:table-cell table:formula="of:=[.D6] - [.D5]" office:value-type="float" office:value="-25" calcext:value-type="float">
            <text:p>-25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Max Temperature Delta (degC)</text:p>
          </table:table-cell>
          <table:table-cell table:number-columns-repeated="2"/>
          <table:table-cell table:formula="of:=[.D7] - [.D5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Initial Resistance</text:p>
          </table:table-cell>
          <table:table-cell/>
          <table:table-cell table:style-name="ce21" table:formula="of:=[.D2] * (1 - [.D3])" office:value-type="float" office:value="46.53" calcext:value-type="float">
            <text:p>46.53</text:p>
          </table:table-cell>
          <table:table-cell table:style-name="ce21" table:formula="of:=[.D2]" office:value-type="float" office:value="47" calcext:value-type="float">
            <text:p>47</text:p>
          </table:table-cell>
          <table:table-cell table:style-name="ce21" table:formula="of:=[.D2] * (1 + [.D3])" office:value-type="float" office:value="47.47" calcext:value-type="float">
            <text:p>47.47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Resistance Range</text:p>
          </table:table-cell>
          <table:table-cell/>
          <table:table-cell table:style-name="ce21" table:formula="of:=[.C12] * (1 + [.F4] * [.D9])" office:value-type="float" office:value="46.413675" calcext:value-type="float">
            <text:p>46.413675</text:p>
          </table:table-cell>
          <table:table-cell table:style-name="ce21" table:formula="of:=[.D2]" office:value-type="float" office:value="47" calcext:value-type="float">
            <text:p>47</text:p>
          </table:table-cell>
          <table:table-cell table:style-name="ce21" table:formula="of:=[.E12] * (1 + [.F4] * [.D10])" office:value-type="float" office:value="47.683615" calcext:value-type="float">
            <text:p>47.6836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Resistive Divider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Input Voltage (Vin, V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Resistor (R1, ohms)</text:p>
          </table:table-cell>
          <table:table-cell/>
          <table:table-cell office:value-type="float" office:value="5036.3775" calcext:value-type="float">
            <text:p>5036.3775</text:p>
          </table:table-cell>
          <table:table-cell office:value-type="float" office:value="5100" calcext:value-type="float">
            <text:p>5100</text:p>
          </table:table-cell>
          <table:table-cell office:value-type="float" office:value="5174.1795" calcext:value-type="float">
            <text:p>5174.17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om Resistor (R2, ohms)</text:p>
          </table:table-cell>
          <table:table-cell/>
          <table:table-cell office:value-type="float" office:value="5036.3775" calcext:value-type="float">
            <text:p>5036.3775</text:p>
          </table:table-cell>
          <table:table-cell office:value-type="float" office:value="5100" calcext:value-type="float">
            <text:p>5100</text:p>
          </table:table-cell>
          <table:table-cell office:value-type="float" office:value="5174.1795" calcext:value-type="float">
            <text:p>5174.179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Output Voltage (Vout, V)</text:p>
          </table:table-cell>
          <table:table-cell/>
          <table:table-cell table:style-name="ce21" table:formula="of:=[.C17] * [.C19] / ([.E18] + [.C19])" office:value-type="float" office:value="0.986503968392713" calcext:value-type="float">
            <text:p>0.986503968392713</text:p>
          </table:table-cell>
          <table:table-cell table:style-name="ce21" table:formula="of:=[.D17] * [.D19] / ([.D18] + [.D19])" office:value-type="float" office:value="2.5" calcext:value-type="float">
            <text:p>2.5</text:p>
          </table:table-cell>
          <table:table-cell table:style-name="ce21" table:formula="of:=[.E17] * [.E19] / ([.C18] + [.E19])" office:value-type="float" office:value="3.04048809482186" calcext:value-type="float">
            <text:p>3.04048809482186</text:p>
          </table:table-cell>
          <table:table-cell table:number-columns-repeated="1019"/>
        </table:table-row>
      </table:table>
      <table:table table:name="CMOS Switching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9" office:value-type="string" calcext:value-type="string">
            <text:p>CMOS Dynamic Switching Power Dissipation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[.D2] * 0.95"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table:formula="of:=[.D2] * 1.05" office:value-type="float" office:value="3.465" calcext:value-type="float">
            <text:p>3.465</text:p>
          </table:table-cell>
          <table:table-cell table:number-columns-repeated="3"/>
          <table:table-cell table:style-name="ce21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0"/>
          <table:table-cell table:number-columns-repeated="1016"/>
        </table:table-row>
        <table:table-row table:style-name="ro1">
          <table:table-cell office:value-type="string" calcext:value-type="string">
            <text:p>Line Capacitance (C, pF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 of Switching Lin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wed Ripple (Vr, mV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Power (P, W)</text:p>
          </table:table-cell>
          <table:table-cell/>
          <table:table-cell table:style-name="ce21" table:formula="of:=[.C2] * [.C2] * [.C3] * [.C4] / 1000000 * [.C5]" office:value-type="float" office:value="0.00049141125" calcext:value-type="float">
            <text:p>0.00049141125</text:p>
          </table:table-cell>
          <table:table-cell table:style-name="ce21" table:formula="of:=[.D2] * [.D2] * [.D3] * [.D4] / 1000000 * [.D5]" office:value-type="float" office:value="0.01225125" calcext:value-type="float">
            <text:p>0.01225125</text:p>
          </table:table-cell>
          <table:table-cell table:style-name="ce21" table:formula="of:=[.E2] * [.E2] * [.E3] * [.E4] / 1000000 * [.E5]" office:value-type="float" office:value="0.2701400625" calcext:value-type="float">
            <text:p>0.270140062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urrent (I, mA)</text:p>
          </table:table-cell>
          <table:table-cell/>
          <table:table-cell table:style-name="ce21" table:formula="of:=[.C8] / [.C2] * 1000" office:value-type="float" office:value="0.15675" calcext:value-type="float">
            <text:p>0.15675</text:p>
          </table:table-cell>
          <table:table-cell table:style-name="ce21" table:formula="of:=[.D8] / [.D2] * 1000" office:value-type="float" office:value="3.7125" calcext:value-type="float">
            <text:p>3.7125</text:p>
          </table:table-cell>
          <table:table-cell table:style-name="ce21" table:formula="of:=[.E8] / [.E2] * 1000" office:value-type="float" office:value="77.9625" calcext:value-type="float">
            <text:p>77.962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inimal Bypass Capacitance (Cb, nF)</text:p>
          </table:table-cell>
          <table:table-cell/>
          <table:table-cell table:style-name="ce21" table:formula="of:=1000 * [.C9] / ([.C3] * [.D6])" office:value-type="float" office:value="1.5675" calcext:value-type="float">
            <text:p>1.5675</text:p>
          </table:table-cell>
          <table:table-cell table:style-name="ce21" table:formula="of:=1000 * [.D9] / ([.D3] * [.D6])" office:value-type="float" office:value="14.85" calcext:value-type="float">
            <text:p>14.85</text:p>
          </table:table-cell>
          <table:table-cell table:style-name="ce21" table:formula="of:=1000 * [.E9] / ([.E3] * [.D6])" office:value-type="float" office:value="155.925" calcext:value-type="float">
            <text:p>155.925</text:p>
          </table:table-cell>
          <table:table-cell table:number-columns-repeated="2"/>
          <table:table-cell office:value-type="string" calcext:value-type="string">
            <text:p>Naive – doesn’t take into account inductances, etc. <text:s/>Gives very rough ballpark figure, however. <text:s/>See the Bypass Capacitors (Ott) worksheet for a better way.</text:p>
          </table:table-cell>
          <table:table-cell table:number-columns-repeated="1016"/>
        </table:table-row>
      </table:table>
      <table:table table:name="Heating" table:style-name="ta1">
        <table:shapes>
          <draw:frame draw:z-index="0" draw:style-name="gr1" draw:text-style-name="P1" svg:width="15.999cm" svg:height="8.999cm" svg:x="33.21cm" svg:y="11.708cm">
            <draw:object draw:notify-on-update-of-ranges="Heating.C26:Heating.C71 Heating.D26:Heating.D71 Heating.E26:Heating.E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1023" table:default-cell-style-name="Default"/>
        <table:table-column table:style-name="co3" table:number-columns-repeated="15360" table:default-cell-style-name="Default"/>
        <table:table-row table:style-name="ro1">
          <table:table-cell table:style-name="ce19" office:value-type="string" calcext:value-type="string">
            <text:p>Heating</text:p>
          </table:table-cell>
          <table:table-cell table:style-name="ce23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Specific Heat Capacity (c, J/g.K)</text:p>
          </table:table-cell>
          <table:table-cell office:value-type="float" office:value="1.012" calcext:value-type="float">
            <text:p>1.0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ir Density (rho, kg/m^3)</text:p>
          </table:table-cell>
          <table:table-cell table:style-name="ce30" office:value-type="float" office:value="1.2" calcext:value-type="float">
            <text:p>1.2</text:p>
          </table:table-cell>
          <table:table-cell table:number-columns-repeated="2"/>
          <table:table-cell office:value-type="string" calcext:value-type="string">
            <text:p>TODO: GET SOME PROPER RANGES</text:p>
          </table:table-cell>
          <table:table-cell table:style-name="ce21"/>
          <table:table-cell table:number-columns-repeated="16378"/>
        </table:table-row>
        <table:table-row table:style-name="ro1">
          <table:table-cell table:number-columns-repeated="5"/>
          <table:table-cell table:style-name="ce21"/>
          <table:table-cell table:number-columns-repeated="16378"/>
        </table:table-row>
        <table:table-row table:style-name="ro1">
          <table:table-cell office:value-type="string" calcext:value-type="string">
            <text:p>Enclosure Width (mm)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21"/>
          <table:table-cell table:number-columns-repeated="16378"/>
        </table:table-row>
        <table:table-row table:style-name="ro1">
          <table:table-cell office:value-type="string" calcext:value-type="string">
            <text:p>Enclosure Height (mm)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21"/>
          <table:table-cell table:number-columns-repeated="16378"/>
        </table:table-row>
        <table:table-row table:style-name="ro1">
          <table:table-cell office:value-type="string" calcext:value-type="string">
            <text:p>Enclosure Length (mm)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21"/>
          <table:table-cell table:number-columns-repeated="16378"/>
        </table:table-row>
        <table:table-row table:style-name="ro1">
          <table:table-cell table:style-name="ce21" office:value-type="string" calcext:value-type="string">
            <text:p>Volume (m^3)</text:p>
          </table:table-cell>
          <table:table-cell table:style-name="ce20" table:formula="of:=[.$B$5] * [.$B$6] * [.$B$7] * 0.000000001" office:value-type="float" office:value="0.000132" calcext:value-type="float">
            <text:p>0.000132</text:p>
          </table:table-cell>
          <table:table-cell table:number-columns-repeated="3"/>
          <table:table-cell table:style-name="ce21"/>
          <table:table-cell table:number-columns-repeated="16378"/>
        </table:table-row>
        <table:table-row table:style-name="ro1">
          <table:table-cell/>
          <table:table-cell table:style-name="ce21"/>
          <table:table-cell table:number-columns-repeated="3"/>
          <table:table-cell table:style-name="ce21"/>
          <table:table-cell table:number-columns-repeated="16378"/>
        </table:table-row>
        <table:table-row table:style-name="ro1">
          <table:table-cell office:value-type="string" calcext:value-type="string">
            <text:p>Temperature Rise (Celsius)</text:p>
          </table:table-cell>
          <table:table-cell table:formula="of:=[.H48]" office:value-type="float" office:value="44.2" calcext:value-type="float">
            <text:p>44.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me to Rise (s)</text:p>
          </table:table-cell>
          <table:table-cell table:formula="of:=[.A48] * 60" office:value-type="float" office:value="1320" calcext:value-type="float">
            <text:p>132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Energy Required (J)</text:p>
          </table:table-cell>
          <table:table-cell table:formula="of:=1000 * [.$B$2] * [.$B$3] * [.$B$8] * [.$B$10]" office:value-type="float" office:value="7.08529536" calcext:value-type="float">
            <text:p>7.08529536</text:p>
          </table:table-cell>
          <table:table-cell table:number-columns-repeated="2"/>
          <table:table-cell office:value-type="string" calcext:value-type="string">
            <text:p>*** THIS IS UTTER RUBBISH – ALMOST LIKE THE REQUIRED ENERGY IS 1000x OFF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Power Required (W)</text:p>
          </table:table-cell>
          <table:table-cell table:formula="of:=[.$B$13] / [.$B$11]" office:value-type="float" office:value="0.005367648" calcext:value-type="float">
            <text:p>0.005367648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9" office:value-type="string" calcext:value-type="string">
            <text:p>Experimental Results</text:p>
          </table:table-cell>
          <table:table-cell table:style-name="ce23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Lincoln Binns E-Case ‘A’ Extruded 6063 Aluminium Enclosure (55mm x 80mm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nds clamped together with a 10 ohm 15W power resistor suspended inside (not touching case)</text:p>
          </table:table-cell>
          <table:table-cell table:number-columns-repeated="1023"/>
          <table:table-cell table:style-name="ce21" table:number-columns-repeated="15360"/>
        </table:table-row>
        <table:table-row table:style-name="ro1">
          <table:table-cell office:value-type="string" calcext:value-type="string">
            <text:p>K-Type thermocouple poked through screw-hole into air inside the case, read by a Brymen 869s Multimeter</text:p>
          </table:table-cell>
          <table:table-cell table:number-columns-repeated="1023"/>
          <table:table-cell table:style-name="ce21" table:number-columns-repeated="15360"/>
        </table:table-row>
        <table:table-row table:style-name="ro1">
          <table:table-cell office:value-type="string" calcext:value-type="string">
            <text:p>DC Bench Power Supply set to Constant Current Mode</text:p>
          </table:table-cell>
          <table:table-cell table:number-columns-repeated="1023"/>
          <table:table-cell table:style-name="ce21"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Current (mA)</text:p>
          </table:table-cell>
          <table:table-cell table:style-name="ce21"/>
          <table:table-cell table:style-name="ce21" office:value-type="float" office:value="633" calcext:value-type="float">
            <text:p>633</text:p>
          </table:table-cell>
          <table:table-cell table:style-name="ce21" office:value-type="float" office:value="448" calcext:value-type="float">
            <text:p>448</text:p>
          </table:table-cell>
          <table:table-cell table:style-name="ce21" office:value-type="float" office:value="317" calcext:value-type="float">
            <text:p>317</text:p>
          </table:table-cell>
          <table:table-cell table:style-name="ce21" table:number-columns-repeated="2"/>
          <table:table-cell table:style-name="ce21" table:formula="of:=[.C23]" office:value-type="float" office:value="633" calcext:value-type="float">
            <text:p>633</text:p>
          </table:table-cell>
          <table:table-cell table:style-name="ce21" table:formula="of:=[.D23]" office:value-type="float" office:value="448" calcext:value-type="float">
            <text:p>448</text:p>
          </table:table-cell>
          <table:table-cell table:style-name="ce21" table:formula="of:=[.E23]" office:value-type="float" office:value="317" calcext:value-type="float">
            <text:p>317</text:p>
          </table:table-cell>
          <table:table-cell table:style-name="ce21" table:number-columns-repeated="2"/>
          <table:table-cell table:style-name="ce20" office:value-type="float" office:value="350" calcext:value-type="float">
            <text:p>350</text:p>
          </table:table-cell>
          <table:table-cell table:style-name="ce21" table:number-columns-repeated="1011"/>
          <table:table-cell table:number-columns-repeated="15360"/>
        </table:table-row>
        <table:table-row table:style-name="ro1">
          <table:table-cell table:style-name="ce21" office:value-type="string" calcext:value-type="string">
            <text:p>Power</text:p>
          </table:table-cell>
          <table:table-cell table:style-name="ce21"/>
          <table:table-cell table:style-name="ce21" table:formula="of:=POWER([.C23] / 1000; 2) * 10" office:value-type="float" office:value="4.00689" calcext:value-type="float">
            <text:p>4.00689</text:p>
          </table:table-cell>
          <table:table-cell table:style-name="ce21" table:formula="of:=POWER([.D23] / 1000; 2) * 10" office:value-type="float" office:value="2.00704" calcext:value-type="float">
            <text:p>2.00704</text:p>
          </table:table-cell>
          <table:table-cell table:style-name="ce21" table:formula="of:=POWER([.E23] / 1000; 2) * 10" office:value-type="float" office:value="1.00489" calcext:value-type="float">
            <text:p>1.00489</text:p>
          </table:table-cell>
          <table:table-cell table:style-name="ce21" table:number-columns-repeated="2"/>
          <table:table-cell table:style-name="ce21" table:formula="of:=[.C24]" office:value-type="float" office:value="4.00689" calcext:value-type="float">
            <text:p>4.00689</text:p>
          </table:table-cell>
          <table:table-cell table:style-name="ce21" table:formula="of:=[.D24]" office:value-type="float" office:value="2.00704" calcext:value-type="float">
            <text:p>2.00704</text:p>
          </table:table-cell>
          <table:table-cell table:style-name="ce21" table:formula="of:=[.E24]" office:value-type="float" office:value="1.00489" calcext:value-type="float">
            <text:p>1.00489</text:p>
          </table:table-cell>
          <table:table-cell table:style-name="ce21" table:number-columns-repeated="2"/>
          <table:table-cell table:style-name="ce21" table:formula="of:=POWER([.M23] / 1000; 2) * 10" office:value-type="float" office:value="1.225" calcext:value-type="float">
            <text:p>1.225</text:p>
          </table:table-cell>
          <table:table-cell table:style-name="ce21" table:number-columns-repeated="1011"/>
          <table:table-cell table:number-columns-repeated="15360"/>
        </table:table-row>
        <table:table-row table:style-name="ro1">
          <table:table-cell table:style-name="ce21" office:value-type="string" calcext:value-type="string">
            <text:p>Minute</text:p>
          </table:table-cell>
          <table:table-cell table:style-name="ce21"/>
          <table:table-cell table:style-name="ce21" office:value-type="string" calcext:value-type="string">
            <text:p>Air Temperatures (Celsius)</text:p>
          </table:table-cell>
          <table:table-cell table:style-name="ce21" table:number-columns-repeated="4"/>
          <table:table-cell table:style-name="ce21" office:value-type="string" calcext:value-type="string">
            <text:p>Normalised Temperature (Celsius)</text:p>
          </table:table-cell>
          <table:table-cell table:style-name="ce21" table:number-columns-repeated="4"/>
          <table:table-cell table:style-name="ce21" office:value-type="string" calcext:value-type="string">
            <text:p>Normalised Predicted Temperature Rise (Celsius)</text:p>
          </table:table-cell>
          <table:table-cell table:style-name="ce21" table:number-columns-repeated="3"/>
          <table:table-cell table:style-name="ce11" office:value-type="string" calcext:value-type="string">
            <text:p>Prediction is a naïve linear interpolation which is inaccurate for the heating times but should be accurate enough for the final temperature for the purposes of estimating ambient rise</text:p>
          </table:table-cell>
          <table:table-cell table:style-name="ce21" table:number-columns-repeated="1007"/>
          <table:table-cell table:number-columns-repeated="15360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.7" calcext:value-type="float">
            <text:p>16.7</text:p>
          </table:table-cell>
          <table:table-cell office:value-type="float" office:value="17" calcext:value-type="float">
            <text:p>17</text:p>
          </table:table-cell>
          <table:table-cell office:value-type="float" office:value="17.3" calcext:value-type="float">
            <text:p>17.3</text:p>
          </table:table-cell>
          <table:table-cell table:number-columns-repeated="2"/>
          <table:table-cell table:formula="of:=[.C26] - [.C$26]" office:value-type="float" office:value="0" calcext:value-type="float">
            <text:p>0</text:p>
          </table:table-cell>
          <table:table-cell table:formula="of:=[.D26] - [.D$26]" office:value-type="float" office:value="0" calcext:value-type="float">
            <text:p>0</text:p>
          </table:table-cell>
          <table:table-cell table:formula="of:=[.E26] - [.E$26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26] + 1" office:value-type="float" office:value="1" calcext:value-type="float">
            <text:p>1</text:p>
          </table:table-cell>
          <table:table-cell/>
          <table:table-cell office:value-type="float" office:value="21.8" calcext:value-type="float">
            <text:p>21.8</text:p>
          </table:table-cell>
          <table:table-cell office:value-type="float" office:value="18.8" calcext:value-type="float">
            <text:p>18.8</text:p>
          </table:table-cell>
          <table:table-cell office:value-type="float" office:value="17.9" calcext:value-type="float">
            <text:p>17.9</text:p>
          </table:table-cell>
          <table:table-cell table:number-columns-repeated="2"/>
          <table:table-cell table:formula="of:=[.C27] - [.C$26]" office:value-type="float" office:value="5.1" calcext:value-type="float">
            <text:p>5.1</text:p>
          </table:table-cell>
          <table:table-cell table:formula="of:=[.D27] - [.D$26]" office:value-type="float" office:value="1.8" calcext:value-type="float">
            <text:p>1.8</text:p>
          </table:table-cell>
          <table:table-cell table:formula="of:=[.E27] - [.E$26]" office:value-type="float" office:value="0.599999999999998" calcext:value-type="float">
            <text:p>0.599999999999998</text:p>
          </table:table-cell>
          <table:table-cell table:number-columns-repeated="2"/>
          <table:table-cell table:formula="of:=[.M$24] * ([.H27] - [.J27]) / ([.$H$24] - [.$J$24])" office:value-type="float" office:value="1.83627581612259" calcext:value-type="float">
            <text:p>1.83627581612259</text:p>
          </table:table-cell>
          <table:table-cell table:number-columns-repeated="16371"/>
        </table:table-row>
        <table:table-row table:style-name="ro1">
          <table:table-cell table:formula="of:=[.A27] + 1"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2.2" calcext:value-type="float">
            <text:p>22.2</text:p>
          </table:table-cell>
          <table:table-cell office:value-type="float" office:value="19.3" calcext:value-type="float">
            <text:p>19.3</text:p>
          </table:table-cell>
          <table:table-cell table:number-columns-repeated="2"/>
          <table:table-cell table:formula="of:=[.C28] - [.C$26]" office:value-type="float" office:value="14.3" calcext:value-type="float">
            <text:p>14.3</text:p>
          </table:table-cell>
          <table:table-cell table:formula="of:=[.D28] - [.D$26]" office:value-type="float" office:value="5.2" calcext:value-type="float">
            <text:p>5.2</text:p>
          </table:table-cell>
          <table:table-cell table:formula="of:=[.E28] - [.E$26]" office:value-type="float" office:value="2" calcext:value-type="float">
            <text:p>2</text:p>
          </table:table-cell>
          <table:table-cell table:number-columns-repeated="2"/>
          <table:table-cell table:formula="of:=[.M$24] * ([.H28] - [.J28]) / ([.$H$24] - [.$J$24])" office:value-type="float" office:value="5.01915389740173" calcext:value-type="float">
            <text:p>5.01915389740173</text:p>
          </table:table-cell>
          <table:table-cell table:number-columns-repeated="16371"/>
        </table:table-row>
        <table:table-row table:style-name="ro1">
          <table:table-cell table:formula="of:=[.A28] + 1" office:value-type="float" office:value="3" calcext:value-type="float">
            <text:p>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.4" calcext:value-type="float">
            <text:p>25.4</text:p>
          </table:table-cell>
          <table:table-cell office:value-type="float" office:value="20.5" calcext:value-type="float">
            <text:p>20.5</text:p>
          </table:table-cell>
          <table:table-cell table:number-columns-repeated="2"/>
          <table:table-cell table:formula="of:=[.C29] - [.C$26]" office:value-type="float" office:value="22.3" calcext:value-type="float">
            <text:p>22.3</text:p>
          </table:table-cell>
          <table:table-cell table:formula="of:=[.D29] - [.D$26]" office:value-type="float" office:value="8.4" calcext:value-type="float">
            <text:p>8.4</text:p>
          </table:table-cell>
          <table:table-cell table:formula="of:=[.E29] - [.E$26]" office:value-type="float" office:value="3.2" calcext:value-type="float">
            <text:p>3.2</text:p>
          </table:table-cell>
          <table:table-cell table:number-columns-repeated="2"/>
          <table:table-cell table:formula="of:=[.M$24] * ([.H29] - [.J29]) / ([.$H$24] - [.$J$24])" office:value-type="float" office:value="7.7939706862092" calcext:value-type="float">
            <text:p>7.7939706862092</text:p>
          </table:table-cell>
          <table:table-cell table:number-columns-repeated="16371"/>
        </table:table-row>
        <table:table-row table:style-name="ro1">
          <table:table-cell table:formula="of:=[.A29] + 1" office:value-type="float" office:value="4" calcext:value-type="float">
            <text:p>4</text:p>
          </table:table-cell>
          <table:table-cell/>
          <table:table-cell office:value-type="float" office:value="44.9" calcext:value-type="float">
            <text:p>44.9</text:p>
          </table:table-cell>
          <table:table-cell office:value-type="float" office:value="28" calcext:value-type="float">
            <text:p>28</text:p>
          </table:table-cell>
          <table:table-cell office:value-type="float" office:value="21.7" calcext:value-type="float">
            <text:p>21.7</text:p>
          </table:table-cell>
          <table:table-cell table:number-columns-repeated="2"/>
          <table:table-cell table:formula="of:=[.C30] - [.C$26]" office:value-type="float" office:value="28.2" calcext:value-type="float">
            <text:p>28.2</text:p>
          </table:table-cell>
          <table:table-cell table:formula="of:=[.D30] - [.D$26]" office:value-type="float" office:value="11" calcext:value-type="float">
            <text:p>11</text:p>
          </table:table-cell>
          <table:table-cell table:formula="of:=[.E30] - [.E$26]" office:value-type="float" office:value="4.4" calcext:value-type="float">
            <text:p>4.4</text:p>
          </table:table-cell>
          <table:table-cell table:number-columns-repeated="2"/>
          <table:table-cell table:formula="of:=[.M$24] * ([.H30] - [.J30]) / ([.$H$24] - [.$J$24])" office:value-type="float" office:value="9.71185876082612" calcext:value-type="float">
            <text:p>9.71185876082612</text:p>
          </table:table-cell>
          <table:table-cell table:number-columns-repeated="16371"/>
        </table:table-row>
        <table:table-row table:style-name="ro1">
          <table:table-cell table:formula="of:=[.A30] + 1" office:value-type="float" office:value="5" calcext:value-type="float">
            <text:p>5</text:p>
          </table:table-cell>
          <table:table-cell/>
          <table:table-cell office:value-type="float" office:value="48.8" calcext:value-type="float">
            <text:p>48.8</text:p>
          </table:table-cell>
          <table:table-cell office:value-type="float" office:value="30.1" calcext:value-type="float">
            <text:p>30.1</text:p>
          </table:table-cell>
          <table:table-cell office:value-type="float" office:value="22.6" calcext:value-type="float">
            <text:p>22.6</text:p>
          </table:table-cell>
          <table:table-cell table:number-columns-repeated="2"/>
          <table:table-cell table:formula="of:=[.C31] - [.C$26]" office:value-type="float" office:value="32.1" calcext:value-type="float">
            <text:p>32.1</text:p>
          </table:table-cell>
          <table:table-cell table:formula="of:=[.D31] - [.D$26]" office:value-type="float" office:value="13.1" calcext:value-type="float">
            <text:p>13.1</text:p>
          </table:table-cell>
          <table:table-cell table:formula="of:=[.E31] - [.E$26]" office:value-type="float" office:value="5.3" calcext:value-type="float">
            <text:p>5.3</text:p>
          </table:table-cell>
          <table:table-cell table:number-columns-repeated="2"/>
          <table:table-cell table:formula="of:=[.M$24] * ([.H31] - [.J31]) / ([.$H$24] - [.$J$24])" office:value-type="float" office:value="10.9360426382412" calcext:value-type="float">
            <text:p>10.9360426382412</text:p>
          </table:table-cell>
          <table:table-cell table:number-columns-repeated="16371"/>
        </table:table-row>
        <table:table-row table:style-name="ro1">
          <table:table-cell table:formula="of:=[.A31] + 1" office:value-type="float" office:value="6" calcext:value-type="float">
            <text:p>6</text:p>
          </table:table-cell>
          <table:table-cell/>
          <table:table-cell office:value-type="float" office:value="51.8" calcext:value-type="float">
            <text:p>51.8</text:p>
          </table:table-cell>
          <table:table-cell office:value-type="float" office:value="31.7" calcext:value-type="float">
            <text:p>31.7</text:p>
          </table:table-cell>
          <table:table-cell office:value-type="float" office:value="23.4" calcext:value-type="float">
            <text:p>23.4</text:p>
          </table:table-cell>
          <table:table-cell table:number-columns-repeated="2"/>
          <table:table-cell table:formula="of:=[.C32] - [.C$26]" office:value-type="float" office:value="35.1" calcext:value-type="float">
            <text:p>35.1</text:p>
          </table:table-cell>
          <table:table-cell table:formula="of:=[.D32] - [.D$26]" office:value-type="float" office:value="14.7" calcext:value-type="float">
            <text:p>14.7</text:p>
          </table:table-cell>
          <table:table-cell table:formula="of:=[.E32] - [.E$26]" office:value-type="float" office:value="6.1" calcext:value-type="float">
            <text:p>6.1</text:p>
          </table:table-cell>
          <table:table-cell table:number-columns-repeated="2"/>
          <table:table-cell table:formula="of:=[.M$24] * ([.H32] - [.J32]) / ([.$H$24] - [.$J$24])" office:value-type="float" office:value="11.8337774816789" calcext:value-type="float">
            <text:p>11.8337774816789</text:p>
          </table:table-cell>
          <table:table-cell table:number-columns-repeated="16371"/>
        </table:table-row>
        <table:table-row table:style-name="ro1">
          <table:table-cell table:formula="of:=[.A32] + 1" office:value-type="float" office:value="7" calcext:value-type="float">
            <text:p>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C33] - [.C$26]" office:value-type="float" office:value="37.3" calcext:value-type="float">
            <text:p>37.3</text:p>
          </table:table-cell>
          <table:table-cell table:formula="of:=[.D33] - [.D$26]" office:value-type="float" office:value="16" calcext:value-type="float">
            <text:p>16</text:p>
          </table:table-cell>
          <table:table-cell table:formula="of:=[.E33] - [.E$26]" office:value-type="float" office:value="6.7" calcext:value-type="float">
            <text:p>6.7</text:p>
          </table:table-cell>
          <table:table-cell table:number-columns-repeated="2"/>
          <table:table-cell table:formula="of:=[.M$24] * ([.H33] - [.J33]) / ([.$H$24] - [.$J$24])" office:value-type="float" office:value="12.4866755496336" calcext:value-type="float">
            <text:p>12.4866755496336</text:p>
          </table:table-cell>
          <table:table-cell table:number-columns-repeated="16371"/>
        </table:table-row>
        <table:table-row table:style-name="ro1">
          <table:table-cell table:formula="of:=[.A33] + 1" office:value-type="float" office:value="8" calcext:value-type="float">
            <text:p>8</text:p>
          </table:table-cell>
          <table:table-cell/>
          <table:table-cell office:value-type="float" office:value="55.8" calcext:value-type="float">
            <text:p>55.8</text:p>
          </table:table-cell>
          <table:table-cell office:value-type="float" office:value="34" calcext:value-type="float">
            <text:p>34</text:p>
          </table:table-cell>
          <table:table-cell office:value-type="float" office:value="24.5" calcext:value-type="float">
            <text:p>24.5</text:p>
          </table:table-cell>
          <table:table-cell table:number-columns-repeated="2"/>
          <table:table-cell table:formula="of:=[.C34] - [.C$26]" office:value-type="float" office:value="39.1" calcext:value-type="float">
            <text:p>39.1</text:p>
          </table:table-cell>
          <table:table-cell table:formula="of:=[.D34] - [.D$26]" office:value-type="float" office:value="17" calcext:value-type="float">
            <text:p>17</text:p>
          </table:table-cell>
          <table:table-cell table:formula="of:=[.E34] - [.E$26]" office:value-type="float" office:value="7.2" calcext:value-type="float">
            <text:p>7.2</text:p>
          </table:table-cell>
          <table:table-cell table:number-columns-repeated="2"/>
          <table:table-cell table:formula="of:=[.M$24] * ([.H34] - [.J34]) / ([.$H$24] - [.$J$24])" office:value-type="float" office:value="13.0171552298468" calcext:value-type="float">
            <text:p>13.0171552298468</text:p>
          </table:table-cell>
          <table:table-cell table:number-columns-repeated="16371"/>
        </table:table-row>
        <table:table-row table:style-name="ro1">
          <table:table-cell table:formula="of:=[.A34] + 1" office:value-type="float" office:value="9" calcext:value-type="float">
            <text:p>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4.9" calcext:value-type="float">
            <text:p>34.9</text:p>
          </table:table-cell>
          <table:table-cell office:value-type="float" office:value="24.9" calcext:value-type="float">
            <text:p>24.9</text:p>
          </table:table-cell>
          <table:table-cell table:number-columns-repeated="2"/>
          <table:table-cell table:formula="of:=[.C35] - [.C$26]" office:value-type="float" office:value="40.3" calcext:value-type="float">
            <text:p>40.3</text:p>
          </table:table-cell>
          <table:table-cell table:formula="of:=[.D35] - [.D$26]" office:value-type="float" office:value="17.9" calcext:value-type="float">
            <text:p>17.9</text:p>
          </table:table-cell>
          <table:table-cell table:formula="of:=[.E35] - [.E$26]" office:value-type="float" office:value="7.6" calcext:value-type="float">
            <text:p>7.6</text:p>
          </table:table-cell>
          <table:table-cell table:number-columns-repeated="2"/>
          <table:table-cell table:formula="of:=[.M$24] * ([.H35] - [.J35]) / ([.$H$24] - [.$J$24])" office:value-type="float" office:value="13.3436042638241" calcext:value-type="float">
            <text:p>13.3436042638241</text:p>
          </table:table-cell>
          <table:table-cell table:number-columns-repeated="16371"/>
        </table:table-row>
        <table:table-row table:style-name="ro1">
          <table:table-cell table:formula="of:=[.A35] + 1" office:value-type="float" office:value="10" calcext:value-type="float">
            <text:p>1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5.6" calcext:value-type="float">
            <text:p>35.6</text:p>
          </table:table-cell>
          <table:table-cell office:value-type="float" office:value="25.2" calcext:value-type="float">
            <text:p>25.2</text:p>
          </table:table-cell>
          <table:table-cell table:number-columns-repeated="2"/>
          <table:table-cell table:formula="of:=[.C36] - [.C$26]" office:value-type="float" office:value="41.3" calcext:value-type="float">
            <text:p>41.3</text:p>
          </table:table-cell>
          <table:table-cell table:formula="of:=[.D36] - [.D$26]" office:value-type="float" office:value="18.6" calcext:value-type="float">
            <text:p>18.6</text:p>
          </table:table-cell>
          <table:table-cell table:formula="of:=[.E36] - [.E$26]" office:value-type="float" office:value="7.9" calcext:value-type="float">
            <text:p>7.9</text:p>
          </table:table-cell>
          <table:table-cell table:number-columns-repeated="2"/>
          <table:table-cell table:formula="of:=[.M$24] * ([.H36] - [.J36]) / ([.$H$24] - [.$J$24])" office:value-type="float" office:value="13.6292471685543" calcext:value-type="float">
            <text:p>13.6292471685543</text:p>
          </table:table-cell>
          <table:table-cell table:number-columns-repeated="16371"/>
        </table:table-row>
        <table:table-row table:style-name="ro1">
          <table:table-cell table:formula="of:=[.A36] + 1" office:value-type="float" office:value="11" calcext:value-type="float">
            <text:p>11</text:p>
          </table:table-cell>
          <table:table-cell/>
          <table:table-cell office:value-type="float" office:value="58.6" calcext:value-type="float">
            <text:p>58.6</text:p>
          </table:table-cell>
          <table:table-cell office:value-type="float" office:value="36.2" calcext:value-type="float">
            <text:p>36.2</text:p>
          </table:table-cell>
          <table:table-cell office:value-type="float" office:value="25.5" calcext:value-type="float">
            <text:p>25.5</text:p>
          </table:table-cell>
          <table:table-cell table:number-columns-repeated="2"/>
          <table:table-cell table:formula="of:=[.C37] - [.C$26]" office:value-type="float" office:value="41.9" calcext:value-type="float">
            <text:p>41.9</text:p>
          </table:table-cell>
          <table:table-cell table:formula="of:=[.D37] - [.D$26]" office:value-type="float" office:value="19.2" calcext:value-type="float">
            <text:p>19.2</text:p>
          </table:table-cell>
          <table:table-cell table:formula="of:=[.E37] - [.E$26]" office:value-type="float" office:value="8.2" calcext:value-type="float">
            <text:p>8.2</text:p>
          </table:table-cell>
          <table:table-cell table:number-columns-repeated="2"/>
          <table:table-cell table:formula="of:=[.M$24] * ([.H37] - [.J37]) / ([.$H$24] - [.$J$24])" office:value-type="float" office:value="13.7516655562958" calcext:value-type="float">
            <text:p>13.7516655562958</text:p>
          </table:table-cell>
          <table:table-cell table:number-columns-repeated="16371"/>
        </table:table-row>
        <table:table-row table:style-name="ro1">
          <table:table-cell table:formula="of:=[.A37] + 1" office:value-type="float" office:value="12" calcext:value-type="float">
            <text:p>12</text:p>
          </table:table-cell>
          <table:table-cell/>
          <table:table-cell office:value-type="float" office:value="59.2" calcext:value-type="float">
            <text:p>59.2</text:p>
          </table:table-cell>
          <table:table-cell office:value-type="float" office:value="36.7" calcext:value-type="float">
            <text:p>36.7</text:p>
          </table:table-cell>
          <table:table-cell office:value-type="float" office:value="25.8" calcext:value-type="float">
            <text:p>25.8</text:p>
          </table:table-cell>
          <table:table-cell table:number-columns-repeated="2"/>
          <table:table-cell table:formula="of:=[.C38] - [.C$26]" office:value-type="float" office:value="42.5" calcext:value-type="float">
            <text:p>42.5</text:p>
          </table:table-cell>
          <table:table-cell table:formula="of:=[.D38] - [.D$26]" office:value-type="float" office:value="19.7" calcext:value-type="float">
            <text:p>19.7</text:p>
          </table:table-cell>
          <table:table-cell table:formula="of:=[.E38] - [.E$26]" office:value-type="float" office:value="8.5" calcext:value-type="float">
            <text:p>8.5</text:p>
          </table:table-cell>
          <table:table-cell table:number-columns-repeated="2"/>
          <table:table-cell table:formula="of:=[.M$24] * ([.H38] - [.J38]) / ([.$H$24] - [.$J$24])" office:value-type="float" office:value="13.8740839440373" calcext:value-type="float">
            <text:p>13.8740839440373</text:p>
          </table:table-cell>
          <table:table-cell table:number-columns-repeated="16371"/>
        </table:table-row>
        <table:table-row table:style-name="ro1">
          <table:table-cell table:formula="of:=[.A38] + 1" office:value-type="float" office:value="13" calcext:value-type="float">
            <text:p>13</text:p>
          </table:table-cell>
          <table:table-cell/>
          <table:table-cell office:value-type="float" office:value="59.6" calcext:value-type="float">
            <text:p>59.6</text:p>
          </table:table-cell>
          <table:table-cell office:value-type="float" office:value="37.1" calcext:value-type="float">
            <text:p>37.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C39] - [.C$26]" office:value-type="float" office:value="42.9" calcext:value-type="float">
            <text:p>42.9</text:p>
          </table:table-cell>
          <table:table-cell table:formula="of:=[.D39] - [.D$26]" office:value-type="float" office:value="20.1" calcext:value-type="float">
            <text:p>20.1</text:p>
          </table:table-cell>
          <table:table-cell table:formula="of:=[.E39] - [.E$26]" office:value-type="float" office:value="8.7" calcext:value-type="float">
            <text:p>8.7</text:p>
          </table:table-cell>
          <table:table-cell table:number-columns-repeated="2"/>
          <table:table-cell table:formula="of:=[.M$24] * ([.H39] - [.J39]) / ([.$H$24] - [.$J$24])" office:value-type="float" office:value="13.9556962025316" calcext:value-type="float">
            <text:p>13.9556962025316</text:p>
          </table:table-cell>
          <table:table-cell table:number-columns-repeated="16371"/>
        </table:table-row>
        <table:table-row table:style-name="ro1">
          <table:table-cell table:formula="of:=[.A39] + 1" office:value-type="float" office:value="14" calcext:value-type="float">
            <text:p>14</text:p>
          </table:table-cell>
          <table:table-cell/>
          <table:table-cell office:value-type="float" office:value="59.9" calcext:value-type="float">
            <text:p>59.9</text:p>
          </table:table-cell>
          <table:table-cell office:value-type="float" office:value="37.5" calcext:value-type="float">
            <text:p>37.5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table:formula="of:=[.C40] - [.C$26]" office:value-type="float" office:value="43.2" calcext:value-type="float">
            <text:p>43.2</text:p>
          </table:table-cell>
          <table:table-cell table:formula="of:=[.D40] - [.D$26]" office:value-type="float" office:value="20.5" calcext:value-type="float">
            <text:p>20.5</text:p>
          </table:table-cell>
          <table:table-cell table:formula="of:=[.E40] - [.E$26]" office:value-type="float" office:value="8.8" calcext:value-type="float">
            <text:p>8.8</text:p>
          </table:table-cell>
          <table:table-cell table:number-columns-repeated="2"/>
          <table:table-cell table:formula="of:=[.M$24] * ([.H40] - [.J40]) / ([.$H$24] - [.$J$24])" office:value-type="float" office:value="14.037308461026" calcext:value-type="float">
            <text:p>14.037308461026</text:p>
          </table:table-cell>
          <table:table-cell table:number-columns-repeated="16371"/>
        </table:table-row>
        <table:table-row table:style-name="ro1">
          <table:table-cell table:formula="of:=[.A40] + 1" office:value-type="float" office:value="15" calcext:value-type="float">
            <text:p>15</text:p>
          </table:table-cell>
          <table:table-cell/>
          <table:table-cell office:value-type="float" office:value="60.2" calcext:value-type="float">
            <text:p>60.2</text:p>
          </table:table-cell>
          <table:table-cell office:value-type="float" office:value="37.8" calcext:value-type="float">
            <text:p>37.8</text:p>
          </table:table-cell>
          <table:table-cell office:value-type="float" office:value="26.3" calcext:value-type="float">
            <text:p>26.3</text:p>
          </table:table-cell>
          <table:table-cell table:number-columns-repeated="2"/>
          <table:table-cell table:formula="of:=[.C41] - [.C$26]" office:value-type="float" office:value="43.5" calcext:value-type="float">
            <text:p>43.5</text:p>
          </table:table-cell>
          <table:table-cell table:formula="of:=[.D41] - [.D$26]" office:value-type="float" office:value="20.8" calcext:value-type="float">
            <text:p>20.8</text:p>
          </table:table-cell>
          <table:table-cell table:formula="of:=[.E41] - [.E$26]" office:value-type="float" office:value="9" calcext:value-type="float">
            <text:p>9</text:p>
          </table:table-cell>
          <table:table-cell table:number-columns-repeated="2"/>
          <table:table-cell table:formula="of:=[.M$24] * ([.H41] - [.J41]) / ([.$H$24] - [.$J$24])" office:value-type="float" office:value="14.0781145902732" calcext:value-type="float">
            <text:p>14.0781145902732</text:p>
          </table:table-cell>
          <table:table-cell table:number-columns-repeated="16371"/>
        </table:table-row>
        <table:table-row table:style-name="ro1">
          <table:table-cell table:formula="of:=[.A41] + 1" office:value-type="float" office:value="16" calcext:value-type="float">
            <text:p>16</text:p>
          </table:table-cell>
          <table:table-cell/>
          <table:table-cell office:value-type="float" office:value="60.4" calcext:value-type="float">
            <text:p>60.4</text:p>
          </table:table-cell>
          <table:table-cell office:value-type="float" office:value="38.1" calcext:value-type="float">
            <text:p>38.1</text:p>
          </table:table-cell>
          <table:table-cell office:value-type="float" office:value="26.5" calcext:value-type="float">
            <text:p>26.5</text:p>
          </table:table-cell>
          <table:table-cell table:number-columns-repeated="2"/>
          <table:table-cell table:formula="of:=[.C42] - [.C$26]" office:value-type="float" office:value="43.7" calcext:value-type="float">
            <text:p>43.7</text:p>
          </table:table-cell>
          <table:table-cell table:formula="of:=[.D42] - [.D$26]" office:value-type="float" office:value="21.1" calcext:value-type="float">
            <text:p>21.1</text:p>
          </table:table-cell>
          <table:table-cell table:formula="of:=[.E42] - [.E$26]" office:value-type="float" office:value="9.2" calcext:value-type="float">
            <text:p>9.2</text:p>
          </table:table-cell>
          <table:table-cell table:number-columns-repeated="2"/>
          <table:table-cell table:formula="of:=[.M$24] * ([.H42] - [.J42]) / ([.$H$24] - [.$J$24])" office:value-type="float" office:value="14.0781145902732" calcext:value-type="float">
            <text:p>14.0781145902732</text:p>
          </table:table-cell>
          <table:table-cell table:number-columns-repeated="16371"/>
        </table:table-row>
        <table:table-row table:style-name="ro1">
          <table:table-cell table:formula="of:=[.A42] + 1" office:value-type="float" office:value="17" calcext:value-type="float">
            <text:p>17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38.4" calcext:value-type="float">
            <text:p>38.4</text:p>
          </table:table-cell>
          <table:table-cell office:value-type="float" office:value="26.6" calcext:value-type="float">
            <text:p>26.6</text:p>
          </table:table-cell>
          <table:table-cell table:number-columns-repeated="2"/>
          <table:table-cell table:formula="of:=[.C43] - [.C$26]" office:value-type="float" office:value="43.8" calcext:value-type="float">
            <text:p>43.8</text:p>
          </table:table-cell>
          <table:table-cell table:formula="of:=[.D43] - [.D$26]" office:value-type="float" office:value="21.4" calcext:value-type="float">
            <text:p>21.4</text:p>
          </table:table-cell>
          <table:table-cell table:formula="of:=[.E43] - [.E$26]" office:value-type="float" office:value="9.3" calcext:value-type="float">
            <text:p>9.3</text:p>
          </table:table-cell>
          <table:table-cell table:number-columns-repeated="2"/>
          <table:table-cell table:formula="of:=[.M$24] * ([.H43] - [.J43]) / ([.$H$24] - [.$J$24])" office:value-type="float" office:value="14.0781145902732" calcext:value-type="float">
            <text:p>14.0781145902732</text:p>
          </table:table-cell>
          <table:table-cell table:number-columns-repeated="16371"/>
        </table:table-row>
        <table:table-row table:style-name="ro1">
          <table:table-cell table:formula="of:=[.A43] + 1" office:value-type="float" office:value="18" calcext:value-type="float">
            <text:p>18</text:p>
          </table:table-cell>
          <table:table-cell/>
          <table:table-cell office:value-type="float" office:value="60.6" calcext:value-type="float">
            <text:p>60.6</text:p>
          </table:table-cell>
          <table:table-cell office:value-type="float" office:value="38.5" calcext:value-type="float">
            <text:p>38.5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table:formula="of:=[.C44] - [.C$26]" office:value-type="float" office:value="43.9" calcext:value-type="float">
            <text:p>43.9</text:p>
          </table:table-cell>
          <table:table-cell table:formula="of:=[.D44] - [.D$26]" office:value-type="float" office:value="21.5" calcext:value-type="float">
            <text:p>21.5</text:p>
          </table:table-cell>
          <table:table-cell table:formula="of:=[.E44] - [.E$26]" office:value-type="float" office:value="9.4" calcext:value-type="float">
            <text:p>9.4</text:p>
          </table:table-cell>
          <table:table-cell table:number-columns-repeated="2"/>
          <table:table-cell table:formula="of:=[.M$24] * ([.H44] - [.J44]) / ([.$H$24] - [.$J$24])" office:value-type="float" office:value="14.0781145902732" calcext:value-type="float">
            <text:p>14.0781145902732</text:p>
          </table:table-cell>
          <table:table-cell table:number-columns-repeated="16371"/>
        </table:table-row>
        <table:table-row table:style-name="ro1">
          <table:table-cell table:formula="of:=[.A44] + 1" office:value-type="float" office:value="19" calcext:value-type="float">
            <text:p>19</text:p>
          </table:table-cell>
          <table:table-cell/>
          <table:table-cell office:value-type="float" office:value="60.7" calcext:value-type="float">
            <text:p>60.7</text:p>
          </table:table-cell>
          <table:table-cell office:value-type="float" office:value="38.7" calcext:value-type="float">
            <text:p>38.7</text:p>
          </table:table-cell>
          <table:table-cell office:value-type="float" office:value="26.8" calcext:value-type="float">
            <text:p>26.8</text:p>
          </table:table-cell>
          <table:table-cell table:number-columns-repeated="2"/>
          <table:table-cell table:formula="of:=[.C45] - [.C$26]" office:value-type="float" office:value="44" calcext:value-type="float">
            <text:p>44</text:p>
          </table:table-cell>
          <table:table-cell table:formula="of:=[.D45] - [.D$26]" office:value-type="float" office:value="21.7" calcext:value-type="float">
            <text:p>21.7</text:p>
          </table:table-cell>
          <table:table-cell table:formula="of:=[.E45] - [.E$26]" office:value-type="float" office:value="9.5" calcext:value-type="float">
            <text:p>9.5</text:p>
          </table:table-cell>
          <table:table-cell table:number-columns-repeated="2"/>
          <table:table-cell table:formula="of:=[.M$24] * ([.H45] - [.J45]) / ([.$H$24] - [.$J$24])" office:value-type="float" office:value="14.0781145902732" calcext:value-type="float">
            <text:p>14.0781145902732</text:p>
          </table:table-cell>
          <table:table-cell table:number-columns-repeated="16371"/>
        </table:table-row>
        <table:table-row table:style-name="ro1">
          <table:table-cell table:formula="of:=[.A45] + 1" office:value-type="float" office:value="20" calcext:value-type="float">
            <text:p>20</text:p>
          </table:table-cell>
          <table:table-cell/>
          <table:table-cell office:value-type="float" office:value="60.8" calcext:value-type="float">
            <text:p>60.8</text:p>
          </table:table-cell>
          <table:table-cell office:value-type="float" office:value="38.8" calcext:value-type="float">
            <text:p>38.8</text:p>
          </table:table-cell>
          <table:table-cell office:value-type="float" office:value="26.9" calcext:value-type="float">
            <text:p>26.9</text:p>
          </table:table-cell>
          <table:table-cell table:number-columns-repeated="2"/>
          <table:table-cell table:formula="of:=[.C46] - [.C$26]" office:value-type="float" office:value="44.1" calcext:value-type="float">
            <text:p>44.1</text:p>
          </table:table-cell>
          <table:table-cell table:formula="of:=[.D46] - [.D$26]" office:value-type="float" office:value="21.8" calcext:value-type="float">
            <text:p>21.8</text:p>
          </table:table-cell>
          <table:table-cell table:formula="of:=[.E46] - [.E$26]" office:value-type="float" office:value="9.6" calcext:value-type="float">
            <text:p>9.6</text:p>
          </table:table-cell>
          <table:table-cell table:number-columns-repeated="2"/>
          <table:table-cell table:formula="of:=[.M$24] * ([.H46] - [.J46]) / ([.$H$24] - [.$J$24])" office:value-type="float" office:value="14.0781145902732" calcext:value-type="float">
            <text:p>14.0781145902732</text:p>
          </table:table-cell>
          <table:table-cell table:number-columns-repeated="16371"/>
        </table:table-row>
        <table:table-row table:style-name="ro1">
          <table:table-cell table:formula="of:=[.A46] + 1" office:value-type="float" office:value="21" calcext:value-type="float">
            <text:p>21</text:p>
          </table:table-cell>
          <table:table-cell/>
          <table:table-cell office:value-type="float" office:value="60.8" calcext:value-type="float">
            <text:p>60.8</text:p>
          </table:table-cell>
          <table:table-cell office:value-type="float" office:value="39" calcext:value-type="float">
            <text:p>39</text:p>
          </table:table-cell>
          <table:table-cell office:value-type="float" office:value="26.9" calcext:value-type="float">
            <text:p>26.9</text:p>
          </table:table-cell>
          <table:table-cell table:number-columns-repeated="2"/>
          <table:table-cell table:formula="of:=[.C47] - [.C$26]" office:value-type="float" office:value="44.1" calcext:value-type="float">
            <text:p>44.1</text:p>
          </table:table-cell>
          <table:table-cell table:formula="of:=[.D47] - [.D$26]" office:value-type="float" office:value="22" calcext:value-type="float">
            <text:p>22</text:p>
          </table:table-cell>
          <table:table-cell table:formula="of:=[.E47] - [.E$26]" office:value-type="float" office:value="9.6" calcext:value-type="float">
            <text:p>9.6</text:p>
          </table:table-cell>
          <table:table-cell table:number-columns-repeated="2"/>
          <table:table-cell table:formula="of:=[.M$24] * ([.H47] - [.J47]) / ([.$H$24] - [.$J$24])" office:value-type="float" office:value="14.0781145902732" calcext:value-type="float">
            <text:p>14.0781145902732</text:p>
          </table:table-cell>
          <table:table-cell table:number-columns-repeated="16371"/>
        </table:table-row>
        <table:table-row table:style-name="ro1">
          <table:table-cell table:formula="of:=[.A47] + 1" office:value-type="float" office:value="22" calcext:value-type="float">
            <text:p>22</text:p>
          </table:table-cell>
          <table:table-cell/>
          <table:table-cell office:value-type="float" office:value="60.9" calcext:value-type="float">
            <text:p>60.9</text:p>
          </table:table-cell>
          <table:table-cell office:value-type="float" office:value="39.1" calcext:value-type="float">
            <text:p>39.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C48] - [.C$26]" office:value-type="float" office:value="44.2" calcext:value-type="float">
            <text:p>44.2</text:p>
          </table:table-cell>
          <table:table-cell table:formula="of:=[.D48] - [.D$26]" office:value-type="float" office:value="22.1" calcext:value-type="float">
            <text:p>22.1</text:p>
          </table:table-cell>
          <table:table-cell table:formula="of:=[.E48] - [.E$26]" office:value-type="float" office:value="9.7" calcext:value-type="float">
            <text:p>9.7</text:p>
          </table:table-cell>
          <table:table-cell table:number-columns-repeated="2"/>
          <table:table-cell table:formula="of:=[.M$24] * ([.H48] - [.J48]) / ([.$H$24] - [.$J$24])" office:value-type="float" office:value="14.0781145902732" calcext:value-type="float">
            <text:p>14.0781145902732</text:p>
          </table:table-cell>
          <table:table-cell>
            <draw:frame draw:z-index="1" draw:style-name="gr1" draw:text-style-name="P1" svg:width="15.999cm" svg:height="8.999cm" svg:x="0.006cm" svg:y="0.426cm">
              <draw:object draw:notify-on-update-of-ranges="Heating.H26:Heating.H71 Heating.I26:Heating.I71 Heating.J26:Heating.J7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0"/>
        </table:table-row>
        <table:table-row table:style-name="ro1">
          <table:table-cell table:formula="of:=[.A48] + 1" office:value-type="float" office:value="23" calcext:value-type="float">
            <text:p>23</text:p>
          </table:table-cell>
          <table:table-cell/>
          <table:table-cell table:style-name="ce23" office:value-type="float" office:value="56" calcext:value-type="float">
            <text:p>56</text:p>
          </table:table-cell>
          <table:table-cell office:value-type="float" office:value="39.3" calcext:value-type="float">
            <text:p>39.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23" table:formula="of:=[.C49] - [.C$26]" office:value-type="float" office:value="39.3" calcext:value-type="float">
            <text:p>39.3</text:p>
          </table:table-cell>
          <table:table-cell table:formula="of:=[.D49] - [.D$26]" office:value-type="float" office:value="22.3" calcext:value-type="float">
            <text:p>22.3</text:p>
          </table:table-cell>
          <table:table-cell table:formula="of:=[.E49] - [.E$26]" office:value-type="float" office:value="9.7" calcext:value-type="float">
            <text:p>9.7</text:p>
          </table:table-cell>
          <table:table-cell table:number-columns-repeated="16374"/>
        </table:table-row>
        <table:table-row table:style-name="ro1">
          <table:table-cell table:formula="of:=[.A49] + 1" office:value-type="float" office:value="24" calcext:value-type="float">
            <text:p>24</text:p>
          </table:table-cell>
          <table:table-cell/>
          <table:table-cell table:style-name="ce23" office:value-type="float" office:value="47.8" calcext:value-type="float">
            <text:p>47.8</text:p>
          </table:table-cell>
          <table:table-cell office:value-type="float" office:value="39.3" calcext:value-type="float">
            <text:p>39.3</text:p>
          </table:table-cell>
          <table:table-cell table:style-name="ce23" office:value-type="float" office:value="25.8" calcext:value-type="float">
            <text:p>25.8</text:p>
          </table:table-cell>
          <table:table-cell table:number-columns-repeated="2"/>
          <table:table-cell table:style-name="ce23" table:formula="of:=[.C50] - [.C$26]" office:value-type="float" office:value="31.1" calcext:value-type="float">
            <text:p>31.1</text:p>
          </table:table-cell>
          <table:table-cell table:formula="of:=[.D50] - [.D$26]" office:value-type="float" office:value="22.3" calcext:value-type="float">
            <text:p>22.3</text:p>
          </table:table-cell>
          <table:table-cell table:style-name="ce23" table:formula="of:=[.E50] - [.E$26]" office:value-type="float" office:value="8.5" calcext:value-type="float">
            <text:p>8.5</text:p>
          </table:table-cell>
          <table:table-cell table:number-columns-repeated="16374"/>
        </table:table-row>
        <table:table-row table:style-name="ro1">
          <table:table-cell table:formula="of:=[.A50] + 1" office:value-type="float" office:value="25" calcext:value-type="float">
            <text:p>25</text:p>
          </table:table-cell>
          <table:table-cell/>
          <table:table-cell table:style-name="ce23" office:value-type="float" office:value="42" calcext:value-type="float">
            <text:p>42</text:p>
          </table:table-cell>
          <table:table-cell office:value-type="float" office:value="39.4" calcext:value-type="float">
            <text:p>39.4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/>
          <table:table-cell table:style-name="ce23" table:formula="of:=[.C51] - [.C$26]" office:value-type="float" office:value="25.3" calcext:value-type="float">
            <text:p>25.3</text:p>
          </table:table-cell>
          <table:table-cell table:formula="of:=[.D51] - [.D$26]" office:value-type="float" office:value="22.4" calcext:value-type="float">
            <text:p>22.4</text:p>
          </table:table-cell>
          <table:table-cell table:style-name="ce23" table:formula="of:=[.E51] - [.E$26]" office:value-type="float" office:value="6.7" calcext:value-type="float">
            <text:p>6.7</text:p>
          </table:table-cell>
          <table:table-cell table:number-columns-repeated="16374"/>
        </table:table-row>
        <table:table-row table:style-name="ro1">
          <table:table-cell table:formula="of:=[.A51] + 1" office:value-type="float" office:value="26" calcext:value-type="float">
            <text:p>26</text:p>
          </table:table-cell>
          <table:table-cell/>
          <table:table-cell table:style-name="ce23" office:value-type="float" office:value="37.4" calcext:value-type="float">
            <text:p>37.4</text:p>
          </table:table-cell>
          <table:table-cell table:style-name="ce23" office:value-type="float" office:value="36.3" calcext:value-type="float">
            <text:p>36.3</text:p>
          </table:table-cell>
          <table:table-cell table:style-name="ce23" office:value-type="float" office:value="22.7" calcext:value-type="float">
            <text:p>22.7</text:p>
          </table:table-cell>
          <table:table-cell table:number-columns-repeated="2"/>
          <table:table-cell table:style-name="ce23" table:formula="of:=[.C52] - [.C$26]" office:value-type="float" office:value="20.7" calcext:value-type="float">
            <text:p>20.7</text:p>
          </table:table-cell>
          <table:table-cell table:style-name="ce23" table:formula="of:=[.D52] - [.D$26]" office:value-type="float" office:value="19.3" calcext:value-type="float">
            <text:p>19.3</text:p>
          </table:table-cell>
          <table:table-cell table:style-name="ce23" table:formula="of:=[.E52] - [.E$26]" office:value-type="float" office:value="5.4" calcext:value-type="float">
            <text:p>5.4</text:p>
          </table:table-cell>
          <table:table-cell table:number-columns-repeated="16374"/>
        </table:table-row>
        <table:table-row table:style-name="ro1">
          <table:table-cell table:formula="of:=[.A52] + 1" office:value-type="float" office:value="27" calcext:value-type="float">
            <text:p>27</text:p>
          </table:table-cell>
          <table:table-cell/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32.3" calcext:value-type="float">
            <text:p>32.3</text:p>
          </table:table-cell>
          <table:table-cell table:style-name="ce23" office:value-type="float" office:value="21.6" calcext:value-type="float">
            <text:p>21.6</text:p>
          </table:table-cell>
          <table:table-cell table:number-columns-repeated="2"/>
          <table:table-cell table:style-name="ce23" table:formula="of:=[.C53] - [.C$26]" office:value-type="float" office:value="17.3" calcext:value-type="float">
            <text:p>17.3</text:p>
          </table:table-cell>
          <table:table-cell table:style-name="ce23" table:formula="of:=[.D53] - [.D$26]" office:value-type="float" office:value="15.3" calcext:value-type="float">
            <text:p>15.3</text:p>
          </table:table-cell>
          <table:table-cell table:style-name="ce23" table:formula="of:=[.E53] - [.E$26]" office:value-type="float" office:value="4.3" calcext:value-type="float">
            <text:p>4.3</text:p>
          </table:table-cell>
          <table:table-cell table:number-columns-repeated="16374"/>
        </table:table-row>
        <table:table-row table:style-name="ro1">
          <table:table-cell table:formula="of:=[.A53] + 1" office:value-type="float" office:value="28" calcext:value-type="float">
            <text:p>28</text:p>
          </table:table-cell>
          <table:table-cell/>
          <table:table-cell table:style-name="ce23" office:value-type="float" office:value="31.4" calcext:value-type="float">
            <text:p>31.4</text:p>
          </table:table-cell>
          <table:table-cell table:style-name="ce23" office:value-type="float" office:value="29.3" calcext:value-type="float">
            <text:p>29.3</text:p>
          </table:table-cell>
          <table:table-cell table:style-name="ce23" office:value-type="float" office:value="20.8" calcext:value-type="float">
            <text:p>20.8</text:p>
          </table:table-cell>
          <table:table-cell table:number-columns-repeated="2"/>
          <table:table-cell table:style-name="ce23" table:formula="of:=[.C54] - [.C$26]" office:value-type="float" office:value="14.7" calcext:value-type="float">
            <text:p>14.7</text:p>
          </table:table-cell>
          <table:table-cell table:style-name="ce23" table:formula="of:=[.D54] - [.D$26]" office:value-type="float" office:value="12.3" calcext:value-type="float">
            <text:p>12.3</text:p>
          </table:table-cell>
          <table:table-cell table:style-name="ce23" table:formula="of:=[.E54] - [.E$26]" office:value-type="float" office:value="3.5" calcext:value-type="float">
            <text:p>3.5</text:p>
          </table:table-cell>
          <table:table-cell table:number-columns-repeated="16374"/>
        </table:table-row>
        <table:table-row table:style-name="ro1">
          <table:table-cell table:formula="of:=[.A54] + 1" office:value-type="float" office:value="29" calcext:value-type="float">
            <text:p>29</text:p>
          </table:table-cell>
          <table:table-cell/>
          <table:table-cell table:style-name="ce23" office:value-type="float" office:value="29.3" calcext:value-type="float">
            <text:p>29.3</text:p>
          </table:table-cell>
          <table:table-cell table:style-name="ce23" office:value-type="float" office:value="27.2" calcext:value-type="float">
            <text:p>27.2</text:p>
          </table:table-cell>
          <table:table-cell table:style-name="ce23" office:value-type="float" office:value="20.2" calcext:value-type="float">
            <text:p>20.2</text:p>
          </table:table-cell>
          <table:table-cell table:number-columns-repeated="2"/>
          <table:table-cell table:style-name="ce23" table:formula="of:=[.C55] - [.C$26]" office:value-type="float" office:value="12.6" calcext:value-type="float">
            <text:p>12.6</text:p>
          </table:table-cell>
          <table:table-cell table:style-name="ce23" table:formula="of:=[.D55] - [.D$26]" office:value-type="float" office:value="10.2" calcext:value-type="float">
            <text:p>10.2</text:p>
          </table:table-cell>
          <table:table-cell table:style-name="ce23" table:formula="of:=[.E55] - [.E$26]" office:value-type="float" office:value="2.9" calcext:value-type="float">
            <text:p>2.9</text:p>
          </table:table-cell>
          <table:table-cell table:number-columns-repeated="16374"/>
        </table:table-row>
        <table:table-row table:style-name="ro1">
          <table:table-cell table:formula="of:=[.A55] + 1" office:value-type="float" office:value="30" calcext:value-type="float">
            <text:p>30</text:p>
          </table:table-cell>
          <table:table-cell/>
          <table:table-cell table:style-name="ce23" office:value-type="float" office:value="27.6" calcext:value-type="float">
            <text:p>27.6</text:p>
          </table:table-cell>
          <table:table-cell table:style-name="ce23" office:value-type="float" office:value="25.5" calcext:value-type="float">
            <text:p>25.5</text:p>
          </table:table-cell>
          <table:table-cell table:style-name="ce23" office:value-type="float" office:value="19.7" calcext:value-type="float">
            <text:p>19.7</text:p>
          </table:table-cell>
          <table:table-cell table:number-columns-repeated="2"/>
          <table:table-cell table:style-name="ce23" table:formula="of:=[.C56] - [.C$26]" office:value-type="float" office:value="10.9" calcext:value-type="float">
            <text:p>10.9</text:p>
          </table:table-cell>
          <table:table-cell table:style-name="ce23" table:formula="of:=[.D56] - [.D$26]" office:value-type="float" office:value="8.5" calcext:value-type="float">
            <text:p>8.5</text:p>
          </table:table-cell>
          <table:table-cell table:style-name="ce23" table:formula="of:=[.E56] - [.E$26]" office:value-type="float" office:value="2.4" calcext:value-type="float">
            <text:p>2.4</text:p>
          </table:table-cell>
          <table:table-cell table:number-columns-repeated="16374"/>
        </table:table-row>
        <table:table-row table:style-name="ro1">
          <table:table-cell table:formula="of:=[.A56] + 1" office:value-type="float" office:value="31" calcext:value-type="float">
            <text:p>31</text:p>
          </table:table-cell>
          <table:table-cell/>
          <table:table-cell table:style-name="ce23" office:value-type="float" office:value="26.3" calcext:value-type="float">
            <text:p>26.3</text:p>
          </table:table-cell>
          <table:table-cell table:style-name="ce23" office:value-type="float" office:value="24.2" calcext:value-type="float">
            <text:p>24.2</text:p>
          </table:table-cell>
          <table:table-cell table:style-name="ce23" office:value-type="float" office:value="19.3" calcext:value-type="float">
            <text:p>19.3</text:p>
          </table:table-cell>
          <table:table-cell table:number-columns-repeated="2"/>
          <table:table-cell table:style-name="ce23" table:formula="of:=[.C57] - [.C$26]" office:value-type="float" office:value="9.6" calcext:value-type="float">
            <text:p>9.6</text:p>
          </table:table-cell>
          <table:table-cell table:style-name="ce23" table:formula="of:=[.D57] - [.D$26]" office:value-type="float" office:value="7.2" calcext:value-type="float">
            <text:p>7.2</text:p>
          </table:table-cell>
          <table:table-cell table:style-name="ce23" table:formula="of:=[.E57] - [.E$26]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formula="of:=[.A57] + 1" office:value-type="float" office:value="32" calcext:value-type="float">
            <text:p>32</text:p>
          </table:table-cell>
          <table:table-cell/>
          <table:table-cell table:style-name="ce23" office:value-type="float" office:value="25.1" calcext:value-type="float">
            <text:p>25.1</text:p>
          </table:table-cell>
          <table:table-cell table:style-name="ce23" office:value-type="float" office:value="23.2" calcext:value-type="float">
            <text:p>23.2</text:p>
          </table:table-cell>
          <table:table-cell table:style-name="ce23" office:value-type="float" office:value="18.9" calcext:value-type="float">
            <text:p>18.9</text:p>
          </table:table-cell>
          <table:table-cell table:number-columns-repeated="2"/>
          <table:table-cell table:style-name="ce23" table:formula="of:=[.C58] - [.C$26]" office:value-type="float" office:value="8.4" calcext:value-type="float">
            <text:p>8.4</text:p>
          </table:table-cell>
          <table:table-cell table:style-name="ce23" table:formula="of:=[.D58] - [.D$26]" office:value-type="float" office:value="6.2" calcext:value-type="float">
            <text:p>6.2</text:p>
          </table:table-cell>
          <table:table-cell table:style-name="ce23" table:formula="of:=[.E58] - [.E$26]" office:value-type="float" office:value="1.6" calcext:value-type="float">
            <text:p>1.6</text:p>
          </table:table-cell>
          <table:table-cell table:number-columns-repeated="16374"/>
        </table:table-row>
        <table:table-row table:style-name="ro1">
          <table:table-cell table:formula="of:=[.A58] + 1" office:value-type="float" office:value="33" calcext:value-type="float">
            <text:p>33</text:p>
          </table:table-cell>
          <table:table-cell/>
          <table:table-cell table:style-name="ce23" office:value-type="float" office:value="24.1" calcext:value-type="float">
            <text:p>24.1</text:p>
          </table:table-cell>
          <table:table-cell table:style-name="ce23" office:value-type="float" office:value="22.3" calcext:value-type="float">
            <text:p>22.3</text:p>
          </table:table-cell>
          <table:table-cell table:style-name="ce23" office:value-type="float" office:value="18.5" calcext:value-type="float">
            <text:p>18.5</text:p>
          </table:table-cell>
          <table:table-cell table:number-columns-repeated="2"/>
          <table:table-cell table:style-name="ce23" table:formula="of:=[.C59] - [.C$26]" office:value-type="float" office:value="7.4" calcext:value-type="float">
            <text:p>7.4</text:p>
          </table:table-cell>
          <table:table-cell table:style-name="ce23" table:formula="of:=[.D59] - [.D$26]" office:value-type="float" office:value="5.3" calcext:value-type="float">
            <text:p>5.3</text:p>
          </table:table-cell>
          <table:table-cell table:style-name="ce23" table:formula="of:=[.E59] - [.E$26]" office:value-type="float" office:value="1.2" calcext:value-type="float">
            <text:p>1.2</text:p>
          </table:table-cell>
          <table:table-cell table:number-columns-repeated="16374"/>
        </table:table-row>
        <table:table-row table:style-name="ro1">
          <table:table-cell table:formula="of:=[.A59] + 1" office:value-type="float" office:value="34" calcext:value-type="float">
            <text:p>34</text:p>
          </table:table-cell>
          <table:table-cell/>
          <table:table-cell table:style-name="ce23" office:value-type="float" office:value="23.3" calcext:value-type="float">
            <text:p>23.3</text:p>
          </table:table-cell>
          <table:table-cell table:style-name="ce23" office:value-type="float" office:value="21.7" calcext:value-type="float">
            <text:p>21.7</text:p>
          </table:table-cell>
          <table:table-cell table:style-name="ce23" office:value-type="float" office:value="18.3" calcext:value-type="float">
            <text:p>18.3</text:p>
          </table:table-cell>
          <table:table-cell table:number-columns-repeated="2"/>
          <table:table-cell table:style-name="ce23" table:formula="of:=[.C60] - [.C$26]" office:value-type="float" office:value="6.6" calcext:value-type="float">
            <text:p>6.6</text:p>
          </table:table-cell>
          <table:table-cell table:style-name="ce23" table:formula="of:=[.D60] - [.D$26]" office:value-type="float" office:value="4.7" calcext:value-type="float">
            <text:p>4.7</text:p>
          </table:table-cell>
          <table:table-cell table:style-name="ce23" table:formula="of:=[.E60] - [.E$26]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formula="of:=[.A60] + 1" office:value-type="float" office:value="35" calcext:value-type="float">
            <text:p>35</text:p>
          </table:table-cell>
          <table:table-cell/>
          <table:table-cell table:style-name="ce23" office:value-type="float" office:value="22.5" calcext:value-type="float">
            <text:p>22.5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2"/>
          <table:table-cell table:style-name="ce23" table:formula="of:=[.C61] - [.C$26]" office:value-type="float" office:value="5.8" calcext:value-type="float">
            <text:p>5.8</text:p>
          </table:table-cell>
          <table:table-cell table:style-name="ce23" table:formula="of:=[.D61] - [.D$26]" office:value-type="float" office:value="4" calcext:value-type="float">
            <text:p>4</text:p>
          </table:table-cell>
          <table:table-cell table:style-name="ce23" table:formula="of:=[.E61] - [.E$26]" office:value-type="float" office:value="0.699999999999999" calcext:value-type="float">
            <text:p>0.699999999999999</text:p>
          </table:table-cell>
          <table:table-cell table:number-columns-repeated="16374"/>
        </table:table-row>
        <table:table-row table:style-name="ro1">
          <table:table-cell table:formula="of:=[.A61] + 1" office:value-type="float" office:value="36" calcext:value-type="float">
            <text:p>36</text:p>
          </table:table-cell>
          <table:table-cell/>
          <table:table-cell table:style-name="ce23" office:value-type="float" office:value="21.8" calcext:value-type="float">
            <text:p>21.8</text:p>
          </table:table-cell>
          <table:table-cell table:style-name="ce23" office:value-type="float" office:value="20.5" calcext:value-type="float">
            <text:p>20.5</text:p>
          </table:table-cell>
          <table:table-cell table:number-columns-repeated="3"/>
          <table:table-cell table:style-name="ce23" table:formula="of:=[.C62] - [.C$26]" office:value-type="float" office:value="5.1" calcext:value-type="float">
            <text:p>5.1</text:p>
          </table:table-cell>
          <table:table-cell table:style-name="ce23" table:formula="of:=[.D62] - [.D$26]" office:value-type="float" office:value="3.5" calcext:value-type="float">
            <text:p>3.5</text:p>
          </table:table-cell>
          <table:table-cell table:number-columns-repeated="16375"/>
        </table:table-row>
        <table:table-row table:style-name="ro1">
          <table:table-cell table:formula="of:=[.A62] + 1" office:value-type="float" office:value="37" calcext:value-type="float">
            <text:p>37</text:p>
          </table:table-cell>
          <table:table-cell/>
          <table:table-cell table:style-name="ce23" office:value-type="float" office:value="21.3" calcext:value-type="float">
            <text:p>21.3</text:p>
          </table:table-cell>
          <table:table-cell table:style-name="ce23" office:value-type="float" office:value="20.1" calcext:value-type="float">
            <text:p>20.1</text:p>
          </table:table-cell>
          <table:table-cell table:number-columns-repeated="3"/>
          <table:table-cell table:style-name="ce23" table:formula="of:=[.C63] - [.C$26]" office:value-type="float" office:value="4.6" calcext:value-type="float">
            <text:p>4.6</text:p>
          </table:table-cell>
          <table:table-cell table:style-name="ce23" table:formula="of:=[.D63] - [.D$26]" office:value-type="float" office:value="3.1" calcext:value-type="float">
            <text:p>3.1</text:p>
          </table:table-cell>
          <table:table-cell table:number-columns-repeated="16375"/>
        </table:table-row>
        <table:table-row table:style-name="ro1">
          <table:table-cell table:formula="of:=[.A63] + 1" office:value-type="float" office:value="38" calcext:value-type="float">
            <text:p>38</text:p>
          </table:table-cell>
          <table:table-cell/>
          <table:table-cell table:style-name="ce23" office:value-type="float" office:value="20.8" calcext:value-type="float">
            <text:p>20.8</text:p>
          </table:table-cell>
          <table:table-cell table:style-name="ce23" office:value-type="float" office:value="19.7" calcext:value-type="float">
            <text:p>19.7</text:p>
          </table:table-cell>
          <table:table-cell table:number-columns-repeated="3"/>
          <table:table-cell table:style-name="ce23" table:formula="of:=[.C64] - [.C$26]" office:value-type="float" office:value="4.1" calcext:value-type="float">
            <text:p>4.1</text:p>
          </table:table-cell>
          <table:table-cell table:style-name="ce23" table:formula="of:=[.D64] - [.D$26]" office:value-type="float" office:value="2.7" calcext:value-type="float">
            <text:p>2.7</text:p>
          </table:table-cell>
          <table:table-cell table:number-columns-repeated="16375"/>
        </table:table-row>
        <table:table-row table:style-name="ro1">
          <table:table-cell table:formula="of:=[.A64] + 1" office:value-type="float" office:value="39" calcext:value-type="float">
            <text:p>39</text:p>
          </table:table-cell>
          <table:table-cell/>
          <table:table-cell table:style-name="ce23" office:value-type="float" office:value="20.3" calcext:value-type="float">
            <text:p>20.3</text:p>
          </table:table-cell>
          <table:table-cell table:style-name="ce23" office:value-type="float" office:value="19.3" calcext:value-type="float">
            <text:p>19.3</text:p>
          </table:table-cell>
          <table:table-cell table:number-columns-repeated="3"/>
          <table:table-cell table:style-name="ce23" table:formula="of:=[.C65] - [.C$26]" office:value-type="float" office:value="3.6" calcext:value-type="float">
            <text:p>3.6</text:p>
          </table:table-cell>
          <table:table-cell table:style-name="ce23" table:formula="of:=[.D65] - [.D$26]" office:value-type="float" office:value="2.3" calcext:value-type="float">
            <text:p>2.3</text:p>
          </table:table-cell>
          <table:table-cell table:number-columns-repeated="16375"/>
        </table:table-row>
        <table:table-row table:style-name="ro1">
          <table:table-cell table:formula="of:=[.A65] + 1" office:value-type="float" office:value="40" calcext:value-type="float">
            <text:p>40</text:p>
          </table:table-cell>
          <table:table-cell/>
          <table:table-cell table:style-name="ce23" office:value-type="float" office:value="19.9" calcext:value-type="float">
            <text:p>19.9</text:p>
          </table:table-cell>
          <table:table-cell table:style-name="ce23" office:value-type="float" office:value="19" calcext:value-type="float">
            <text:p>19</text:p>
          </table:table-cell>
          <table:table-cell table:number-columns-repeated="3"/>
          <table:table-cell table:style-name="ce23" table:formula="of:=[.C66] - [.C$26]" office:value-type="float" office:value="3.2" calcext:value-type="float">
            <text:p>3.2</text:p>
          </table:table-cell>
          <table:table-cell table:style-name="ce23" table:formula="of:=[.D66] - [.D$26]"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formula="of:=[.A66] + 1" office:value-type="float" office:value="41" calcext:value-type="float">
            <text:p>41</text:p>
          </table:table-cell>
          <table:table-cell/>
          <table:table-cell table:style-name="ce23" office:value-type="float" office:value="19.5" calcext:value-type="float">
            <text:p>19.5</text:p>
          </table:table-cell>
          <table:table-cell table:style-name="ce23" office:value-type="float" office:value="18.7" calcext:value-type="float">
            <text:p>18.7</text:p>
          </table:table-cell>
          <table:table-cell table:number-columns-repeated="3"/>
          <table:table-cell table:style-name="ce23" table:formula="of:=[.C67] - [.C$26]" office:value-type="float" office:value="2.8" calcext:value-type="float">
            <text:p>2.8</text:p>
          </table:table-cell>
          <table:table-cell table:style-name="ce23" table:formula="of:=[.D67] - [.D$26]" office:value-type="float" office:value="1.7" calcext:value-type="float">
            <text:p>1.7</text:p>
          </table:table-cell>
          <table:table-cell table:number-columns-repeated="16375"/>
        </table:table-row>
        <table:table-row table:style-name="ro1">
          <table:table-cell table:formula="of:=[.A67] + 1" office:value-type="float" office:value="42" calcext:value-type="float">
            <text:p>42</text:p>
          </table:table-cell>
          <table:table-cell/>
          <table:table-cell table:style-name="ce23" office:value-type="float" office:value="19.2" calcext:value-type="float">
            <text:p>19.2</text:p>
          </table:table-cell>
          <table:table-cell table:style-name="ce23" office:value-type="float" office:value="18.5" calcext:value-type="float">
            <text:p>18.5</text:p>
          </table:table-cell>
          <table:table-cell table:number-columns-repeated="3"/>
          <table:table-cell table:style-name="ce23" table:formula="of:=[.C68] - [.C$26]" office:value-type="float" office:value="2.5" calcext:value-type="float">
            <text:p>2.5</text:p>
          </table:table-cell>
          <table:table-cell table:style-name="ce23" table:formula="of:=[.D68] - [.D$26]" office:value-type="float" office:value="1.5" calcext:value-type="float">
            <text:p>1.5</text:p>
          </table:table-cell>
          <table:table-cell table:number-columns-repeated="16375"/>
        </table:table-row>
        <table:table-row table:style-name="ro1">
          <table:table-cell table:formula="of:=[.A68] + 1" office:value-type="float" office:value="43" calcext:value-type="float">
            <text:p>43</text:p>
          </table:table-cell>
          <table:table-cell/>
          <table:table-cell table:style-name="ce23" office:value-type="float" office:value="18.9" calcext:value-type="float">
            <text:p>18.9</text:p>
          </table:table-cell>
          <table:table-cell table:style-name="ce23" office:value-type="float" office:value="18.2" calcext:value-type="float">
            <text:p>18.2</text:p>
          </table:table-cell>
          <table:table-cell table:number-columns-repeated="3"/>
          <table:table-cell table:style-name="ce23" table:formula="of:=[.C69] - [.C$26]" office:value-type="float" office:value="2.2" calcext:value-type="float">
            <text:p>2.2</text:p>
          </table:table-cell>
          <table:table-cell table:style-name="ce23" table:formula="of:=[.D69] - [.D$26]" office:value-type="float" office:value="1.2" calcext:value-type="float">
            <text:p>1.2</text:p>
          </table:table-cell>
          <table:table-cell table:number-columns-repeated="16375"/>
        </table:table-row>
        <table:table-row table:style-name="ro1">
          <table:table-cell table:formula="of:=[.A69] + 1" office:value-type="float" office:value="44" calcext:value-type="float">
            <text:p>44</text:p>
          </table:table-cell>
          <table:table-cell/>
          <table:table-cell table:style-name="ce23" office:value-type="float" office:value="18.7" calcext:value-type="float">
            <text:p>18.7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3"/>
          <table:table-cell table:style-name="ce23" table:formula="of:=[.C70] - [.C$26]" office:value-type="float" office:value="2" calcext:value-type="float">
            <text:p>2</text:p>
          </table:table-cell>
          <table:table-cell table:style-name="ce23" table:formula="of:=[.D70] - [.D$26]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formula="of:=[.A70] + 1" office:value-type="float" office:value="45" calcext:value-type="float">
            <text:p>45</text:p>
          </table:table-cell>
          <table:table-cell/>
          <table:table-cell table:style-name="ce23" office:value-type="float" office:value="18.4" calcext:value-type="float">
            <text:p>18.4</text:p>
          </table:table-cell>
          <table:table-cell table:style-name="ce23" office:value-type="float" office:value="17.9" calcext:value-type="float">
            <text:p>17.9</text:p>
          </table:table-cell>
          <table:table-cell table:number-columns-repeated="3"/>
          <table:table-cell table:style-name="ce23" table:formula="of:=[.C71] - [.C$26]" office:value-type="float" office:value="1.7" calcext:value-type="float">
            <text:p>1.7</text:p>
          </table:table-cell>
          <table:table-cell table:style-name="ce23" table:formula="of:=[.D71] - [.D$26]" office:value-type="float" office:value="0.899999999999999" calcext:value-type="float">
            <text:p>0.899999999999999</text:p>
          </table:table-cell>
          <table:table-cell table:number-columns-repeated="16375"/>
        </table:table-row>
      </table:table>
      <table:table table:name="Power Budg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26"/>
        <table:table-column table:style-name="co2" table:default-cell-style-name="Default"/>
        <table:table-column table:style-name="co2" table:default-cell-style-name="ce26"/>
        <table:table-column table:style-name="co2" table:default-cell-style-name="ce35"/>
        <table:table-column table:style-name="co2" table:number-columns-repeated="1013" table:default-cell-style-name="Default"/>
        <table:table-row table:style-name="ro1">
          <table:table-cell table:style-name="ce19" office:value-type="string" calcext:value-type="string">
            <text:p>Voltage Rails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/>
          <table:table-cell table:style-name="ce19" office:value-type="string" calcext:value-type="string">
            <text:p>Efficiency (Normal / Suspend)</text:p>
          </table:table-cell>
          <table:table-cell table:style-name="ce19" table:number-columns-repeated="2"/>
          <table:table-cell table:style-name="ce19" office:value-type="string" calcext:value-type="string">
            <text:p>I Efficiency Factor (Normal / Suspend)</text:p>
          </table:table-cell>
          <table:table-cell table:style-name="ce23" table:number-columns-repeated="1014"/>
        </table:table-row>
        <table:table-row table:style-name="ro1">
          <table:table-cell office:value-type="string" calcext:value-type="string">
            <text:p>5V USB Rail</text:p>
          </table:table-cell>
          <table:table-cell/>
          <table:table-cell table:style-name="ce13" office:value-type="float" office:value="4.2" calcext:value-type="float">
            <text:p>4.200</text:p>
          </table:table-cell>
          <table:table-cell table:style-name="ce13" office:value-type="float" office:value="5" calcext:value-type="float">
            <text:p>5.000</text:p>
          </table:table-cell>
          <table:table-cell table:style-name="ce13" office:value-type="float" office:value="5.5" calcext:value-type="float">
            <text:p>5.500</text:p>
          </table:table-cell>
          <table:table-cell table:style-name="Default"/>
          <table:table-cell table:number-columns-repeated="2" table:style-name="ce35" office:value-type="float" office:value="1" calcext:value-type="float">
            <text:p>1.00</text:p>
          </table:table-cell>
          <table:table-cell/>
          <table:table-cell table:style-name="ce35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.1V Rail (Can be Disabled)</text:p>
          </table:table-cell>
          <table:table-cell/>
          <table:table-cell table:style-name="ce13" table:formula="of:=[.D3] * 0.95" office:value-type="float" office:value="3.895" calcext:value-type="float">
            <text:p>3.895</text:p>
          </table:table-cell>
          <table:table-cell table:style-name="ce13" office:value-type="float" office:value="4.1" calcext:value-type="float">
            <text:p>4.100</text:p>
          </table:table-cell>
          <table:table-cell table:style-name="ce13" table:formula="of:=[.D3] * 1.05" office:value-type="float" office:value="4.305" calcext:value-type="float">
            <text:p>4.305</text:p>
          </table:table-cell>
          <table:table-cell table:style-name="Default"/>
          <table:table-cell table:style-name="ce35" office:value-type="float" office:value="0.8" calcext:value-type="float">
            <text:p>0.80</text:p>
          </table:table-cell>
          <table:table-cell table:style-name="ce35" office:value-type="float" office:value="0.7" calcext:value-type="float">
            <text:p>0.70</text:p>
          </table:table-cell>
          <table:table-cell/>
          <table:table-cell table:style-name="ce35" table:formula="of:=[.$E$5] / [.$G3] / [.$C$2]" office:value-type="float" office:value="1.03125" calcext:value-type="float">
            <text:p>1.03</text:p>
          </table:table-cell>
          <table:table-cell table:formula="of:=[.$E$5] / [.$H3] / [.$C$2]" office:value-type="float" office:value="1.17857142857143" calcext:value-type="float">
            <text:p>1.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.6V Analogue</text:p>
          </table:table-cell>
          <table:table-cell/>
          <table:table-cell table:style-name="ce13" table:formula="of:=[.D4] * 0.95" office:value-type="float" office:value="3.42" calcext:value-type="float">
            <text:p>3.420</text:p>
          </table:table-cell>
          <table:table-cell table:style-name="ce13" table:formula="of:=3.6" office:value-type="float" office:value="3.6" calcext:value-type="float">
            <text:p>3.600</text:p>
          </table:table-cell>
          <table:table-cell table:style-name="ce13" table:formula="of:=[.D4] * 1.05" office:value-type="float" office:value="3.78" calcext:value-type="float">
            <text:p>3.780</text:p>
          </table:table-cell>
          <table:table-cell table:style-name="Default"/>
          <table:table-cell table:style-name="ce35" office:value-type="float" office:value="0.8" calcext:value-type="float">
            <text:p>0.80</text:p>
          </table:table-cell>
          <table:table-cell table:style-name="ce35" office:value-type="float" office:value="0.7" calcext:value-type="float">
            <text:p>0.70</text:p>
          </table:table-cell>
          <table:table-cell/>
          <table:table-cell table:style-name="ce35" table:formula="of:=[.J3]" office:value-type="float" office:value="1.03125" calcext:value-type="float">
            <text:p>1.03</text:p>
          </table:table-cell>
          <table:table-cell table:formula="of:=[.K3]" office:value-type="float" office:value="1.17857142857143" calcext:value-type="float">
            <text:p>1.18</text:p>
          </table:table-cell>
          <table:table-cell/>
          <table:table-cell office:value-type="string" calcext:value-type="string">
            <text:p>An LDO regulator from the 4.1V rail, so current drawn from USB is based on efficiency of the SMP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3V Rail (Always On)</text:p>
          </table:table-cell>
          <table:table-cell/>
          <table:table-cell table:style-name="ce13" table:formula="of:=[.D5] * 0.95" office:value-type="float" office:value="3.135" calcext:value-type="float">
            <text:p>3.135</text:p>
          </table:table-cell>
          <table:table-cell table:style-name="ce13" table:formula="of:=3.3" office:value-type="float" office:value="3.3" calcext:value-type="float">
            <text:p>3.300</text:p>
          </table:table-cell>
          <table:table-cell table:style-name="ce13" table:formula="of:=[.D5] * 1.05" office:value-type="float" office:value="3.465" calcext:value-type="float">
            <text:p>3.465</text:p>
          </table:table-cell>
          <table:table-cell table:style-name="Default"/>
          <table:table-cell table:style-name="ce35" office:value-type="float" office:value="0.8" calcext:value-type="float">
            <text:p>0.80</text:p>
          </table:table-cell>
          <table:table-cell table:style-name="ce35" office:value-type="float" office:value="0.7" calcext:value-type="float">
            <text:p>0.70</text:p>
          </table:table-cell>
          <table:table-cell/>
          <table:table-cell table:style-name="ce35" table:formula="of:=[.$E$5] / [.$G5] / [.$C$2]" office:value-type="float" office:value="1.03125" calcext:value-type="float">
            <text:p>1.03</text:p>
          </table:table-cell>
          <table:table-cell table:formula="of:=[.$E$5] / [.$H5] / [.$C$2]" office:value-type="float" office:value="1.17857142857143" calcext:value-type="float">
            <text:p>1.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.8V Digital</text:p>
          </table:table-cell>
          <table:table-cell/>
          <table:table-cell table:style-name="ce13" table:formula="of:=[.D6] * 0.95" office:value-type="float" office:value="2.66" calcext:value-type="float">
            <text:p>2.660</text:p>
          </table:table-cell>
          <table:table-cell table:style-name="ce13" office:value-type="float" office:value="2.8" calcext:value-type="float">
            <text:p>2.800</text:p>
          </table:table-cell>
          <table:table-cell table:style-name="ce13" table:formula="of:=[.D6] * 1.05" office:value-type="float" office:value="2.94" calcext:value-type="float">
            <text:p>2.940</text:p>
          </table:table-cell>
          <table:table-cell table:style-name="Default"/>
          <table:table-cell table:style-name="ce35" office:value-type="float" office:value="0.8" calcext:value-type="float">
            <text:p>0.80</text:p>
          </table:table-cell>
          <table:table-cell table:style-name="ce35" office:value-type="float" office:value="0.7" calcext:value-type="float">
            <text:p>0.70</text:p>
          </table:table-cell>
          <table:table-cell/>
          <table:table-cell table:style-name="ce35" table:formula="of:=[.J5]" office:value-type="float" office:value="1.03125" calcext:value-type="float">
            <text:p>1.03</text:p>
          </table:table-cell>
          <table:table-cell table:formula="of:=[.K5]" office:value-type="float" office:value="1.17857142857143" calcext:value-type="float">
            <text:p>1.18</text:p>
          </table:table-cell>
          <table:table-cell/>
          <table:table-cell office:value-type="string" calcext:value-type="string">
            <text:p>An LDO regulator from the 3.3V rail, so current drawn from USB is based on efficiency of the SMP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9" office:value-type="string" calcext:value-type="string">
            <text:p>Normal Operation</text:p>
          </table:table-cell>
          <table:table-cell table:style-name="ce23"/>
          <table:table-cell table:style-name="ce19"/>
          <table:table-cell table:style-name="ce19" office:value-type="string" calcext:value-type="string">
            <text:p>mA (seen by regulator)</text:p>
          </table:table-cell>
          <table:table-cell table:style-name="ce23"/>
          <table:table-cell table:style-name="ce19" office:value-type="string" calcext:value-type="string">
            <text:p>mA (seen by USB)</text:p>
          </table:table-cell>
          <table:table-cell table:style-name="ce23"/>
          <table:table-cell table:style-name="ce19" office:value-type="string" calcext:value-type="string">
            <text:p>Pre-Enumeration ?</text:p>
          </table:table-cell>
          <table:table-cell table:style-name="ce19"/>
          <table:table-cell table:style-name="ce19" office:value-type="string" calcext:value-type="string">
            <text:p>USB Suspend ?</text:p>
          </table:table-cell>
          <table:table-cell table:style-name="ce23" table:number-columns-repeated="1014"/>
        </table:table-row>
        <table:table-row table:style-name="ro1">
          <table:table-cell office:value-type="string" calcext:value-type="string">
            <text:p>USB / Pow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USB BC1.2 Detection (BQ24392)</text:p>
          </table:table-cell>
          <table:table-cell table:number-columns-repeated="2"/>
          <table:table-cell table:formula="of:=0.1" office:value-type="float" office:value="0.1" calcext:value-type="float">
            <text:p>0.10</text:p>
          </table:table-cell>
          <table:table-cell/>
          <table:table-cell table:formula="of:=[.$D10] * [.$J$2]" office:value-type="float" office:value="0.1" calcext:value-type="float">
            <text:p>0.1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5]" office:value-type="percentage" office:value="0.848484848484849" calcext:value-type="percentage">
            <text:p>84.85%</text:p>
          </table:table-cell>
          <table:table-cell table:formula="of:=[.$D10] * [.$J10]" office:value-type="float" office:value="0.0848484848484849" calcext:value-type="float">
            <text:p>0.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USB Type C – CC and PD (FUSB302)</text:p>
          </table:table-cell>
          <table:table-cell table:number-columns-repeated="2"/>
          <table:table-cell table:formula="of:=0.04 + 0.04 + 0.01 * 2 + 0.01" office:value-type="float" office:value="0.11" calcext:value-type="float">
            <text:p>0.11</text:p>
          </table:table-cell>
          <table:table-cell/>
          <table:table-cell table:formula="of:=[.$D11] * [.$J$5]" office:value-type="float" office:value="0.1134375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5] / [.$K$5]" office:value-type="percentage" office:value="0.875" calcext:value-type="percentage">
            <text:p>87.50%</text:p>
          </table:table-cell>
          <table:table-cell table:formula="of:=[.$D11] * [.$J11]" office:value-type="float" office:value="0.09625" calcext:value-type="float">
            <text:p>0.10</text:p>
          </table:table-cell>
          <table:table-cell/>
          <table:table-cell office:value-type="string" calcext:value-type="string">
            <text:p>The only USB part to run from the 3.3V Digital Supply (as opposed to VBUS) so SMPS efficiency needs to be taken into acc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OVP / OCP (DPS1133)</text:p>
          </table:table-cell>
          <table:table-cell table:number-columns-repeated="2"/>
          <table:table-cell table:formula="of:=1.9 + 0.005 + 0.001 + 0.007" office:value-type="float" office:value="1.913" calcext:value-type="float">
            <text:p>1.91</text:p>
          </table:table-cell>
          <table:table-cell/>
          <table:table-cell table:formula="of:=[.$D12] * [.$J$2]" office:value-type="float" office:value="1.913" calcext:value-type="float">
            <text:p>1.9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5]" office:value-type="percentage" office:value="0.848484848484849" calcext:value-type="percentage">
            <text:p>84.85%</text:p>
          </table:table-cell>
          <table:table-cell table:formula="of:=[.$D12] * [.$J12]" office:value-type="float" office:value="1.62315151515152" calcext:value-type="float">
            <text:p>1.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Dual Buck Converter (TPS62442)</text:p>
          </table:table-cell>
          <table:table-cell table:number-columns-repeated="2"/>
          <table:table-cell table:formula="of:=0.08 + 0.205 + 0.086" office:value-type="float" office:value="0.371" calcext:value-type="float">
            <text:p>0.37</text:p>
          </table:table-cell>
          <table:table-cell/>
          <table:table-cell table:formula="of:=[.$D13] * [.$J$2]" office:value-type="float" office:value="0.371" calcext:value-type="float">
            <text:p>0.37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([.$D13] - 0.014) / [.$D13]) * [.$J$2] / [.$K$5]" office:value-type="percentage" office:value="0.816466552315609" calcext:value-type="percentage">
            <text:p>81.65%</text:p>
          </table:table-cell>
          <table:table-cell table:formula="of:=[.$D13] * [.$J13]" office:value-type="float" office:value="0.302909090909091" calcext:value-type="float">
            <text:p>0.30</text:p>
          </table:table-cell>
          <table:table-cell/>
          <table:table-cell office:value-type="string" calcext:value-type="string">
            <text:p>Quiescent only – excludes switching curr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SF Receiv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LDO Quiescent / Ground Currents (TPS7A2036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6] * [.$J$4]" office:value-type="float" office:value="2.0625" calcext:value-type="float">
            <text:p>2.0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6] * [.$J16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Quiescent Current (MCP6486)</text:p>
          </table:table-cell>
          <table:table-cell table:number-columns-repeated="2"/>
          <table:table-cell table:formula="of:=0.72 * 4" office:value-type="float" office:value="2.88" calcext:value-type="float">
            <text:p>2.88</text:p>
          </table:table-cell>
          <table:table-cell/>
          <table:table-cell table:formula="of:=[.$D17] * [.$J$4]" office:value-type="float" office:value="2.97" calcext:value-type="float">
            <text:p>2.97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7] * [.$J17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Signal Chain</text:p>
          </table:table-cell>
          <table:table-cell table:number-columns-repeated="2"/>
          <table:table-cell table:formula="of:=1000 * (2 * ([.$E$4] - 1.24 * 0.99) / (390 * 0.97) + ([.$E$4] - 1.24 * 0.99) / (100 * 0.97) + ([.$E$4] - 1.24 * 0.99) / (1000 * 0.97) + 2 * ([.$E$4] - 1.24 * 0.99) / (1000 * 0.97) + 2 * [.$E$4] / 1000)" office:value-type="float" office:value="55.2614750198255" calcext:value-type="float">
            <text:p>55.26</text:p>
          </table:table-cell>
          <table:table-cell/>
          <table:table-cell table:formula="of:=[.$D18] * [.$J$4]" office:value-type="float" office:value="56.988396114195" calcext:value-type="float">
            <text:p>56.9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8] * [.$J18]" office:value-type="float" office:value="0" calcext:value-type="float">
            <text:p>0.00</text:p>
          </table:table-cell>
          <table:table-cell/>
          <table:table-cell office:value-type="string" calcext:value-type="string">
            <text:p>Grossly exaggerated by using static currents at rail voltage, which may happen during fault conditions but are otherwise a bit unrealistic – simul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Gain Multiplexers (TMUX1511)</text:p>
          </table:table-cell>
          <table:table-cell table:number-columns-repeated="2"/>
          <table:table-cell table:formula="of:=2 * (0.07 + 0.002 * 4)" office:value-type="float" office:value="0.156" calcext:value-type="float">
            <text:p>0.16</text:p>
          </table:table-cell>
          <table:table-cell/>
          <table:table-cell table:formula="of:=[.$D19] * [.$J$4]" office:value-type="float" office:value="0.160875" calcext:value-type="float">
            <text:p>0.1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9] * [.$J19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Gain Shift Register (74HC595)</text:p>
          </table:table-cell>
          <table:table-cell table:number-columns-repeated="2"/>
          <table:table-cell table:formula="of:=0.08 + 0.001 * 5" office:value-type="float" office:value="0.085" calcext:value-type="float">
            <text:p>0.09</text:p>
          </table:table-cell>
          <table:table-cell/>
          <table:table-cell table:formula="of:=[.$D20] * [.$J$5]" office:value-type="float" office:value="0.08765625" calcext:value-type="float">
            <text:p>0.0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0] * [.$J20]" office:value-type="float" office:value="0" calcext:value-type="float">
            <text:p>0.00</text:p>
          </table:table-cell>
          <table:table-cell/>
          <table:table-cell office:value-type="string" calcext:value-type="string">
            <text:p>Powered by the +3.3V Digital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1.24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21] * [.$J$4]" office:value-type="float" office:value="1.035375" calcext:value-type="float">
            <text:p>1.04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1] * [.$J21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U (Core) Module</text:p>
          </table:table-cell>
          <table:table-cell table:number-columns-repeated="11"/>
          <table:table-cell office:value-type="string" calcext:value-type="string">
            <text:p>*** Does not take into account debugging (ETM), etc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PIC32 Static</text:p>
          </table:table-cell>
          <table:table-cell table:number-columns-repeated="2"/>
          <table:table-cell table:formula="of:=0.001 * 81 + 0.245 * 120 + 0.005 + 0.015 + 0.025 + 0.055 * 4 + 1 + 2.5 * 3 + 8 * 2 + 8 + 2.5 * 5 + 5 * 2" office:value-type="float" office:value="84.746" calcext:value-type="float">
            <text:p>84.75</text:p>
          </table:table-cell>
          <table:table-cell/>
          <table:table-cell table:formula="of:=[.$D24] * [.$J$5]" office:value-type="float" office:value="87.3943125" calcext:value-type="float">
            <text:p>87.39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0.001 * 81 + 0.537 + 0.005 * 2 + 0.01) / [.$D24]" office:value-type="percentage" office:value="0.00752837892053902" calcext:value-type="percentage">
            <text:p>0.75%</text:p>
          </table:table-cell>
          <table:table-cell table:formula="of:=[.$D24] * [.$J24]" office:value-type="float" office:value="0.638" calcext:value-type="float">
            <text:p>0.64</text:p>
          </table:table-cell>
          <table:table-cell/>
          <table:table-cell office:value-type="string" calcext:value-type="string">
            <text:p>Not listed in datasheet under peripheral consumption so assuming 5x SERCOM at 2.5mA apiece, QSPI and SDHC at 5mA. <text:s/>All static current / MCU internal dynamic, no external dynamic / switching current. <text:s/>Normal mode assumes LDO regulator at 120MHz clocking. <text:s/>USB Suspend mode assumes buck regulator with MCU in standby mode with RTC and all RAM retaine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USB D+ Pull-Up</text:p>
          </table:table-cell>
          <table:table-cell table:number-columns-repeated="2"/>
          <table:table-cell table:formula="of:=1000 * [.$E$5] / (1500 + 15000 * 0.95)" office:value-type="float" office:value="0.22" calcext:value-type="float">
            <text:p>0.22</text:p>
          </table:table-cell>
          <table:table-cell/>
          <table:table-cell table:formula="of:=[.$D25] * [.$J$5]" office:value-type="float" office:value="0.226875" calcext:value-type="float">
            <text:p>0.2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5] * [.$J25]" office:value-type="float" office:value="0.22" calcext:value-type="float">
            <text:p>0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QSPI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6] * [.$J$5]" office:value-type="float" office:value="26.8125" calcext:value-type="float">
            <text:p>26.81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6] * [.$J26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SDHC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7] * [.$J$5]" office:value-type="float" office:value="26.8125" calcext:value-type="float">
            <text:p>26.81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7] * [.$J27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I2C Dynamic I/O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28] * [.$J$5]" office:value-type="float" office:value="2.0625" calcext:value-type="float">
            <text:p>2.0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8] * [.$J28]" office:value-type="float" office:value="0" calcext:value-type="float">
            <text:p>0.00</text:p>
          </table:table-cell>
          <table:table-cell/>
          <table:table-cell office:value-type="string" calcext:value-type="string">
            <text:p>2x switching at 400kHz into 40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All SERCOM Dynamic I/O</text:p>
          </table:table-cell>
          <table:table-cell table:number-columns-repeated="2"/>
          <table:table-cell office:value-type="float" office:value="10" calcext:value-type="float">
            <text:p>10.00</text:p>
          </table:table-cell>
          <table:table-cell/>
          <table:table-cell table:formula="of:=[.$D29] * [.$J$5]" office:value-type="float" office:value="10.3125" calcext:value-type="float">
            <text:p>10.31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9] * [.$J29]" office:value-type="float" office:value="0" calcext:value-type="float">
            <text:p>0.00</text:p>
          </table:table-cell>
          <table:table-cell/>
          <table:table-cell office:value-type="string" calcext:value-type="string">
            <text:p>12x switching at 8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2.48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30] * [.$J$4]" office:value-type="float" office:value="1.035375" calcext:value-type="float">
            <text:p>1.04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0] * [.$J30]" office:value-type="float" office:value="0" calcext:value-type="float">
            <text:p>0.00</text:p>
          </table:table-cell>
          <table:table-cell/>
          <table:table-cell table:style-name="ce20" office:value-type="string" calcext:value-type="string">
            <text:p>Powered by the +3.6V Analogue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SD Card Load Switch</text:p>
          </table:table-cell>
          <table:table-cell table:number-columns-repeated="4"/>
          <table:table-cell table:formula="of:=[.$D31] * [.$J$5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1] * [.$J31]" office:value-type="float" office:value="0" calcext:value-type="float">
            <text:p>0.00</text:p>
          </table:table-cell>
          <table:table-cell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<text:s text:c="2"/>SD Card LED</text:p>
          </table:table-cell>
          <table:table-cell table:number-columns-repeated="2"/>
          <table:table-cell table:formula="of:=1000 * ([.$E$5] - 1) / (330 * 0.97)" office:value-type="float" office:value="7.70071852546079" calcext:value-type="float">
            <text:p>7.70</text:p>
          </table:table-cell>
          <table:table-cell/>
          <table:table-cell table:formula="of:=[.$D32] * [.$J$5]" office:value-type="float" office:value="7.94136597938144" calcext:value-type="float">
            <text:p>7.94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2] * [.$J32]" office:value-type="float" office:value="0" calcext:value-type="float">
            <text:p>0.00</text:p>
          </table:table-cell>
          <table:table-cell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<text:s text:c="2"/>SD Card</text:p>
          </table:table-cell>
          <table:table-cell table:number-columns-repeated="2"/>
          <table:table-cell table:formula="of:=1000 * 0.72 / [.$C$5]" office:value-type="float" office:value="229.665071770335" calcext:value-type="float">
            <text:p>229.67</text:p>
          </table:table-cell>
          <table:table-cell/>
          <table:table-cell table:formula="of:=[.$D33] * [.$J$5]" office:value-type="float" office:value="236.842105263158" calcext:value-type="float">
            <text:p>236.84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3] * [.$J33]" office:value-type="float" office:value="0" calcext:value-type="float">
            <text:p>0.00</text:p>
          </table:table-cell>
          <table:table-cell/>
          <table:table-cell table:style-name="ce20" office:value-type="string" calcext:value-type="string">
            <text:p>Dynamic switching current taken into account in the PIC32 breakdown abov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1"/>
          <table:table-cell table:number-columns-repeated="1011"/>
        </table:table-row>
        <table:table-row table:style-name="ro1">
          <table:table-cell office:value-type="string" calcext:value-type="string">
            <text:p>Audio Output Module</text:p>
          </table:table-cell>
          <table:table-cell table:number-columns-repeated="11"/>
          <table:table-cell table:style-name="ce21"/>
          <table:table-cell table:number-columns-repeated="1011"/>
        </table:table-row>
        <table:table-row table:style-name="ro1">
          <table:table-cell office:value-type="string" calcext:value-type="string">
            <text:p><text:s text:c="2"/>Amplifier Quiescent Current (IS31AP4991A)</text:p>
          </table:table-cell>
          <table:table-cell table:number-columns-repeated="2"/>
          <table:table-cell office:value-type="float" office:value="3" calcext:value-type="float">
            <text:p>3.00</text:p>
          </table:table-cell>
          <table:table-cell/>
          <table:table-cell table:formula="of:=[.$D36] * [.$J$5]" office:value-type="float" office:value="3.09375" calcext:value-type="float">
            <text:p>3.0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6] * [.$J36]" office:value-type="float" office:value="0" calcext:value-type="float">
            <text:p>0.00</text:p>
          </table:table-cell>
          <table:table-cell/>
          <table:table-cell table:style-name="ce21"/>
          <table:table-cell table:number-columns-repeated="1011"/>
        </table:table-row>
        <table:table-row table:style-name="ro1">
          <table:table-cell office:value-type="string" calcext:value-type="string">
            <text:p><text:s text:c="2"/>8 Ohm Output</text:p>
          </table:table-cell>
          <table:table-cell table:number-columns-repeated="2"/>
          <table:table-cell table:formula="of:=1000 * [.$E$5] / (8 * 0.9)" office:value-type="float" office:value="481.25" calcext:value-type="float">
            <text:p>481.25</text:p>
          </table:table-cell>
          <table:table-cell/>
          <table:table-cell table:formula="of:=[.$D37] * [.$J$5]" office:value-type="float" office:value="496.2890625" calcext:value-type="float">
            <text:p>496.2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7] * [.$J37]" office:value-type="float" office:value="0" calcext:value-type="float">
            <text:p>0.00</text:p>
          </table:table-cell>
          <table:table-cell/>
          <table:table-cell table:style-name="ce20" office:value-type="string" calcext:value-type="string">
            <text:p>Steady state / peak to give worst-case over-estimate – in reality it will be RMS unless there’s a faul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Load Switch</text:p>
          </table:table-cell>
          <table:table-cell table:number-columns-repeated="4"/>
          <table:table-cell table:formula="of:=[.$D38] * [.$J$5]" office:value-type="float" office:value="0" calcext:value-type="float">
            <text:p>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8] * [.$J38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42"/>
          <table:table-cell table:number-columns-repeated="1013"/>
        </table:table-row>
        <table:table-row table:style-name="ro1">
          <table:table-cell office:value-type="string" calcext:value-type="string">
            <text:p>Sensor Module</text:p>
          </table:table-cell>
          <table:table-cell table:number-columns-repeated="9"/>
          <table:table-cell table:style-name="ce42"/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28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41] * [.$J$6]" office:value-type="float" office:value="2.0625" calcext:value-type="float">
            <text:p>2.06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0.029 / [.$D41] * [.$K$6] / [.$K$5]" office:value-type="percentage" office:value="0.0145" calcext:value-type="percentage">
            <text:p>1.45%</text:p>
          </table:table-cell>
          <table:table-cell table:formula="of:=[.$D41] * [.$J41]" office:value-type="float" office:value="0.029" calcext:value-type="float">
            <text:p>0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Humidity Sensor (with heater)</text:p>
          </table:table-cell>
          <table:table-cell table:number-columns-repeated="2"/>
          <table:table-cell table:formula="of:=4 * 0.0005 + 0.17 + 0.525 + 1000 * 0.368 / [.$C$6]" office:value-type="float" office:value="139.042864661654" calcext:value-type="float">
            <text:p>139.04</text:p>
          </table:table-cell>
          <table:table-cell/>
          <table:table-cell table:formula="of:=[.$D42] * [.$J$6]" office:value-type="float" office:value="143.387954182331" calcext:value-type="float">
            <text:p>143.3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table:formula="of:=(4 * 0.0005 + 0.015) / [.$D42] * [.$K$6] / [.$K$5]" office:value-type="percentage" office:value="0.000122264454500184" calcext:value-type="percentage">
            <text:p>0.01%</text:p>
          </table:table-cell>
          <table:table-cell table:formula="of:=[.$D42] * [.$J42]" office:value-type="float" office:value="0.017" calcext:value-type="float">
            <text:p>0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Proximity Sensor</text:p>
          </table:table-cell>
          <table:table-cell table:number-columns-repeated="2"/>
          <table:table-cell table:formula="of:=4 * 0.01 + 5" office:value-type="float" office:value="5.04" calcext:value-type="float">
            <text:p>5.04</text:p>
          </table:table-cell>
          <table:table-cell/>
          <table:table-cell table:formula="of:=[.$D43] * [.$J$6]" office:value-type="float" office:value="5.1975" calcext:value-type="float">
            <text:p>5.2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4 * 0.01 + 0.17) / [.$D43] * [.$K$6] / [.$K$5]" office:value-type="percentage" office:value="0.0416666666666667" calcext:value-type="percentage">
            <text:p>4.17%</text:p>
          </table:table-cell>
          <table:table-cell table:formula="of:=[.$D43] * [.$J43]" office:value-type="float" office:value="0.21" calcext:value-type="float">
            <text:p>0.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Barometric Pressure Sensor</text:p>
          </table:table-cell>
          <table:table-cell table:number-columns-repeated="2"/>
          <table:table-cell table:style-name="Default" table:formula="of:=0.001 * 4 + 0.345" office:value-type="float" office:value="0.349" calcext:value-type="float">
            <text:p>0.349</text:p>
          </table:table-cell>
          <table:table-cell/>
          <table:table-cell table:formula="of:=[.$D44] * [.$J$6]" office:value-type="float" office:value="0.35990625" calcext:value-type="float">
            <text:p>0.36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1"/>
          <table:table-cell table:formula="of:=(0.001 * 4 + 0.0005) / [.$D44] * [.$K$6] / [.$K$5]" office:value-type="percentage" office:value="0.0128939828080229" calcext:value-type="percentage">
            <text:p>1.29%</text:p>
          </table:table-cell>
          <table:table-cell table:formula="of:=[.$D44] * [.$J44]" office:value-type="float" office:value="0.0045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Infrared Sensor</text:p>
          </table:table-cell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/>
          <table:table-cell table:formula="of:=[.$D45] * [.$J$5]" office:value-type="float" office:value="0.515625" calcext:value-type="float">
            <text:p>0.52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1"/>
          <table:table-cell office:value-type="percentage" office:value="1" calcext:value-type="percentage">
            <text:p>100.00%</text:p>
          </table:table-cell>
          <table:table-cell table:formula="of:=[.$D45] * [.$J45]" office:value-type="float" office:value="0.5" calcext:value-type="float">
            <text:p>0.5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TF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Multiplexers (TMUX1574)</text:p>
          </table:table-cell>
          <table:table-cell table:number-columns-repeated="4"/>
          <table:table-cell table:formula="of:=[.$D48] * [.$J$5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1"/>
          <table:table-cell office:value-type="percentage" office:value="1" calcext:value-type="percentage">
            <text:p>100.00%</text:p>
          </table:table-cell>
          <table:table-cell table:formula="of:=[.$D48] * [.$J48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Controller (GC9C01)</text:p>
          </table:table-cell>
          <table:table-cell table:number-columns-repeated="2"/>
          <table:table-cell table:formula="of:=2 * 10.5" office:value-type="float" office:value="21" calcext:value-type="float">
            <text:p>21.00</text:p>
          </table:table-cell>
          <table:table-cell/>
          <table:table-cell table:formula="of:=[.$D49] * [.$J$5]" office:value-type="float" office:value="21.65625" calcext:value-type="float">
            <text:p>21.66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1"/>
          <table:table-cell table:formula="of:=(2 * 0.03) / [.$D49]" office:value-type="percentage" office:value="0.00285714285714286" calcext:value-type="percentage">
            <text:p>0.29%</text:p>
          </table:table-cell>
          <table:table-cell table:formula="of:=[.$D49] * [.$J49]"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Backlight</text:p>
          </table:table-cell>
          <table:table-cell table:number-columns-repeated="2"/>
          <table:table-cell table:formula="of:=2 * 40" office:value-type="float" office:value="80" calcext:value-type="float">
            <text:p>80.00</text:p>
          </table:table-cell>
          <table:table-cell/>
          <table:table-cell table:formula="of:=[.$D50] * [.$J$5]" office:value-type="float" office:value="82.5" calcext:value-type="float">
            <text:p>82.50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1"/>
          <table:table-cell office:value-type="percentage" office:value="0" calcext:value-type="percentage">
            <text:p>0.00%</text:p>
          </table:table-cell>
          <table:table-cell table:formula="of:=[.$D50] * [.$J50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21"/>
          <table:table-cell table:number-columns-repeated="1015"/>
        </table:table-row>
        <table:table-row table:style-name="ro1">
          <table:table-cell office:value-type="string" calcext:value-type="string">
            <text:p>Bluetooth Module</text:p>
          </table:table-cell>
          <table:table-cell table:number-columns-repeated="2"/>
          <table:table-cell table:formula="of:=0.001 * 10 + 4.2 + 10.5 + 10.8 + 0.792" office:value-type="float" office:value="26.302" calcext:value-type="float">
            <text:p>26.30</text:p>
          </table:table-cell>
          <table:table-cell/>
          <table:table-cell table:formula="of:=[.$D52] * [.$J$5]" office:value-type="float" office:value="27.1239375" calcext:value-type="float">
            <text:p>27.12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1"/>
          <table:table-cell table:formula="of:=(0.001 * 10 + 0.0033) / [.$D52]" office:value-type="percentage" office:value="0.000505664968443464" calcext:value-type="percentage">
            <text:p>0.05%</text:p>
          </table:table-cell>
          <table:table-cell table:formula="of:=[.$D52] * [.$J52]" office:value-type="float" office:value="0.0133" calcext:value-type="float">
            <text:p>0.01</text:p>
          </table:table-cell>
          <table:table-cell/>
          <table:table-cell office:value-type="string" calcext:value-type="string">
            <text:p>Transmitting and receiving with fully active CP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500mA Budget Remaining</text:p>
          </table:table-cell>
          <table:table-cell table:number-columns-repeated="2"/>
          <table:table-cell table:style-name="ce36" table:formula="of:=500 - SUM([.D9:.D53])" office:value-type="float" office:value="-709.700129977275" calcext:value-type="float">
            <text:p>-709.70</text:p>
          </table:table-cell>
          <table:table-cell table:style-name="ce45" table:formula="of:=[.D54] / 500" office:value-type="percentage" office:value="-1.41940025995455" calcext:value-type="percentage">
            <text:p>-141.94%</text:p>
          </table:table-cell>
          <table:table-cell table:style-name="ce36" table:formula="of:=500 - SUM([.F9:.F53])" office:value-type="float" office:value="-747.428759039065" calcext:value-type="float">
            <text:p>-747.43</text:p>
          </table:table-cell>
          <table:table-cell table:style-name="ce45" table:formula="of:=[.F54] / 500" office:value-type="percentage" office:value="-1.49485751807813" calcext:value-type="percentage">
            <text:p>-149.49%</text:p>
          </table:table-cell>
          <table:table-cell table:style-name="ce36" table:formula="of:=100 - SUMPRODUCT([.F9:.F53]; [.H9:.H53])" office:value-type="float" office:value="1.74584375000001" calcext:value-type="float">
            <text:p>1.75</text:p>
          </table:table-cell>
          <table:table-cell table:style-name="ce36"/>
          <table:table-cell table:style-name="ce36" table:formula="of:=2.5 - (SUMPRODUCT([.D9:.D53]; [.J9:.J53]) * [.$K$5])" office:value-type="float" office:value="-1.97734464285714" calcext:value-type="float">
            <text:p>-1.98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1" office:value-type="string" calcext:value-type="string">
            <text:p>1.5A Budget Remaining</text:p>
          </table:table-cell>
          <table:table-cell table:number-columns-repeated="2"/>
          <table:table-cell table:style-name="ce36" table:formula="of:=1500 - SUM([.D9:.D53])" office:value-type="float" office:value="290.299870022725" calcext:value-type="float">
            <text:p>290.30</text:p>
          </table:table-cell>
          <table:table-cell table:style-name="ce45" table:formula="of:=[.D55] / 1500" office:value-type="percentage" office:value="0.193533246681817" calcext:value-type="percentage">
            <text:p>19.35%</text:p>
          </table:table-cell>
          <table:table-cell table:style-name="ce36" table:formula="of:=1500 - SUM([.F9:.F53])" office:value-type="float" office:value="252.571240960935" calcext:value-type="float">
            <text:p>252.57</text:p>
          </table:table-cell>
          <table:table-cell table:style-name="ce45" table:formula="of:=[.F55] / 1500" office:value-type="percentage" office:value="0.16838082730729" calcext:value-type="percentage">
            <text:p>16.84%</text:p>
          </table:table-cell>
          <table:table-cell table:style-name="ce45" table:formula="of:=[.H54] / 100" office:value-type="percentage" office:value="0.0174584375000001" calcext:value-type="percentage">
            <text:p>1.75%</text:p>
          </table:table-cell>
          <table:table-cell table:style-name="ce36"/>
          <table:table-cell table:style-name="ce45" table:formula="of:=[.J54] / 2.5" office:value-type="percentage" office:value="-0.790937857142857" calcext:value-type="percentage">
            <text:p>-79.09%</text:p>
          </table:table-cell>
          <table:table-cell table:style-name="Default"/>
          <table:table-cell table:number-columns-repeated="1013"/>
        </table:table-row>
        <table:table-row table:style-name="ro1" table:number-rows-repeated="2">
          <table:table-cell table:style-name="ce20" table:number-columns-repeated="3"/>
          <table:table-cell table:style-name="ce38"/>
          <table:table-cell table:style-name="ce20" table:number-columns-repeated="4"/>
          <table:table-cell table:style-name="ce21"/>
          <table:table-cell table:style-name="ce20" table:number-columns-repeated="1015"/>
        </table:table-row>
        <table:table-row table:style-name="ro1">
          <table:table-cell table:style-name="ce20" table:number-columns-repeated="2"/>
          <table:table-cell table:style-name="ce21"/>
          <table:table-cell table:style-name="ce42"/>
          <table:table-cell table:style-name="ce20" table:number-columns-repeated="4"/>
          <table:table-cell table:style-name="ce21"/>
          <table:table-cell table:style-name="ce20" table:number-columns-repeated="1015"/>
        </table:table-row>
        <table:table-row table:style-name="ro1">
          <table:table-cell table:style-name="ce20" table:number-columns-repeated="3"/>
          <table:table-cell table:style-name="ce42"/>
          <table:table-cell table:style-name="ce21"/>
          <table:table-cell table:style-name="ce20" table:number-columns-repeated="3"/>
          <table:table-cell table:style-name="ce21"/>
          <table:table-cell table:style-name="ce20" table:number-columns-repeated="1015"/>
        </table:table-row>
        <table:table-row table:style-name="ro1">
          <table:table-cell table:style-name="ce21"/>
          <table:table-cell/>
          <table:table-cell table:style-name="ce21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0" table:number-columns-repeated="1015"/>
        </table:table-row>
        <table:table-row table:style-name="ro1">
          <table:table-cell table:style-name="ce21"/>
          <table:table-cell/>
          <table:table-cell table:style-name="ce21"/>
          <table:table-cell table:style-name="ce42"/>
          <table:table-cell table:style-name="ce21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1" table:number-columns-repeated="3"/>
          <table:table-cell table:style-name="ce42"/>
          <table:table-cell table:style-name="ce21" table:number-columns-repeated="1020"/>
        </table:table-row>
        <table:table-row table:style-name="ro1">
          <table:table-cell table:style-name="ce21"/>
          <table:table-cell/>
          <table:table-cell table:style-name="ce21"/>
          <table:table-cell table:style-name="ce42"/>
          <table:table-cell table:style-name="ce21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1"/>
          <table:table-cell/>
          <table:table-cell table:style-name="ce21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</table:table>
      <table:table table:name="Reference In" table:style-name="ta1">
        <table:table-column table:style-name="co1" table:default-cell-style-name="ce21"/>
        <table:table-column table:style-name="co2" table:default-cell-style-name="Default"/>
        <table:table-column table:style-name="co2" table:number-columns-repeated="3" table:default-cell-style-name="ce21"/>
        <table:table-column table:style-name="co2" table:number-columns-repeated="1019" table:default-cell-style-name="Default"/>
        <table:table-row table:style-name="ro1">
          <table:table-cell table:style-name="ce19" office:value-type="string" calcext:value-type="string">
            <text:p>Fully Differential Opamp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table:style-name="Default" office:value-type="string" calcext:value-type="string">
            <text:p>Source Impedance (Zs, ohms)</text:p>
          </table:table-cell>
          <table:table-cell/>
          <table:table-cell table:style-name="Default" table:formula="of:=[.D2]"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formula="of:=[.D2]" office:value-type="float" office:value="50" calcext:value-type="float">
            <text:p>50</text:p>
          </table:table-cell>
          <table:table-cell table:number-columns-repeated="3"/>
          <table:table-cell table:style-name="ce21"/>
          <table:table-cell table:number-columns-repeated="1015"/>
        </table:table-row>
        <table:table-row table:style-name="ro1">
          <table:table-cell table:style-name="Default" office:value-type="string" calcext:value-type="string">
            <text:p>Termination Resistor (Rt, ohms)</text:p>
          </table:table-cell>
          <table:table-cell/>
          <table:table-cell table:style-name="Default" table:formula="of:=[.D3] * (1 - 0.001 - 50 * 25 * 0.000001)" office:value-type="float" office:value="73.0353" calcext:value-type="float">
            <text:p>73.0353</text:p>
          </table:table-cell>
          <table:table-cell table:style-name="Default" office:value-type="float" office:value="73.2" calcext:value-type="float">
            <text:p>73.2</text:p>
          </table:table-cell>
          <table:table-cell table:style-name="Default" table:formula="of:=[.D3] * (1 + 0.001 + 50 * 25 * 0.000001)" office:value-type="float" office:value="73.3647" calcext:value-type="float">
            <text:p>73.3647</text:p>
          </table:table-cell>
          <table:table-cell table:number-columns-repeated="2"/>
          <table:table-cell table:style-name="ce21" office:value-type="string" calcext:value-type="string">
            <text:p>Tolerance +/- 0.1% with 25ppm over 50C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Gain Resistor (Rg, ohms)</text:p>
          </table:table-cell>
          <table:table-cell/>
          <table:table-cell table:style-name="Default" table:formula="of:=[.D4] * (1 - 0.001 - 50 * 25 * 0.000001)" office:value-type="float" office:value="73.0353" calcext:value-type="float">
            <text:p>73.0353</text:p>
          </table:table-cell>
          <table:table-cell table:style-name="Default" office:value-type="float" office:value="73.2" calcext:value-type="float">
            <text:p>73.2</text:p>
          </table:table-cell>
          <table:table-cell table:style-name="Default" table:formula="of:=[.D4] * (1 + 0.001 + 50 * 25 * 0.000001)" office:value-type="float" office:value="73.3647" calcext:value-type="float">
            <text:p>73.3647</text:p>
          </table:table-cell>
          <table:table-cell table:number-columns-repeated="2"/>
          <table:table-cell office:value-type="string" calcext:value-type="string">
            <text:p>Two 1206 capacitors are smaller and cheaper than two 1210 resistors capable of handling &gt; 1/2W, or three 1210 resistors capable of handling &gt; 1/3W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Feedback Resistor (Rf, ohms)</text:p>
          </table:table-cell>
          <table:table-cell/>
          <table:table-cell table:style-name="Default" table:formula="of:=[.D5] * (1 - 0.001 - 50 * 25 * 0.000001)" office:value-type="float" office:value="696.4295" calcext:value-type="float">
            <text:p>696.4295</text:p>
          </table:table-cell>
          <table:table-cell table:style-name="Default" office:value-type="float" office:value="698" calcext:value-type="float">
            <text:p>698</text:p>
          </table:table-cell>
          <table:table-cell table:style-name="Default" table:formula="of:=[.D5] * (1 + 0.001 + 50 * 25 * 0.000001)" office:value-type="float" office:value="699.5705" calcext:value-type="float">
            <text:p>699.5705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Gain (A, V/V)</text:p>
          </table:table-cell>
          <table:table-cell/>
          <table:table-cell table:formula="of:=[.C5] / ([.E4] + ([.E2] * [.E3] / ([.E2] + [.E3])))" office:value-type="float" office:value="6.75492058648769" calcext:value-type="float">
            <text:p>6.75492058648769</text:p>
          </table:table-cell>
          <table:table-cell table:formula="of:=[.D5] / ([.D4] + ([.D2] * [.D3] / ([.D2] + [.D3])))" office:value-type="float" office:value="6.78277111018564" calcext:value-type="float">
            <text:p>6.78277111018564</text:p>
          </table:table-cell>
          <table:table-cell table:formula="of:=[.E5] / ([.C4] + ([.C2] * [.C3] / ([.C2] + [.C3])))" office:value-type="float" office:value="6.81073044823822" calcext:value-type="float">
            <text:p>6.810730448238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mediate Variable (B+)</text:p>
          </table:table-cell>
          <table:table-cell/>
          <table:table-cell table:formula="of:=[.C4] / ([.C4] + [.E5])" office:value-type="float" office:value="0.0945311308820099" calcext:value-type="float">
            <text:p>0.0945311308820099</text:p>
          </table:table-cell>
          <table:table-cell table:formula="of:=[.D4] / ([.D4] + [.D5])" office:value-type="float" office:value="0.0949170124481328" calcext:value-type="float">
            <text:p>0.0949170124481328</text:p>
          </table:table-cell>
          <table:table-cell table:formula="of:=[.E4] / ([.E4] + [.C5])" office:value-type="float" office:value="0.0953043034099244" calcext:value-type="float">
            <text:p>0.0953043034099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mediate Variable (B-)</text:p>
          </table:table-cell>
          <table:table-cell/>
          <table:table-cell table:formula="of:=([.C4] + ([.C2] * [.C4] / ([.C2] + [.C4]))) / ([.E5] + [.C4] + ([.C2] * [.C4] / ([.C2] + [.C4])))" office:value-type="float" office:value="0.128028998904393" calcext:value-type="float">
            <text:p>0.128028998904393</text:p>
          </table:table-cell>
          <table:table-cell table:formula="of:=([.D4] + ([.D2] * [.D4] / ([.D2] + [.D4]))) / ([.D5] + [.D4] + ([.D2] * [.D4] / ([.D2] + [.D4])))" office:value-type="float" office:value="0.12848893868808" calcext:value-type="float">
            <text:p>0.12848893868808</text:p>
          </table:table-cell>
          <table:table-cell table:formula="of:=([.E4] + ([.E2] * [.E4] / ([.E2] + [.E4]))) / ([.C5] + [.E4] + ([.E2] * [.E4] / ([.E2] + [.E4])))" office:value-type="float" office:value="0.128950385609676" calcext:value-type="float">
            <text:p>0.1289503856096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mediate Variable (Za)</text:p>
          </table:table-cell>
          <table:table-cell/>
          <table:table-cell table:formula="of:=([.C4] + [.E5]) * ([.C8] + [.C9]) / ([.C8] + 1)" office:value-type="float" office:value="157.100371355508" calcext:value-type="float">
            <text:p>157.100371355508</text:p>
          </table:table-cell>
          <table:table-cell table:formula="of:=([.D4] + [.D5]) * ([.D8] + [.D9]) / ([.D8] + 1)" office:value-type="float" office:value="157.355002760457" calcext:value-type="float">
            <text:p>157.355002760457</text:p>
          </table:table-cell>
          <table:table-cell table:formula="of:=([.E4] + [.C5]) * ([.E8] + [.E9]) / ([.E8] + 1)" office:value-type="float" office:value="157.609130533548" calcext:value-type="float">
            <text:p>157.6091305335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ut Impedance (Zi, ohms)</text:p>
          </table:table-cell>
          <table:table-cell/>
          <table:table-cell table:formula="of:=[.C10] * [.C3] / ([.C10] + [.C3])" office:value-type="float" office:value="49.8569938527103" calcext:value-type="float">
            <text:p>49.8569938527103</text:p>
          </table:table-cell>
          <table:table-cell table:formula="of:=[.D10] * [.D3] / ([.D10] + [.D3])" office:value-type="float" office:value="49.9593852406355" calcext:value-type="float">
            <text:p>49.9593852406355</text:p>
          </table:table-cell>
          <table:table-cell table:formula="of:=[.E10] * [.E3] / ([.E10] + [.E3])" office:value-type="float" office:value="50.0617171743841" calcext:value-type="float">
            <text:p>50.06171717438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ancing Resistor (Rb, ohms)</text:p>
          </table:table-cell>
          <table:table-cell/>
          <table:table-cell table:formula="of:=[.C2] * [.C3] / ([.C2] + [.C3])" office:value-type="float" office:value="29.6806282424638" calcext:value-type="float">
            <text:p>29.6806282424638</text:p>
          </table:table-cell>
          <table:table-cell table:formula="of:=[.D2] * [.D3] / ([.D2] + [.D3])" office:value-type="float" office:value="29.7077922077922" calcext:value-type="float">
            <text:p>29.7077922077922</text:p>
          </table:table-cell>
          <table:table-cell table:formula="of:=[.E2] * [.E3] / ([.E2] + [.E3])" office:value-type="float" office:value="29.7348836417549" calcext:value-type="float">
            <text:p>29.7348836417549</text:p>
          </table:table-cell>
          <table:table-cell table:number-columns-repeated="1019"/>
        </table:table-row>
      </table:table>
      <table:table table:name="FPGA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9" office:value-type="string" calcext:value-type="string">
            <text:p>FPGA Bank 0</text:p>
          </table:table-cell>
          <table:table-cell table:style-name="ce23"/>
          <table:table-cell table:style-name="ce19"/>
          <table:table-cell table:style-name="ce19" office:value-type="string" calcext:value-type="string">
            <text:p>DEBUG0</text:p>
          </table:table-cell>
          <table:table-cell table:style-name="ce19" office:value-type="string" calcext:value-type="string">
            <text:p>DEBUG1</text:p>
          </table:table-cell>
          <table:table-cell table:style-name="ce19" office:value-type="string" calcext:value-type="string">
            <text:p>DEBUG2</text:p>
          </table:table-cell>
          <table:table-cell table:style-name="ce19" office:value-type="string" calcext:value-type="string">
            <text:p>DEBUG3</text:p>
          </table:table-cell>
          <table:table-cell table:style-name="ce19" office:value-type="string" calcext:value-type="string">
            <text:p>DEBUG4</text:p>
          </table:table-cell>
          <table:table-cell table:style-name="ce19" office:value-type="string" calcext:value-type="string">
            <text:p>DEBUG5</text:p>
          </table:table-cell>
          <table:table-cell table:style-name="ce19" office:value-type="string" calcext:value-type="string">
            <text:p>I2C SCL</text:p>
          </table:table-cell>
          <table:table-cell table:style-name="ce19" office:value-type="string" calcext:value-type="string">
            <text:p>I2C SDA</text:p>
          </table:table-cell>
          <table:table-cell table:style-name="ce19" office:value-type="string" calcext:value-type="string">
            <text:p>SPI CLK</text:p>
          </table:table-cell>
          <table:table-cell table:style-name="ce19" office:value-type="string" calcext:value-type="string">
            <text:p>SPI SS</text:p>
          </table:table-cell>
          <table:table-cell table:style-name="ce19" office:value-type="string" calcext:value-type="string">
            <text:p>SPI MOSI</text:p>
          </table:table-cell>
          <table:table-cell table:style-name="ce19" office:value-type="string" calcext:value-type="string">
            <text:p>SPI MISO</text:p>
          </table:table-cell>
          <table:table-cell table:style-name="ce19" office:value-type="string" calcext:value-type="string">
            <text:p>REFCLK</text:p>
          </table:table-cell>
          <table:table-cell table:style-name="ce19" office:value-type="string" calcext:value-type="string">
            <text:p>MCU GPIO0</text:p>
          </table:table-cell>
          <table:table-cell table:style-name="ce19" office:value-type="string" calcext:value-type="string">
            <text:p>OSC HEAT</text:p>
          </table:table-cell>
          <table:table-cell table:style-name="ce19" office:value-type="string" calcext:value-type="string">
            <text:p>TEMP ALER0</text:p>
          </table:table-cell>
          <table:table-cell table:style-name="ce19" office:value-type="string" calcext:value-type="string">
            <text:p>TEMP ALERT1</text:p>
          </table:table-cell>
          <table:table-cell table:style-name="ce23" table:number-columns-repeated="1004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3.3 * 1.05" office:value-type="float" office:value="3.465" calcext:value-type="float">
            <text:p>3.465</text:p>
          </table:table-cell>
          <table:table-cell table:number-columns-repeated="5"/>
          <table:table-cell table:style-name="ce21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witching Frequency (f, MHz)</text:p>
          </table:table-cell>
          <table:table-cell table:number-columns-repeated="2"/>
          <table:table-cell table:number-columns-repeated="4" office:value-type="float" office:value="0.1" calcext:value-type="float">
            <text:p>0.1</text:p>
          </table:table-cell>
          <table:table-cell table:style-name="ce20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ne Capacitance (C, pF)</text:p>
          </table:table-cell>
          <table:table-cell table:number-columns-repeated="2"/>
          <table:table-cell table:number-columns-repeated="6"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9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Pin Power (Pp, W)</text:p>
          </table:table-cell>
          <table:table-cell/>
          <table:table-cell table:style-name="ce21"/>
          <table:table-cell table:style-name="ce21" table:formula="of:=[.$C$2] * [.$C$2] * [.D3] * 1000000 * [.D4] / 1000000000000" office:value-type="float" office:value="0.000036018675" calcext:value-type="float">
            <text:p>0.000036018675</text:p>
          </table:table-cell>
          <table:table-cell table:style-name="ce21" table:formula="of:=[.$C$2] * [.$C$2] * [.E3] * 1000000 * [.E4] / 1000000000000" office:value-type="float" office:value="0.000036018675" calcext:value-type="float">
            <text:p>0.000036018675</text:p>
          </table:table-cell>
          <table:table-cell table:style-name="ce21" table:formula="of:=[.$C$2] * [.$C$2] * [.F3] * 1000000 * [.F4] / 1000000000000" office:value-type="float" office:value="0.000036018675" calcext:value-type="float">
            <text:p>0.000036018675</text:p>
          </table:table-cell>
          <table:table-cell table:style-name="ce21" table:formula="of:=[.$C$2] * [.$C$2] * [.G3] * 1000000 * [.G4] / 1000000000000" office:value-type="float" office:value="0.000036018675" calcext:value-type="float">
            <text:p>0.000036018675</text:p>
          </table:table-cell>
          <table:table-cell table:style-name="ce21" table:formula="of:=[.$C$2] * [.$C$2] * [.H3] * 1000000 * [.H4] / 1000000000000" office:value-type="float" office:value="0.000036018675" calcext:value-type="float">
            <text:p>0.000036018675</text:p>
          </table:table-cell>
          <table:table-cell table:style-name="ce21" table:formula="of:=[.$C$2] * [.$C$2] * [.I3] * 1000000 * [.I4] / 1000000000000" office:value-type="float" office:value="0.000036018675" calcext:value-type="float">
            <text:p>0.000036018675</text:p>
          </table:table-cell>
          <table:table-cell table:style-name="ce21" table:formula="of:=[.$C$2] * [.$C$2] * [.J3] * 1000000 * [.J4] / 1000000000000" office:value-type="float" office:value="0.00012006225" calcext:value-type="float">
            <text:p>0.00012006225</text:p>
          </table:table-cell>
          <table:table-cell table:style-name="ce21" table:formula="of:=[.$C$2] * [.$C$2] * [.K3] * 1000000 * [.K4] / 1000000000000" office:value-type="float" office:value="0.00012006225" calcext:value-type="float">
            <text:p>0.00012006225</text:p>
          </table:table-cell>
          <table:table-cell table:style-name="ce21" table:formula="of:=[.$C$2] * [.$C$2] * [.L3] * 1000000 * [.L4] / 1000000000000" office:value-type="float" office:value="0.004502334375" calcext:value-type="float">
            <text:p>0.004502334375</text:p>
          </table:table-cell>
          <table:table-cell table:style-name="ce21" table:formula="of:=[.$C$2] * [.$C$2] * [.M3] * 1000000 * [.M4] / 1000000000000" office:value-type="float" office:value="0.0000180093375" calcext:value-type="float">
            <text:p>0.0000180093375</text:p>
          </table:table-cell>
          <table:table-cell table:style-name="ce21" table:formula="of:=[.$C$2] * [.$C$2] * [.N3] * 1000000 * [.N4] / 1000000000000" office:value-type="float" office:value="0.004502334375" calcext:value-type="float">
            <text:p>0.004502334375</text:p>
          </table:table-cell>
          <table:table-cell table:style-name="ce21" table:formula="of:=[.$C$2] * [.$C$2] * [.O3] * 1000000 * [.O4] / 1000000000000" office:value-type="float" office:value="0.004502334375" calcext:value-type="float">
            <text:p>0.004502334375</text:p>
          </table:table-cell>
          <table:table-cell table:style-name="ce21" table:formula="of:=[.$C$2] * [.$C$2] * [.P3] * 1000000 * [.P4] / 1000000000000" office:value-type="float" office:value="0.004502334375" calcext:value-type="float">
            <text:p>0.004502334375</text:p>
          </table:table-cell>
          <table:table-cell table:style-name="ce21" table:formula="of:=[.$C$2] * [.$C$2] * [.Q3] * 1000000 * [.Q4] / 1000000000000" office:value-type="float" office:value="0.0000180093375" calcext:value-type="float">
            <text:p>0.0000180093375</text:p>
          </table:table-cell>
          <table:table-cell table:style-name="ce21" table:formula="of:=[.$C$2] * [.$C$2] * [.R3] * 1000000 * [.R4] / 1000000000000" office:value-type="float" office:value="0.004502334375" calcext:value-type="float">
            <text:p>0.004502334375</text:p>
          </table:table-cell>
          <table:table-cell table:style-name="ce21" table:formula="of:=[.$C$2] * [.$C$2] * [.S3] * 1000000 * [.S4] / 1000000000000" office:value-type="float" office:value="0.0000180093375" calcext:value-type="float">
            <text:p>0.0000180093375</text:p>
          </table:table-cell>
          <table:table-cell table:style-name="ce21" table:formula="of:=[.$C$2] * [.$C$2] * [.T3] * 1000000 * [.T4] / 1000000000000" office:value-type="float" office:value="0.0000180093375" calcext:value-type="float">
            <text:p>0.0000180093375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Pin Current (Ip, mA)</text:p>
          </table:table-cell>
          <table:table-cell/>
          <table:table-cell table:style-name="ce21"/>
          <table:table-cell table:style-name="ce21" table:formula="of:=[.D6] / [.$C$2] * 1000" office:value-type="float" office:value="0.010395" calcext:value-type="float">
            <text:p>0.010395</text:p>
          </table:table-cell>
          <table:table-cell table:style-name="ce21" table:formula="of:=[.E6] / [.$C$2] * 1000" office:value-type="float" office:value="0.010395" calcext:value-type="float">
            <text:p>0.010395</text:p>
          </table:table-cell>
          <table:table-cell table:style-name="ce21" table:formula="of:=[.F6] / [.$C$2] * 1000" office:value-type="float" office:value="0.010395" calcext:value-type="float">
            <text:p>0.010395</text:p>
          </table:table-cell>
          <table:table-cell table:style-name="ce21" table:formula="of:=[.G6] / [.$C$2] * 1000" office:value-type="float" office:value="0.010395" calcext:value-type="float">
            <text:p>0.010395</text:p>
          </table:table-cell>
          <table:table-cell table:style-name="ce21" table:formula="of:=[.H6] / [.$C$2] * 1000" office:value-type="float" office:value="0.010395" calcext:value-type="float">
            <text:p>0.010395</text:p>
          </table:table-cell>
          <table:table-cell table:style-name="ce21" table:formula="of:=[.I6] / [.$C$2] * 1000" office:value-type="float" office:value="0.010395" calcext:value-type="float">
            <text:p>0.010395</text:p>
          </table:table-cell>
          <table:table-cell table:style-name="ce21" table:formula="of:=[.J6] / [.$C$2] * 1000" office:value-type="float" office:value="0.03465" calcext:value-type="float">
            <text:p>0.03465</text:p>
          </table:table-cell>
          <table:table-cell table:style-name="ce21" table:formula="of:=[.K6] / [.$C$2] * 1000" office:value-type="float" office:value="0.03465" calcext:value-type="float">
            <text:p>0.03465</text:p>
          </table:table-cell>
          <table:table-cell table:style-name="ce21" table:formula="of:=[.L6] / [.$C$2] * 1000" office:value-type="float" office:value="1.299375" calcext:value-type="float">
            <text:p>1.299375</text:p>
          </table:table-cell>
          <table:table-cell table:style-name="ce21" table:formula="of:=[.M6] / [.$C$2] * 1000" office:value-type="float" office:value="0.0051975" calcext:value-type="float">
            <text:p>0.0051975</text:p>
          </table:table-cell>
          <table:table-cell table:style-name="ce21" table:formula="of:=[.N6] / [.$C$2] * 1000" office:value-type="float" office:value="1.299375" calcext:value-type="float">
            <text:p>1.299375</text:p>
          </table:table-cell>
          <table:table-cell table:style-name="ce21" table:formula="of:=[.O6] / [.$C$2] * 1000" office:value-type="float" office:value="1.299375" calcext:value-type="float">
            <text:p>1.299375</text:p>
          </table:table-cell>
          <table:table-cell table:style-name="ce21" table:formula="of:=[.P6] / [.$C$2] * 1000" office:value-type="float" office:value="1.299375" calcext:value-type="float">
            <text:p>1.299375</text:p>
          </table:table-cell>
          <table:table-cell table:style-name="ce21" table:formula="of:=[.Q6] / [.$C$2] * 1000" office:value-type="float" office:value="0.0051975" calcext:value-type="float">
            <text:p>0.0051975</text:p>
          </table:table-cell>
          <table:table-cell table:style-name="ce21" table:formula="of:=[.R6] / [.$C$2] * 1000" office:value-type="float" office:value="1.299375" calcext:value-type="float">
            <text:p>1.299375</text:p>
          </table:table-cell>
          <table:table-cell table:style-name="ce21" table:formula="of:=[.S6] / [.$C$2] * 1000" office:value-type="float" office:value="0.0051975" calcext:value-type="float">
            <text:p>0.0051975</text:p>
          </table:table-cell>
          <table:table-cell table:style-name="ce21" table:formula="of:=[.T6] / [.$C$2] * 1000" office:value-type="float" office:value="0.0051975" calcext:value-type="float">
            <text:p>0.0051975</text:p>
          </table:table-cell>
          <table:table-cell table:number-columns-repeated="1004"/>
        </table:table-row>
        <table:table-row table:style-name="ro1">
          <table:table-cell table:style-name="ce21"/>
          <table:table-cell/>
          <table:table-cell table:style-name="ce21" table:number-columns-repeated="3"/>
          <table:table-cell table:number-columns-repeated="1019"/>
        </table:table-row>
        <table:table-row table:style-name="ro1">
          <table:table-cell table:style-name="ce21" office:value-type="string" calcext:value-type="string">
            <text:p>Total Bank Power (Pb, W)</text:p>
          </table:table-cell>
          <table:table-cell/>
          <table:table-cell table:style-name="ce21" table:formula="of:=SUM([.D6:.T6])" office:value-type="float" office:value="0.023039945775" calcext:value-type="float">
            <text:p>0.023039945775</text:p>
          </table:table-cell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Total Bank Current (Ib, mA)</text:p>
          </table:table-cell>
          <table:table-cell/>
          <table:table-cell table:style-name="ce21" table:formula="of:=SUM([.D7:.T7])" office:value-type="float" office:value="6.649335" calcext:value-type="float">
            <text:p>6.649335</text:p>
          </table:table-cell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21"/>
          <table:table-cell/>
          <table:table-cell table:style-name="ce21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FPGA Bank 1</text:p>
          </table:table-cell>
          <table:table-cell table:style-name="ce23"/>
          <table:table-cell table:style-name="ce19"/>
          <table:table-cell table:style-name="ce19" office:value-type="string" calcext:value-type="string">
            <text:p>CDONE</text:p>
          </table:table-cell>
          <table:table-cell table:style-name="ce19" office:value-type="string" calcext:value-type="string">
            <text:p>CRESET</text:p>
          </table:table-cell>
          <table:table-cell table:style-name="ce19" office:value-type="string" calcext:value-type="string">
            <text:p>I2C SCL</text:p>
          </table:table-cell>
          <table:table-cell table:style-name="ce19" office:value-type="string" calcext:value-type="string">
            <text:p>I2C SDA</text:p>
          </table:table-cell>
          <table:table-cell table:style-name="ce19" office:value-type="string" calcext:value-type="string">
            <text:p>ADC GPIO1</text:p>
          </table:table-cell>
          <table:table-cell table:style-name="ce19" office:value-type="string" calcext:value-type="string">
            <text:p>I2S BCLK</text:p>
          </table:table-cell>
          <table:table-cell table:style-name="ce19" office:value-type="string" calcext:value-type="string">
            <text:p>I2S FSYNC</text:p>
          </table:table-cell>
          <table:table-cell table:style-name="ce19" office:value-type="string" calcext:value-type="string">
            <text:p>I2S DATA</text:p>
          </table:table-cell>
          <table:table-cell table:style-name="ce19" office:value-type="string" calcext:value-type="string">
            <text:p>QSPI CLK</text:p>
          </table:table-cell>
          <table:table-cell table:style-name="ce19" office:value-type="string" calcext:value-type="string">
            <text:p>QSPI SS</text:p>
          </table:table-cell>
          <table:table-cell table:style-name="ce19" office:value-type="string" calcext:value-type="string">
            <text:p>QSPI IO0</text:p>
          </table:table-cell>
          <table:table-cell table:style-name="ce19" office:value-type="string" calcext:value-type="string">
            <text:p>QSPI IO1</text:p>
          </table:table-cell>
          <table:table-cell table:style-name="ce19" office:value-type="string" calcext:value-type="string">
            <text:p>QSPI IO2</text:p>
          </table:table-cell>
          <table:table-cell table:style-name="ce19" office:value-type="string" calcext:value-type="string">
            <text:p>QSPI IO3</text:p>
          </table:table-cell>
          <table:table-cell table:number-columns-repeated="2" table:style-name="ce19" office:value-type="string" calcext:value-type="string">
            <text:p>UNUSED</text:p>
          </table:table-cell>
          <table:table-cell table:style-name="ce19"/>
          <table:table-cell table:style-name="ce23" table:number-columns-repeated="1004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1.8 * 1.05" office:value-type="float" office:value="1.89" calcext:value-type="float">
            <text:p>1.89</text:p>
          </table:table-cell>
          <table:table-cell table:number-columns-repeated="5"/>
          <table:table-cell table:style-name="ce21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 table:number-columns-repeated="2"/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4" calcext:value-type="float">
            <text:p>0.4</text:p>
          </table:table-cell>
          <table:table-cell table:style-name="ce20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25 / 64" office:value-type="float" office:value="0.390625" calcext:value-type="float">
            <text:p>0.390625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ine Capacitance (C, pF)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Pin Power (Pp, W)</text:p>
          </table:table-cell>
          <table:table-cell/>
          <table:table-cell table:style-name="ce21"/>
          <table:table-cell table:style-name="ce21" table:formula="of:=[.$C$14] * [.$C$14] * [.D15] * 1000000 * [.D16] / 1000000000000" office:value-type="float" office:value="0.00000535815" calcext:value-type="float">
            <text:p>0.00000535815</text:p>
          </table:table-cell>
          <table:table-cell table:style-name="ce21" table:formula="of:=[.$C$14] * [.$C$14] * [.E15] * 1000000 * [.E16] / 1000000000000" office:value-type="float" office:value="0.00000535815" calcext:value-type="float">
            <text:p>0.00000535815</text:p>
          </table:table-cell>
          <table:table-cell table:style-name="ce21" table:formula="of:=[.$C$14] * [.$C$14] * [.F15] * 1000000 * [.F16] / 1000000000000" office:value-type="float" office:value="0.0000428652" calcext:value-type="float">
            <text:p>0.0000428652</text:p>
          </table:table-cell>
          <table:table-cell table:style-name="ce21" table:formula="of:=[.$C$14] * [.$C$14] * [.G15] * 1000000 * [.G16] / 1000000000000" office:value-type="float" office:value="0.0000428652" calcext:value-type="float">
            <text:p>0.0000428652</text:p>
          </table:table-cell>
          <table:table-cell table:style-name="ce21" table:formula="of:=[.$C$14] * [.$C$14] * [.H15] * 1000000 * [.H16] / 1000000000000" office:value-type="float" office:value="0.002679075" calcext:value-type="float">
            <text:p>0.002679075</text:p>
          </table:table-cell>
          <table:table-cell table:style-name="ce21" table:formula="of:=[.$C$14] * [.$C$14] * [.I15] * 1000000 * [.I16] / 1000000000000" office:value-type="float" office:value="0.002679075" calcext:value-type="float">
            <text:p>0.002679075</text:p>
          </table:table-cell>
          <table:table-cell table:style-name="ce21" table:formula="of:=[.$C$14] * [.$C$14] * [.J15] * 1000000 * [.J16] / 1000000000000" office:value-type="float" office:value="0.000041860546875" calcext:value-type="float">
            <text:p>0.000041860546875</text:p>
          </table:table-cell>
          <table:table-cell table:style-name="ce21" table:formula="of:=[.$C$14] * [.$C$14] * [.K15] * 1000000 * [.K16] / 1000000000000" office:value-type="float" office:value="0.002679075" calcext:value-type="float">
            <text:p>0.002679075</text:p>
          </table:table-cell>
          <table:table-cell table:style-name="ce21" table:formula="of:=[.$C$14] * [.$C$14] * [.L15] * 1000000 * [.L16] / 1000000000000" office:value-type="float" office:value="0.00535815" calcext:value-type="float">
            <text:p>0.00535815</text:p>
          </table:table-cell>
          <table:table-cell table:style-name="ce21" table:formula="of:=[.$C$14] * [.$C$14] * [.M15] * 1000000 * [.M16] / 1000000000000" office:value-type="float" office:value="0.000535815" calcext:value-type="float">
            <text:p>0.000535815</text:p>
          </table:table-cell>
          <table:table-cell table:style-name="ce21" table:formula="of:=[.$C$14] * [.$C$14] * [.N15] * 1000000 * [.N16] / 1000000000000" office:value-type="float" office:value="0.00535815" calcext:value-type="float">
            <text:p>0.00535815</text:p>
          </table:table-cell>
          <table:table-cell table:style-name="ce21" table:formula="of:=[.$C$14] * [.$C$14] * [.O15] * 1000000 * [.O16] / 1000000000000" office:value-type="float" office:value="0.00535815" calcext:value-type="float">
            <text:p>0.00535815</text:p>
          </table:table-cell>
          <table:table-cell table:style-name="ce21" table:formula="of:=[.$C$14] * [.$C$14] * [.P15] * 1000000 * [.P16] / 1000000000000" office:value-type="float" office:value="0.00535815" calcext:value-type="float">
            <text:p>0.00535815</text:p>
          </table:table-cell>
          <table:table-cell table:style-name="ce21" table:formula="of:=[.$C$14] * [.$C$14] * [.Q15] * 1000000 * [.Q16] / 1000000000000" office:value-type="float" office:value="0.00535815" calcext:value-type="float">
            <text:p>0.00535815</text:p>
          </table:table-cell>
          <table:table-cell table:style-name="ce21" table:formula="of:=[.$C$14] * [.$C$14] * [.R15] * 1000000 * [.R16] / 1000000000000" office:value-type="float" office:value="0" calcext:value-type="float">
            <text:p>0</text:p>
          </table:table-cell>
          <table:table-cell table:style-name="ce21" table:formula="of:=[.$C$14] * [.$C$14] * [.S15] * 1000000 * [.S16] / 1000000000000" office:value-type="float" office:value="0" calcext:value-type="float">
            <text:p>0</text:p>
          </table:table-cell>
          <table:table-cell table:style-name="ce21"/>
          <table:table-cell table:number-columns-repeated="1004"/>
        </table:table-row>
        <table:table-row table:style-name="ro1">
          <table:table-cell table:style-name="ce21" office:value-type="string" calcext:value-type="string">
            <text:p>Pin Current (Ip, mA)</text:p>
          </table:table-cell>
          <table:table-cell/>
          <table:table-cell table:style-name="ce21"/>
          <table:table-cell table:style-name="ce21" table:formula="of:=[.D18] / [.$C$14] * 1000" office:value-type="float" office:value="0.002835" calcext:value-type="float">
            <text:p>0.002835</text:p>
          </table:table-cell>
          <table:table-cell table:style-name="ce21" table:formula="of:=[.E18] / [.$C$14] * 1000" office:value-type="float" office:value="0.002835" calcext:value-type="float">
            <text:p>0.002835</text:p>
          </table:table-cell>
          <table:table-cell table:style-name="ce21" table:formula="of:=[.F18] / [.$C$14] * 1000" office:value-type="float" office:value="0.02268" calcext:value-type="float">
            <text:p>0.02268</text:p>
          </table:table-cell>
          <table:table-cell table:style-name="ce21" table:formula="of:=[.G18] / [.$C$14] * 1000" office:value-type="float" office:value="0.02268" calcext:value-type="float">
            <text:p>0.02268</text:p>
          </table:table-cell>
          <table:table-cell table:style-name="ce21" table:formula="of:=[.H18] / [.$C$14] * 1000" office:value-type="float" office:value="1.4175" calcext:value-type="float">
            <text:p>1.4175</text:p>
          </table:table-cell>
          <table:table-cell table:style-name="ce21" table:formula="of:=[.I18] / [.$C$14] * 1000" office:value-type="float" office:value="1.4175" calcext:value-type="float">
            <text:p>1.4175</text:p>
          </table:table-cell>
          <table:table-cell table:style-name="ce21" table:formula="of:=[.J18] / [.$C$14] * 1000" office:value-type="float" office:value="0.0221484375" calcext:value-type="float">
            <text:p>0.0221484375</text:p>
          </table:table-cell>
          <table:table-cell table:style-name="ce21" table:formula="of:=[.K18] / [.$C$14] * 1000" office:value-type="float" office:value="1.4175" calcext:value-type="float">
            <text:p>1.4175</text:p>
          </table:table-cell>
          <table:table-cell table:style-name="ce21" table:formula="of:=[.L18] / [.$C$14] * 1000" office:value-type="float" office:value="2.835" calcext:value-type="float">
            <text:p>2.835</text:p>
          </table:table-cell>
          <table:table-cell table:style-name="ce21" table:formula="of:=[.M18] / [.$C$14] * 1000" office:value-type="float" office:value="0.2835" calcext:value-type="float">
            <text:p>0.2835</text:p>
          </table:table-cell>
          <table:table-cell table:style-name="ce21" table:formula="of:=[.N18] / [.$C$14] * 1000" office:value-type="float" office:value="2.835" calcext:value-type="float">
            <text:p>2.835</text:p>
          </table:table-cell>
          <table:table-cell table:style-name="ce21" table:formula="of:=[.O18] / [.$C$14] * 1000" office:value-type="float" office:value="2.835" calcext:value-type="float">
            <text:p>2.835</text:p>
          </table:table-cell>
          <table:table-cell table:style-name="ce21" table:formula="of:=[.P18] / [.$C$14] * 1000" office:value-type="float" office:value="2.835" calcext:value-type="float">
            <text:p>2.835</text:p>
          </table:table-cell>
          <table:table-cell table:style-name="ce21" table:formula="of:=[.Q18] / [.$C$14] * 1000" office:value-type="float" office:value="2.835" calcext:value-type="float">
            <text:p>2.835</text:p>
          </table:table-cell>
          <table:table-cell table:style-name="ce21" table:formula="of:=[.R18] / [.$C$14] * 1000" office:value-type="float" office:value="0" calcext:value-type="float">
            <text:p>0</text:p>
          </table:table-cell>
          <table:table-cell table:style-name="ce21" table:formula="of:=[.S18] / [.$C$14] * 1000" office:value-type="float" office:value="0" calcext:value-type="float">
            <text:p>0</text:p>
          </table:table-cell>
          <table:table-cell table:style-name="ce21"/>
          <table:table-cell table:number-columns-repeated="1004"/>
        </table:table-row>
        <table:table-row table:style-name="ro1">
          <table:table-cell table:style-name="ce21"/>
          <table:table-cell/>
          <table:table-cell table:style-name="ce21" table:number-columns-repeated="3"/>
          <table:table-cell table:number-columns-repeated="1019"/>
        </table:table-row>
        <table:table-row table:style-name="ro1">
          <table:table-cell table:style-name="ce21" office:value-type="string" calcext:value-type="string">
            <text:p>Total Bank Power (Pb, W)</text:p>
          </table:table-cell>
          <table:table-cell/>
          <table:table-cell table:style-name="ce21" table:formula="of:=SUM([.D18:.S18])" office:value-type="float" office:value="0.035502097246875" calcext:value-type="float">
            <text:p>0.035502097246875</text:p>
          </table:table-cell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Total Bank Current (Ib, mA)</text:p>
          </table:table-cell>
          <table:table-cell/>
          <table:table-cell table:style-name="ce21" table:formula="of:=SUM([.D19:.S19])" office:value-type="float" office:value="18.7841784375" calcext:value-type="float">
            <text:p>18.7841784375</text:p>
          </table:table-cell>
          <table:table-cell table:style-name="ce21"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FPGA Bank 2</text:p>
          </table:table-cell>
          <table:table-cell table:style-name="ce23"/>
          <table:table-cell table:style-name="ce19"/>
          <table:table-cell table:style-name="ce19" office:value-type="string" calcext:value-type="string">
            <text:p>MIXER EN</text:p>
          </table:table-cell>
          <table:table-cell table:style-name="ce19" office:value-type="string" calcext:value-type="string">
            <text:p>MIXER LO I</text:p>
          </table:table-cell>
          <table:table-cell table:style-name="ce19" office:value-type="string" calcext:value-type="string">
            <text:p>MIXER LO Q</text:p>
          </table:table-cell>
          <table:table-cell table:style-name="ce19" office:value-type="string" calcext:value-type="string">
            <text:p>OSC IN</text:p>
          </table:table-cell>
          <table:table-cell table:style-name="ce19" office:value-type="string" calcext:value-type="string">
            <text:p>OSC CTRLF</text:p>
          </table:table-cell>
          <table:table-cell table:style-name="ce19" office:value-type="string" calcext:value-type="string">
            <text:p>OSC CTRLC</text:p>
          </table:table-cell>
          <table:table-cell table:style-name="ce19" office:value-type="string" calcext:value-type="string">
            <text:p>REFOUT0</text:p>
          </table:table-cell>
          <table:table-cell table:style-name="ce19" office:value-type="string" calcext:value-type="string">
            <text:p>REFOUT1</text:p>
          </table:table-cell>
          <table:table-cell table:style-name="ce19" table:number-columns-repeated="9"/>
          <table:table-cell table:style-name="ce23" table:number-columns-repeated="1004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3.3 * 1.05" office:value-type="float" office:value="3.465" calcext:value-type="float">
            <text:p>3.465</text:p>
          </table:table-cell>
          <table:table-cell table:number-columns-repeated="5"/>
          <table:table-cell table:style-name="ce21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20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 Capacitance (C, pF)</text:p>
          </table:table-cell>
          <table:table-cell table:number-columns-repeated="2"/>
          <table:table-cell table:number-columns-repeated="3" office:value-type="float" office:value="30" calcext:value-type="float">
            <text:p>30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Pin Power (Pp, W)</text:p>
          </table:table-cell>
          <table:table-cell/>
          <table:table-cell table:style-name="ce21"/>
          <table:table-cell table:style-name="ce21" table:formula="of:=[.$C$26] * [.$C$26] * [.D27] * 1000000 * [.D28] / 1000000000000" office:value-type="float" office:value="0.000036018675" calcext:value-type="float">
            <text:p>0.000036018675</text:p>
          </table:table-cell>
          <table:table-cell table:style-name="ce21" table:formula="of:=[.$C$14] * [.$C$14] * [.E27] * 1000000 * [.E28] / 1000000000000" office:value-type="float" office:value="0.00750141" calcext:value-type="float">
            <text:p>0.00750141</text:p>
          </table:table-cell>
          <table:table-cell table:style-name="ce21" table:formula="of:=[.$C$14] * [.$C$14] * [.F27] * 1000000 * [.F28] / 1000000000000" office:value-type="float" office:value="0.00750141" calcext:value-type="float">
            <text:p>0.00750141</text:p>
          </table:table-cell>
          <table:table-cell table:style-name="ce21" table:formula="of:=[.$C$14] * [.$C$14] * [.G27] * 1000000 * [.G28] / 1000000000000" office:value-type="float" office:value="0.00535815" calcext:value-type="float">
            <text:p>0.00535815</text:p>
          </table:table-cell>
          <table:table-cell table:style-name="ce21" table:formula="of:=[.$C$14] * [.$C$14] * [.H27] * 1000000 * [.H28] / 1000000000000" office:value-type="float" office:value="0.002679075" calcext:value-type="float">
            <text:p>0.002679075</text:p>
          </table:table-cell>
          <table:table-cell table:style-name="ce21" table:formula="of:=[.$C$14] * [.$C$14] * [.I27] * 1000000 * [.I28] / 1000000000000" office:value-type="float" office:value="0.002679075" calcext:value-type="float">
            <text:p>0.002679075</text:p>
          </table:table-cell>
          <table:table-cell table:style-name="ce21" table:formula="of:=[.$C$14] * [.$C$14] * [.J27] * 1000000 * [.J28] / 1000000000000" office:value-type="float" office:value="0.0107163" calcext:value-type="float">
            <text:p>0.0107163</text:p>
          </table:table-cell>
          <table:table-cell table:style-name="ce21" table:formula="of:=[.$C$14] * [.$C$14] * [.K27] * 1000000 * [.K28] / 1000000000000" office:value-type="float" office:value="0.0107163" calcext:value-type="float">
            <text:p>0.0107163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Pin Current (Ip, mA)</text:p>
          </table:table-cell>
          <table:table-cell/>
          <table:table-cell table:style-name="ce21"/>
          <table:table-cell table:style-name="ce21" table:formula="of:=[.D30] / [.$C$26] * 1000" office:value-type="float" office:value="0.010395" calcext:value-type="float">
            <text:p>0.010395</text:p>
          </table:table-cell>
          <table:table-cell table:style-name="ce21" table:formula="of:=[.E30] / [.$C$14] * 1000" office:value-type="float" office:value="3.969" calcext:value-type="float">
            <text:p>3.969</text:p>
          </table:table-cell>
          <table:table-cell table:style-name="ce21" table:formula="of:=[.F30] / [.$C$14] * 1000" office:value-type="float" office:value="3.969" calcext:value-type="float">
            <text:p>3.969</text:p>
          </table:table-cell>
          <table:table-cell table:style-name="ce21" table:formula="of:=[.G30] / [.$C$14] * 1000" office:value-type="float" office:value="2.835" calcext:value-type="float">
            <text:p>2.835</text:p>
          </table:table-cell>
          <table:table-cell table:style-name="ce21" table:formula="of:=[.H30] / [.$C$14] * 1000" office:value-type="float" office:value="1.4175" calcext:value-type="float">
            <text:p>1.4175</text:p>
          </table:table-cell>
          <table:table-cell table:style-name="ce21" table:formula="of:=[.I30] / [.$C$14] * 1000" office:value-type="float" office:value="1.4175" calcext:value-type="float">
            <text:p>1.4175</text:p>
          </table:table-cell>
          <table:table-cell table:style-name="ce21" table:formula="of:=[.J30] / [.$C$14] * 1000" office:value-type="float" office:value="5.67" calcext:value-type="float">
            <text:p>5.67</text:p>
          </table:table-cell>
          <table:table-cell table:style-name="ce21" table:formula="of:=[.K30] / [.$C$14] * 1000" office:value-type="float" office:value="5.67" calcext:value-type="float">
            <text:p>5.67</text:p>
          </table:table-cell>
          <table:table-cell table:number-columns-repeated="1013"/>
        </table:table-row>
        <table:table-row table:style-name="ro1">
          <table:table-cell table:style-name="ce21"/>
          <table:table-cell/>
          <table:table-cell table:style-name="ce21" table:number-columns-repeated="3"/>
          <table:table-cell table:number-columns-repeated="1019"/>
        </table:table-row>
        <table:table-row table:style-name="ro1">
          <table:table-cell table:style-name="ce21" office:value-type="string" calcext:value-type="string">
            <text:p>Total Bank Power (Pb, W)</text:p>
          </table:table-cell>
          <table:table-cell/>
          <table:table-cell table:style-name="ce21" table:formula="of:=SUM([.D30:.K30])" office:value-type="float" office:value="0.047187738675" calcext:value-type="float">
            <text:p>0.047187738675</text:p>
          </table:table-cell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Total Bank Current (Ib, mA)</text:p>
          </table:table-cell>
          <table:table-cell/>
          <table:table-cell table:style-name="ce21" table:formula="of:=SUM([.D31:.K31])" office:value-type="float" office:value="24.958395" calcext:value-type="float">
            <text:p>24.958395</text:p>
          </table:table-cell>
          <table:table-cell table:style-name="ce21"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** TODO: ADD IN CALCULATED DYNAMIC AND STATIC CONSUMPTION AND THEN SEPARATE OUT THE TOTALS FOR THE LDOs FOR BUDGE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consumption does not include shoot-through 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consumption does not include driven device’s equivalent capacitance (ie. only pin capacitance is include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consumption for inputs is included since the bank supply LDO is also used for the driving circuitr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FFC made from PET (Er=3), H=0.043, T=0.035, W=0.3, S=0.2, then Z=97ohms for a G-S-G trace; a 100mm length will add approximately 10pF capacitance. Cable such as: https://www.farnell.com/datasheets/3189774.pdf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a 6mil trace 0.2mm above a power plane there is a capacitance of about 11pF for 100mm. <text:s/>For a 3.5mil trace it is about 9pF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sume a typical input pin having 5-10pF of capacitanc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signals travelling over the FFC to a single gate, assume 30pF; in reality it will probably be closer to 25pF (50pF cable, 9pF trace, 10pF CMOS input)</text:p>
          </table:table-cell>
          <table:table-cell table:number-columns-repeated="1023"/>
        </table:table-row>
      </table:table>
      <table:table table:name="AP2121-xxx LDO" table:style-name="ta1">
        <table:table-column table:style-name="co1" table:default-cell-style-name="ce20"/>
        <table:table-column table:style-name="co2" table:default-cell-style-name="Default"/>
        <table:table-column table:style-name="co2" table:default-cell-style-name="ce21"/>
        <table:table-column table:style-name="co2" table:number-columns-repeated="5" table:default-cell-style-name="Default"/>
        <table:table-column table:style-name="co2" table:default-cell-style-name="ce21"/>
        <table:table-column table:style-name="co2" table:number-columns-repeated="1015" table:default-cell-style-name="ce20"/>
        <table:table-row table:style-name="ro1">
          <table:table-cell table:style-name="ce19" office:value-type="string" calcext:value-type="string">
            <text:p>System Parameters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table:style-name="Default" office:value-type="string" calcext:value-type="string">
            <text:p>USB Bus Voltage (V)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ot at connector but after input protection, etc.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1.2V LDO (AP2121-1.2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7] * 0.95" office:value-type="float" office:value="31.35" calcext:value-type="float">
            <text:p>31.35</text:p>
          </table:table-cell>
          <table:table-cell office:value-type="float" office:value="33" calcext:value-type="float">
            <text:p>33</text:p>
          </table:table-cell>
          <table:table-cell table:formula="of:=[.D7] * 1.05" office:value-type="float" office:value="34.65" calcext:value-type="float">
            <text:p>34.65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2.2311175" calcext:value-type="float">
            <text:p>2.2311175</text:p>
          </table:table-cell>
          <table:table-cell table:style-name="ce21" table:formula="of:=[.$D$2] - 0.001 * [.E17] * [.D7]" office:value-type="float" office:value="3.31535" calcext:value-type="float">
            <text:p>3.31535</text:p>
          </table:table-cell>
          <table:table-cell table:style-name="ce21" table:formula="of:=[.$E$2] - 0.001 * [.E17] * [.C7]" office:value-type="float" office:value="4.3995825" calcext:value-type="float">
            <text:p>4.3995825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[.E10] + 1; CONCATENATE(&quot;TOO LOW FOR OPTIMUM PERFORMANCE !  MINIMUM INPUT NEEDS TO BE HIGHER THAN &quot;; [.E10] + 1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76" calcext:value-type="float">
            <text:p>1.176</text:p>
          </table:table-cell>
          <table:table-cell office:value-type="float" office:value="1.2" calcext:value-type="float">
            <text:p>1.2</text:p>
          </table:table-cell>
          <table:table-cell table:style-name="ce21" table:formula="of:=[.D10] * (1 + [.E11])" office:value-type="float" office:value="1.224" calcext:value-type="float">
            <text:p>1.22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2" calcext:value-type="percentage">
            <text:p>-2.0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2" calcext:value-type="percentage">
            <text:p>2.0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0.9" calcext:value-type="float">
            <text:p>0.9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number-columns-repeated="3" table:style-name="ce20"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14] + 0.001 * ([.C15] + [.C16])" office:value-type="float" office:value="10.05" calcext:value-type="float">
            <text:p>10.05</text:p>
          </table:table-cell>
          <table:table-cell table:style-name="ce20" table:formula="of:=[.D14] + 0.001 * ([.D15] + [.D16])" office:value-type="float" office:value="25.05" calcext:value-type="float">
            <text:p>25.05</text:p>
          </table:table-cell>
          <table:table-cell table:style-name="ce20" table:formula="of:=[.E14] + 0.001 * ([.E15] + [.E16])" office:value-type="float" office:value="51.05" calcext:value-type="float">
            <text:p>51.05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19] * 0.8" office:value-type="float" office:value="120" calcext:value-type="float">
            <text:p>120</text:p>
          </table:table-cell>
          <table:table-cell table:style-name="ce21" table:formula="of:=[.E19] * 0.9" office:value-type="float" office:value="135" calcext:value-type="float">
            <text:p>135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250" calcext:value-type="float">
            <text:p>250</text:p>
          </table:table-cell>
          <table:table-cell table:style-name="ce21" table:formula="of:=[.C20] * 1.1" office:value-type="float" office:value="275" calcext:value-type="float">
            <text:p>275</text:p>
          </table:table-cell>
          <table:table-cell table:style-name="ce21" table:formula="of:=[.C20] * 1.2" office:value-type="float" office:value="300" calcext:value-type="float">
            <text:p>300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81.701313375" calcext:value-type="float">
            <text:p>81.701313375</text:p>
          </table:table-cell>
          <table:table-cell table:style-name="ce21" table:formula="of:=1000 * POWER(0.001 * [.E17]; 2) * [.D7]" office:value-type="float" office:value="86.0013825" calcext:value-type="float">
            <text:p>86.0013825</text:p>
          </table:table-cell>
          <table:table-cell table:style-name="ce21" table:formula="of:=1000 * POWER(0.001 * [.E17]; 2) * [.E7]" office:value-type="float" office:value="90.301451625" calcext:value-type="float">
            <text:p>90.301451625</text:p>
          </table:table-cell>
          <table:table-cell table:number-columns-repeated="3"/>
          <table:table-cell table:formula="of:=IF([.D7] &gt; 0; CONCATENATE(&quot;Resistor must be sized to handle worst-case fault power of &quot;; POWER(MIN(0.35 * 1.2; [.$E$2] / [.C7]); 2) * [.E7]; &quot;W&quot;); &quot;&quot;)" office:value-type="string" office:string-value="Resistor must be sized to handle worst-case fault power of 1.26920171241501W" calcext:value-type="string">
            <text:p>Resistor must be sized to handle worst-case fault power of 1.26920171241501W</text:p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8] - [.E10]) * (0.001 * [.E14]) + [.C8] * (0.000001 * ([.E15] + [.E16])))" office:value-type="float" office:value="51.474548375" calcext:value-type="float">
            <text:p>51.474548375</text:p>
          </table:table-cell>
          <table:table-cell table:style-name="ce21" table:formula="of:=1000 * (([.D8] - [.D10]) * (0.001 * [.E14]) + [.D8] * (0.000001 * ([.E15] + [.E16])))" office:value-type="float" office:value="108.0486175" calcext:value-type="float">
            <text:p>108.0486175</text:p>
          </table:table-cell>
          <table:table-cell table:style-name="ce21" table:formula="of:=1000 * (([.E8] - [.C10]) * (0.001 * [.E14]) + [.E8] * (0.000001 * ([.E15] + [.E16])))" office:value-type="float" office:value="164.622686625" calcext:value-type="float">
            <text:p>164.622686625</text:p>
          </table:table-cell>
          <table:table-cell table:style-name="ce21"/>
          <table:table-cell table:style-name="ce21" table:formula="of:=IF([.E23] &gt; [.C24]; CONCATENATE(&quot;TOO HIGH !  MAXIMUM POWER DISSIPATION OF &quot;; [.C24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166.666666666667" calcext:value-type="float">
            <text:p>166.666666666667</text:p>
          </table:table-cell>
          <table:table-cell table:style-name="ce21" table:formula="of:=1000 * ([.D19] - [.$E$3]) / [.D20]" office:value-type="float" office:value="236.363636363636" calcext:value-type="float">
            <text:p>236.363636363636</text:p>
          </table:table-cell>
          <table:table-cell table:style-name="ce21" table:formula="of:=1000 * ([.E19] - [.$E$3]) / [.C20]" office:value-type="float" office:value="320" calcext:value-type="float">
            <text:p>32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3.3V LDO (AP2121-3.3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28] * 0.9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28] * 1.05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4" calcext:value-type="float">
            <text:p>4</text:p>
          </table:table-cell>
          <table:table-cell table:style-name="ce21" table:formula="of:=[.$D$2] - 0.001 * [.E38] * [.D28]" office:value-type="float" office:value="5" calcext:value-type="float">
            <text:p>5</text:p>
          </table:table-cell>
          <table:table-cell table:style-name="ce21" table:formula="of:=[.$E$2] - 0.001 * [.E38] * [.C28]" office:value-type="float" office:value="6" calcext:value-type="float">
            <text:p>6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1; CONCATENATE(&quot;TOO LOW FOR OPTIMUM PERFORMANCE !  MINIMUM INPUT NEEDS TO BE HIGHER THAN &quot;; [.E31] + 1; &quot;V TO MEET DATASHEET OPERATING RANGES !&quot;); &quot;&quot;)" office:value-type="string" office:string-value="TOO LOW FOR OPTIMUM PERFORMANCE !  MINIMUM INPUT NEEDS TO BE HIGHER THAN 4.366V TO MEET DATASHEET OPERATING RANGES !" calcext:value-type="string">
            <text:p>TOO LOW FOR OPTIMUM PERFORMANCE ! <text:s/>MINIMUM INPUT NEEDS TO BE HIGHER THAN 4.366V TO MEET DATASHEET OPERATING RANGES !</text:p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3.234" calcext:value-type="float">
            <text:p>3.234</text:p>
          </table:table-cell>
          <table:table-cell office:value-type="float" office:value="3.3" calcext:value-type="float">
            <text:p>3.3</text:p>
          </table:table-cell>
          <table:table-cell table:style-name="ce21" table:formula="of:=[.D31] * (1 + [.E32])" office:value-type="float" office:value="3.366" calcext:value-type="float">
            <text:p>3.366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2" calcext:value-type="percentage">
            <text:p>-2.0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2" calcext:value-type="percentage">
            <text:p>2.0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style-name="ce30" office:value-type="float" office:value="0.15" calcext:value-type="float">
            <text:p>0.15</text:p>
          </table:table-cell>
          <table:table-cell table:style-name="ce30" office:value-type="float" office:value="0.25" calcext:value-type="float">
            <text:p>0.25</text:p>
          </table:table-cell>
          <table:table-cell table:style-name="ce30"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number-columns-repeated="3" table:style-name="ce20"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35] + 0.001 * ([.C36] + [.C37])" office:value-type="float" office:value="30.05" calcext:value-type="float">
            <text:p>30.05</text:p>
          </table:table-cell>
          <table:table-cell table:style-name="ce20" table:formula="of:=[.D35] + 0.001 * ([.D36] + [.D37])" office:value-type="float" office:value="40.05" calcext:value-type="float">
            <text:p>40.05</text:p>
          </table:table-cell>
          <table:table-cell table:style-name="ce20" table:formula="of:=[.E35] + 0.001 * ([.E36] + [.E37])" office:value-type="float" office:value="60.05" calcext:value-type="float">
            <text:p>60.05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40] * 0.8" office:value-type="float" office:value="120" calcext:value-type="float">
            <text:p>120</text:p>
          </table:table-cell>
          <table:table-cell table:style-name="ce21" table:formula="of:=[.E40] * 0.9" office:value-type="float" office:value="135" calcext:value-type="float">
            <text:p>135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250" calcext:value-type="float">
            <text:p>250</text:p>
          </table:table-cell>
          <table:table-cell table:style-name="ce21" table:formula="of:=[.C41] * 1.1" office:value-type="float" office:value="275" calcext:value-type="float">
            <text:p>275</text:p>
          </table:table-cell>
          <table:table-cell table:style-name="ce21" table:formula="of:=[.C41] * 1.2" office:value-type="float" office:value="300" calcext:value-type="float">
            <text:p>300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0" calcext:value-type="float">
            <text:p>0</text:p>
          </table:table-cell>
          <table:table-cell table:style-name="ce21" table:formula="of:=1000 * POWER(0.001 * [.E38]; 2) * [.D28]" office:value-type="float" office:value="0" calcext:value-type="float">
            <text:p>0</text:p>
          </table:table-cell>
          <table:table-cell table:style-name="ce21" table:formula="of:=1000 * POWER(0.001 * [.E38]; 2) * [.E28]" office:value-type="float" office:value="0" calcext:value-type="float">
            <text:p>0</text:p>
          </table:table-cell>
          <table:table-cell table:number-columns-repeated="3"/>
          <table:table-cell table:formula="of:=IF([.D28] &gt; 0; CONCATENATE(&quot;Resistor must be sized to handle worst-case fault power of &quot;; POWER(MIN(0.35 * 1.2; [.$E$2] / [.C28]); 2) * [.E28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29] - [.E31]) * (0.001 * [.E35]) + [.C29] * (0.000001 * ([.E36] + [.E37])))" office:value-type="float" office:value="38.24" calcext:value-type="float">
            <text:p>38.24</text:p>
          </table:table-cell>
          <table:table-cell table:style-name="ce21" table:formula="of:=1000 * (([.D29] - [.D31]) * (0.001 * [.E35]) + [.D29] * (0.000001 * ([.E36] + [.E37])))" office:value-type="float" office:value="102.25" calcext:value-type="float">
            <text:p>102.25</text:p>
          </table:table-cell>
          <table:table-cell table:style-name="ce21" table:formula="of:=1000 * (([.E29] - [.C31]) * (0.001 * [.E35]) + [.E29] * (0.000001 * ([.E36] + [.E37])))" office:value-type="float" office:value="166.26" calcext:value-type="float">
            <text:p>166.26</text:p>
          </table:table-cell>
          <table:table-cell table:style-name="ce21"/>
          <table:table-cell table:style-name="ce21" table:formula="of:=IF([.E44] &gt; [.C45]; CONCATENATE(&quot;TOO HIGH !  MAXIMUM POWER DISSIPATION OF &quot;; [.C45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166.666666666667" calcext:value-type="float">
            <text:p>166.666666666667</text:p>
          </table:table-cell>
          <table:table-cell table:style-name="ce21" table:formula="of:=1000 * ([.D40] - [.$E$3]) / [.D41]" office:value-type="float" office:value="236.363636363636" calcext:value-type="float">
            <text:p>236.363636363636</text:p>
          </table:table-cell>
          <table:table-cell table:style-name="ce21" table:formula="of:=1000 * ([.E40] - [.$E$3]) / [.C41]" office:value-type="float" office:value="320" calcext:value-type="float">
            <text:p>320</text:p>
          </table:table-cell>
          <table:table-cell table:number-columns-repeated="3"/>
          <table:table-cell table:style-name="Default" table:number-columns-repeated="1016"/>
        </table:table-row>
      </table:table>
      <table:table table:name="TPS7A20xx LDO" table:style-name="ta1">
        <table:table-column table:style-name="co1" table:default-cell-style-name="ce20"/>
        <table:table-column table:style-name="co2" table:default-cell-style-name="Default"/>
        <table:table-column table:style-name="co2" table:default-cell-style-name="ce21"/>
        <table:table-column table:style-name="co2" table:number-columns-repeated="5" table:default-cell-style-name="Default"/>
        <table:table-column table:style-name="co2" table:default-cell-style-name="ce21"/>
        <table:table-column table:style-name="co2" table:number-columns-repeated="1015" table:default-cell-style-name="ce20"/>
        <table:table-row table:style-name="ro1">
          <table:table-cell table:style-name="ce19" office:value-type="string" calcext:value-type="string">
            <text:p>System Parameters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table:style-name="Default" office:value-type="string" calcext:value-type="string">
            <text:p>USB Bus Voltage (V)</text:p>
          </table:table-cell>
          <table:table-cell/>
          <table:table-cell table:style-name="Default" table:formula="of:=[.D2] * 0.97" office:value-type="float" office:value="3.977" calcext:value-type="float">
            <text:p>3.977</text:p>
          </table:table-cell>
          <table:table-cell office:value-type="float" office:value="4.1" calcext:value-type="float">
            <text:p>4.1</text:p>
          </table:table-cell>
          <table:table-cell table:formula="of:=[.D2] * 1.03" office:value-type="float" office:value="4.223" calcext:value-type="float">
            <text:p>4.223</text:p>
          </table:table-cell>
          <table:table-cell table:number-columns-repeated="3"/>
          <table:table-cell office:value-type="string" calcext:value-type="string">
            <text:p>Not at connector but after input protection, etc.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1.2V LDO (TPS7A2012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7] * 0.98" office:value-type="float" office:value="46.06" calcext:value-type="float">
            <text:p>46.06</text:p>
          </table:table-cell>
          <table:table-cell office:value-type="float" office:value="47" calcext:value-type="float">
            <text:p>47</text:p>
          </table:table-cell>
          <table:table-cell table:formula="of:=[.D7] * 1.02" office:value-type="float" office:value="47.94" calcext:value-type="float">
            <text:p>47.94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1.6115605" calcext:value-type="float">
            <text:p>1.6115605</text:p>
          </table:table-cell>
          <table:table-cell table:style-name="ce21" table:formula="of:=[.$D$2] - 0.001 * [.E17] * [.D7]" office:value-type="float" office:value="1.78094166666666" calcext:value-type="float">
            <text:p>1.78094166666666</text:p>
          </table:table-cell>
          <table:table-cell table:style-name="ce21" table:formula="of:=[.$E$2] - 0.001 * [.E17] * [.C7]" office:value-type="float" office:value="1.95032283333333" calcext:value-type="float">
            <text:p>1.95032283333333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1.6; CONCATENATE(&quot;TOO LOW FOR OPTIMUM PERFORMANCE !  MINIMUM INPUT NEEDS TO BE HIGHER THAN 1.6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592" calcext:value-type="float">
            <text:p>1.1592</text:p>
          </table:table-cell>
          <table:table-cell office:value-type="float" office:value="1.2" calcext:value-type="float">
            <text:p>1.2</text:p>
          </table:table-cell>
          <table:table-cell table:style-name="ce21" table:formula="of:=[.D10] * (1 + [.E11])" office:value-type="float" office:value="1.2408" calcext:value-type="float">
            <text:p>1.2408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34" calcext:value-type="percentage">
            <text:p>-3.4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34" calcext:value-type="percentage">
            <text:p>3.4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355" calcext:value-type="float">
            <text:p>0.35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14] * 2000 / 300" office:value-type="float" office:value="66.6666666666667" calcext:value-type="float">
            <text:p>66.6666666666667</text:p>
          </table:table-cell>
          <table:table-cell table:style-name="ce20" table:formula="of:=[.D14] * 2000 / 300" office:value-type="float" office:value="166.666666666667" calcext:value-type="float">
            <text:p>166.666666666667</text:p>
          </table:table-cell>
          <table:table-cell table:style-name="ce20" table:formula="of:=[.E14] * 2000 / 300" office:value-type="float" office:value="326.666666666667" calcext:value-type="float">
            <text:p>32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14] + 0.001 * ([.C15] + [.C16])" office:value-type="float" office:value="10.0816666666667" calcext:value-type="float">
            <text:p>10.0816666666667</text:p>
          </table:table-cell>
          <table:table-cell table:style-name="ce20" table:formula="of:=[.D14] + 0.001 * ([.D15] + [.D16])" office:value-type="float" office:value="25.1816666666667" calcext:value-type="float">
            <text:p>25.1816666666667</text:p>
          </table:table-cell>
          <table:table-cell table:style-name="ce20" table:formula="of:=[.E14] + 0.001 * ([.E15] + [.E16])" office:value-type="float" office:value="49.3416666666667" calcext:value-type="float">
            <text:p>49.3416666666667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19] * 0.8" office:value-type="float" office:value="100" calcext:value-type="float">
            <text:p>100</text:p>
          </table:table-cell>
          <table:table-cell table:style-name="ce21" table:formula="of:=[.E19] * 0.9" office:value-type="float" office:value="112.5" calcext:value-type="float">
            <text:p>112.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20] * 1.1" office:value-type="float" office:value="206.8" calcext:value-type="float">
            <text:p>206.8</text:p>
          </table:table-cell>
          <table:table-cell table:style-name="ce21" table:formula="of:=[.C20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112.137679198611" calcext:value-type="float">
            <text:p>112.137679198611</text:p>
          </table:table-cell>
          <table:table-cell table:style-name="ce21" table:formula="of:=1000 * POWER(0.001 * [.E17]; 2) * [.D7]" office:value-type="float" office:value="114.426203263889" calcext:value-type="float">
            <text:p>114.426203263889</text:p>
          </table:table-cell>
          <table:table-cell table:style-name="ce21" table:formula="of:=1000 * POWER(0.001 * [.E17]; 2) * [.E7]" office:value-type="float" office:value="116.714727329167" calcext:value-type="float">
            <text:p>116.714727329167</text:p>
          </table:table-cell>
          <table:table-cell table:number-columns-repeated="3"/>
          <table:table-cell table:formula="of:=IF([.D7] &gt; 0; CONCATENATE(&quot;Resistor must be sized to handle worst-case fault power of &quot;; POWER(MIN([.$E$2] / [.C7]; 0.77); 2) * [.E7]; &quot;W&quot;); &quot;&quot;)" office:value-type="string" office:string-value="Resistor must be sized to handle worst-case fault power of 0.402988195964447W" calcext:value-type="string">
            <text:p>Resistor must be sized to handle worst-case fault power of 0.402988195964447W</text:p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8] - [.E10]) * (0.001 * [.E14]) + [.C8] * (0.000001 * ([.E15] + [.E16])))" office:value-type="float" office:value="18.7178810041666" calcext:value-type="float">
            <text:p>18.7178810041666</text:p>
          </table:table-cell>
          <table:table-cell table:style-name="ce21" table:formula="of:=1000 * (([.D8] - [.D10]) * (0.001 * [.E14]) + [.D8] * (0.000001 * ([.E15] + [.E16])))" office:value-type="float" office:value="29.0746300694444" calcext:value-type="float">
            <text:p>29.0746300694444</text:p>
          </table:table-cell>
          <table:table-cell table:style-name="ce21" table:formula="of:=1000 * (([.E8] - [.C10]) * (0.001 * [.E14]) + [.E8] * (0.000001 * ([.E15] + [.E16])))" office:value-type="float" office:value="39.4313791347221" calcext:value-type="float">
            <text:p>39.4313791347221</text:p>
          </table:table-cell>
          <table:table-cell table:style-name="ce21"/>
          <table:table-cell table:style-name="ce21" table:formula="of:=IF([.E23] &gt; [.C24]; CONCATENATE(&quot;TOO HIGH !  MAXIMUM POWER DISSIPATION OF &quot;; [.C24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221.631205673759" calcext:value-type="float">
            <text:p>221.631205673759</text:p>
          </table:table-cell>
          <table:table-cell table:style-name="ce21" table:formula="of:=1000 * ([.D19] - [.$E$3]) / [.D20]" office:value-type="float" office:value="302.224371373308" calcext:value-type="float">
            <text:p>302.224371373308</text:p>
          </table:table-cell>
          <table:table-cell table:style-name="ce21" table:formula="of:=1000 * ([.E19] - [.$E$3]) / [.C20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1.8V LDO (TPS7A2018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28] * 0.98" office:value-type="float" office:value="32.34" calcext:value-type="float">
            <text:p>32.34</text:p>
          </table:table-cell>
          <table:table-cell office:value-type="float" office:value="33" calcext:value-type="float">
            <text:p>33</text:p>
          </table:table-cell>
          <table:table-cell table:formula="of:=[.D28] * 1.02" office:value-type="float" office:value="33.66" calcext:value-type="float">
            <text:p>33.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2.2822751" calcext:value-type="float">
            <text:p>2.2822751</text:p>
          </table:table-cell>
          <table:table-cell table:style-name="ce21" table:formula="of:=[.$D$2] - 0.001 * [.E38] * [.D28]" office:value-type="float" office:value="2.438505" calcext:value-type="float">
            <text:p>2.438505</text:p>
          </table:table-cell>
          <table:table-cell table:style-name="ce21" table:formula="of:=[.$E$2] - 0.001 * [.E38] * [.C28]" office:value-type="float" office:value="2.5947349" calcext:value-type="float">
            <text:p>2.5947349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0.3; CONCATENATE(&quot;TOO LOW FOR OPTIMUM PERFORMANCE !  MINIMUM INPUT NEEDS TO BE HIGHER THAN &quot;; [.E31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1.7586" calcext:value-type="float">
            <text:p>1.7586</text:p>
          </table:table-cell>
          <table:table-cell office:value-type="float" office:value="1.8" calcext:value-type="float">
            <text:p>1.8</text:p>
          </table:table-cell>
          <table:table-cell table:style-name="ce21" table:formula="of:=[.D31] * (1 + [.E32])" office:value-type="float" office:value="1.8414" calcext:value-type="float">
            <text:p>1.84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23" calcext:value-type="percentage">
            <text:p>-2.3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23" calcext:value-type="percentage">
            <text:p>2.3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205" calcext:value-type="float">
            <text:p>0.20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35] * 2000 / 300" office:value-type="float" office:value="200" calcext:value-type="float">
            <text:p>200</text:p>
          </table:table-cell>
          <table:table-cell table:style-name="ce20" table:formula="of:=[.D35] * 2000 / 300" office:value-type="float" office:value="266.666666666667" calcext:value-type="float">
            <text:p>266.666666666667</text:p>
          </table:table-cell>
          <table:table-cell table:style-name="ce20" table:formula="of:=[.E35] * 2000 / 300" office:value-type="float" office:value="333.333333333333" calcext:value-type="float">
            <text:p>333.3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35] + 0.001 * ([.C36] + [.C37])" office:value-type="float" office:value="30.215" calcext:value-type="float">
            <text:p>30.215</text:p>
          </table:table-cell>
          <table:table-cell table:style-name="ce20" table:formula="of:=[.D35] + 0.001 * ([.D36] + [.D37])" office:value-type="float" office:value="40.2816666666667" calcext:value-type="float">
            <text:p>40.2816666666667</text:p>
          </table:table-cell>
          <table:table-cell table:style-name="ce20" table:formula="of:=[.E35] + 0.001 * ([.E36] + [.E37])" office:value-type="float" office:value="50.3483333333333" calcext:value-type="float">
            <text:p>50.3483333333333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40] * 0.8" office:value-type="float" office:value="100" calcext:value-type="float">
            <text:p>100</text:p>
          </table:table-cell>
          <table:table-cell table:style-name="ce21" table:formula="of:=[.E40] * 0.9" office:value-type="float" office:value="112.5" calcext:value-type="float">
            <text:p>112.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41] * 1.1" office:value-type="float" office:value="206.8" calcext:value-type="float">
            <text:p>206.8</text:p>
          </table:table-cell>
          <table:table-cell table:style-name="ce21" table:formula="of:=[.C41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81.9804340098332" calcext:value-type="float">
            <text:p>81.9804340098332</text:p>
          </table:table-cell>
          <table:table-cell table:style-name="ce21" table:formula="of:=1000 * POWER(0.001 * [.E38]; 2) * [.D28]" office:value-type="float" office:value="83.6535040916667" calcext:value-type="float">
            <text:p>83.6535040916667</text:p>
          </table:table-cell>
          <table:table-cell table:style-name="ce21" table:formula="of:=1000 * POWER(0.001 * [.E38]; 2) * [.E28]" office:value-type="float" office:value="85.3265741735" calcext:value-type="float">
            <text:p>85.3265741735</text:p>
          </table:table-cell>
          <table:table-cell table:number-columns-repeated="3"/>
          <table:table-cell table:formula="of:=IF([.D28] &gt; 0; CONCATENATE(&quot;Resistor must be sized to handle worst-case fault power of &quot;; POWER(MIN([.$E$2] / [.C28]; 0.77); 2) * [.E28]; &quot;W&quot;); &quot;&quot;)" office:value-type="string" office:string-value="Resistor must be sized to handle worst-case fault power of 0.573952885161486W" calcext:value-type="string">
            <text:p>Resistor must be sized to handle worst-case fault power of 0.573952885161486W</text:p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29] - [.E31]) * (0.001 * [.E35]) + [.C29] * (0.000001 * ([.E36] + [.E37])))" office:value-type="float" office:value="22.8387474931667" calcext:value-type="float">
            <text:p>22.8387474931667</text:p>
          </table:table-cell>
          <table:table-cell table:style-name="ce21" table:formula="of:=1000 * (([.D29] - [.D31]) * (0.001 * [.E35]) + [.D29] * (0.000001 * ([.E36] + [.E37])))" office:value-type="float" office:value="32.7746625750001" calcext:value-type="float">
            <text:p>32.7746625750001</text:p>
          </table:table-cell>
          <table:table-cell table:style-name="ce21" table:formula="of:=1000 * (([.E29] - [.C31]) * (0.001 * [.E35]) + [.E29] * (0.000001 * ([.E36] + [.E37])))" office:value-type="float" office:value="42.7105776568334" calcext:value-type="float">
            <text:p>42.7105776568334</text:p>
          </table:table-cell>
          <table:table-cell table:style-name="ce21"/>
          <table:table-cell table:style-name="ce21" table:formula="of:=IF([.E44] &gt; [.C45]; CONCATENATE(&quot;TOO HIGH !  MAXIMUM POWER DISSIPATION OF &quot;; [.C45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221.631205673759" calcext:value-type="float">
            <text:p>221.631205673759</text:p>
          </table:table-cell>
          <table:table-cell table:style-name="ce21" table:formula="of:=1000 * ([.D40] - [.$E$3]) / [.D41]" office:value-type="float" office:value="302.224371373308" calcext:value-type="float">
            <text:p>302.224371373308</text:p>
          </table:table-cell>
          <table:table-cell table:style-name="ce21" table:formula="of:=1000 * ([.E40] - [.$E$3]) / [.C41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 table:number-rows-repeated="2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ce19" office:value-type="string" calcext:value-type="string">
            <text:p>+2.8V LDO (TPS7A2028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49] * 0.9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9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59] * [.E49]" office:value-type="float" office:value="3.977" calcext:value-type="float">
            <text:p>3.977</text:p>
          </table:table-cell>
          <table:table-cell table:style-name="ce21" table:formula="of:=[.$D$2] - 0.001 * [.E59] * [.D49]" office:value-type="float" office:value="4.1" calcext:value-type="float">
            <text:p>4.1</text:p>
          </table:table-cell>
          <table:table-cell table:style-name="ce21" table:formula="of:=[.$E$2] - 0.001 * [.E59] * [.C49]" office:value-type="float" office:value="4.223" calcext:value-type="float">
            <text:p>4.223</text:p>
          </table:table-cell>
          <table:table-cell table:number-columns-repeated="3"/>
          <table:table-cell table:formula="of:=IF([.C50] &lt; [.E52] + [.E54]; CONCATENATE(&quot;TOO LOW !  MINIMUM INPUT NEEDS TO BE HIGHER THAN OUTPUT + DROP-OUT OF &quot;; [.E52] + [.E54]; &quot;V !&quot;); &quot;&quot;)">
            <text:p/>
          </table:table-cell>
          <table:table-cell table:style-name="Default"/>
          <table:table-cell table:style-name="Default" table:formula="of:=IF([.C50] &lt; [.E52] + 0.3; CONCATENATE(&quot;TOO LOW FOR OPTIMUM PERFORMANCE !  MINIMUM INPUT NEEDS TO BE HIGHER THAN &quot;; [.E52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52] * (1 + [.C53])" office:value-type="float" office:value="2.758" calcext:value-type="float">
            <text:p>2.758</text:p>
          </table:table-cell>
          <table:table-cell office:value-type="float" office:value="2.8" calcext:value-type="float">
            <text:p>2.8</text:p>
          </table:table-cell>
          <table:table-cell table:style-name="ce21" table:formula="of:=[.D52] * (1 + [.E53])" office:value-type="float" office:value="2.842" calcext:value-type="float">
            <text:p>2.84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15" calcext:value-type="percentage">
            <text:p>-1.5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56] * 2000 / 300" office:value-type="float" office:value="200" calcext:value-type="float">
            <text:p>200</text:p>
          </table:table-cell>
          <table:table-cell table:style-name="ce20" table:formula="of:=[.D56] * 2000 / 300" office:value-type="float" office:value="266.666666666667" calcext:value-type="float">
            <text:p>266.666666666667</text:p>
          </table:table-cell>
          <table:table-cell table:style-name="ce20" table:formula="of:=[.E56] * 2000 / 300" office:value-type="float" office:value="1693.33333333333" calcext:value-type="float">
            <text:p>1693.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56] + 0.001 * ([.C57] + [.C58])" office:value-type="float" office:value="30.215" calcext:value-type="float">
            <text:p>30.215</text:p>
          </table:table-cell>
          <table:table-cell table:style-name="ce20" table:formula="of:=[.D56] + 0.001 * ([.D57] + [.D58])" office:value-type="float" office:value="40.2816666666667" calcext:value-type="float">
            <text:p>40.2816666666667</text:p>
          </table:table-cell>
          <table:table-cell table:style-name="ce20" table:formula="of:=[.E56] + 0.001 * ([.E57] + [.E58])" office:value-type="float" office:value="255.708333333333" calcext:value-type="float">
            <text:p>255.708333333333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61] * 0.8" office:value-type="float" office:value="100" calcext:value-type="float">
            <text:p>100</text:p>
          </table:table-cell>
          <table:table-cell table:style-name="ce21" table:formula="of:=[.E61] * 0.9" office:value-type="float" office:value="112.5" calcext:value-type="float">
            <text:p>112.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62] * 1.1" office:value-type="float" office:value="206.8" calcext:value-type="float">
            <text:p>206.8</text:p>
          </table:table-cell>
          <table:table-cell table:style-name="ce21" table:formula="of:=[.C62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59]; 2) * [.C49]" office:value-type="float" office:value="0" calcext:value-type="float">
            <text:p>0</text:p>
          </table:table-cell>
          <table:table-cell table:style-name="ce21" table:formula="of:=1000 * POWER(0.001 * [.E59]; 2) * [.D49]" office:value-type="float" office:value="0" calcext:value-type="float">
            <text:p>0</text:p>
          </table:table-cell>
          <table:table-cell table:style-name="ce21" table:formula="of:=1000 * POWER(0.001 * [.E59]; 2) * [.E49]" office:value-type="float" office:value="0" calcext:value-type="float">
            <text:p>0</text:p>
          </table:table-cell>
          <table:table-cell table:number-columns-repeated="3"/>
          <table:table-cell table:formula="of:=IF([.D49] &gt; 0; CONCATENATE(&quot;Resistor must be sized to handle worst-case fault power of &quot;; POWER(MIN([.$E$2] / [.C49]; 0.77); 2) * [.E49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50] - [.E52]) * (0.001 * [.E56]) + [.C50] * (0.000001 * ([.E57] + [.E58])))" office:value-type="float" office:value="295.084041666667" calcext:value-type="float">
            <text:p>295.084041666667</text:p>
          </table:table-cell>
          <table:table-cell table:style-name="ce21" table:formula="of:=1000 * (([.D50] - [.D52]) * (0.001 * [.E56]) + [.D50] * (0.000001 * ([.E57] + [.E58])))" office:value-type="float" office:value="337.204166666667" calcext:value-type="float">
            <text:p>337.204166666667</text:p>
          </table:table-cell>
          <table:table-cell table:style-name="ce21" table:formula="of:=1000 * (([.E50] - [.C52]) * (0.001 * [.E56]) + [.E50] * (0.000001 * ([.E57] + [.E58])))" office:value-type="float" office:value="379.324291666667" calcext:value-type="float">
            <text:p>379.324291666667</text:p>
          </table:table-cell>
          <table:table-cell table:style-name="ce21"/>
          <table:table-cell table:style-name="ce21" table:formula="of:=IF([.E65] &gt; [.C66]; CONCATENATE(&quot;TOO HIGH !  MAXIMUM POWER DISSIPATION OF &quot;; [.C66]; &quot;mW IS EXCEEDED !&quot;); &quot;&quot;)" office:value-type="string" office:string-value="TOO HIGH !  MAXIMUM POWER DISSIPATION OF 221.631205673759mW IS EXCEEDED !" calcext:value-type="string">
            <text:p>TOO HIGH ! <text:s/>MAXIMUM POWER DISSIPATION OF 221.631205673759mW IS EXCEEDED !</text:p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61] - [.$E$3]) / [.E62]" office:value-type="float" office:value="221.631205673759" calcext:value-type="float">
            <text:p>221.631205673759</text:p>
          </table:table-cell>
          <table:table-cell table:style-name="ce21" table:formula="of:=1000 * ([.D61] - [.$E$3]) / [.D62]" office:value-type="float" office:value="302.224371373308" calcext:value-type="float">
            <text:p>302.224371373308</text:p>
          </table:table-cell>
          <table:table-cell table:style-name="ce21" table:formula="of:=1000 * ([.E61] - [.$E$3]) / [.C62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3.3V LDO (TPS7A2033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70] * 0.92"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table:formula="of:=[.D70] * 1.02" office:value-type="float" office:value="1.02" calcext:value-type="float">
            <text:p>1.02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80] * [.E70]" office:value-type="float" office:value="3.6689447" calcext:value-type="float">
            <text:p>3.6689447</text:p>
          </table:table-cell>
          <table:table-cell table:style-name="ce21" table:formula="of:=[.$D$2] - 0.001 * [.E80] * [.D70]" office:value-type="float" office:value="3.797985" calcext:value-type="float">
            <text:p>3.797985</text:p>
          </table:table-cell>
          <table:table-cell table:style-name="ce21" table:formula="of:=[.$E$2] - 0.001 * [.E80] * [.C70]" office:value-type="float" office:value="3.9451462" calcext:value-type="float">
            <text:p>3.9451462</text:p>
          </table:table-cell>
          <table:table-cell table:number-columns-repeated="3"/>
          <table:table-cell table:formula="of:=IF([.C71] &lt; [.E73] + [.E75]; CONCATENATE(&quot;TOO LOW !  MINIMUM INPUT NEEDS TO BE HIGHER THAN OUTPUT + DROP-OUT OF &quot;; [.E73] + [.E75]; &quot;V !&quot;); &quot;&quot;)">
            <text:p/>
          </table:table-cell>
          <table:table-cell table:style-name="Default"/>
          <table:table-cell table:style-name="Default" table:formula="of:=IF([.C71] &lt; [.E73] + 0.3; CONCATENATE(&quot;TOO LOW FOR OPTIMUM PERFORMANCE !  MINIMUM INPUT NEEDS TO BE HIGHER THAN &quot;; [.E73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73] * (1 + [.C74])" office:value-type="float" office:value="3.2505" calcext:value-type="float">
            <text:p>3.2505</text:p>
          </table:table-cell>
          <table:table-cell office:value-type="float" office:value="3.3" calcext:value-type="float">
            <text:p>3.3</text:p>
          </table:table-cell>
          <table:table-cell table:style-name="ce21" table:formula="of:=[.D73] * (1 + [.E74])" office:value-type="float" office:value="3.3495" calcext:value-type="float">
            <text:p>3.349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15" calcext:value-type="percentage">
            <text:p>-1.5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77] * 2000 / 300" office:value-type="float" office:value="200" calcext:value-type="float">
            <text:p>200</text:p>
          </table:table-cell>
          <table:table-cell table:style-name="ce20" table:formula="of:=[.D77] * 2000 / 300" office:value-type="float" office:value="266.666666666667" calcext:value-type="float">
            <text:p>266.666666666667</text:p>
          </table:table-cell>
          <table:table-cell table:style-name="ce20" table:formula="of:=[.E77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77] + 0.001 * ([.C78] + [.C79])" office:value-type="float" office:value="30.215" calcext:value-type="float">
            <text:p>30.215</text:p>
          </table:table-cell>
          <table:table-cell table:style-name="ce20" table:formula="of:=[.D77] + 0.001 * ([.D78] + [.D79])" office:value-type="float" office:value="40.2816666666667" calcext:value-type="float">
            <text:p>40.2816666666667</text:p>
          </table:table-cell>
          <table:table-cell table:style-name="ce20" table:formula="of:=[.E77] + 0.001 * ([.E78] + [.E79])" office:value-type="float" office:value="302.015" calcext:value-type="float">
            <text:p>302.015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82] * 0.8" office:value-type="float" office:value="100" calcext:value-type="float">
            <text:p>100</text:p>
          </table:table-cell>
          <table:table-cell table:style-name="ce21" table:formula="of:=[.E82] * 0.9" office:value-type="float" office:value="112.5" calcext:value-type="float">
            <text:p>112.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83] * 1.1" office:value-type="float" office:value="206.8" calcext:value-type="float">
            <text:p>206.8</text:p>
          </table:table-cell>
          <table:table-cell table:style-name="ce21" table:formula="of:=[.C83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80]; 2) * [.C70]" office:value-type="float" office:value="83.916015407" calcext:value-type="float">
            <text:p>83.916015407</text:p>
          </table:table-cell>
          <table:table-cell table:style-name="ce21" table:formula="of:=1000 * POWER(0.001 * [.E80]; 2) * [.D70]" office:value-type="float" office:value="91.213060225" calcext:value-type="float">
            <text:p>91.213060225</text:p>
          </table:table-cell>
          <table:table-cell table:style-name="ce21" table:formula="of:=1000 * POWER(0.001 * [.E80]; 2) * [.E70]" office:value-type="float" office:value="93.0373214295" calcext:value-type="float">
            <text:p>93.0373214295</text:p>
          </table:table-cell>
          <table:table-cell table:number-columns-repeated="3"/>
          <table:table-cell table:formula="of:=IF([.D70] &gt; 0; CONCATENATE(&quot;Resistor must be sized to handle worst-case fault power of &quot;; POWER(MIN([.$E$2] / [.C70]; 0.77); 2) * [.E70]; &quot;W&quot;); &quot;&quot;)" office:value-type="string" office:string-value="Resistor must be sized to handle worst-case fault power of 0.604758W" calcext:value-type="string">
            <text:p>Resistor must be sized to handle worst-case fault power of 0.604758W</text:p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71] - [.E73]) * (0.001 * [.E77]) + [.C71] * (0.000001 * ([.E78] + [.E79])))" office:value-type="float" office:value="103.2263335705" calcext:value-type="float">
            <text:p>103.2263335705</text:p>
          </table:table-cell>
          <table:table-cell table:style-name="ce21" table:formula="of:=1000 * (([.D71] - [.D73]) * (0.001 * [.E77]) + [.D71] * (0.000001 * ([.E78] + [.E79])))" office:value-type="float" office:value="157.048439775" calcext:value-type="float">
            <text:p>157.048439775</text:p>
          </table:table-cell>
          <table:table-cell table:style-name="ce21" table:formula="of:=1000 * (([.E71] - [.C73]) * (0.001 * [.E77]) + [.E71] * (0.000001 * ([.E78] + [.E79])))" office:value-type="float" office:value="216.343329593" calcext:value-type="float">
            <text:p>216.343329593</text:p>
          </table:table-cell>
          <table:table-cell table:style-name="ce21"/>
          <table:table-cell table:style-name="ce21" table:formula="of:=IF([.E86] &gt; [.C87]; CONCATENATE(&quot;TOO HIGH !  MAXIMUM POWER DISSIPATION OF &quot;; [.C87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82] - [.$E$3]) / [.E83]" office:value-type="float" office:value="221.631205673759" calcext:value-type="float">
            <text:p>221.631205673759</text:p>
          </table:table-cell>
          <table:table-cell table:style-name="ce21" table:formula="of:=1000 * ([.D82] - [.$E$3]) / [.D83]" office:value-type="float" office:value="302.224371373308" calcext:value-type="float">
            <text:p>302.224371373308</text:p>
          </table:table-cell>
          <table:table-cell table:style-name="ce21" table:formula="of:=1000 * ([.E82] - [.$E$3]) / [.C83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3.6V LDO (TPS7A2036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91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91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01] * [.E91]" office:value-type="float" office:value="3.977" calcext:value-type="float">
            <text:p>3.977</text:p>
          </table:table-cell>
          <table:table-cell table:style-name="ce21" table:formula="of:=[.$D$2] - 0.001 * [.E101] * [.D91]" office:value-type="float" office:value="4.1" calcext:value-type="float">
            <text:p>4.1</text:p>
          </table:table-cell>
          <table:table-cell table:style-name="ce21" table:formula="of:=[.$E$2] - 0.001 * [.E101] * [.C91]" office:value-type="float" office:value="4.223" calcext:value-type="float">
            <text:p>4.223</text:p>
          </table:table-cell>
          <table:table-cell table:number-columns-repeated="3"/>
          <table:table-cell table:formula="of:=IF([.C92] &lt; [.E94] + [.E96]; CONCATENATE(&quot;TOO LOW !  MINIMUM INPUT NEEDS TO BE HIGHER THAN OUTPUT + DROP-OUT OF &quot;; [.E94] + [.E96]; &quot;V !&quot;); &quot;&quot;)">
            <text:p/>
          </table:table-cell>
          <table:table-cell table:style-name="Default"/>
          <table:table-cell table:style-name="Default" table:formula="of:=IF([.C92] &lt; [.E94] + 0.3; CONCATENATE(&quot;TOO LOW FOR OPTIMUM PERFORMANCE !  MINIMUM INPUT NEEDS TO BE HIGHER THAN &quot;; [.E94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94] * (1 + [.C95])"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table:style-name="ce21" table:formula="of:=[.D94] * (1 + [.E95])" office:value-type="float" office:value="3.654" calcext:value-type="float">
            <text:p>3.65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15" calcext:value-type="percentage">
            <text:p>-1.5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98] * 2000 / 300" office:value-type="float" office:value="200" calcext:value-type="float">
            <text:p>200</text:p>
          </table:table-cell>
          <table:table-cell table:style-name="ce20" table:formula="of:=[.D98] * 2000 / 300" office:value-type="float" office:value="266.666666666667" calcext:value-type="float">
            <text:p>266.666666666667</text:p>
          </table:table-cell>
          <table:table-cell table:style-name="ce20" table:formula="of:=[.E98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98] + 0.001 * ([.C99] + [.C100])" office:value-type="float" office:value="30.215" calcext:value-type="float">
            <text:p>30.215</text:p>
          </table:table-cell>
          <table:table-cell table:style-name="ce20" table:formula="of:=[.D98] + 0.001 * ([.D99] + [.D100])" office:value-type="float" office:value="40.2816666666667" calcext:value-type="float">
            <text:p>40.2816666666667</text:p>
          </table:table-cell>
          <table:table-cell table:style-name="ce20" table:formula="of:=[.E98] + 0.001 * ([.E99] + [.E100])" office:value-type="float" office:value="302.015" calcext:value-type="float">
            <text:p>302.015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103] * 0.8" office:value-type="float" office:value="100" calcext:value-type="float">
            <text:p>100</text:p>
          </table:table-cell>
          <table:table-cell table:style-name="ce21" table:formula="of:=[.E103] * 0.9" office:value-type="float" office:value="112.5" calcext:value-type="float">
            <text:p>112.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104] * 1.1" office:value-type="float" office:value="206.8" calcext:value-type="float">
            <text:p>206.8</text:p>
          </table:table-cell>
          <table:table-cell table:style-name="ce21" table:formula="of:=[.C104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101]; 2) * [.C91]" office:value-type="float" office:value="0" calcext:value-type="float">
            <text:p>0</text:p>
          </table:table-cell>
          <table:table-cell table:style-name="ce21" table:formula="of:=1000 * POWER(0.001 * [.E101]; 2) * [.D91]" office:value-type="float" office:value="0" calcext:value-type="float">
            <text:p>0</text:p>
          </table:table-cell>
          <table:table-cell table:style-name="ce21" table:formula="of:=1000 * POWER(0.001 * [.E101]; 2) * [.E91]" office:value-type="float" office:value="0" calcext:value-type="float">
            <text:p>0</text:p>
          </table:table-cell>
          <table:table-cell table:number-columns-repeated="3"/>
          <table:table-cell table:formula="of:=IF([.D91] &gt; 0; CONCATENATE(&quot;Resistor must be sized to handle worst-case fault power of &quot;; POWER(MIN([.$E$2] / [.C91]; 0.77); 2) * [.E91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92] - [.E94]) * (0.001 * [.E98]) + [.C92] * (0.000001 * ([.E99] + [.E100])))" office:value-type="float" office:value="104.913655" calcext:value-type="float">
            <text:p>104.913655</text:p>
          </table:table-cell>
          <table:table-cell table:style-name="ce21" table:formula="of:=1000 * (([.D92] - [.D94]) * (0.001 * [.E98]) + [.D92] * (0.000001 * ([.E99] + [.E100])))" office:value-type="float" office:value="158.2615" calcext:value-type="float">
            <text:p>158.2615</text:p>
          </table:table-cell>
          <table:table-cell table:style-name="ce21" table:formula="of:=1000 * (([.E92] - [.C94]) * (0.001 * [.E98]) + [.E92] * (0.000001 * ([.E99] + [.E100])))" office:value-type="float" office:value="211.609345" calcext:value-type="float">
            <text:p>211.609345</text:p>
          </table:table-cell>
          <table:table-cell table:style-name="ce21"/>
          <table:table-cell table:style-name="ce21" table:formula="of:=IF([.E107] &gt; [.C108]; CONCATENATE(&quot;TOO HIGH !  MAXIMUM POWER DISSIPATION OF &quot;; [.C108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103] - [.$E$3]) / [.E104]" office:value-type="float" office:value="221.631205673759" calcext:value-type="float">
            <text:p>221.631205673759</text:p>
          </table:table-cell>
          <table:table-cell table:style-name="ce21" table:formula="of:=1000 * ([.D103] - [.$E$3]) / [.D104]" office:value-type="float" office:value="302.224371373308" calcext:value-type="float">
            <text:p>302.224371373308</text:p>
          </table:table-cell>
          <table:table-cell table:style-name="ce21" table:formula="of:=1000 * ([.E103] - [.$E$3]) / [.C104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</table:table>
      <table:table table:name="NCP380" table:style-name="ta1">
        <table:table-column table:style-name="co1" table:default-cell-style-name="ce19"/>
        <table:table-column table:style-name="co2" table:default-cell-style-name="Default"/>
        <table:table-column table:style-name="co2" table:number-columns-repeated="3" table:default-cell-style-name="ce19"/>
        <table:table-column table:style-name="co2" table:number-columns-repeated="3" table:default-cell-style-name="Default"/>
        <table:table-column table:style-name="co2" table:default-cell-style-name="ce23"/>
        <table:table-column table:style-name="co2" table:number-columns-repeated="1015" table:default-cell-style-name="Default"/>
        <table:table-row table:style-name="ro1">
          <table:table-cell office:value-type="string" calcext:value-type="string">
            <text:p>NCP380</text:p>
          </table:table-cell>
          <table:table-cell table:style-name="ce23"/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 table:style-name="ce23" table:number-columns-repeated="3"/>
          <table:table-cell/>
          <table:table-cell table:style-name="ce23" table:number-columns-repeated="1015"/>
        </table:table-row>
        <table:table-row table:style-name="ro1">
          <table:table-cell table:style-name="Default" office:value-type="string" calcext:value-type="string">
            <text:p>Current Limiting Resistor (Rlim, kOhms)</text:p>
          </table:table-cell>
          <table:table-cell/>
          <table:table-cell table:style-name="Default" office:value-type="float" office:value="35.55" calcext:value-type="float">
            <text:p>35.5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6.524" calcext:value-type="float">
            <text:p>36.524</text:p>
          </table:table-cell>
          <table:table-cell table:number-columns-repeated="3"/>
          <table:table-cell table:style-name="ce21"/>
          <table:table-cell table:number-columns-repeated="1015"/>
        </table:table-row>
        <table:table-row table:style-name="ro1">
          <table:table-cell table:style-name="ce21" office:value-type="string" calcext:value-type="string">
            <text:p>Current Limit (Iocp, mA)</text:p>
          </table:table-cell>
          <table:table-cell/>
          <table:table-cell table:style-name="ce21" table:formula="of:=1000 * (1.6915129 - 0.0330328 * [.E2] + 0.0011207 * POWER([.E2] - 22.375; 2) - 0.0000451 * POWER([.E2] - 22.375; 3) + 0.0000009 * POWER([.E2] - 22.375 ; 4))" office:value-type="float" office:value="617.702596640626" calcext:value-type="float">
            <text:p>617.702596640626</text:p>
          </table:table-cell>
          <table:table-cell table:style-name="ce21" table:formula="of:=1000 * (1.9900152 - 0.0388621 * [.D2] + 0.0013185 * POWER([.D2] - 22.375; 2) - 0.0000531 * POWER([.D2] - 22.375; 3) + 0.0000011 * POWER([.D2] - 22.375 ; 4))" office:value-type="float" office:value="739.346778198242" calcext:value-type="float">
            <text:p>739.346778198242</text:p>
          </table:table-cell>
          <table:table-cell table:style-name="ce21" table:formula="of:=1000 * (2.2885175 - 0.0446914 * [.C2] + 0.0015163 * POWER([.C2] - 22.375; 2) - 0.000061 * POWER([.C2] - 22.375; 3) + 0.0000012 * POWER([.C2] - 22.375 ; 4))" office:value-type="float" office:value="859.592402941094" calcext:value-type="float">
            <text:p>859.592402941094</text:p>
          </table:table-cell>
          <table:table-cell table:number-columns-repeated="3"/>
          <table:table-cell table:style-name="Default"/>
          <table:table-cell table:number-columns-repeated="1015"/>
        </table:table-row>
      </table:table>
      <table:table table:name="VCXO" table:style-name="ta1">
        <table:table-column table:style-name="co1" table:default-cell-style-name="Default"/>
        <table:table-column table:style-name="co2" table:number-columns-repeated="1023" table:default-cell-style-name="Default"/>
        <table:table-column table:style-name="co3" table:number-columns-repeated="15360" table:default-cell-style-name="Default"/>
        <table:table-row table:style-name="ro1">
          <table:table-cell table:style-name="ce19" office:value-type="string" calcext:value-type="string">
            <text:p>VCXO (ABLNO-V-80.00MHz-T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Supply Voltage (Vdd, V)</text:p>
          </table:table-cell>
          <table:table-cell/>
          <table:table-cell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office:value-type="float" office:value="3.465" calcext:value-type="float">
            <text:p>3.465</text:p>
          </table:table-cell>
          <table:table-cell table:number-columns-repeated="3"/>
          <table:table-cell table:style-name="ce21"/>
          <table:table-cell table:number-columns-repeated="16375"/>
        </table:table-row>
        <table:table-row table:style-name="ro1">
          <table:table-cell office:value-type="string" calcext:value-type="string">
            <text:p>Supply Current (I, mA)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table:style-name="ce21"/>
          <table:table-cell table:number-columns-repeated="1015"/>
          <table:table-cell table:style-name="ce20" table:number-columns-repeated="15360"/>
        </table:table-row>
        <table:table-row table:style-name="ro1">
          <table:table-cell table:number-columns-repeated="8"/>
          <table:table-cell table:style-name="ce21"/>
          <table:table-cell table:number-columns-repeated="16375"/>
        </table:table-row>
        <table:table-row table:style-name="ro1">
          <table:table-cell office:value-type="string" calcext:value-type="string">
            <text:p>Nominal Frequency (f, MHz)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6380"/>
        </table:table-row>
        <table:table-row table:style-name="ro1">
          <table:table-cell table:style-name="ce20" office:value-type="string" calcext:value-type="string">
            <text:p>Control Voltage (Vc, V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formula="of:=[.C6] + 0.5 * ([.E6] - [.C6])" office:value-type="float" office:value="1.65" calcext:value-type="float">
            <text:p>1.65</text:p>
          </table:table-cell>
          <table:table-cell table:style-name="ce20" office:value-type="float" office:value="3.3" calcext:value-type="float">
            <text:p>3.3</text:p>
          </table:table-cell>
          <table:table-cell table:style-name="ce20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Pull Range (+/- ppm)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21" table:formula="of:=[.C7] + 0.5 * ([.E7] - [.C7])" office:value-type="float" office:value="41.5" calcext:value-type="float">
            <text:p>41.5</text:p>
          </table:table-cell>
          <table:table-cell office:value-type="float" office:value="55" calcext:value-type="float">
            <text:p>55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Voltage Gain (Kv, ppm/V)</text:p>
          </table:table-cell>
          <table:table-cell table:style-name="ce20"/>
          <table:table-cell table:style-name="ce21" table:formula="of:=[.C7] / ([.E6] - [.C6])" office:value-type="float" office:value="8.48484848484848" calcext:value-type="float">
            <text:p>8.48484848484848</text:p>
          </table:table-cell>
          <table:table-cell table:style-name="ce21" table:formula="of:=[.D7] / ([.E6] - [.C6])" office:value-type="float" office:value="12.5757575757576" calcext:value-type="float">
            <text:p>12.5757575757576</text:p>
          </table:table-cell>
          <table:table-cell table:style-name="ce21" table:formula="of:=[.E7] / ([.E6] - [.C6])" office:value-type="float" office:value="16.6666666666667" calcext:value-type="float">
            <text:p>16.6666666666667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Voltage Gain (Kv, MHz/V)</text:p>
          </table:table-cell>
          <table:table-cell table:style-name="ce20"/>
          <table:table-cell table:style-name="ce21" table:formula="of:=[.$D$5] * [.C8] / 1000000" office:value-type="float" office:value="0.000678787878787879" calcext:value-type="float">
            <text:p>0.000678787878787879</text:p>
          </table:table-cell>
          <table:table-cell table:style-name="ce21" table:formula="of:=[.$D$5] * [.D8] / 1000000" office:value-type="float" office:value="0.00100606060606061" calcext:value-type="float">
            <text:p>0.00100606060606061</text:p>
          </table:table-cell>
          <table:table-cell table:style-name="ce21" table:formula="of:=[.$D$5] * [.E8] / 1000000" office:value-type="float" office:value="0.00133333333333333" calcext:value-type="float">
            <text:p>0.0013333333333333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verall Stability (+/- ppm)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mperature Stability (+/- ppm)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geing (10 Years, +/- ppm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Supply Voltage Variation (+/- ppm)</text:p>
          </table:table-cell>
          <table:table-cell table:number-columns-repeated="3"/>
          <table:table-cell table:style-name="ce21" table:formula="of:=[.E11] - [.E12] - [.E13]" office:value-type="float" office:value="3" calcext:value-type="float">
            <text:p>3</text:p>
          </table:table-cell>
          <table:table-cell/>
          <table:table-cell office:value-type="string" calcext:value-type="string">
            <text:p>Supply voltage variation and ‘all other effects’</text:p>
          </table:table-cell>
          <table:table-cell table:number-columns-repeated="16377"/>
        </table:table-row>
        <table:table-row table:style-name="ro1">
          <table:table-cell table:style-name="ce21" office:value-type="string" calcext:value-type="string">
            <text:p>Supply Voltage Gain (Kpush, ppm/V)</text:p>
          </table:table-cell>
          <table:table-cell table:number-columns-repeated="3"/>
          <table:table-cell table:style-name="ce21" table:formula="of:=[.$E14] / ([.$E$2] - [.$C$2])" office:value-type="float" office:value="9.09090909090909" calcext:value-type="float">
            <text:p>9.09090909090909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Supply Voltage Gain (Kpush, MHz/V)</text:p>
          </table:table-cell>
          <table:table-cell table:number-columns-repeated="3"/>
          <table:table-cell table:style-name="ce21" table:formula="of:=[.$D$5] * [.E15] / 1000000" office:value-type="float" office:value="0.000727272727272727" calcext:value-type="float">
            <text:p>0.000727272727272727</text:p>
          </table:table-cell>
          <table:table-cell table:number-columns-repeated="16379"/>
        </table:table-row>
        <table:table-row table:style-name="ro1">
          <table:table-cell table:number-columns-repeated="10"/>
          <table:table-cell office:value-type="string" calcext:value-type="string">
            <text:p>ABLNO-V-100.00MHz-T Phase Nois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hase Noise @ 10Hz (dBc/Hz)</text:p>
          </table:table-cell>
          <table:table-cell table:number-columns-repeated="2"/>
          <table:table-cell office:value-type="float" office:value="-90" calcext:value-type="float">
            <text:p>-90</text:p>
          </table:table-cell>
          <table:table-cell office:value-type="float" office:value="-82" calcext:value-type="float">
            <text:p>-82</text:p>
          </table:table-cell>
          <table:table-cell/>
          <table:table-cell table:style-name="ce21" office:value-type="string" calcext:value-type="string">
            <text:p>* Figures for 50MHz used (datasheet != 80MHz)</text:p>
          </table:table-cell>
          <table:table-cell table:number-columns-repeated="3"/>
          <table:table-cell office:value-type="float" office:value="-88" calcext:value-type="float">
            <text:p>-88</text:p>
          </table:table-cell>
          <table:table-cell office:value-type="float" office:value="-82" calcext:value-type="float">
            <text:p>-8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hase Noise @ 100Hz (dBc/Hz)</text:p>
          </table:table-cell>
          <table:table-cell table:number-columns-repeated="2"/>
          <table:table-cell office:value-type="float" office:value="-120" calcext:value-type="float">
            <text:p>-120</text:p>
          </table:table-cell>
          <table:table-cell office:value-type="float" office:value="-115" calcext:value-type="float">
            <text:p>-115</text:p>
          </table:table-cell>
          <table:table-cell table:number-columns-repeated="5"/>
          <table:table-cell office:value-type="float" office:value="-118" calcext:value-type="float">
            <text:p>-118</text:p>
          </table:table-cell>
          <table:table-cell office:value-type="float" office:value="-115" calcext:value-type="float">
            <text:p>-11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hase Noise @ 1kHz (dBc/Hz)</text:p>
          </table:table-cell>
          <table:table-cell table:number-columns-repeated="2"/>
          <table:table-cell office:value-type="float" office:value="-145" calcext:value-type="float">
            <text:p>-145</text:p>
          </table:table-cell>
          <table:table-cell office:value-type="float" office:value="-140" calcext:value-type="float">
            <text:p>-140</text:p>
          </table:table-cell>
          <table:table-cell table:number-columns-repeated="5"/>
          <table:table-cell office:value-type="float" office:value="-141" calcext:value-type="float">
            <text:p>-141</text:p>
          </table:table-cell>
          <table:table-cell office:value-type="float" office:value="-138" calcext:value-type="float">
            <text:p>-13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hase Noise @ 10kHz (dBc/Hz)</text:p>
          </table:table-cell>
          <table:table-cell table:number-columns-repeated="2"/>
          <table:table-cell office:value-type="float" office:value="-165" calcext:value-type="float">
            <text:p>-165</text:p>
          </table:table-cell>
          <table:table-cell office:value-type="float" office:value="-160" calcext:value-type="float">
            <text:p>-160</text:p>
          </table:table-cell>
          <table:table-cell table:number-columns-repeated="5"/>
          <table:table-cell office:value-type="float" office:value="-160" calcext:value-type="float">
            <text:p>-160</text:p>
          </table:table-cell>
          <table:table-cell office:value-type="float" office:value="-155" calcext:value-type="float">
            <text:p>-15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hase Noise @ 100kHz (dBc/Hz)</text:p>
          </table:table-cell>
          <table:table-cell table:number-columns-repeated="2"/>
          <table:table-cell office:value-type="float" office:value="-166" calcext:value-type="float">
            <text:p>-166</text:p>
          </table:table-cell>
          <table:table-cell office:value-type="float" office:value="-165" calcext:value-type="float">
            <text:p>-165</text:p>
          </table:table-cell>
          <table:table-cell table:number-columns-repeated="5"/>
          <table:table-cell office:value-type="float" office:value="-161" calcext:value-type="float">
            <text:p>-161</text:p>
          </table:table-cell>
          <table:table-cell office:value-type="float" office:value="-160" calcext:value-type="float">
            <text:p>-16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hase Noise @ 1MHz (dBc/Hz)</text:p>
          </table:table-cell>
          <table:table-cell table:number-columns-repeated="2"/>
          <table:table-cell office:value-type="float" office:value="-166" calcext:value-type="float">
            <text:p>-166</text:p>
          </table:table-cell>
          <table:table-cell office:value-type="float" office:value="-165" calcext:value-type="float">
            <text:p>-165</text:p>
          </table:table-cell>
          <table:table-cell table:number-columns-repeated="5"/>
          <table:table-cell office:value-type="float" office:value="-165" calcext:value-type="float">
            <text:p>-165</text:p>
          </table:table-cell>
          <table:table-cell office:value-type="float" office:value="-160" calcext:value-type="float">
            <text:p>-16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Supply Voltage / LDO Regulator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TPS7A2033PYCJR / TPS7A2012PYCJR (also in SOT-3-5 for better thermals and easier substitution if hard to obtain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DO Noise Density @ 10Hz (nV/sqrt(Hz))</text:p>
          </table:table-cell>
          <table:table-cell table:style-name="ce20" table:number-columns-repeated="2"/>
          <table:table-cell table:style-name="ce20" office:value-type="float" office:value="900" calcext:value-type="float">
            <text:p>900</text:p>
          </table:table-cell>
          <table:table-cell/>
          <table:table-cell table:style-name="ce20" office:value-type="float" office:value="308" calcext:value-type="float">
            <text:p>308</text:p>
          </table:table-cell>
          <table:table-cell office:value-type="string" calcext:value-type="string">
            <text:p>These are the minimum figures required from the LDO to maintain the typical phase noise of the VCXO..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DO Noise Density @ 100Hz (nV/sqrt(Hz))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DO Noise Density @ 1kHz (nV/sqrt(Hz))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DO Noise Density @ 10kHz (nV/sqrt(Hz))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DO Noise Density @ 100kHz (nV/sqrt(Hz)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DO Noise Density @ 1MHz (nV/sqrt(Hz))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4884" calcext:value-type="float">
            <text:p>4884</text:p>
          </table:table-cell>
          <table:table-cell table:number-columns-repeated="6"/>
          <table:table-cell table:style-name="ce21" office:value-type="string" calcext:value-type="string">
            <text:p>Total Noise (dBc)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calcext:value-type="string">
            <text:p>See power-management-designs-for-plls-ad.pdf</text:p>
          </table:table-cell>
          <table:table-cell table:number-columns-repeated="16377"/>
        </table:table-row>
        <table:table-row table:style-name="ro1">
          <table:table-cell table:style-name="ce21" office:value-type="string" calcext:value-type="string">
            <text:p>LDO-Induced Phase Noise @ 10Hz (dBc/Hz)</text:p>
          </table:table-cell>
          <table:table-cell table:style-name="ce20" table:number-columns-repeated="2"/>
          <table:table-cell table:style-name="ce21" table:formula="of:=10 * LOG10(POWER([.$E$16] * 0.001 * [.D28]; 2) / (2 * POWER(10; 2)))" office:value-type="float" office:value="-86.6915037311789" calcext:value-type="float">
            <text:p>-86.6915037311789</text:p>
          </table:table-cell>
          <table:table-cell/>
          <table:table-cell table:style-name="ce21" table:formula="of:=IF([.D35] &gt; [.D18] - 6; &quot;INSUFFICIENT HEADROOM&quot;; &quot;&quot;)" office:value-type="string" office:string-value="INSUFFICIENT HEADROOM" calcext:value-type="string">
            <text:p>INSUFFICIENT HEADROOM</text:p>
          </table:table-cell>
          <table:table-cell table:number-columns-repeated="6"/>
          <table:table-cell table:style-name="ce21" table:formula="of:=10 * LOG10(POWER(10; [.D35] / 10) + POWER(10; [.D18] / 10))" office:value-type="float" office:value="-85.0277325778703" calcext:value-type="float">
            <text:p>-85.0277325778703</text:p>
          </table:table-cell>
          <table:table-cell/>
          <table:table-cell office:value-type="string" calcext:value-type="string">
            <text:p>Degraded close-in phase noise, but a compromise over a more complicated / expensive power supply design</text:p>
          </table:table-cell>
          <table:table-cell table:number-columns-repeated="16369"/>
        </table:table-row>
        <table:table-row table:style-name="ro1">
          <table:table-cell table:style-name="ce21" office:value-type="string" calcext:value-type="string">
            <text:p>LDO-Induced Phase Noise @ 100Hz (dBc/Hz)</text:p>
          </table:table-cell>
          <table:table-cell table:number-columns-repeated="2"/>
          <table:table-cell table:style-name="ce21" table:formula="of:=10 * LOG10(POWER([.$E$16] * 0.001 * [.D29]; 2) / (2 * POWER(100; 2)))" office:value-type="float" office:value="-122.254528738852" calcext:value-type="float">
            <text:p>-122.254528738852</text:p>
          </table:table-cell>
          <table:table-cell/>
          <table:table-cell table:style-name="ce21" table:formula="of:=IF([.D36] &gt; [.D19] - 6; &quot;INSUFFICIENT HEADROOM&quot;; &quot;&quot;)" office:value-type="string" office:string-value="INSUFFICIENT HEADROOM" calcext:value-type="string">
            <text:p>INSUFFICIENT HEADROOM</text:p>
          </table:table-cell>
          <table:table-cell table:number-columns-repeated="6"/>
          <table:table-cell table:style-name="ce21" table:formula="of:=10 * LOG10(POWER(10; [.D36] / 10) + POWER(10; [.D19] / 10))" office:value-type="float" office:value="-117.972280613087" calcext:value-type="float">
            <text:p>-117.972280613087</text:p>
          </table:table-cell>
          <table:table-cell table:number-columns-repeated="16371"/>
        </table:table-row>
        <table:table-row table:style-name="ro1">
          <table:table-cell table:style-name="ce21" office:value-type="string" calcext:value-type="string">
            <text:p>LDO-Induced Phase Noise @ 1kHz (dBc/Hz)</text:p>
          </table:table-cell>
          <table:table-cell table:number-columns-repeated="2"/>
          <table:table-cell table:style-name="ce21" table:formula="of:=10 * LOG10(POWER([.$E$16] * 0.001 * [.D30]; 2) / (2 * POWER(1000; 2)))" office:value-type="float" office:value="-150.213328912293" calcext:value-type="float">
            <text:p>-150.213328912293</text:p>
          </table:table-cell>
          <table:table-cell/>
          <table:table-cell table:style-name="ce21" table:formula="of:=IF([.D37] &gt; [.D20] - 6; &quot;INSUFFICIENT HEADROOM&quot;; &quot;&quot;)" office:value-type="string" office:string-value="INSUFFICIENT HEADROOM" calcext:value-type="string">
            <text:p>INSUFFICIENT HEADROOM</text:p>
          </table:table-cell>
          <table:table-cell table:number-columns-repeated="6"/>
          <table:table-cell table:style-name="ce21" table:formula="of:=10 * LOG10(POWER(10; [.D37] / 10) + POWER(10; [.D20] / 10))" office:value-type="float" office:value="-143.856994234517" calcext:value-type="float">
            <text:p>-143.856994234517</text:p>
          </table:table-cell>
          <table:table-cell table:number-columns-repeated="16371"/>
        </table:table-row>
        <table:table-row table:style-name="ro1">
          <table:table-cell table:style-name="ce21" office:value-type="string" calcext:value-type="string">
            <text:p>LDO-Induced Phase Noise @ 10kHz (dBc/Hz)</text:p>
          </table:table-cell>
          <table:table-cell table:number-columns-repeated="2"/>
          <table:table-cell table:style-name="ce21" table:formula="of:=10 * LOG10(POWER([.$E$16] * 0.001 * [.D31]; 2) / (2 * POWER(10000; 2)))" office:value-type="float" office:value="-173.735154093406" calcext:value-type="float">
            <text:p>-173.735154093406</text:p>
          </table:table-cell>
          <table:table-cell/>
          <table:table-cell table:style-name="ce21" table:formula="of:=IF([.D38] &gt; [.D21] - 6; &quot;INSUFFICIENT HEADROOM&quot;; &quot;&quot;)">
            <text:p/>
          </table:table-cell>
          <table:table-cell table:number-columns-repeated="6"/>
          <table:table-cell table:style-name="ce21" table:formula="of:=10 * LOG10(POWER(10; [.D38] / 10) + POWER(10; [.D21] / 10))" office:value-type="float" office:value="-164.454601866437" calcext:value-type="float">
            <text:p>-164.454601866437</text:p>
          </table:table-cell>
          <table:table-cell table:number-columns-repeated="16371"/>
        </table:table-row>
        <table:table-row table:style-name="ro1">
          <table:table-cell table:style-name="ce21" office:value-type="string" calcext:value-type="string">
            <text:p>LDO-Induced Phase Noise @ 100kHz (dBc/Hz)</text:p>
          </table:table-cell>
          <table:table-cell table:number-columns-repeated="2"/>
          <table:table-cell table:style-name="ce21" table:formula="of:=10 * LOG10(POWER([.$E$16] * 0.001 * [.D32]; 2) / (2 * POWER(100000; 2)))" office:value-type="float" office:value="-197.817553746525" calcext:value-type="float">
            <text:p>-197.817553746525</text:p>
          </table:table-cell>
          <table:table-cell/>
          <table:table-cell table:style-name="ce21" table:formula="of:=IF([.D39] &gt; [.D22] - 6; &quot;INSUFFICIENT HEADROOM&quot;; &quot;&quot;)">
            <text:p/>
          </table:table-cell>
          <table:table-cell table:number-columns-repeated="6"/>
          <table:table-cell table:style-name="ce21" table:formula="of:=10 * LOG10(POWER(10; [.D39] / 10) + POWER(10; [.D22] / 10))" office:value-type="float" office:value="-165.99714315889" calcext:value-type="float">
            <text:p>-165.99714315889</text:p>
          </table:table-cell>
          <table:table-cell table:number-columns-repeated="16371"/>
        </table:table-row>
        <table:table-row table:style-name="ro1">
          <table:table-cell table:style-name="ce21" office:value-type="string" calcext:value-type="string">
            <text:p>LDO-Induced Phase Noise @ 1MHz (dBc/Hz)</text:p>
          </table:table-cell>
          <table:table-cell table:number-columns-repeated="2"/>
          <table:table-cell table:style-name="ce21" table:formula="of:=10 * LOG10(POWER([.$E$16] * 0.001 * [.D33]; 2) / (2 * POWER(1000000; 2)))" office:value-type="float" office:value="-216.233928825572" calcext:value-type="float">
            <text:p>-216.233928825572</text:p>
          </table:table-cell>
          <table:table-cell/>
          <table:table-cell table:style-name="ce21" table:formula="of:=IF([.D40] &gt; [.D23] - 6; &quot;INSUFFICIENT HEADROOM&quot;; &quot;&quot;)">
            <text:p/>
          </table:table-cell>
          <table:table-cell table:number-columns-repeated="6"/>
          <table:table-cell table:style-name="ce21" table:formula="of:=10 * LOG10(POWER(10; [.D40] / 10) + POWER(10; [.D23] / 10))" office:value-type="float" office:value="-165.999958848149" calcext:value-type="float">
            <text:p>-165.99995884814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 table:number-rows-repeated="5">
          <table:table-cell table:style-name="ce20"/>
          <table:table-cell table:number-columns-repeated="16383"/>
        </table:table-row>
        <table:table-row table:style-name="ro1">
          <table:table-cell table:style-name="ce20"/>
          <table:table-cell table:number-columns-repeated="16383"/>
        </table:table-row>
      </table:table>
      <table:table table:name="Phase Noise and Jitter" table:style-name="ta1">
        <table:table-column table:style-name="co6" table:default-cell-style-name="Default"/>
        <table:table-column table:style-name="co3" table:number-columns-repeated="1023" table:default-cell-style-name="Default"/>
        <table:table-row table:style-name="ro1">
          <table:table-cell table:style-name="ce19" office:value-type="string" calcext:value-type="string">
            <text:p>Phase Noise to Jitter - Power Rail Ripple</text:p>
          </table:table-cell>
          <table:table-cell table:style-name="ce23"/>
          <table:table-cell table:style-name="ce19" table:number-columns-repeated="3"/>
          <table:table-cell table:style-name="ce23" table:number-columns-repeated="1019"/>
        </table:table-row>
        <table:table-row table:style-name="ro1">
          <table:table-cell office:value-type="string" calcext:value-type="string">
            <text:p>Carrier Frequency (f, MHz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ur Level (dBc)</text:p>
          </table:table-cell>
          <table:table-cell/>
          <table:table-cell office:value-type="float" office:value="-85.9" calcext:value-type="float">
            <text:p>-85.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RMS Jitter (ps)</text:p>
          </table:table-cell>
          <table:table-cell/>
          <table:table-cell table:style-name="ce21" table:formula="of:=POWER(10; [.C3] / 20) / (SQRT(2) * PI() * [.C2] * 1000000) * 1000000000000" office:value-type="float" office:value="0.114113001699941" calcext:value-type="float">
            <text:p>0.114113001699941</text:p>
          </table:table-cell>
          <table:table-cell table:number-columns-repeated="4"/>
          <table:table-cell office:value-type="string" calcext:value-type="string">
            <text:p>From Skyworks AN491; assumes narrow-band filter has removed amplitude noise so remaining spurs are phase-noise induced</text:p>
          </table:table-cell>
          <table:table-cell table:number-columns-repeated="1016"/>
        </table:table-row>
      </table:table>
      <table:table table:name="MSF Signal" table:style-name="ta1">
        <table:table-column table:style-name="co6" table:default-cell-style-name="Default"/>
        <table:table-column table:style-name="co3" table:number-columns-repeated="1023" table:default-cell-style-name="Default"/>
        <table:table-row table:style-name="ro1">
          <table:table-cell table:style-name="ce19" office:value-type="string" calcext:value-type="string">
            <text:p>MSF Signal and Propagation Properties</text:p>
          </table:table-cell>
          <table:table-cell table:style-name="ce23"/>
          <table:table-cell table:style-name="ce19" table:number-columns-repeated="3"/>
          <table:table-cell table:style-name="ce23" table:number-columns-repeated="1019"/>
        </table:table-row>
        <table:table-row table:style-name="ro1">
          <table:table-cell office:value-type="string" calcext:value-type="string">
            <text:p>Carrier Frequency (f, kHz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ic Field Strength (E, mV/m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mitter Reference Distance (km)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M.MICROSOFT.CONCAT(&quot;The field strength is &quot;; [.$C$4]; &quot;mV/m at &quot;; [.$C$5]; &quot;km from the MSF transmitter&quot;)" office:value-type="string" office:string-value="The field strength is 10mV/m at 100km from the MSF transmitter" calcext:value-type="string">
            <text:p>The field strength is 10mV/m at 100km from the MSF transmit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Speed of Light (c, m/s)</text:p>
          </table:table-cell>
          <table:table-cell/>
          <table:table-cell table:style-name="ce20" office:value-type="float" office:value="299792458" calcext:value-type="float">
            <text:p>299792458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Permiability of Free Space (u0, H/m)</text:p>
          </table:table-cell>
          <table:table-cell/>
          <table:table-cell table:style-name="ce20" table:formula="of:=4 * PI() * 10^-7" office:value-type="float" office:value="0.00000125663706143592" calcext:value-type="float">
            <text:p>1.25663706143592E-06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Impedance of Free Space (Z0, ohms)</text:p>
          </table:table-cell>
          <table:table-cell/>
          <table:table-cell table:style-name="ce21" table:formula="of:=[.$C$8] * [.$C$7]" office:value-type="float" office:value="376.730313461771" calcext:value-type="float">
            <text:p>376.7303134617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Magnetic Field Strength (B, uT)</text:p>
          </table:table-cell>
          <table:table-cell/>
          <table:table-cell table:style-name="ce21" table:formula="of:=[.$C$4] / [.$C$7] * 1000" office:value-type="float" office:value="0.0000333564095198152" calcext:value-type="float">
            <text:p>3.33564095198152E-05</text:p>
          </table:table-cell>
          <table:table-cell/>
          <table:table-cell office:value-type="string" calcext:value-type="string">
            <text:p>Tesla = Webers/m^2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avelength (lambda, m)</text:p>
          </table:table-cell>
          <table:table-cell/>
          <table:table-cell table:style-name="ce21" table:formula="of:=[.$C$7] / ([.$C$2] * 1000)" office:value-type="float" office:value="4996.54096666667" calcext:value-type="float">
            <text:p>4996.54096666667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Period (t, us)</text:p>
          </table:table-cell>
          <table:table-cell/>
          <table:table-cell table:style-name="ce21" table:formula="of:=1000 / [.$C$2]" office:value-type="float" office:value="16.6666666666667" calcext:value-type="float">
            <text:p>16.666666666666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ance from Transmitter (d, km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$C$17] * 1000 &lt; [.$C$12] / 6; COM.MICROSOFT.CONCAT(&quot;Within the Fresnel Zone, ie. too close to treat the EM wave as planar; use a receiver at least &quot;; [.$C$12] / 6 / 1000; &quot;km away&quot;); &quot;&quot;)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Electric Field Strength (E, mV/m)</text:p>
          </table:table-cell>
          <table:table-cell/>
          <table:table-cell table:style-name="ce21" table:formula="of:=[.$C$4] * POWER([.$C$5] / [.$C$17]; 2)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Magnetic Field Strength (B, uT)</text:p>
          </table:table-cell>
          <table:table-cell/>
          <table:table-cell table:style-name="ce21" table:formula="of:=[.$C$11] * POWER([.$C$5] / [.$C$17]; 2)" office:value-type="float" office:value="0.333564095198152" calcext:value-type="float">
            <text:p>0.333564095198152</text:p>
          </table:table-cell>
          <table:table-cell table:number-columns-repeated="1021"/>
        </table:table-row>
      </table:table>
      <table:table table:name="Poor Man PGA" table:style-name="ta1">
        <table:shapes>
          <draw:frame draw:z-index="0" draw:style-name="gr1" draw:text-style-name="P1" svg:width="19.852cm" svg:height="8.999cm" svg:x="0.413cm" svg:y="11.971cm">
            <draw:object draw:notify-on-update-of-ranges="'MSF Signal'.L11:'Poor Man PGA'.L2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1">
          <table:table-cell table:style-name="ce19" office:value-type="string" calcext:value-type="string">
            <text:p>Poor Man’s Programmable Gain Amplifier</text:p>
          </table:table-cell>
          <table:table-cell table:style-name="ce23"/>
          <table:table-cell table:style-name="ce19" table:number-columns-repeated="3"/>
          <table:table-cell table:style-name="ce23" table:number-columns-repeated="1019"/>
        </table:table-row>
        <table:table-row table:style-name="ro1">
          <table:table-cell office:value-type="string" calcext:value-type="string">
            <text:p>String of four series resistors in the feedback path (output-to-inverting-input) of a non-inverting opamp. <text:s/>A switch is across each resistor in the string to short it. <text:s/>Rg is the resistor from inverting input to ground and Rs is the value of a shorted switch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1"/>
          <table:table-cell table:style-name="ce21" office:value-type="string" calcext:value-type="string">
            <text:p>V/V</text:p>
          </table:table-cell>
          <table:table-cell table:style-name="ce21" office:value-type="string" calcext:value-type="string">
            <text:p>dB</text:p>
          </table:table-cell>
          <table:table-cell/>
          <table:table-cell table:style-name="ce21" office:value-type="string" calcext:value-type="string">
            <text:p>V/V</text:p>
          </table:table-cell>
          <table:table-cell table:style-name="ce21" office:value-type="string" calcext:value-type="string">
            <text:p>dB</text:p>
          </table:table-cell>
          <table:table-cell/>
          <table:table-cell table:style-name="ce21" office:value-type="string" calcext:value-type="string">
            <text:p>V/V</text:p>
          </table:table-cell>
          <table:table-cell table:style-name="ce21" office:value-type="string" calcext:value-type="string">
            <text:p>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21" office:value-type="string" calcext:value-type="string">
            <text:p>Min Gain</text:p>
          </table:table-cell>
          <table:table-cell table:style-name="ce21" table:formula="of:=MIN([.$F$11:.$F$26])" office:value-type="float" office:value="1.2" calcext:value-type="float">
            <text:p>1.2</text:p>
          </table:table-cell>
          <table:table-cell table:style-name="ce21" table:formula="of:=20 * LOG10([.$H$5])" office:value-type="float" office:value="1.5836249209525" calcext:value-type="float">
            <text:p>1.5836249209525</text:p>
          </table:table-cell>
          <table:table-cell/>
          <table:table-cell table:style-name="ce21" table:formula="of:=MIN([.$H$11:.$H$26])" office:value-type="float" office:value="1.2" calcext:value-type="float">
            <text:p>1.2</text:p>
          </table:table-cell>
          <table:table-cell table:style-name="ce21" table:formula="of:=20 * LOG10([.$K$5])" office:value-type="float" office:value="1.5836249209525" calcext:value-type="float">
            <text:p>1.5836249209525</text:p>
          </table:table-cell>
          <table:table-cell/>
          <table:table-cell table:style-name="ce21" table:formula="of:=MIN([.$J$11:.$J$266])" office:value-type="float" office:value="1.44" calcext:value-type="float">
            <text:p>1.44</text:p>
          </table:table-cell>
          <table:table-cell table:style-name="ce21" table:formula="of:=20 * LOG10([.$N$5])" office:value-type="float" office:value="3.16724984190499" calcext:value-type="float">
            <text:p>3.167249841904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  <table:table-cell table:style-name="ce21" office:value-type="string" calcext:value-type="string">
            <text:p>Max Gain</text:p>
          </table:table-cell>
          <table:table-cell table:style-name="ce21" table:formula="of:=MAX([.$F$11:.$F$26])" office:value-type="float" office:value="92.1" calcext:value-type="float">
            <text:p>92.1</text:p>
          </table:table-cell>
          <table:table-cell table:style-name="ce21" table:formula="of:=20 * LOG10([.$H$6])" office:value-type="float" office:value="39.285192603937" calcext:value-type="float">
            <text:p>39.285192603937</text:p>
          </table:table-cell>
          <table:table-cell/>
          <table:table-cell table:style-name="ce21" table:formula="of:=MAX([.$H$11:.$H$26])" office:value-type="float" office:value="92.1" calcext:value-type="float">
            <text:p>92.1</text:p>
          </table:table-cell>
          <table:table-cell table:style-name="ce21" table:formula="of:=20 * LOG10([.$K$6])" office:value-type="float" office:value="39.285192603937" calcext:value-type="float">
            <text:p>39.285192603937</text:p>
          </table:table-cell>
          <table:table-cell/>
          <table:table-cell table:style-name="ce21" table:formula="of:=MAX([.$J$11:.$J$266])" office:value-type="float" office:value="8482.41" calcext:value-type="float">
            <text:p>8482.41</text:p>
          </table:table-cell>
          <table:table-cell table:style-name="ce21" table:formula="of:=20 * LOG10([.$N$6])" office:value-type="float" office:value="78.570385207874" calcext:value-type="float">
            <text:p>78.5703852078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1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1240" calcext:value-type="float">
            <text:p>1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2</text:p>
          </table:table-cell>
          <table:table-cell office:value-type="float" office:value="2490" calcext:value-type="float">
            <text:p>2490</text:p>
          </table:table-cell>
          <table:table-cell/>
          <table:table-cell office:value-type="float" office:value="2490" calcext:value-type="float">
            <text:p>2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3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float" office:value="4990" calcext:value-type="float">
            <text:p>499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formula="of:=1 + (IF([.$A11] &lt;&gt; 0; [.$B$9]; [.$B$4]) + IF([.$B11] &lt;&gt; 0; [.$B$8]; [.$B$4]) + IF([.$C11] &lt;&gt; 0; [.$B$7]; [.$B$4]) + IF([.$D11] &lt;&gt; 0; [.$B$6]; [.$B$4])) / [.$B$5]" office:value-type="float" office:value="1.2" calcext:value-type="float">
            <text:p>1.2</text:p>
          </table:table-cell>
          <table:table-cell/>
          <table:table-cell table:formula="of:=1 + (IF([.$A11] &lt;&gt; 0; [.$D$9]; [.$B$4]) + IF([.$B11] &lt;&gt; 0; [.$D$8]; [.$B$4]) + IF([.$C11] &lt;&gt; 0; [.$D$7]; [.$B$4]) + IF([.$D11] &lt;&gt; 0; [.$D$6]; [.$B$4])) / [.$D$5]" office:value-type="float" office:value="1.2" calcext:value-type="float">
            <text:p>1.2</text:p>
          </table:table-cell>
          <table:table-cell/>
          <table:table-cell table:formula="of:=[.$F$11] * [.$H11]" office:value-type="float" office:value="1.44" calcext:value-type="float">
            <text:p>1.44</text:p>
          </table:table-cell>
          <table:table-cell/>
          <table:table-cell table:formula="of:=20 * LOG10([.$J11])" office:value-type="float" office:value="3.16724984190499" calcext:value-type="float">
            <text:p>3.16724984190499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2] &lt;&gt; 0; [.$B$9]; [.$B$4]) + IF([.$B12] &lt;&gt; 0; [.$B$8]; [.$B$4]) + IF([.$C12] &lt;&gt; 0; [.$B$7]; [.$B$4]) + IF([.$D12] &lt;&gt; 0; [.$B$6]; [.$B$4])) / [.$B$5]" office:value-type="float" office:value="5.05" calcext:value-type="float">
            <text:p>5.05</text:p>
          </table:table-cell>
          <table:table-cell/>
          <table:table-cell table:formula="of:=1 + (IF([.$A12] &lt;&gt; 0; [.$D$9]; [.$B$4]) + IF([.$B12] &lt;&gt; 0; [.$D$8]; [.$B$4]) + IF([.$C12] &lt;&gt; 0; [.$D$7]; [.$B$4]) + IF([.$D12] &lt;&gt; 0; [.$D$6]; [.$B$4])) / [.$D$5]" office:value-type="float" office:value="5.05" calcext:value-type="float">
            <text:p>5.05</text:p>
          </table:table-cell>
          <table:table-cell/>
          <table:table-cell table:formula="of:=[.$F$11] * [.$H12]" office:value-type="float" office:value="6.06" calcext:value-type="float">
            <text:p>6.06</text:p>
          </table:table-cell>
          <table:table-cell/>
          <table:table-cell table:formula="of:=20 * LOG10([.$J12])" office:value-type="float" office:value="15.6494524833257" calcext:value-type="float">
            <text:p>15.6494524833257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3] &lt;&gt; 0; [.$B$9]; [.$B$4]) + IF([.$B13] &lt;&gt; 0; [.$B$8]; [.$B$4]) + IF([.$C13] &lt;&gt; 0; [.$B$7]; [.$B$4]) + IF([.$D13] &lt;&gt; 0; [.$B$6]; [.$B$4])) / [.$B$5]" office:value-type="float" office:value="13.55" calcext:value-type="float">
            <text:p>13.55</text:p>
          </table:table-cell>
          <table:table-cell/>
          <table:table-cell table:formula="of:=1 + (IF([.$A13] &lt;&gt; 0; [.$D$9]; [.$B$4]) + IF([.$B13] &lt;&gt; 0; [.$D$8]; [.$B$4]) + IF([.$C13] &lt;&gt; 0; [.$D$7]; [.$B$4]) + IF([.$D13] &lt;&gt; 0; [.$D$6]; [.$B$4])) / [.$D$5]" office:value-type="float" office:value="13.55" calcext:value-type="float">
            <text:p>13.55</text:p>
          </table:table-cell>
          <table:table-cell/>
          <table:table-cell table:formula="of:=[.$F$11] * [.$H13]" office:value-type="float" office:value="16.26" calcext:value-type="float">
            <text:p>16.26</text:p>
          </table:table-cell>
          <table:table-cell/>
          <table:table-cell table:formula="of:=20 * LOG10([.$J13])" office:value-type="float" office:value="24.222410825161" calcext:value-type="float">
            <text:p>24.22241082516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14] &lt;&gt; 0; [.$B$9]; [.$B$4]) + IF([.$B14] &lt;&gt; 0; [.$B$8]; [.$B$4]) + IF([.$C14] &lt;&gt; 0; [.$B$7]; [.$B$4]) + IF([.$D14] &lt;&gt; 0; [.$B$6]; [.$B$4])) / [.$B$5]" office:value-type="float" office:value="17.4" calcext:value-type="float">
            <text:p>17.4</text:p>
          </table:table-cell>
          <table:table-cell/>
          <table:table-cell table:formula="of:=1 + (IF([.$A14] &lt;&gt; 0; [.$D$9]; [.$B$4]) + IF([.$B14] &lt;&gt; 0; [.$D$8]; [.$B$4]) + IF([.$C14] &lt;&gt; 0; [.$D$7]; [.$B$4]) + IF([.$D14] &lt;&gt; 0; [.$D$6]; [.$B$4])) / [.$D$5]" office:value-type="float" office:value="17.4" calcext:value-type="float">
            <text:p>17.4</text:p>
          </table:table-cell>
          <table:table-cell/>
          <table:table-cell table:formula="of:=[.$F$11] * [.$H14]" office:value-type="float" office:value="20.88" calcext:value-type="float">
            <text:p>20.88</text:p>
          </table:table-cell>
          <table:table-cell/>
          <table:table-cell table:formula="of:=20 * LOG10([.$J14])" office:value-type="float" office:value="26.3946098866045" calcext:value-type="float">
            <text:p>26.3946098866045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15] &lt;&gt; 0; [.$B$9]; [.$B$4]) + IF([.$B15] &lt;&gt; 0; [.$B$8]; [.$B$4]) + IF([.$C15] &lt;&gt; 0; [.$B$7]; [.$B$4]) + IF([.$D15] &lt;&gt; 0; [.$B$6]; [.$B$4])) / [.$B$5]" office:value-type="float" office:value="26.05" calcext:value-type="float">
            <text:p>26.05</text:p>
          </table:table-cell>
          <table:table-cell/>
          <table:table-cell table:formula="of:=1 + (IF([.$A15] &lt;&gt; 0; [.$D$9]; [.$B$4]) + IF([.$B15] &lt;&gt; 0; [.$D$8]; [.$B$4]) + IF([.$C15] &lt;&gt; 0; [.$D$7]; [.$B$4]) + IF([.$D15] &lt;&gt; 0; [.$D$6]; [.$B$4])) / [.$D$5]" office:value-type="float" office:value="26.05" calcext:value-type="float">
            <text:p>26.05</text:p>
          </table:table-cell>
          <table:table-cell/>
          <table:table-cell table:formula="of:=[.$F$11] * [.$H15]" office:value-type="float" office:value="31.26" calcext:value-type="float">
            <text:p>31.26</text:p>
          </table:table-cell>
          <table:table-cell/>
          <table:table-cell table:formula="of:=20 * LOG10([.$J15])" office:value-type="float" office:value="29.8997794736634" calcext:value-type="float">
            <text:p>29.8997794736634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6] &lt;&gt; 0; [.$B$9]; [.$B$4]) + IF([.$B16] &lt;&gt; 0; [.$B$8]; [.$B$4]) + IF([.$C16] &lt;&gt; 0; [.$B$7]; [.$B$4]) + IF([.$D16] &lt;&gt; 0; [.$B$6]; [.$B$4])) / [.$B$5]" office:value-type="float" office:value="29.9" calcext:value-type="float">
            <text:p>29.9</text:p>
          </table:table-cell>
          <table:table-cell/>
          <table:table-cell table:formula="of:=1 + (IF([.$A16] &lt;&gt; 0; [.$D$9]; [.$B$4]) + IF([.$B16] &lt;&gt; 0; [.$D$8]; [.$B$4]) + IF([.$C16] &lt;&gt; 0; [.$D$7]; [.$B$4]) + IF([.$D16] &lt;&gt; 0; [.$D$6]; [.$B$4])) / [.$D$5]" office:value-type="float" office:value="29.9" calcext:value-type="float">
            <text:p>29.9</text:p>
          </table:table-cell>
          <table:table-cell/>
          <table:table-cell table:formula="of:=[.$F$11] * [.$H16]" office:value-type="float" office:value="35.88" calcext:value-type="float">
            <text:p>35.88</text:p>
          </table:table-cell>
          <table:table-cell/>
          <table:table-cell table:formula="of:=20 * LOG10([.$J16])" office:value-type="float" office:value="31.0970486874411" calcext:value-type="float">
            <text:p>31.097048687441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7] &lt;&gt; 0; [.$B$9]; [.$B$4]) + IF([.$B17] &lt;&gt; 0; [.$B$8]; [.$B$4]) + IF([.$C17] &lt;&gt; 0; [.$B$7]; [.$B$4]) + IF([.$D17] &lt;&gt; 0; [.$B$6]; [.$B$4])) / [.$B$5]" office:value-type="float" office:value="38.4" calcext:value-type="float">
            <text:p>38.4</text:p>
          </table:table-cell>
          <table:table-cell/>
          <table:table-cell table:formula="of:=1 + (IF([.$A17] &lt;&gt; 0; [.$D$9]; [.$B$4]) + IF([.$B17] &lt;&gt; 0; [.$D$8]; [.$B$4]) + IF([.$C17] &lt;&gt; 0; [.$D$7]; [.$B$4]) + IF([.$D17] &lt;&gt; 0; [.$D$6]; [.$B$4])) / [.$D$5]" office:value-type="float" office:value="38.4" calcext:value-type="float">
            <text:p>38.4</text:p>
          </table:table-cell>
          <table:table-cell/>
          <table:table-cell table:formula="of:=[.$F$11] * [.$H17]" office:value-type="float" office:value="46.08" calcext:value-type="float">
            <text:p>46.08</text:p>
          </table:table-cell>
          <table:table-cell/>
          <table:table-cell table:formula="of:=20 * LOG10([.$J17])" office:value-type="float" office:value="33.2702494083031" calcext:value-type="float">
            <text:p>33.270249408303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1 + (IF([.$A18] &lt;&gt; 0; [.$B$9]; [.$B$4]) + IF([.$B18] &lt;&gt; 0; [.$B$8]; [.$B$4]) + IF([.$C18] &lt;&gt; 0; [.$B$7]; [.$B$4]) + IF([.$D18] &lt;&gt; 0; [.$B$6]; [.$B$4])) / [.$B$5]" office:value-type="float" office:value="42.25" calcext:value-type="float">
            <text:p>42.25</text:p>
          </table:table-cell>
          <table:table-cell/>
          <table:table-cell table:formula="of:=1 + (IF([.$A18] &lt;&gt; 0; [.$D$9]; [.$B$4]) + IF([.$B18] &lt;&gt; 0; [.$D$8]; [.$B$4]) + IF([.$C18] &lt;&gt; 0; [.$D$7]; [.$B$4]) + IF([.$D18] &lt;&gt; 0; [.$D$6]; [.$B$4])) / [.$D$5]" office:value-type="float" office:value="42.25" calcext:value-type="float">
            <text:p>42.25</text:p>
          </table:table-cell>
          <table:table-cell/>
          <table:table-cell table:formula="of:=[.$F$11] * [.$H18]" office:value-type="float" office:value="50.7" calcext:value-type="float">
            <text:p>50.7</text:p>
          </table:table-cell>
          <table:table-cell/>
          <table:table-cell table:formula="of:=20 * LOG10([.$J18])" office:value-type="float" office:value="34.1001591866667" calcext:value-type="float">
            <text:p>34.100159186666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1 + (IF([.$A19] &lt;&gt; 0; [.$B$9]; [.$B$4]) + IF([.$B19] &lt;&gt; 0; [.$B$8]; [.$B$4]) + IF([.$C19] &lt;&gt; 0; [.$B$7]; [.$B$4]) + IF([.$D19] &lt;&gt; 0; [.$B$6]; [.$B$4])) / [.$B$5]" office:value-type="float" office:value="51.05" calcext:value-type="float">
            <text:p>51.05</text:p>
          </table:table-cell>
          <table:table-cell/>
          <table:table-cell table:formula="of:=1 + (IF([.$A19] &lt;&gt; 0; [.$D$9]; [.$B$4]) + IF([.$B19] &lt;&gt; 0; [.$D$8]; [.$B$4]) + IF([.$C19] &lt;&gt; 0; [.$D$7]; [.$B$4]) + IF([.$D19] &lt;&gt; 0; [.$D$6]; [.$B$4])) / [.$D$5]" office:value-type="float" office:value="51.05" calcext:value-type="float">
            <text:p>51.05</text:p>
          </table:table-cell>
          <table:table-cell/>
          <table:table-cell table:formula="of:=[.$F$11] * [.$H19]" office:value-type="float" office:value="61.26" calcext:value-type="float">
            <text:p>61.26</text:p>
          </table:table-cell>
          <table:table-cell/>
          <table:table-cell table:formula="of:=20 * LOG10([.$J19])" office:value-type="float" office:value="35.7435398494111" calcext:value-type="float">
            <text:p>35.743539849411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0] &lt;&gt; 0; [.$B$9]; [.$B$4]) + IF([.$B20] &lt;&gt; 0; [.$B$8]; [.$B$4]) + IF([.$C20] &lt;&gt; 0; [.$B$7]; [.$B$4]) + IF([.$D20] &lt;&gt; 0; [.$B$6]; [.$B$4])) / [.$B$5]" office:value-type="float" office:value="54.9" calcext:value-type="float">
            <text:p>54.9</text:p>
          </table:table-cell>
          <table:table-cell/>
          <table:table-cell table:formula="of:=1 + (IF([.$A20] &lt;&gt; 0; [.$D$9]; [.$B$4]) + IF([.$B20] &lt;&gt; 0; [.$D$8]; [.$B$4]) + IF([.$C20] &lt;&gt; 0; [.$D$7]; [.$B$4]) + IF([.$D20] &lt;&gt; 0; [.$D$6]; [.$B$4])) / [.$D$5]" office:value-type="float" office:value="54.9" calcext:value-type="float">
            <text:p>54.9</text:p>
          </table:table-cell>
          <table:table-cell/>
          <table:table-cell table:formula="of:=[.$F$11] * [.$H20]" office:value-type="float" office:value="65.88" calcext:value-type="float">
            <text:p>65.88</text:p>
          </table:table-cell>
          <table:table-cell/>
          <table:table-cell table:formula="of:=20 * LOG10([.$J20])" office:value-type="float" office:value="36.3750718099543" calcext:value-type="float">
            <text:p>36.375071809954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1] &lt;&gt; 0; [.$B$9]; [.$B$4]) + IF([.$B21] &lt;&gt; 0; [.$B$8]; [.$B$4]) + IF([.$C21] &lt;&gt; 0; [.$B$7]; [.$B$4]) + IF([.$D21] &lt;&gt; 0; [.$B$6]; [.$B$4])) / [.$B$5]" office:value-type="float" office:value="63.4" calcext:value-type="float">
            <text:p>63.4</text:p>
          </table:table-cell>
          <table:table-cell/>
          <table:table-cell table:formula="of:=1 + (IF([.$A21] &lt;&gt; 0; [.$D$9]; [.$B$4]) + IF([.$B21] &lt;&gt; 0; [.$D$8]; [.$B$4]) + IF([.$C21] &lt;&gt; 0; [.$D$7]; [.$B$4]) + IF([.$D21] &lt;&gt; 0; [.$D$6]; [.$B$4])) / [.$D$5]" office:value-type="float" office:value="63.4" calcext:value-type="float">
            <text:p>63.4</text:p>
          </table:table-cell>
          <table:table-cell/>
          <table:table-cell table:formula="of:=[.$F$11] * [.$H21]" office:value-type="float" office:value="76.08" calcext:value-type="float">
            <text:p>76.08</text:p>
          </table:table-cell>
          <table:table-cell/>
          <table:table-cell table:formula="of:=20 * LOG10([.$J21])" office:value-type="float" office:value="37.6254100785872" calcext:value-type="float">
            <text:p>37.625410078587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22] &lt;&gt; 0; [.$B$9]; [.$B$4]) + IF([.$B22] &lt;&gt; 0; [.$B$8]; [.$B$4]) + IF([.$C22] &lt;&gt; 0; [.$B$7]; [.$B$4]) + IF([.$D22] &lt;&gt; 0; [.$B$6]; [.$B$4])) / [.$B$5]" office:value-type="float" office:value="67.25" calcext:value-type="float">
            <text:p>67.25</text:p>
          </table:table-cell>
          <table:table-cell/>
          <table:table-cell table:formula="of:=1 + (IF([.$A22] &lt;&gt; 0; [.$D$9]; [.$B$4]) + IF([.$B22] &lt;&gt; 0; [.$D$8]; [.$B$4]) + IF([.$C22] &lt;&gt; 0; [.$D$7]; [.$B$4]) + IF([.$D22] &lt;&gt; 0; [.$D$6]; [.$B$4])) / [.$D$5]" office:value-type="float" office:value="67.25" calcext:value-type="float">
            <text:p>67.25</text:p>
          </table:table-cell>
          <table:table-cell/>
          <table:table-cell table:formula="of:=[.$F$11] * [.$H22]" office:value-type="float" office:value="80.7" calcext:value-type="float">
            <text:p>80.7</text:p>
          </table:table-cell>
          <table:table-cell/>
          <table:table-cell table:formula="of:=20 * LOG10([.$J22])" office:value-type="float" office:value="38.1374706944414" calcext:value-type="float">
            <text:p>38.137470694441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23] &lt;&gt; 0; [.$B$9]; [.$B$4]) + IF([.$B23] &lt;&gt; 0; [.$B$8]; [.$B$4]) + IF([.$C23] &lt;&gt; 0; [.$B$7]; [.$B$4]) + IF([.$D23] &lt;&gt; 0; [.$B$6]; [.$B$4])) / [.$B$5]" office:value-type="float" office:value="75.9" calcext:value-type="float">
            <text:p>75.9</text:p>
          </table:table-cell>
          <table:table-cell/>
          <table:table-cell table:formula="of:=1 + (IF([.$A23] &lt;&gt; 0; [.$D$9]; [.$B$4]) + IF([.$B23] &lt;&gt; 0; [.$D$8]; [.$B$4]) + IF([.$C23] &lt;&gt; 0; [.$D$7]; [.$B$4]) + IF([.$D23] &lt;&gt; 0; [.$D$6]; [.$B$4])) / [.$D$5]" office:value-type="float" office:value="75.9" calcext:value-type="float">
            <text:p>75.9</text:p>
          </table:table-cell>
          <table:table-cell/>
          <table:table-cell table:formula="of:=[.$F$11] * [.$H23]" office:value-type="float" office:value="91.08" calcext:value-type="float">
            <text:p>91.08</text:p>
          </table:table-cell>
          <table:table-cell/>
          <table:table-cell table:formula="of:=20 * LOG10([.$J23])" office:value-type="float" office:value="39.1884604388621" calcext:value-type="float">
            <text:p>39.188460438862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4] &lt;&gt; 0; [.$B$9]; [.$B$4]) + IF([.$B24] &lt;&gt; 0; [.$B$8]; [.$B$4]) + IF([.$C24] &lt;&gt; 0; [.$B$7]; [.$B$4]) + IF([.$D24] &lt;&gt; 0; [.$B$6]; [.$B$4])) / [.$B$5]" office:value-type="float" office:value="79.75" calcext:value-type="float">
            <text:p>79.75</text:p>
          </table:table-cell>
          <table:table-cell/>
          <table:table-cell table:formula="of:=1 + (IF([.$A24] &lt;&gt; 0; [.$D$9]; [.$B$4]) + IF([.$B24] &lt;&gt; 0; [.$D$8]; [.$B$4]) + IF([.$C24] &lt;&gt; 0; [.$D$7]; [.$B$4]) + IF([.$D24] &lt;&gt; 0; [.$D$6]; [.$B$4])) / [.$D$5]" office:value-type="float" office:value="79.75" calcext:value-type="float">
            <text:p>79.75</text:p>
          </table:table-cell>
          <table:table-cell/>
          <table:table-cell table:formula="of:=[.$F$11] * [.$H24]" office:value-type="float" office:value="95.7" calcext:value-type="float">
            <text:p>95.7</text:p>
          </table:table-cell>
          <table:table-cell/>
          <table:table-cell table:formula="of:=20 * LOG10([.$J24])" office:value-type="float" office:value="39.6182387555369" calcext:value-type="float">
            <text:p>39.6182387555369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5] &lt;&gt; 0; [.$B$9]; [.$B$4]) + IF([.$B25] &lt;&gt; 0; [.$B$8]; [.$B$4]) + IF([.$C25] &lt;&gt; 0; [.$B$7]; [.$B$4]) + IF([.$D25] &lt;&gt; 0; [.$B$6]; [.$B$4])) / [.$B$5]" office:value-type="float" office:value="88.25" calcext:value-type="float">
            <text:p>88.25</text:p>
          </table:table-cell>
          <table:table-cell/>
          <table:table-cell table:formula="of:=1 + (IF([.$A25] &lt;&gt; 0; [.$D$9]; [.$B$4]) + IF([.$B25] &lt;&gt; 0; [.$D$8]; [.$B$4]) + IF([.$C25] &lt;&gt; 0; [.$D$7]; [.$B$4]) + IF([.$D25] &lt;&gt; 0; [.$D$6]; [.$B$4])) / [.$D$5]" office:value-type="float" office:value="88.25" calcext:value-type="float">
            <text:p>88.25</text:p>
          </table:table-cell>
          <table:table-cell/>
          <table:table-cell table:formula="of:=[.$F$11] * [.$H25]" office:value-type="float" office:value="105.9" calcext:value-type="float">
            <text:p>105.9</text:p>
          </table:table-cell>
          <table:table-cell/>
          <table:table-cell table:formula="of:=20 * LOG10([.$J25])" office:value-type="float" office:value="40.4979192021497" calcext:value-type="float">
            <text:p>40.4979192021497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formula="of:=1 + (IF([.$A26] &lt;&gt; 0; [.$B$9]; [.$B$4]) + IF([.$B26] &lt;&gt; 0; [.$B$8]; [.$B$4]) + IF([.$C26] &lt;&gt; 0; [.$B$7]; [.$B$4]) + IF([.$D26] &lt;&gt; 0; [.$B$6]; [.$B$4])) / [.$B$5]" office:value-type="float" office:value="92.1" calcext:value-type="float">
            <text:p>92.1</text:p>
          </table:table-cell>
          <table:table-cell/>
          <table:table-cell table:formula="of:=1 + (IF([.$A26] &lt;&gt; 0; [.$D$9]; [.$B$4]) + IF([.$B26] &lt;&gt; 0; [.$D$8]; [.$B$4]) + IF([.$C26] &lt;&gt; 0; [.$D$7]; [.$B$4]) + IF([.$D26] &lt;&gt; 0; [.$D$6]; [.$B$4])) / [.$D$5]" office:value-type="float" office:value="92.1" calcext:value-type="float">
            <text:p>92.1</text:p>
          </table:table-cell>
          <table:table-cell/>
          <table:table-cell table:formula="of:=[.$F$11] * [.$H26]" office:value-type="float" office:value="110.52" calcext:value-type="float">
            <text:p>110.52</text:p>
          </table:table-cell>
          <table:table-cell/>
          <table:table-cell table:formula="of:=20 * LOG10([.$J26])" office:value-type="float" office:value="40.8688175248895" calcext:value-type="float">
            <text:p>40.86881752488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1]" office:value-type="float" office:value="6.06" calcext:value-type="float">
            <text:p>6.06</text:p>
          </table:table-cell>
          <table:table-cell/>
          <table:table-cell table:formula="of:=20 * LOG10([.$J27])" office:value-type="float" office:value="15.6494524833257" calcext:value-type="float">
            <text:p>15.64945248332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2]" office:value-type="float" office:value="25.5025" calcext:value-type="float">
            <text:p>25.5025</text:p>
          </table:table-cell>
          <table:table-cell/>
          <table:table-cell table:formula="of:=20 * LOG10([.$J28])" office:value-type="float" office:value="28.1316551247465" calcext:value-type="float">
            <text:p>28.13165512474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3]" office:value-type="float" office:value="68.4275" calcext:value-type="float">
            <text:p>68.4275</text:p>
          </table:table-cell>
          <table:table-cell/>
          <table:table-cell table:formula="of:=20 * LOG10([.$J29])" office:value-type="float" office:value="36.7046134665817" calcext:value-type="float">
            <text:p>36.70461346658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4]" office:value-type="float" office:value="87.87" calcext:value-type="float">
            <text:p>87.87</text:p>
          </table:table-cell>
          <table:table-cell/>
          <table:table-cell table:formula="of:=20 * LOG10([.$J30])" office:value-type="float" office:value="38.8768125280252" calcext:value-type="float">
            <text:p>38.87681252802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5]" office:value-type="float" office:value="131.5525" calcext:value-type="float">
            <text:p>131.5525</text:p>
          </table:table-cell>
          <table:table-cell/>
          <table:table-cell table:formula="of:=20 * LOG10([.$J31])" office:value-type="float" office:value="42.3819821150841" calcext:value-type="float">
            <text:p>42.38198211508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6]" office:value-type="float" office:value="150.995" calcext:value-type="float">
            <text:p>150.995</text:p>
          </table:table-cell>
          <table:table-cell/>
          <table:table-cell table:formula="of:=20 * LOG10([.$J32])" office:value-type="float" office:value="43.5792513288618" calcext:value-type="float">
            <text:p>43.57925132886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7]" office:value-type="float" office:value="193.92" calcext:value-type="float">
            <text:p>193.92</text:p>
          </table:table-cell>
          <table:table-cell/>
          <table:table-cell table:formula="of:=20 * LOG10([.$J33])" office:value-type="float" office:value="45.7524520497238" calcext:value-type="float">
            <text:p>45.7524520497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8]" office:value-type="float" office:value="213.3625" calcext:value-type="float">
            <text:p>213.3625</text:p>
          </table:table-cell>
          <table:table-cell/>
          <table:table-cell table:formula="of:=20 * LOG10([.$J34])" office:value-type="float" office:value="46.5823618280874" calcext:value-type="float">
            <text:p>46.58236182808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9]" office:value-type="float" office:value="257.8025" calcext:value-type="float">
            <text:p>257.8025</text:p>
          </table:table-cell>
          <table:table-cell/>
          <table:table-cell table:formula="of:=20 * LOG10([.$J35])" office:value-type="float" office:value="48.2257424908318" calcext:value-type="float">
            <text:p>48.225742490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0]" office:value-type="float" office:value="277.245" calcext:value-type="float">
            <text:p>277.245</text:p>
          </table:table-cell>
          <table:table-cell/>
          <table:table-cell table:formula="of:=20 * LOG10([.$J36])" office:value-type="float" office:value="48.8572744513751" calcext:value-type="float">
            <text:p>48.85727445137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1]" office:value-type="float" office:value="320.17" calcext:value-type="float">
            <text:p>320.17</text:p>
          </table:table-cell>
          <table:table-cell/>
          <table:table-cell table:formula="of:=20 * LOG10([.$J37])" office:value-type="float" office:value="50.1076127200079" calcext:value-type="float">
            <text:p>50.10761272000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2]" office:value-type="float" office:value="339.6125" calcext:value-type="float">
            <text:p>339.6125</text:p>
          </table:table-cell>
          <table:table-cell/>
          <table:table-cell table:formula="of:=20 * LOG10([.$J38])" office:value-type="float" office:value="50.6196733358621" calcext:value-type="float">
            <text:p>50.619673335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3]" office:value-type="float" office:value="383.295" calcext:value-type="float">
            <text:p>383.295</text:p>
          </table:table-cell>
          <table:table-cell/>
          <table:table-cell table:formula="of:=20 * LOG10([.$J39])" office:value-type="float" office:value="51.6706630802828" calcext:value-type="float">
            <text:p>51.67066308028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4]" office:value-type="float" office:value="402.7375" calcext:value-type="float">
            <text:p>402.7375</text:p>
          </table:table-cell>
          <table:table-cell/>
          <table:table-cell table:formula="of:=20 * LOG10([.$J40])" office:value-type="float" office:value="52.1004413969576" calcext:value-type="float">
            <text:p>52.10044139695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5]" office:value-type="float" office:value="445.6625" calcext:value-type="float">
            <text:p>445.6625</text:p>
          </table:table-cell>
          <table:table-cell/>
          <table:table-cell table:formula="of:=20 * LOG10([.$J41])" office:value-type="float" office:value="52.9801218435704" calcext:value-type="float">
            <text:p>52.9801218435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6]" office:value-type="float" office:value="465.105" calcext:value-type="float">
            <text:p>465.105</text:p>
          </table:table-cell>
          <table:table-cell/>
          <table:table-cell table:formula="of:=20 * LOG10([.$J42])" office:value-type="float" office:value="53.3510201663102" calcext:value-type="float">
            <text:p>53.3510201663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1]" office:value-type="float" office:value="16.26" calcext:value-type="float">
            <text:p>16.26</text:p>
          </table:table-cell>
          <table:table-cell/>
          <table:table-cell table:formula="of:=20 * LOG10([.$J43])" office:value-type="float" office:value="24.222410825161" calcext:value-type="float">
            <text:p>24.222410825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2]" office:value-type="float" office:value="68.4275" calcext:value-type="float">
            <text:p>68.4275</text:p>
          </table:table-cell>
          <table:table-cell/>
          <table:table-cell table:formula="of:=20 * LOG10([.$J44])" office:value-type="float" office:value="36.7046134665817" calcext:value-type="float">
            <text:p>36.70461346658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3]" office:value-type="float" office:value="183.6025" calcext:value-type="float">
            <text:p>183.6025</text:p>
          </table:table-cell>
          <table:table-cell/>
          <table:table-cell table:formula="of:=20 * LOG10([.$J45])" office:value-type="float" office:value="45.277571808417" calcext:value-type="float">
            <text:p>45.2775718084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4]" office:value-type="float" office:value="235.77" calcext:value-type="float">
            <text:p>235.77</text:p>
          </table:table-cell>
          <table:table-cell/>
          <table:table-cell table:formula="of:=20 * LOG10([.$J46])" office:value-type="float" office:value="47.4497708698605" calcext:value-type="float">
            <text:p>47.44977086986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5]" office:value-type="float" office:value="352.9775" calcext:value-type="float">
            <text:p>352.9775</text:p>
          </table:table-cell>
          <table:table-cell/>
          <table:table-cell table:formula="of:=20 * LOG10([.$J47])" office:value-type="float" office:value="50.9549404569194" calcext:value-type="float">
            <text:p>50.95494045691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6]" office:value-type="float" office:value="405.145" calcext:value-type="float">
            <text:p>405.145</text:p>
          </table:table-cell>
          <table:table-cell/>
          <table:table-cell table:formula="of:=20 * LOG10([.$J48])" office:value-type="float" office:value="52.1522096706971" calcext:value-type="float">
            <text:p>52.15220967069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7]" office:value-type="float" office:value="520.32" calcext:value-type="float">
            <text:p>520.32</text:p>
          </table:table-cell>
          <table:table-cell/>
          <table:table-cell table:formula="of:=20 * LOG10([.$J49])" office:value-type="float" office:value="54.3254103915591" calcext:value-type="float">
            <text:p>54.32541039155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8]" office:value-type="float" office:value="572.4875" calcext:value-type="float">
            <text:p>572.4875</text:p>
          </table:table-cell>
          <table:table-cell/>
          <table:table-cell table:formula="of:=20 * LOG10([.$J50])" office:value-type="float" office:value="55.1553201699227" calcext:value-type="float">
            <text:p>55.15532016992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9]" office:value-type="float" office:value="691.7275" calcext:value-type="float">
            <text:p>691.7275</text:p>
          </table:table-cell>
          <table:table-cell/>
          <table:table-cell table:formula="of:=20 * LOG10([.$J51])" office:value-type="float" office:value="56.7987008326671" calcext:value-type="float">
            <text:p>56.79870083266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0]" office:value-type="float" office:value="743.895" calcext:value-type="float">
            <text:p>743.895</text:p>
          </table:table-cell>
          <table:table-cell/>
          <table:table-cell table:formula="of:=20 * LOG10([.$J52])" office:value-type="float" office:value="57.4302327932103" calcext:value-type="float">
            <text:p>57.43023279321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1]" office:value-type="float" office:value="859.07" calcext:value-type="float">
            <text:p>859.07</text:p>
          </table:table-cell>
          <table:table-cell/>
          <table:table-cell table:formula="of:=20 * LOG10([.$J53])" office:value-type="float" office:value="58.6805710618431" calcext:value-type="float">
            <text:p>58.68057106184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2]" office:value-type="float" office:value="911.2375" calcext:value-type="float">
            <text:p>911.2375</text:p>
          </table:table-cell>
          <table:table-cell/>
          <table:table-cell table:formula="of:=20 * LOG10([.$J54])" office:value-type="float" office:value="59.1926316776974" calcext:value-type="float">
            <text:p>59.19263167769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3]" office:value-type="float" office:value="1028.445" calcext:value-type="float">
            <text:p>1028.445</text:p>
          </table:table-cell>
          <table:table-cell/>
          <table:table-cell table:formula="of:=20 * LOG10([.$J55])" office:value-type="float" office:value="60.2436214221181" calcext:value-type="float">
            <text:p>60.24362142211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4]" office:value-type="float" office:value="1080.6125" calcext:value-type="float">
            <text:p>1080.6125</text:p>
          </table:table-cell>
          <table:table-cell/>
          <table:table-cell table:formula="of:=20 * LOG10([.$J56])" office:value-type="float" office:value="60.6733997387929" calcext:value-type="float">
            <text:p>60.67339973879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5]" office:value-type="float" office:value="1195.7875" calcext:value-type="float">
            <text:p>1195.7875</text:p>
          </table:table-cell>
          <table:table-cell/>
          <table:table-cell table:formula="of:=20 * LOG10([.$J57])" office:value-type="float" office:value="61.5530801854057" calcext:value-type="float">
            <text:p>61.5530801854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6]" office:value-type="float" office:value="1247.955" calcext:value-type="float">
            <text:p>1247.955</text:p>
          </table:table-cell>
          <table:table-cell/>
          <table:table-cell table:formula="of:=20 * LOG10([.$J58])" office:value-type="float" office:value="61.9239785081455" calcext:value-type="float">
            <text:p>61.9239785081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1]" office:value-type="float" office:value="20.88" calcext:value-type="float">
            <text:p>20.88</text:p>
          </table:table-cell>
          <table:table-cell/>
          <table:table-cell table:formula="of:=20 * LOG10([.$J59])" office:value-type="float" office:value="26.3946098866045" calcext:value-type="float">
            <text:p>26.39460988660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2]" office:value-type="float" office:value="87.87" calcext:value-type="float">
            <text:p>87.87</text:p>
          </table:table-cell>
          <table:table-cell/>
          <table:table-cell table:formula="of:=20 * LOG10([.$J60])" office:value-type="float" office:value="38.8768125280252" calcext:value-type="float">
            <text:p>38.87681252802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3]" office:value-type="float" office:value="235.77" calcext:value-type="float">
            <text:p>235.77</text:p>
          </table:table-cell>
          <table:table-cell/>
          <table:table-cell table:formula="of:=20 * LOG10([.$J61])" office:value-type="float" office:value="47.4497708698605" calcext:value-type="float">
            <text:p>47.44977086986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4]" office:value-type="float" office:value="302.76" calcext:value-type="float">
            <text:p>302.76</text:p>
          </table:table-cell>
          <table:table-cell/>
          <table:table-cell table:formula="of:=20 * LOG10([.$J62])" office:value-type="float" office:value="49.621969931304" calcext:value-type="float">
            <text:p>49.6219699313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5]" office:value-type="float" office:value="453.27" calcext:value-type="float">
            <text:p>453.27</text:p>
          </table:table-cell>
          <table:table-cell/>
          <table:table-cell table:formula="of:=20 * LOG10([.$J63])" office:value-type="float" office:value="53.1271395183629" calcext:value-type="float">
            <text:p>53.12713951836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6]" office:value-type="float" office:value="520.26" calcext:value-type="float">
            <text:p>520.26</text:p>
          </table:table-cell>
          <table:table-cell/>
          <table:table-cell table:formula="of:=20 * LOG10([.$J64])" office:value-type="float" office:value="54.3244087321406" calcext:value-type="float">
            <text:p>54.32440873214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7]" office:value-type="float" office:value="668.16" calcext:value-type="float">
            <text:p>668.16</text:p>
          </table:table-cell>
          <table:table-cell/>
          <table:table-cell table:formula="of:=20 * LOG10([.$J65])" office:value-type="float" office:value="56.4976094530026" calcext:value-type="float">
            <text:p>56.49760945300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8]" office:value-type="float" office:value="735.15" calcext:value-type="float">
            <text:p>735.15</text:p>
          </table:table-cell>
          <table:table-cell/>
          <table:table-cell table:formula="of:=20 * LOG10([.$J66])" office:value-type="float" office:value="57.3275192313662" calcext:value-type="float">
            <text:p>57.32751923136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9]" office:value-type="float" office:value="888.27" calcext:value-type="float">
            <text:p>888.27</text:p>
          </table:table-cell>
          <table:table-cell/>
          <table:table-cell table:formula="of:=20 * LOG10([.$J67])" office:value-type="float" office:value="58.9708998941106" calcext:value-type="float">
            <text:p>58.97089989411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0]" office:value-type="float" office:value="955.26" calcext:value-type="float">
            <text:p>955.26</text:p>
          </table:table-cell>
          <table:table-cell/>
          <table:table-cell table:formula="of:=20 * LOG10([.$J68])" office:value-type="float" office:value="59.6024318546538" calcext:value-type="float">
            <text:p>59.60243185465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1]" office:value-type="float" office:value="1103.16" calcext:value-type="float">
            <text:p>1103.16</text:p>
          </table:table-cell>
          <table:table-cell/>
          <table:table-cell table:formula="of:=20 * LOG10([.$J69])" office:value-type="float" office:value="60.8527701232866" calcext:value-type="float">
            <text:p>60.852770123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2]" office:value-type="float" office:value="1170.15" calcext:value-type="float">
            <text:p>1170.15</text:p>
          </table:table-cell>
          <table:table-cell/>
          <table:table-cell table:formula="of:=20 * LOG10([.$J70])" office:value-type="float" office:value="61.3648307391409" calcext:value-type="float">
            <text:p>61.36483073914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3]" office:value-type="float" office:value="1320.66" calcext:value-type="float">
            <text:p>1320.66</text:p>
          </table:table-cell>
          <table:table-cell/>
          <table:table-cell table:formula="of:=20 * LOG10([.$J71])" office:value-type="float" office:value="62.4158204835616" calcext:value-type="float">
            <text:p>62.41582048356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4]" office:value-type="float" office:value="1387.65" calcext:value-type="float">
            <text:p>1387.65</text:p>
          </table:table-cell>
          <table:table-cell/>
          <table:table-cell table:formula="of:=20 * LOG10([.$J72])" office:value-type="float" office:value="62.8455988002364" calcext:value-type="float">
            <text:p>62.84559880023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5]" office:value-type="float" office:value="1535.55" calcext:value-type="float">
            <text:p>1535.55</text:p>
          </table:table-cell>
          <table:table-cell/>
          <table:table-cell table:formula="of:=20 * LOG10([.$J73])" office:value-type="float" office:value="63.7252792468492" calcext:value-type="float">
            <text:p>63.72527924684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6]" office:value-type="float" office:value="1602.54" calcext:value-type="float">
            <text:p>1602.54</text:p>
          </table:table-cell>
          <table:table-cell/>
          <table:table-cell table:formula="of:=20 * LOG10([.$J74])" office:value-type="float" office:value="64.096177569589" calcext:value-type="float">
            <text:p>64.0961775695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1]" office:value-type="float" office:value="31.26" calcext:value-type="float">
            <text:p>31.26</text:p>
          </table:table-cell>
          <table:table-cell/>
          <table:table-cell table:formula="of:=20 * LOG10([.$J75])" office:value-type="float" office:value="29.8997794736634" calcext:value-type="float">
            <text:p>29.89977947366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2]" office:value-type="float" office:value="131.5525" calcext:value-type="float">
            <text:p>131.5525</text:p>
          </table:table-cell>
          <table:table-cell/>
          <table:table-cell table:formula="of:=20 * LOG10([.$J76])" office:value-type="float" office:value="42.3819821150841" calcext:value-type="float">
            <text:p>42.38198211508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3]" office:value-type="float" office:value="352.9775" calcext:value-type="float">
            <text:p>352.9775</text:p>
          </table:table-cell>
          <table:table-cell/>
          <table:table-cell table:formula="of:=20 * LOG10([.$J77])" office:value-type="float" office:value="50.9549404569194" calcext:value-type="float">
            <text:p>50.95494045691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4]" office:value-type="float" office:value="453.27" calcext:value-type="float">
            <text:p>453.27</text:p>
          </table:table-cell>
          <table:table-cell/>
          <table:table-cell table:formula="of:=20 * LOG10([.$J78])" office:value-type="float" office:value="53.1271395183629" calcext:value-type="float">
            <text:p>53.12713951836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5]" office:value-type="float" office:value="678.6025" calcext:value-type="float">
            <text:p>678.6025</text:p>
          </table:table-cell>
          <table:table-cell/>
          <table:table-cell table:formula="of:=20 * LOG10([.$J79])" office:value-type="float" office:value="56.6323091054217" calcext:value-type="float">
            <text:p>56.63230910542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6]" office:value-type="float" office:value="778.895" calcext:value-type="float">
            <text:p>778.895</text:p>
          </table:table-cell>
          <table:table-cell/>
          <table:table-cell table:formula="of:=20 * LOG10([.$J80])" office:value-type="float" office:value="57.8295783191995" calcext:value-type="float">
            <text:p>57.82957831919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7]" office:value-type="float" office:value="1000.32" calcext:value-type="float">
            <text:p>1000.32</text:p>
          </table:table-cell>
          <table:table-cell/>
          <table:table-cell table:formula="of:=20 * LOG10([.$J81])" office:value-type="float" office:value="60.0027790400615" calcext:value-type="float">
            <text:p>60.002779040061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8]" office:value-type="float" office:value="1100.6125" calcext:value-type="float">
            <text:p>1100.6125</text:p>
          </table:table-cell>
          <table:table-cell/>
          <table:table-cell table:formula="of:=20 * LOG10([.$J82])" office:value-type="float" office:value="60.8326888184251" calcext:value-type="float">
            <text:p>60.83268881842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9]" office:value-type="float" office:value="1329.8525" calcext:value-type="float">
            <text:p>1329.8525</text:p>
          </table:table-cell>
          <table:table-cell/>
          <table:table-cell table:formula="of:=20 * LOG10([.$J83])" office:value-type="float" office:value="62.4760694811694" calcext:value-type="float">
            <text:p>62.47606948116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0]" office:value-type="float" office:value="1430.145" calcext:value-type="float">
            <text:p>1430.145</text:p>
          </table:table-cell>
          <table:table-cell/>
          <table:table-cell table:formula="of:=20 * LOG10([.$J84])" office:value-type="float" office:value="63.1076014417127" calcext:value-type="float">
            <text:p>63.1076014417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1]" office:value-type="float" office:value="1651.57" calcext:value-type="float">
            <text:p>1651.57</text:p>
          </table:table-cell>
          <table:table-cell/>
          <table:table-cell table:formula="of:=20 * LOG10([.$J85])" office:value-type="float" office:value="64.3579397103455" calcext:value-type="float">
            <text:p>64.3579397103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2]" office:value-type="float" office:value="1751.8625" calcext:value-type="float">
            <text:p>1751.8625</text:p>
          </table:table-cell>
          <table:table-cell/>
          <table:table-cell table:formula="of:=20 * LOG10([.$J86])" office:value-type="float" office:value="64.8700003261998" calcext:value-type="float">
            <text:p>64.87000032619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3]" office:value-type="float" office:value="1977.195" calcext:value-type="float">
            <text:p>1977.195</text:p>
          </table:table-cell>
          <table:table-cell/>
          <table:table-cell table:formula="of:=20 * LOG10([.$J87])" office:value-type="float" office:value="65.9209900706205" calcext:value-type="float">
            <text:p>65.92099007062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4]" office:value-type="float" office:value="2077.4875" calcext:value-type="float">
            <text:p>2077.4875</text:p>
          </table:table-cell>
          <table:table-cell/>
          <table:table-cell table:formula="of:=20 * LOG10([.$J88])" office:value-type="float" office:value="66.3507683872952" calcext:value-type="float">
            <text:p>66.35076838729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5]" office:value-type="float" office:value="2298.9125" calcext:value-type="float">
            <text:p>2298.9125</text:p>
          </table:table-cell>
          <table:table-cell/>
          <table:table-cell table:formula="of:=20 * LOG10([.$J89])" office:value-type="float" office:value="67.2304488339081" calcext:value-type="float">
            <text:p>67.23044883390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6]" office:value-type="float" office:value="2399.205" calcext:value-type="float">
            <text:p>2399.205</text:p>
          </table:table-cell>
          <table:table-cell/>
          <table:table-cell table:formula="of:=20 * LOG10([.$J90])" office:value-type="float" office:value="67.6013471566479" calcext:value-type="float">
            <text:p>67.6013471566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1]" office:value-type="float" office:value="35.88" calcext:value-type="float">
            <text:p>35.88</text:p>
          </table:table-cell>
          <table:table-cell/>
          <table:table-cell table:formula="of:=20 * LOG10([.$J91])" office:value-type="float" office:value="31.0970486874411" calcext:value-type="float">
            <text:p>31.09704868744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2]" office:value-type="float" office:value="150.995" calcext:value-type="float">
            <text:p>150.995</text:p>
          </table:table-cell>
          <table:table-cell/>
          <table:table-cell table:formula="of:=20 * LOG10([.$J92])" office:value-type="float" office:value="43.5792513288618" calcext:value-type="float">
            <text:p>43.57925132886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3]" office:value-type="float" office:value="405.145" calcext:value-type="float">
            <text:p>405.145</text:p>
          </table:table-cell>
          <table:table-cell/>
          <table:table-cell table:formula="of:=20 * LOG10([.$J93])" office:value-type="float" office:value="52.1522096706971" calcext:value-type="float">
            <text:p>52.15220967069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4]" office:value-type="float" office:value="520.26" calcext:value-type="float">
            <text:p>520.26</text:p>
          </table:table-cell>
          <table:table-cell/>
          <table:table-cell table:formula="of:=20 * LOG10([.$J94])" office:value-type="float" office:value="54.3244087321406" calcext:value-type="float">
            <text:p>54.32440873214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5]" office:value-type="float" office:value="778.895" calcext:value-type="float">
            <text:p>778.895</text:p>
          </table:table-cell>
          <table:table-cell/>
          <table:table-cell table:formula="of:=20 * LOG10([.$J95])" office:value-type="float" office:value="57.8295783191995" calcext:value-type="float">
            <text:p>57.82957831919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6]" office:value-type="float" office:value="894.01" calcext:value-type="float">
            <text:p>894.01</text:p>
          </table:table-cell>
          <table:table-cell/>
          <table:table-cell table:formula="of:=20 * LOG10([.$J96])" office:value-type="float" office:value="59.0268475329772" calcext:value-type="float">
            <text:p>59.02684753297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7]" office:value-type="float" office:value="1148.16" calcext:value-type="float">
            <text:p>1148.16</text:p>
          </table:table-cell>
          <table:table-cell/>
          <table:table-cell table:formula="of:=20 * LOG10([.$J97])" office:value-type="float" office:value="61.2000482538392" calcext:value-type="float">
            <text:p>61.2000482538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8]" office:value-type="float" office:value="1263.275" calcext:value-type="float">
            <text:p>1263.275</text:p>
          </table:table-cell>
          <table:table-cell/>
          <table:table-cell table:formula="of:=20 * LOG10([.$J98])" office:value-type="float" office:value="62.0299580322028" calcext:value-type="float">
            <text:p>62.0299580322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9]" office:value-type="float" office:value="1526.395" calcext:value-type="float">
            <text:p>1526.395</text:p>
          </table:table-cell>
          <table:table-cell/>
          <table:table-cell table:formula="of:=20 * LOG10([.$J99])" office:value-type="float" office:value="63.6733386949472" calcext:value-type="float">
            <text:p>63.67333869494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0]" office:value-type="float" office:value="1641.51" calcext:value-type="float">
            <text:p>1641.51</text:p>
          </table:table-cell>
          <table:table-cell/>
          <table:table-cell table:formula="of:=20 * LOG10([.$J100])" office:value-type="float" office:value="64.3048706554904" calcext:value-type="float">
            <text:p>64.3048706554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1]" office:value-type="float" office:value="1895.66" calcext:value-type="float">
            <text:p>1895.66</text:p>
          </table:table-cell>
          <table:table-cell/>
          <table:table-cell table:formula="of:=20 * LOG10([.$J101])" office:value-type="float" office:value="65.5552089241233" calcext:value-type="float">
            <text:p>65.5552089241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2]" office:value-type="float" office:value="2010.775" calcext:value-type="float">
            <text:p>2010.775</text:p>
          </table:table-cell>
          <table:table-cell/>
          <table:table-cell table:formula="of:=20 * LOG10([.$J102])" office:value-type="float" office:value="66.0672695399775" calcext:value-type="float">
            <text:p>66.06726953997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3]" office:value-type="float" office:value="2269.41" calcext:value-type="float">
            <text:p>2269.41</text:p>
          </table:table-cell>
          <table:table-cell/>
          <table:table-cell table:formula="of:=20 * LOG10([.$J103])" office:value-type="float" office:value="67.1182592843982" calcext:value-type="float">
            <text:p>67.11825928439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4]" office:value-type="float" office:value="2384.525" calcext:value-type="float">
            <text:p>2384.525</text:p>
          </table:table-cell>
          <table:table-cell/>
          <table:table-cell table:formula="of:=20 * LOG10([.$J104])" office:value-type="float" office:value="67.548037601073" calcext:value-type="float">
            <text:p>67.54803760107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5]" office:value-type="float" office:value="2638.675" calcext:value-type="float">
            <text:p>2638.675</text:p>
          </table:table-cell>
          <table:table-cell/>
          <table:table-cell table:formula="of:=20 * LOG10([.$J105])" office:value-type="float" office:value="68.4277180476858" calcext:value-type="float">
            <text:p>68.4277180476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6]" office:value-type="float" office:value="2753.79" calcext:value-type="float">
            <text:p>2753.79</text:p>
          </table:table-cell>
          <table:table-cell/>
          <table:table-cell table:formula="of:=20 * LOG10([.$J106])" office:value-type="float" office:value="68.7986163704256" calcext:value-type="float">
            <text:p>68.79861637042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1]" office:value-type="float" office:value="46.08" calcext:value-type="float">
            <text:p>46.08</text:p>
          </table:table-cell>
          <table:table-cell/>
          <table:table-cell table:formula="of:=20 * LOG10([.$J107])" office:value-type="float" office:value="33.2702494083031" calcext:value-type="float">
            <text:p>33.2702494083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2]" office:value-type="float" office:value="193.92" calcext:value-type="float">
            <text:p>193.92</text:p>
          </table:table-cell>
          <table:table-cell/>
          <table:table-cell table:formula="of:=20 * LOG10([.$J108])" office:value-type="float" office:value="45.7524520497238" calcext:value-type="float">
            <text:p>45.7524520497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3]" office:value-type="float" office:value="520.32" calcext:value-type="float">
            <text:p>520.32</text:p>
          </table:table-cell>
          <table:table-cell/>
          <table:table-cell table:formula="of:=20 * LOG10([.$J109])" office:value-type="float" office:value="54.3254103915591" calcext:value-type="float">
            <text:p>54.32541039155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4]" office:value-type="float" office:value="668.16" calcext:value-type="float">
            <text:p>668.16</text:p>
          </table:table-cell>
          <table:table-cell/>
          <table:table-cell table:formula="of:=20 * LOG10([.$J110])" office:value-type="float" office:value="56.4976094530026" calcext:value-type="float">
            <text:p>56.49760945300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5]" office:value-type="float" office:value="1000.32" calcext:value-type="float">
            <text:p>1000.32</text:p>
          </table:table-cell>
          <table:table-cell/>
          <table:table-cell table:formula="of:=20 * LOG10([.$J111])" office:value-type="float" office:value="60.0027790400615" calcext:value-type="float">
            <text:p>60.002779040061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6]" office:value-type="float" office:value="1148.16" calcext:value-type="float">
            <text:p>1148.16</text:p>
          </table:table-cell>
          <table:table-cell/>
          <table:table-cell table:formula="of:=20 * LOG10([.$J112])" office:value-type="float" office:value="61.2000482538392" calcext:value-type="float">
            <text:p>61.2000482538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7]" office:value-type="float" office:value="1474.56" calcext:value-type="float">
            <text:p>1474.56</text:p>
          </table:table-cell>
          <table:table-cell/>
          <table:table-cell table:formula="of:=20 * LOG10([.$J113])" office:value-type="float" office:value="63.3732489747012" calcext:value-type="float">
            <text:p>63.37324897470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8]" office:value-type="float" office:value="1622.4" calcext:value-type="float">
            <text:p>1622.4</text:p>
          </table:table-cell>
          <table:table-cell/>
          <table:table-cell table:formula="of:=20 * LOG10([.$J114])" office:value-type="float" office:value="64.2031587530648" calcext:value-type="float">
            <text:p>64.20315875306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9]" office:value-type="float" office:value="1960.32" calcext:value-type="float">
            <text:p>1960.32</text:p>
          </table:table-cell>
          <table:table-cell/>
          <table:table-cell table:formula="of:=20 * LOG10([.$J115])" office:value-type="float" office:value="65.8465394158092" calcext:value-type="float">
            <text:p>65.84653941580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0]" office:value-type="float" office:value="2108.16" calcext:value-type="float">
            <text:p>2108.16</text:p>
          </table:table-cell>
          <table:table-cell/>
          <table:table-cell table:formula="of:=20 * LOG10([.$J116])" office:value-type="float" office:value="66.4780713763525" calcext:value-type="float">
            <text:p>66.4780713763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1]" office:value-type="float" office:value="2434.56" calcext:value-type="float">
            <text:p>2434.56</text:p>
          </table:table-cell>
          <table:table-cell/>
          <table:table-cell table:formula="of:=20 * LOG10([.$J117])" office:value-type="float" office:value="67.7284096449853" calcext:value-type="float">
            <text:p>67.72840964498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2]" office:value-type="float" office:value="2582.4" calcext:value-type="float">
            <text:p>2582.4</text:p>
          </table:table-cell>
          <table:table-cell/>
          <table:table-cell table:formula="of:=20 * LOG10([.$J118])" office:value-type="float" office:value="68.2404702608395" calcext:value-type="float">
            <text:p>68.24047026083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3]" office:value-type="float" office:value="2914.56" calcext:value-type="float">
            <text:p>2914.56</text:p>
          </table:table-cell>
          <table:table-cell/>
          <table:table-cell table:formula="of:=20 * LOG10([.$J119])" office:value-type="float" office:value="69.2914600052602" calcext:value-type="float">
            <text:p>69.29146000526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4]" office:value-type="float" office:value="3062.4" calcext:value-type="float">
            <text:p>3062.4</text:p>
          </table:table-cell>
          <table:table-cell/>
          <table:table-cell table:formula="of:=20 * LOG10([.$J120])" office:value-type="float" office:value="69.721238321935" calcext:value-type="float">
            <text:p>69.721238321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5]" office:value-type="float" office:value="3388.8" calcext:value-type="float">
            <text:p>3388.8</text:p>
          </table:table-cell>
          <table:table-cell/>
          <table:table-cell table:formula="of:=20 * LOG10([.$J121])" office:value-type="float" office:value="70.6009187685478" calcext:value-type="float">
            <text:p>70.60091876854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6]" office:value-type="float" office:value="3536.64" calcext:value-type="float">
            <text:p>3536.64</text:p>
          </table:table-cell>
          <table:table-cell/>
          <table:table-cell table:formula="of:=20 * LOG10([.$J122])" office:value-type="float" office:value="70.9718170912876" calcext:value-type="float">
            <text:p>70.97181709128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1]" office:value-type="float" office:value="50.7" calcext:value-type="float">
            <text:p>50.7</text:p>
          </table:table-cell>
          <table:table-cell/>
          <table:table-cell table:formula="of:=20 * LOG10([.$J123])" office:value-type="float" office:value="34.1001591866667" calcext:value-type="float">
            <text:p>34.10015918666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2]" office:value-type="float" office:value="213.3625" calcext:value-type="float">
            <text:p>213.3625</text:p>
          </table:table-cell>
          <table:table-cell/>
          <table:table-cell table:formula="of:=20 * LOG10([.$J124])" office:value-type="float" office:value="46.5823618280874" calcext:value-type="float">
            <text:p>46.58236182808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3]" office:value-type="float" office:value="572.4875" calcext:value-type="float">
            <text:p>572.4875</text:p>
          </table:table-cell>
          <table:table-cell/>
          <table:table-cell table:formula="of:=20 * LOG10([.$J125])" office:value-type="float" office:value="55.1553201699227" calcext:value-type="float">
            <text:p>55.15532016992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4]" office:value-type="float" office:value="735.15" calcext:value-type="float">
            <text:p>735.15</text:p>
          </table:table-cell>
          <table:table-cell/>
          <table:table-cell table:formula="of:=20 * LOG10([.$J126])" office:value-type="float" office:value="57.3275192313662" calcext:value-type="float">
            <text:p>57.32751923136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5]" office:value-type="float" office:value="1100.6125" calcext:value-type="float">
            <text:p>1100.6125</text:p>
          </table:table-cell>
          <table:table-cell/>
          <table:table-cell table:formula="of:=20 * LOG10([.$J127])" office:value-type="float" office:value="60.8326888184251" calcext:value-type="float">
            <text:p>60.83268881842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6]" office:value-type="float" office:value="1263.275" calcext:value-type="float">
            <text:p>1263.275</text:p>
          </table:table-cell>
          <table:table-cell/>
          <table:table-cell table:formula="of:=20 * LOG10([.$J128])" office:value-type="float" office:value="62.0299580322028" calcext:value-type="float">
            <text:p>62.0299580322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7]" office:value-type="float" office:value="1622.4" calcext:value-type="float">
            <text:p>1622.4</text:p>
          </table:table-cell>
          <table:table-cell/>
          <table:table-cell table:formula="of:=20 * LOG10([.$J129])" office:value-type="float" office:value="64.2031587530648" calcext:value-type="float">
            <text:p>64.20315875306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8]" office:value-type="float" office:value="1785.0625" calcext:value-type="float">
            <text:p>1785.0625</text:p>
          </table:table-cell>
          <table:table-cell/>
          <table:table-cell table:formula="of:=20 * LOG10([.$J130])" office:value-type="float" office:value="65.0330685314284" calcext:value-type="float">
            <text:p>65.03306853142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9]" office:value-type="float" office:value="2156.8625" calcext:value-type="float">
            <text:p>2156.8625</text:p>
          </table:table-cell>
          <table:table-cell/>
          <table:table-cell table:formula="of:=20 * LOG10([.$J131])" office:value-type="float" office:value="66.6764491941728" calcext:value-type="float">
            <text:p>66.67644919417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0]" office:value-type="float" office:value="2319.525" calcext:value-type="float">
            <text:p>2319.525</text:p>
          </table:table-cell>
          <table:table-cell/>
          <table:table-cell table:formula="of:=20 * LOG10([.$J132])" office:value-type="float" office:value="67.3079811547161" calcext:value-type="float">
            <text:p>67.3079811547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1]" office:value-type="float" office:value="2678.65" calcext:value-type="float">
            <text:p>2678.65</text:p>
          </table:table-cell>
          <table:table-cell/>
          <table:table-cell table:formula="of:=20 * LOG10([.$J133])" office:value-type="float" office:value="68.5583194233489" calcext:value-type="float">
            <text:p>68.55831942334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2]" office:value-type="float" office:value="2841.3125" calcext:value-type="float">
            <text:p>2841.3125</text:p>
          </table:table-cell>
          <table:table-cell/>
          <table:table-cell table:formula="of:=20 * LOG10([.$J134])" office:value-type="float" office:value="69.0703800392031" calcext:value-type="float">
            <text:p>69.0703800392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3]" office:value-type="float" office:value="3206.775" calcext:value-type="float">
            <text:p>3206.775</text:p>
          </table:table-cell>
          <table:table-cell/>
          <table:table-cell table:formula="of:=20 * LOG10([.$J135])" office:value-type="float" office:value="70.1213697836238" calcext:value-type="float">
            <text:p>70.1213697836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4]" office:value-type="float" office:value="3369.4375" calcext:value-type="float">
            <text:p>3369.4375</text:p>
          </table:table-cell>
          <table:table-cell/>
          <table:table-cell table:formula="of:=20 * LOG10([.$J136])" office:value-type="float" office:value="70.5511481002986" calcext:value-type="float">
            <text:p>70.55114810029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5]" office:value-type="float" office:value="3728.5625" calcext:value-type="float">
            <text:p>3728.5625</text:p>
          </table:table-cell>
          <table:table-cell/>
          <table:table-cell table:formula="of:=20 * LOG10([.$J137])" office:value-type="float" office:value="71.4308285469114" calcext:value-type="float">
            <text:p>71.43082854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6]" office:value-type="float" office:value="3891.225" calcext:value-type="float">
            <text:p>3891.225</text:p>
          </table:table-cell>
          <table:table-cell/>
          <table:table-cell table:formula="of:=20 * LOG10([.$J138])" office:value-type="float" office:value="71.8017268696512" calcext:value-type="float">
            <text:p>71.80172686965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1]" office:value-type="float" office:value="61.26" calcext:value-type="float">
            <text:p>61.26</text:p>
          </table:table-cell>
          <table:table-cell/>
          <table:table-cell table:formula="of:=20 * LOG10([.$J139])" office:value-type="float" office:value="35.7435398494111" calcext:value-type="float">
            <text:p>35.74353984941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2]" office:value-type="float" office:value="257.8025" calcext:value-type="float">
            <text:p>257.8025</text:p>
          </table:table-cell>
          <table:table-cell/>
          <table:table-cell table:formula="of:=20 * LOG10([.$J140])" office:value-type="float" office:value="48.2257424908318" calcext:value-type="float">
            <text:p>48.225742490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3]" office:value-type="float" office:value="691.7275" calcext:value-type="float">
            <text:p>691.7275</text:p>
          </table:table-cell>
          <table:table-cell/>
          <table:table-cell table:formula="of:=20 * LOG10([.$J141])" office:value-type="float" office:value="56.7987008326671" calcext:value-type="float">
            <text:p>56.79870083266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4]" office:value-type="float" office:value="888.27" calcext:value-type="float">
            <text:p>888.27</text:p>
          </table:table-cell>
          <table:table-cell/>
          <table:table-cell table:formula="of:=20 * LOG10([.$J142])" office:value-type="float" office:value="58.9708998941106" calcext:value-type="float">
            <text:p>58.97089989411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5]" office:value-type="float" office:value="1329.8525" calcext:value-type="float">
            <text:p>1329.8525</text:p>
          </table:table-cell>
          <table:table-cell/>
          <table:table-cell table:formula="of:=20 * LOG10([.$J143])" office:value-type="float" office:value="62.4760694811694" calcext:value-type="float">
            <text:p>62.47606948116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6]" office:value-type="float" office:value="1526.395" calcext:value-type="float">
            <text:p>1526.395</text:p>
          </table:table-cell>
          <table:table-cell/>
          <table:table-cell table:formula="of:=20 * LOG10([.$J144])" office:value-type="float" office:value="63.6733386949472" calcext:value-type="float">
            <text:p>63.67333869494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7]" office:value-type="float" office:value="1960.32" calcext:value-type="float">
            <text:p>1960.32</text:p>
          </table:table-cell>
          <table:table-cell/>
          <table:table-cell table:formula="of:=20 * LOG10([.$J145])" office:value-type="float" office:value="65.8465394158092" calcext:value-type="float">
            <text:p>65.84653941580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8]" office:value-type="float" office:value="2156.8625" calcext:value-type="float">
            <text:p>2156.8625</text:p>
          </table:table-cell>
          <table:table-cell/>
          <table:table-cell table:formula="of:=20 * LOG10([.$J146])" office:value-type="float" office:value="66.6764491941728" calcext:value-type="float">
            <text:p>66.67644919417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9]" office:value-type="float" office:value="2606.1025" calcext:value-type="float">
            <text:p>2606.1025</text:p>
          </table:table-cell>
          <table:table-cell/>
          <table:table-cell table:formula="of:=20 * LOG10([.$J147])" office:value-type="float" office:value="68.3198298569172" calcext:value-type="float">
            <text:p>68.31982985691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0]" office:value-type="float" office:value="2802.645" calcext:value-type="float">
            <text:p>2802.645</text:p>
          </table:table-cell>
          <table:table-cell/>
          <table:table-cell table:formula="of:=20 * LOG10([.$J148])" office:value-type="float" office:value="68.9513618174604" calcext:value-type="float">
            <text:p>68.95136181746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1]" office:value-type="float" office:value="3236.57" calcext:value-type="float">
            <text:p>3236.57</text:p>
          </table:table-cell>
          <table:table-cell/>
          <table:table-cell table:formula="of:=20 * LOG10([.$J149])" office:value-type="float" office:value="70.2017000860932" calcext:value-type="float">
            <text:p>70.201700086093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2]" office:value-type="float" office:value="3433.1125" calcext:value-type="float">
            <text:p>3433.1125</text:p>
          </table:table-cell>
          <table:table-cell/>
          <table:table-cell table:formula="of:=20 * LOG10([.$J150])" office:value-type="float" office:value="70.7137607019475" calcext:value-type="float">
            <text:p>70.71376070194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3]" office:value-type="float" office:value="3874.695" calcext:value-type="float">
            <text:p>3874.695</text:p>
          </table:table-cell>
          <table:table-cell/>
          <table:table-cell table:formula="of:=20 * LOG10([.$J151])" office:value-type="float" office:value="71.7647504463682" calcext:value-type="float">
            <text:p>71.764750446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4]" office:value-type="float" office:value="4071.2375" calcext:value-type="float">
            <text:p>4071.2375</text:p>
          </table:table-cell>
          <table:table-cell/>
          <table:table-cell table:formula="of:=20 * LOG10([.$J152])" office:value-type="float" office:value="72.194528763043" calcext:value-type="float">
            <text:p>72.1945287630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5]" office:value-type="float" office:value="4505.1625" calcext:value-type="float">
            <text:p>4505.1625</text:p>
          </table:table-cell>
          <table:table-cell/>
          <table:table-cell table:formula="of:=20 * LOG10([.$J153])" office:value-type="float" office:value="73.0742092096558" calcext:value-type="float">
            <text:p>73.07420920965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6]" office:value-type="float" office:value="4701.705" calcext:value-type="float">
            <text:p>4701.705</text:p>
          </table:table-cell>
          <table:table-cell/>
          <table:table-cell table:formula="of:=20 * LOG10([.$J154])" office:value-type="float" office:value="73.4451075323956" calcext:value-type="float">
            <text:p>73.44510753239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1]" office:value-type="float" office:value="65.88" calcext:value-type="float">
            <text:p>65.88</text:p>
          </table:table-cell>
          <table:table-cell/>
          <table:table-cell table:formula="of:=20 * LOG10([.$J155])" office:value-type="float" office:value="36.3750718099543" calcext:value-type="float">
            <text:p>36.37507180995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2]" office:value-type="float" office:value="277.245" calcext:value-type="float">
            <text:p>277.245</text:p>
          </table:table-cell>
          <table:table-cell/>
          <table:table-cell table:formula="of:=20 * LOG10([.$J156])" office:value-type="float" office:value="48.8572744513751" calcext:value-type="float">
            <text:p>48.85727445137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3]" office:value-type="float" office:value="743.895" calcext:value-type="float">
            <text:p>743.895</text:p>
          </table:table-cell>
          <table:table-cell/>
          <table:table-cell table:formula="of:=20 * LOG10([.$J157])" office:value-type="float" office:value="57.4302327932103" calcext:value-type="float">
            <text:p>57.43023279321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4]" office:value-type="float" office:value="955.26" calcext:value-type="float">
            <text:p>955.26</text:p>
          </table:table-cell>
          <table:table-cell/>
          <table:table-cell table:formula="of:=20 * LOG10([.$J158])" office:value-type="float" office:value="59.6024318546538" calcext:value-type="float">
            <text:p>59.60243185465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5]" office:value-type="float" office:value="1430.145" calcext:value-type="float">
            <text:p>1430.145</text:p>
          </table:table-cell>
          <table:table-cell/>
          <table:table-cell table:formula="of:=20 * LOG10([.$J159])" office:value-type="float" office:value="63.1076014417127" calcext:value-type="float">
            <text:p>63.1076014417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6]" office:value-type="float" office:value="1641.51" calcext:value-type="float">
            <text:p>1641.51</text:p>
          </table:table-cell>
          <table:table-cell/>
          <table:table-cell table:formula="of:=20 * LOG10([.$J160])" office:value-type="float" office:value="64.3048706554904" calcext:value-type="float">
            <text:p>64.3048706554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7]" office:value-type="float" office:value="2108.16" calcext:value-type="float">
            <text:p>2108.16</text:p>
          </table:table-cell>
          <table:table-cell/>
          <table:table-cell table:formula="of:=20 * LOG10([.$J161])" office:value-type="float" office:value="66.4780713763525" calcext:value-type="float">
            <text:p>66.4780713763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8]" office:value-type="float" office:value="2319.525" calcext:value-type="float">
            <text:p>2319.525</text:p>
          </table:table-cell>
          <table:table-cell/>
          <table:table-cell table:formula="of:=20 * LOG10([.$J162])" office:value-type="float" office:value="67.3079811547161" calcext:value-type="float">
            <text:p>67.3079811547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9]" office:value-type="float" office:value="2802.645" calcext:value-type="float">
            <text:p>2802.645</text:p>
          </table:table-cell>
          <table:table-cell/>
          <table:table-cell table:formula="of:=20 * LOG10([.$J163])" office:value-type="float" office:value="68.9513618174604" calcext:value-type="float">
            <text:p>68.95136181746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0]" office:value-type="float" office:value="3014.01" calcext:value-type="float">
            <text:p>3014.01</text:p>
          </table:table-cell>
          <table:table-cell/>
          <table:table-cell table:formula="of:=20 * LOG10([.$J164])" office:value-type="float" office:value="69.5828937780037" calcext:value-type="float">
            <text:p>69.58289377800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1]" office:value-type="float" office:value="3480.66" calcext:value-type="float">
            <text:p>3480.66</text:p>
          </table:table-cell>
          <table:table-cell/>
          <table:table-cell table:formula="of:=20 * LOG10([.$J165])" office:value-type="float" office:value="70.8332320466365" calcext:value-type="float">
            <text:p>70.83323204663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2]" office:value-type="float" office:value="3692.025" calcext:value-type="float">
            <text:p>3692.025</text:p>
          </table:table-cell>
          <table:table-cell/>
          <table:table-cell table:formula="of:=20 * LOG10([.$J166])" office:value-type="float" office:value="71.3452926624908" calcext:value-type="float">
            <text:p>71.3452926624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3]" office:value-type="float" office:value="4166.91" calcext:value-type="float">
            <text:p>4166.91</text:p>
          </table:table-cell>
          <table:table-cell/>
          <table:table-cell table:formula="of:=20 * LOG10([.$J167])" office:value-type="float" office:value="72.3962824069114" calcext:value-type="float">
            <text:p>72.39628240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4]" office:value-type="float" office:value="4378.275" calcext:value-type="float">
            <text:p>4378.275</text:p>
          </table:table-cell>
          <table:table-cell/>
          <table:table-cell table:formula="of:=20 * LOG10([.$J168])" office:value-type="float" office:value="72.8260607235862" calcext:value-type="float">
            <text:p>72.826060723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5]" office:value-type="float" office:value="4844.925" calcext:value-type="float">
            <text:p>4844.925</text:p>
          </table:table-cell>
          <table:table-cell/>
          <table:table-cell table:formula="of:=20 * LOG10([.$J169])" office:value-type="float" office:value="73.7057411701991" calcext:value-type="float">
            <text:p>73.70574117019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6]" office:value-type="float" office:value="5056.29" calcext:value-type="float">
            <text:p>5056.29</text:p>
          </table:table-cell>
          <table:table-cell/>
          <table:table-cell table:formula="of:=20 * LOG10([.$J170])" office:value-type="float" office:value="74.0766394929388" calcext:value-type="float">
            <text:p>74.07663949293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1]" office:value-type="float" office:value="76.08" calcext:value-type="float">
            <text:p>76.08</text:p>
          </table:table-cell>
          <table:table-cell/>
          <table:table-cell table:formula="of:=20 * LOG10([.$J171])" office:value-type="float" office:value="37.6254100785872" calcext:value-type="float">
            <text:p>37.62541007858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2]" office:value-type="float" office:value="320.17" calcext:value-type="float">
            <text:p>320.17</text:p>
          </table:table-cell>
          <table:table-cell/>
          <table:table-cell table:formula="of:=20 * LOG10([.$J172])" office:value-type="float" office:value="50.1076127200079" calcext:value-type="float">
            <text:p>50.10761272000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3]" office:value-type="float" office:value="859.07" calcext:value-type="float">
            <text:p>859.07</text:p>
          </table:table-cell>
          <table:table-cell/>
          <table:table-cell table:formula="of:=20 * LOG10([.$J173])" office:value-type="float" office:value="58.6805710618431" calcext:value-type="float">
            <text:p>58.68057106184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4]" office:value-type="float" office:value="1103.16" calcext:value-type="float">
            <text:p>1103.16</text:p>
          </table:table-cell>
          <table:table-cell/>
          <table:table-cell table:formula="of:=20 * LOG10([.$J174])" office:value-type="float" office:value="60.8527701232866" calcext:value-type="float">
            <text:p>60.852770123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5]" office:value-type="float" office:value="1651.57" calcext:value-type="float">
            <text:p>1651.57</text:p>
          </table:table-cell>
          <table:table-cell/>
          <table:table-cell table:formula="of:=20 * LOG10([.$J175])" office:value-type="float" office:value="64.3579397103455" calcext:value-type="float">
            <text:p>64.3579397103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6]" office:value-type="float" office:value="1895.66" calcext:value-type="float">
            <text:p>1895.66</text:p>
          </table:table-cell>
          <table:table-cell/>
          <table:table-cell table:formula="of:=20 * LOG10([.$J176])" office:value-type="float" office:value="65.5552089241233" calcext:value-type="float">
            <text:p>65.5552089241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7]" office:value-type="float" office:value="2434.56" calcext:value-type="float">
            <text:p>2434.56</text:p>
          </table:table-cell>
          <table:table-cell/>
          <table:table-cell table:formula="of:=20 * LOG10([.$J177])" office:value-type="float" office:value="67.7284096449853" calcext:value-type="float">
            <text:p>67.72840964498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8]" office:value-type="float" office:value="2678.65" calcext:value-type="float">
            <text:p>2678.65</text:p>
          </table:table-cell>
          <table:table-cell/>
          <table:table-cell table:formula="of:=20 * LOG10([.$J178])" office:value-type="float" office:value="68.5583194233489" calcext:value-type="float">
            <text:p>68.55831942334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9]" office:value-type="float" office:value="3236.57" calcext:value-type="float">
            <text:p>3236.57</text:p>
          </table:table-cell>
          <table:table-cell/>
          <table:table-cell table:formula="of:=20 * LOG10([.$J179])" office:value-type="float" office:value="70.2017000860932" calcext:value-type="float">
            <text:p>70.201700086093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0]" office:value-type="float" office:value="3480.66" calcext:value-type="float">
            <text:p>3480.66</text:p>
          </table:table-cell>
          <table:table-cell/>
          <table:table-cell table:formula="of:=20 * LOG10([.$J180])" office:value-type="float" office:value="70.8332320466365" calcext:value-type="float">
            <text:p>70.83323204663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1]" office:value-type="float" office:value="4019.56" calcext:value-type="float">
            <text:p>4019.56</text:p>
          </table:table-cell>
          <table:table-cell/>
          <table:table-cell table:formula="of:=20 * LOG10([.$J181])" office:value-type="float" office:value="72.0835703152693" calcext:value-type="float">
            <text:p>72.083570315269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2]" office:value-type="float" office:value="4263.65" calcext:value-type="float">
            <text:p>4263.65</text:p>
          </table:table-cell>
          <table:table-cell/>
          <table:table-cell table:formula="of:=20 * LOG10([.$J182])" office:value-type="float" office:value="72.5956309311236" calcext:value-type="float">
            <text:p>72.59563093112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3]" office:value-type="float" office:value="4812.06" calcext:value-type="float">
            <text:p>4812.06</text:p>
          </table:table-cell>
          <table:table-cell/>
          <table:table-cell table:formula="of:=20 * LOG10([.$J183])" office:value-type="float" office:value="73.6466206755443" calcext:value-type="float">
            <text:p>73.64662067554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4]" office:value-type="float" office:value="5056.15" calcext:value-type="float">
            <text:p>5056.15</text:p>
          </table:table-cell>
          <table:table-cell/>
          <table:table-cell table:formula="of:=20 * LOG10([.$J184])" office:value-type="float" office:value="74.076398992219" calcext:value-type="float">
            <text:p>74.0763989922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5]" office:value-type="float" office:value="5595.05" calcext:value-type="float">
            <text:p>5595.05</text:p>
          </table:table-cell>
          <table:table-cell/>
          <table:table-cell table:formula="of:=20 * LOG10([.$J185])" office:value-type="float" office:value="74.9560794388319" calcext:value-type="float">
            <text:p>74.95607943883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6]" office:value-type="float" office:value="5839.14" calcext:value-type="float">
            <text:p>5839.14</text:p>
          </table:table-cell>
          <table:table-cell/>
          <table:table-cell table:formula="of:=20 * LOG10([.$J186])" office:value-type="float" office:value="75.3269777615716" calcext:value-type="float">
            <text:p>75.32697776157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1]" office:value-type="float" office:value="80.7" calcext:value-type="float">
            <text:p>80.7</text:p>
          </table:table-cell>
          <table:table-cell/>
          <table:table-cell table:formula="of:=20 * LOG10([.$J187])" office:value-type="float" office:value="38.1374706944414" calcext:value-type="float">
            <text:p>38.1374706944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2]" office:value-type="float" office:value="339.6125" calcext:value-type="float">
            <text:p>339.6125</text:p>
          </table:table-cell>
          <table:table-cell/>
          <table:table-cell table:formula="of:=20 * LOG10([.$J188])" office:value-type="float" office:value="50.6196733358621" calcext:value-type="float">
            <text:p>50.619673335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3]" office:value-type="float" office:value="911.2375" calcext:value-type="float">
            <text:p>911.2375</text:p>
          </table:table-cell>
          <table:table-cell/>
          <table:table-cell table:formula="of:=20 * LOG10([.$J189])" office:value-type="float" office:value="59.1926316776974" calcext:value-type="float">
            <text:p>59.19263167769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4]" office:value-type="float" office:value="1170.15" calcext:value-type="float">
            <text:p>1170.15</text:p>
          </table:table-cell>
          <table:table-cell/>
          <table:table-cell table:formula="of:=20 * LOG10([.$J190])" office:value-type="float" office:value="61.3648307391409" calcext:value-type="float">
            <text:p>61.36483073914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5]" office:value-type="float" office:value="1751.8625" calcext:value-type="float">
            <text:p>1751.8625</text:p>
          </table:table-cell>
          <table:table-cell/>
          <table:table-cell table:formula="of:=20 * LOG10([.$J191])" office:value-type="float" office:value="64.8700003261998" calcext:value-type="float">
            <text:p>64.87000032619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6]" office:value-type="float" office:value="2010.775" calcext:value-type="float">
            <text:p>2010.775</text:p>
          </table:table-cell>
          <table:table-cell/>
          <table:table-cell table:formula="of:=20 * LOG10([.$J192])" office:value-type="float" office:value="66.0672695399775" calcext:value-type="float">
            <text:p>66.06726953997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7]" office:value-type="float" office:value="2582.4" calcext:value-type="float">
            <text:p>2582.4</text:p>
          </table:table-cell>
          <table:table-cell/>
          <table:table-cell table:formula="of:=20 * LOG10([.$J193])" office:value-type="float" office:value="68.2404702608395" calcext:value-type="float">
            <text:p>68.24047026083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8]" office:value-type="float" office:value="2841.3125" calcext:value-type="float">
            <text:p>2841.3125</text:p>
          </table:table-cell>
          <table:table-cell/>
          <table:table-cell table:formula="of:=20 * LOG10([.$J194])" office:value-type="float" office:value="69.0703800392031" calcext:value-type="float">
            <text:p>69.0703800392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9]" office:value-type="float" office:value="3433.1125" calcext:value-type="float">
            <text:p>3433.1125</text:p>
          </table:table-cell>
          <table:table-cell/>
          <table:table-cell table:formula="of:=20 * LOG10([.$J195])" office:value-type="float" office:value="70.7137607019475" calcext:value-type="float">
            <text:p>70.71376070194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0]" office:value-type="float" office:value="3692.025" calcext:value-type="float">
            <text:p>3692.025</text:p>
          </table:table-cell>
          <table:table-cell/>
          <table:table-cell table:formula="of:=20 * LOG10([.$J196])" office:value-type="float" office:value="71.3452926624908" calcext:value-type="float">
            <text:p>71.3452926624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1]" office:value-type="float" office:value="4263.65" calcext:value-type="float">
            <text:p>4263.65</text:p>
          </table:table-cell>
          <table:table-cell/>
          <table:table-cell table:formula="of:=20 * LOG10([.$J197])" office:value-type="float" office:value="72.5956309311236" calcext:value-type="float">
            <text:p>72.59563093112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2]" office:value-type="float" office:value="4522.5625" calcext:value-type="float">
            <text:p>4522.5625</text:p>
          </table:table-cell>
          <table:table-cell/>
          <table:table-cell table:formula="of:=20 * LOG10([.$J198])" office:value-type="float" office:value="73.1076915469778" calcext:value-type="float">
            <text:p>73.1076915469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3]" office:value-type="float" office:value="5104.275" calcext:value-type="float">
            <text:p>5104.275</text:p>
          </table:table-cell>
          <table:table-cell/>
          <table:table-cell table:formula="of:=20 * LOG10([.$J199])" office:value-type="float" office:value="74.1586812913985" calcext:value-type="float">
            <text:p>74.15868129139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4]" office:value-type="float" office:value="5363.1875" calcext:value-type="float">
            <text:p>5363.1875</text:p>
          </table:table-cell>
          <table:table-cell/>
          <table:table-cell table:formula="of:=20 * LOG10([.$J200])" office:value-type="float" office:value="74.5884596080733" calcext:value-type="float">
            <text:p>74.5884596080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5]" office:value-type="float" office:value="5934.8125" calcext:value-type="float">
            <text:p>5934.8125</text:p>
          </table:table-cell>
          <table:table-cell/>
          <table:table-cell table:formula="of:=20 * LOG10([.$J201])" office:value-type="float" office:value="75.4681400546861" calcext:value-type="float">
            <text:p>75.46814005468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6]" office:value-type="float" office:value="6193.725" calcext:value-type="float">
            <text:p>6193.725</text:p>
          </table:table-cell>
          <table:table-cell/>
          <table:table-cell table:formula="of:=20 * LOG10([.$J202])" office:value-type="float" office:value="75.8390383774259" calcext:value-type="float">
            <text:p>75.83903837742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1]" office:value-type="float" office:value="91.08" calcext:value-type="float">
            <text:p>91.08</text:p>
          </table:table-cell>
          <table:table-cell/>
          <table:table-cell table:formula="of:=20 * LOG10([.$J203])" office:value-type="float" office:value="39.1884604388621" calcext:value-type="float">
            <text:p>39.188460438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2]" office:value-type="float" office:value="383.295" calcext:value-type="float">
            <text:p>383.295</text:p>
          </table:table-cell>
          <table:table-cell/>
          <table:table-cell table:formula="of:=20 * LOG10([.$J204])" office:value-type="float" office:value="51.6706630802828" calcext:value-type="float">
            <text:p>51.67066308028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3]" office:value-type="float" office:value="1028.445" calcext:value-type="float">
            <text:p>1028.445</text:p>
          </table:table-cell>
          <table:table-cell/>
          <table:table-cell table:formula="of:=20 * LOG10([.$J205])" office:value-type="float" office:value="60.2436214221181" calcext:value-type="float">
            <text:p>60.24362142211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4]" office:value-type="float" office:value="1320.66" calcext:value-type="float">
            <text:p>1320.66</text:p>
          </table:table-cell>
          <table:table-cell/>
          <table:table-cell table:formula="of:=20 * LOG10([.$J206])" office:value-type="float" office:value="62.4158204835616" calcext:value-type="float">
            <text:p>62.41582048356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5]" office:value-type="float" office:value="1977.195" calcext:value-type="float">
            <text:p>1977.195</text:p>
          </table:table-cell>
          <table:table-cell/>
          <table:table-cell table:formula="of:=20 * LOG10([.$J207])" office:value-type="float" office:value="65.9209900706205" calcext:value-type="float">
            <text:p>65.92099007062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6]" office:value-type="float" office:value="2269.41" calcext:value-type="float">
            <text:p>2269.41</text:p>
          </table:table-cell>
          <table:table-cell/>
          <table:table-cell table:formula="of:=20 * LOG10([.$J208])" office:value-type="float" office:value="67.1182592843982" calcext:value-type="float">
            <text:p>67.11825928439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7]" office:value-type="float" office:value="2914.56" calcext:value-type="float">
            <text:p>2914.56</text:p>
          </table:table-cell>
          <table:table-cell/>
          <table:table-cell table:formula="of:=20 * LOG10([.$J209])" office:value-type="float" office:value="69.2914600052602" calcext:value-type="float">
            <text:p>69.29146000526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8]" office:value-type="float" office:value="3206.775" calcext:value-type="float">
            <text:p>3206.775</text:p>
          </table:table-cell>
          <table:table-cell/>
          <table:table-cell table:formula="of:=20 * LOG10([.$J210])" office:value-type="float" office:value="70.1213697836238" calcext:value-type="float">
            <text:p>70.1213697836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9]" office:value-type="float" office:value="3874.695" calcext:value-type="float">
            <text:p>3874.695</text:p>
          </table:table-cell>
          <table:table-cell/>
          <table:table-cell table:formula="of:=20 * LOG10([.$J211])" office:value-type="float" office:value="71.7647504463682" calcext:value-type="float">
            <text:p>71.764750446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0]" office:value-type="float" office:value="4166.91" calcext:value-type="float">
            <text:p>4166.91</text:p>
          </table:table-cell>
          <table:table-cell/>
          <table:table-cell table:formula="of:=20 * LOG10([.$J212])" office:value-type="float" office:value="72.3962824069114" calcext:value-type="float">
            <text:p>72.39628240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1]" office:value-type="float" office:value="4812.06" calcext:value-type="float">
            <text:p>4812.06</text:p>
          </table:table-cell>
          <table:table-cell/>
          <table:table-cell table:formula="of:=20 * LOG10([.$J213])" office:value-type="float" office:value="73.6466206755443" calcext:value-type="float">
            <text:p>73.64662067554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2]" office:value-type="float" office:value="5104.275" calcext:value-type="float">
            <text:p>5104.275</text:p>
          </table:table-cell>
          <table:table-cell/>
          <table:table-cell table:formula="of:=20 * LOG10([.$J214])" office:value-type="float" office:value="74.1586812913985" calcext:value-type="float">
            <text:p>74.15868129139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3]" office:value-type="float" office:value="5760.81" calcext:value-type="float">
            <text:p>5760.81</text:p>
          </table:table-cell>
          <table:table-cell/>
          <table:table-cell table:formula="of:=20 * LOG10([.$J215])" office:value-type="float" office:value="75.2096710358192" calcext:value-type="float">
            <text:p>75.20967103581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4]" office:value-type="float" office:value="6053.025" calcext:value-type="float">
            <text:p>6053.025</text:p>
          </table:table-cell>
          <table:table-cell/>
          <table:table-cell table:formula="of:=20 * LOG10([.$J216])" office:value-type="float" office:value="75.639449352494" calcext:value-type="float">
            <text:p>75.6394493524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5]" office:value-type="float" office:value="6698.175" calcext:value-type="float">
            <text:p>6698.175</text:p>
          </table:table-cell>
          <table:table-cell/>
          <table:table-cell table:formula="of:=20 * LOG10([.$J217])" office:value-type="float" office:value="76.5191297991068" calcext:value-type="float">
            <text:p>76.51912979910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6]" office:value-type="float" office:value="6990.39" calcext:value-type="float">
            <text:p>6990.39</text:p>
          </table:table-cell>
          <table:table-cell/>
          <table:table-cell table:formula="of:=20 * LOG10([.$J218])" office:value-type="float" office:value="76.8900281218466" calcext:value-type="float">
            <text:p>76.89002812184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1]" office:value-type="float" office:value="95.7" calcext:value-type="float">
            <text:p>95.7</text:p>
          </table:table-cell>
          <table:table-cell/>
          <table:table-cell table:formula="of:=20 * LOG10([.$J219])" office:value-type="float" office:value="39.6182387555369" calcext:value-type="float">
            <text:p>39.618238755536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2]" office:value-type="float" office:value="402.7375" calcext:value-type="float">
            <text:p>402.7375</text:p>
          </table:table-cell>
          <table:table-cell/>
          <table:table-cell table:formula="of:=20 * LOG10([.$J220])" office:value-type="float" office:value="52.1004413969576" calcext:value-type="float">
            <text:p>52.10044139695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3]" office:value-type="float" office:value="1080.6125" calcext:value-type="float">
            <text:p>1080.6125</text:p>
          </table:table-cell>
          <table:table-cell/>
          <table:table-cell table:formula="of:=20 * LOG10([.$J221])" office:value-type="float" office:value="60.6733997387929" calcext:value-type="float">
            <text:p>60.67339973879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4]" office:value-type="float" office:value="1387.65" calcext:value-type="float">
            <text:p>1387.65</text:p>
          </table:table-cell>
          <table:table-cell/>
          <table:table-cell table:formula="of:=20 * LOG10([.$J222])" office:value-type="float" office:value="62.8455988002364" calcext:value-type="float">
            <text:p>62.84559880023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5]" office:value-type="float" office:value="2077.4875" calcext:value-type="float">
            <text:p>2077.4875</text:p>
          </table:table-cell>
          <table:table-cell/>
          <table:table-cell table:formula="of:=20 * LOG10([.$J223])" office:value-type="float" office:value="66.3507683872952" calcext:value-type="float">
            <text:p>66.35076838729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6]" office:value-type="float" office:value="2384.525" calcext:value-type="float">
            <text:p>2384.525</text:p>
          </table:table-cell>
          <table:table-cell/>
          <table:table-cell table:formula="of:=20 * LOG10([.$J224])" office:value-type="float" office:value="67.548037601073" calcext:value-type="float">
            <text:p>67.54803760107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7]" office:value-type="float" office:value="3062.4" calcext:value-type="float">
            <text:p>3062.4</text:p>
          </table:table-cell>
          <table:table-cell/>
          <table:table-cell table:formula="of:=20 * LOG10([.$J225])" office:value-type="float" office:value="69.721238321935" calcext:value-type="float">
            <text:p>69.721238321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8]" office:value-type="float" office:value="3369.4375" calcext:value-type="float">
            <text:p>3369.4375</text:p>
          </table:table-cell>
          <table:table-cell/>
          <table:table-cell table:formula="of:=20 * LOG10([.$J226])" office:value-type="float" office:value="70.5511481002986" calcext:value-type="float">
            <text:p>70.55114810029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9]" office:value-type="float" office:value="4071.2375" calcext:value-type="float">
            <text:p>4071.2375</text:p>
          </table:table-cell>
          <table:table-cell/>
          <table:table-cell table:formula="of:=20 * LOG10([.$J227])" office:value-type="float" office:value="72.194528763043" calcext:value-type="float">
            <text:p>72.1945287630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0]" office:value-type="float" office:value="4378.275" calcext:value-type="float">
            <text:p>4378.275</text:p>
          </table:table-cell>
          <table:table-cell/>
          <table:table-cell table:formula="of:=20 * LOG10([.$J228])" office:value-type="float" office:value="72.8260607235862" calcext:value-type="float">
            <text:p>72.826060723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1]" office:value-type="float" office:value="5056.15" calcext:value-type="float">
            <text:p>5056.15</text:p>
          </table:table-cell>
          <table:table-cell/>
          <table:table-cell table:formula="of:=20 * LOG10([.$J229])" office:value-type="float" office:value="74.076398992219" calcext:value-type="float">
            <text:p>74.0763989922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2]" office:value-type="float" office:value="5363.1875" calcext:value-type="float">
            <text:p>5363.1875</text:p>
          </table:table-cell>
          <table:table-cell/>
          <table:table-cell table:formula="of:=20 * LOG10([.$J230])" office:value-type="float" office:value="74.5884596080733" calcext:value-type="float">
            <text:p>74.5884596080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3]" office:value-type="float" office:value="6053.025" calcext:value-type="float">
            <text:p>6053.025</text:p>
          </table:table-cell>
          <table:table-cell/>
          <table:table-cell table:formula="of:=20 * LOG10([.$J231])" office:value-type="float" office:value="75.639449352494" calcext:value-type="float">
            <text:p>75.6394493524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4]" office:value-type="float" office:value="6360.0625" calcext:value-type="float">
            <text:p>6360.0625</text:p>
          </table:table-cell>
          <table:table-cell/>
          <table:table-cell table:formula="of:=20 * LOG10([.$J232])" office:value-type="float" office:value="76.0692276691688" calcext:value-type="float">
            <text:p>76.06922766916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5]" office:value-type="float" office:value="7037.9375" calcext:value-type="float">
            <text:p>7037.9375</text:p>
          </table:table-cell>
          <table:table-cell/>
          <table:table-cell table:formula="of:=20 * LOG10([.$J233])" office:value-type="float" office:value="76.9489081157816" calcext:value-type="float">
            <text:p>76.9489081157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6]" office:value-type="float" office:value="7344.975" calcext:value-type="float">
            <text:p>7344.975</text:p>
          </table:table-cell>
          <table:table-cell/>
          <table:table-cell table:formula="of:=20 * LOG10([.$J234])" office:value-type="float" office:value="77.3198064385214" calcext:value-type="float">
            <text:p>77.31980643852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1]" office:value-type="float" office:value="105.9" calcext:value-type="float">
            <text:p>105.9</text:p>
          </table:table-cell>
          <table:table-cell/>
          <table:table-cell table:formula="of:=20 * LOG10([.$J235])" office:value-type="float" office:value="40.4979192021497" calcext:value-type="float">
            <text:p>40.49791920214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2]" office:value-type="float" office:value="445.6625" calcext:value-type="float">
            <text:p>445.6625</text:p>
          </table:table-cell>
          <table:table-cell/>
          <table:table-cell table:formula="of:=20 * LOG10([.$J236])" office:value-type="float" office:value="52.9801218435704" calcext:value-type="float">
            <text:p>52.9801218435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3]" office:value-type="float" office:value="1195.7875" calcext:value-type="float">
            <text:p>1195.7875</text:p>
          </table:table-cell>
          <table:table-cell/>
          <table:table-cell table:formula="of:=20 * LOG10([.$J237])" office:value-type="float" office:value="61.5530801854057" calcext:value-type="float">
            <text:p>61.5530801854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4]" office:value-type="float" office:value="1535.55" calcext:value-type="float">
            <text:p>1535.55</text:p>
          </table:table-cell>
          <table:table-cell/>
          <table:table-cell table:formula="of:=20 * LOG10([.$J238])" office:value-type="float" office:value="63.7252792468492" calcext:value-type="float">
            <text:p>63.72527924684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5]" office:value-type="float" office:value="2298.9125" calcext:value-type="float">
            <text:p>2298.9125</text:p>
          </table:table-cell>
          <table:table-cell/>
          <table:table-cell table:formula="of:=20 * LOG10([.$J239])" office:value-type="float" office:value="67.2304488339081" calcext:value-type="float">
            <text:p>67.23044883390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6]" office:value-type="float" office:value="2638.675" calcext:value-type="float">
            <text:p>2638.675</text:p>
          </table:table-cell>
          <table:table-cell/>
          <table:table-cell table:formula="of:=20 * LOG10([.$J240])" office:value-type="float" office:value="68.4277180476858" calcext:value-type="float">
            <text:p>68.4277180476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7]" office:value-type="float" office:value="3388.8" calcext:value-type="float">
            <text:p>3388.8</text:p>
          </table:table-cell>
          <table:table-cell/>
          <table:table-cell table:formula="of:=20 * LOG10([.$J241])" office:value-type="float" office:value="70.6009187685478" calcext:value-type="float">
            <text:p>70.60091876854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8]" office:value-type="float" office:value="3728.5625" calcext:value-type="float">
            <text:p>3728.5625</text:p>
          </table:table-cell>
          <table:table-cell/>
          <table:table-cell table:formula="of:=20 * LOG10([.$J242])" office:value-type="float" office:value="71.4308285469114" calcext:value-type="float">
            <text:p>71.43082854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9]" office:value-type="float" office:value="4505.1625" calcext:value-type="float">
            <text:p>4505.1625</text:p>
          </table:table-cell>
          <table:table-cell/>
          <table:table-cell table:formula="of:=20 * LOG10([.$J243])" office:value-type="float" office:value="73.0742092096558" calcext:value-type="float">
            <text:p>73.07420920965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0]" office:value-type="float" office:value="4844.925" calcext:value-type="float">
            <text:p>4844.925</text:p>
          </table:table-cell>
          <table:table-cell/>
          <table:table-cell table:formula="of:=20 * LOG10([.$J244])" office:value-type="float" office:value="73.7057411701991" calcext:value-type="float">
            <text:p>73.70574117019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1]" office:value-type="float" office:value="5595.05" calcext:value-type="float">
            <text:p>5595.05</text:p>
          </table:table-cell>
          <table:table-cell/>
          <table:table-cell table:formula="of:=20 * LOG10([.$J245])" office:value-type="float" office:value="74.9560794388319" calcext:value-type="float">
            <text:p>74.95607943883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2]" office:value-type="float" office:value="5934.8125" calcext:value-type="float">
            <text:p>5934.8125</text:p>
          </table:table-cell>
          <table:table-cell/>
          <table:table-cell table:formula="of:=20 * LOG10([.$J246])" office:value-type="float" office:value="75.4681400546861" calcext:value-type="float">
            <text:p>75.46814005468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3]" office:value-type="float" office:value="6698.175" calcext:value-type="float">
            <text:p>6698.175</text:p>
          </table:table-cell>
          <table:table-cell/>
          <table:table-cell table:formula="of:=20 * LOG10([.$J247])" office:value-type="float" office:value="76.5191297991068" calcext:value-type="float">
            <text:p>76.51912979910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4]" office:value-type="float" office:value="7037.9375" calcext:value-type="float">
            <text:p>7037.9375</text:p>
          </table:table-cell>
          <table:table-cell/>
          <table:table-cell table:formula="of:=20 * LOG10([.$J248])" office:value-type="float" office:value="76.9489081157816" calcext:value-type="float">
            <text:p>76.9489081157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5]" office:value-type="float" office:value="7788.0625" calcext:value-type="float">
            <text:p>7788.0625</text:p>
          </table:table-cell>
          <table:table-cell/>
          <table:table-cell table:formula="of:=20 * LOG10([.$J249])" office:value-type="float" office:value="77.8285885623944" calcext:value-type="float">
            <text:p>77.82858856239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6]" office:value-type="float" office:value="8127.825" calcext:value-type="float">
            <text:p>8127.825</text:p>
          </table:table-cell>
          <table:table-cell/>
          <table:table-cell table:formula="of:=20 * LOG10([.$J250])" office:value-type="float" office:value="78.1994868851342" calcext:value-type="float">
            <text:p>78.19948688513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1]" office:value-type="float" office:value="110.52" calcext:value-type="float">
            <text:p>110.52</text:p>
          </table:table-cell>
          <table:table-cell/>
          <table:table-cell table:formula="of:=20 * LOG10([.$J251])" office:value-type="float" office:value="40.8688175248895" calcext:value-type="float">
            <text:p>40.86881752488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2]" office:value-type="float" office:value="465.105" calcext:value-type="float">
            <text:p>465.105</text:p>
          </table:table-cell>
          <table:table-cell/>
          <table:table-cell table:formula="of:=20 * LOG10([.$J252])" office:value-type="float" office:value="53.3510201663102" calcext:value-type="float">
            <text:p>53.3510201663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3]" office:value-type="float" office:value="1247.955" calcext:value-type="float">
            <text:p>1247.955</text:p>
          </table:table-cell>
          <table:table-cell/>
          <table:table-cell table:formula="of:=20 * LOG10([.$J253])" office:value-type="float" office:value="61.9239785081455" calcext:value-type="float">
            <text:p>61.9239785081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4]" office:value-type="float" office:value="1602.54" calcext:value-type="float">
            <text:p>1602.54</text:p>
          </table:table-cell>
          <table:table-cell/>
          <table:table-cell table:formula="of:=20 * LOG10([.$J254])" office:value-type="float" office:value="64.096177569589" calcext:value-type="float">
            <text:p>64.0961775695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5]" office:value-type="float" office:value="2399.205" calcext:value-type="float">
            <text:p>2399.205</text:p>
          </table:table-cell>
          <table:table-cell/>
          <table:table-cell table:formula="of:=20 * LOG10([.$J255])" office:value-type="float" office:value="67.6013471566479" calcext:value-type="float">
            <text:p>67.6013471566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6]" office:value-type="float" office:value="2753.79" calcext:value-type="float">
            <text:p>2753.79</text:p>
          </table:table-cell>
          <table:table-cell/>
          <table:table-cell table:formula="of:=20 * LOG10([.$J256])" office:value-type="float" office:value="68.7986163704256" calcext:value-type="float">
            <text:p>68.79861637042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7]" office:value-type="float" office:value="3536.64" calcext:value-type="float">
            <text:p>3536.64</text:p>
          </table:table-cell>
          <table:table-cell/>
          <table:table-cell table:formula="of:=20 * LOG10([.$J257])" office:value-type="float" office:value="70.9718170912876" calcext:value-type="float">
            <text:p>70.97181709128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8]" office:value-type="float" office:value="3891.225" calcext:value-type="float">
            <text:p>3891.225</text:p>
          </table:table-cell>
          <table:table-cell/>
          <table:table-cell table:formula="of:=20 * LOG10([.$J258])" office:value-type="float" office:value="71.8017268696512" calcext:value-type="float">
            <text:p>71.80172686965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9]" office:value-type="float" office:value="4701.705" calcext:value-type="float">
            <text:p>4701.705</text:p>
          </table:table-cell>
          <table:table-cell/>
          <table:table-cell table:formula="of:=20 * LOG10([.$J259])" office:value-type="float" office:value="73.4451075323956" calcext:value-type="float">
            <text:p>73.44510753239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0]" office:value-type="float" office:value="5056.29" calcext:value-type="float">
            <text:p>5056.29</text:p>
          </table:table-cell>
          <table:table-cell/>
          <table:table-cell table:formula="of:=20 * LOG10([.$J260])" office:value-type="float" office:value="74.0766394929388" calcext:value-type="float">
            <text:p>74.07663949293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1]" office:value-type="float" office:value="5839.14" calcext:value-type="float">
            <text:p>5839.14</text:p>
          </table:table-cell>
          <table:table-cell/>
          <table:table-cell table:formula="of:=20 * LOG10([.$J261])" office:value-type="float" office:value="75.3269777615716" calcext:value-type="float">
            <text:p>75.32697776157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2]" office:value-type="float" office:value="6193.725" calcext:value-type="float">
            <text:p>6193.725</text:p>
          </table:table-cell>
          <table:table-cell/>
          <table:table-cell table:formula="of:=20 * LOG10([.$J262])" office:value-type="float" office:value="75.8390383774259" calcext:value-type="float">
            <text:p>75.83903837742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3]" office:value-type="float" office:value="6990.39" calcext:value-type="float">
            <text:p>6990.39</text:p>
          </table:table-cell>
          <table:table-cell/>
          <table:table-cell table:formula="of:=20 * LOG10([.$J263])" office:value-type="float" office:value="76.8900281218466" calcext:value-type="float">
            <text:p>76.89002812184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4]" office:value-type="float" office:value="7344.975" calcext:value-type="float">
            <text:p>7344.975</text:p>
          </table:table-cell>
          <table:table-cell/>
          <table:table-cell table:formula="of:=20 * LOG10([.$J264])" office:value-type="float" office:value="77.3198064385214" calcext:value-type="float">
            <text:p>77.31980643852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5]" office:value-type="float" office:value="8127.825" calcext:value-type="float">
            <text:p>8127.825</text:p>
          </table:table-cell>
          <table:table-cell/>
          <table:table-cell table:formula="of:=20 * LOG10([.$J265])" office:value-type="float" office:value="78.1994868851342" calcext:value-type="float">
            <text:p>78.19948688513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6]" office:value-type="float" office:value="8482.41" calcext:value-type="float">
            <text:p>8482.41</text:p>
          </table:table-cell>
          <table:table-cell/>
          <table:table-cell table:formula="of:=20 * LOG10([.$J266])" office:value-type="float" office:value="78.570385207874" calcext:value-type="float">
            <text:p>78.570385207874</text:p>
          </table:table-cell>
          <table:table-cell table:number-columns-repeated="1012"/>
        </table:table-row>
      </table:table>
      <table:named-expressions/>
      <table:database-ranges>
        <table:database-range table:name="NormalisedData" table:target-range-address="Heating.J26:Heating.J26" table:on-update-keep-styles="true" table:on-update-keep-size="false" table:contains-header="false"/>
        <table:database-range table:name="RawData" table:target-range-address="Heating.A26:Heating.E71" table:on-update-keep-styles="true" table:on-update-keep-size="false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2" number:min-decimal-places="2" number:min-integer-digits="1"/>
    </number:number-style>
    <number:number-style style:name="N119">
      <style:text-properties fo:color="#ff0000"/>
      <number:text>-</number:text>
      <number:number number:decimal-places="2" number:min-decimal-places="2" number:min-integer-digits="1"/>
      <style:map style:condition="value()&gt;=0" style:apply-style-name="N119P0"/>
    </number:number-style>
    <number:percentage-style style:name="N120P0" style:volatile="true">
      <number:number number:decimal-places="2" number:min-decimal-places="2" number:min-integer-digits="1"/>
      <number:text>%</number:text>
    </number:percentage-style>
    <number:percentage-style style:name="N120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0P0"/>
    </number:percentage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 style:data-style-name="N2" text:time-value="09:23:09.0908410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22-02-23T08:44:33.804922210</meta:creation-date>
    <dc:date>2024-01-12T16:15:59.848170856</dc:date>
    <dc:creator>Pete Restall</dc:creator>
    <meta:editing-duration>P8DT21H14M45S</meta:editing-duration>
    <meta:editing-cycles>215</meta:editing-cycles>
    <meta:generator>LibreOffice/7.6.2.1$Linux_X86_64 LibreOffice_project/60$Build-1</meta:generator>
    <meta:document-statistic meta:table-count="15" meta:cell-count="2548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83cm" svg:y="0.316cm" chart:style-name="ch2">
          <text:p>Power vs Temperature (Absolute)</text:p>
        </chart:title>
        <chart:legend chart:legend-position="end" svg:x="14.153cm" svg:y="3.703cm" style:legend-expansion="high" chart:style-name="ch3"/>
        <chart:plot-area chart:style-name="ch4" table:cell-range-address="Heating.C26:Heating.E71" chart:data-source-has-labels="row" svg:x="1.331cm" svg:y="1.275cm" svg:width="12.502cm" svg:height="6.564cm">
          <chart:coordinate-region svg:x="1.952cm" svg:y="1.474cm" svg:width="11.881cm" svg:height="5.573cm"/>
          <chart:axis chart:dimension="x" chart:name="primary-x" chart:style-name="ch5">
            <chart:title svg:x="7.168cm" svg:y="8.019cm" chart:style-name="ch6">
              <text:p>Time</text:p>
            </chart:title>
          </chart:axis>
          <chart:axis chart:dimension="y" chart:name="primary-y" chart:style-name="ch5">
            <chart:title svg:x="0.451cm" svg:y="5.54cm" chart:style-name="ch7">
              <text:p>Temperature</text:p>
            </chart:title>
            <chart:grid chart:style-name="ch8" chart:class="major"/>
          </chart:axis>
          <chart:series chart:style-name="ch9" chart:values-cell-range-address="Heating.C26:Heating.C71" loext:label-string="&quot;4W&quot;" chart:class="chart:line">
            <chart:data-point chart:repeated="46"/>
          </chart:series>
          <chart:series chart:style-name="ch10" chart:values-cell-range-address="Heating.D26:Heating.D71" loext:label-string="&quot;2W&quot;" chart:class="chart:line">
            <chart:data-point chart:repeated="46"/>
          </chart:series>
          <chart:series chart:style-name="ch11" chart:values-cell-range-address="Heating.E26:Heating.E71" loext:label-string="&quot;1W&quot;" chart:class="chart:line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W</text:p>
              </table:table-cell>
              <table:table-cell office:value-type="string">
                <text:p>2W</text:p>
              </table:table-cell>
              <table:table-cell office:value-type="string">
                <text:p>1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7">
                <text:p>16.7</text:p>
                <draw:g>
                  <svg:desc>Heating.C26:Heating.C71</svg:desc>
                </draw:g>
              </table:table-cell>
              <table:table-cell office:value-type="float" office:value="17">
                <text:p>17</text:p>
                <draw:g>
                  <svg:desc>Heating.D26:Heating.D71</svg:desc>
                </draw:g>
              </table:table-cell>
              <table:table-cell office:value-type="float" office:value="17.3">
                <text:p>17.3</text:p>
                <draw:g>
                  <svg:desc>Heating.E26:Heating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8">
                <text:p>21.8</text:p>
              </table:table-cell>
              <table:table-cell office:value-type="float" office:value="18.8">
                <text:p>18.8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22.2">
                <text:p>22.2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25.4">
                <text:p>25.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9">
                <text:p>44.9</text:p>
              </table:table-cell>
              <table:table-cell office:value-type="float" office:value="28">
                <text:p>28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8">
                <text:p>48.8</text:p>
              </table:table-cell>
              <table:table-cell office:value-type="float" office:value="30.1">
                <text:p>30.1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8">
                <text:p>51.8</text:p>
              </table:table-cell>
              <table:table-cell office:value-type="float" office:value="31.7">
                <text:p>31.7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.8">
                <text:p>55.8</text:p>
              </table:table-cell>
              <table:table-cell office:value-type="float" office:value="34">
                <text:p>34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34.9">
                <text:p>34.9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35.6">
                <text:p>35.6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.6">
                <text:p>58.6</text:p>
              </table:table-cell>
              <table:table-cell office:value-type="float" office:value="36.2">
                <text:p>36.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2">
                <text:p>59.2</text:p>
              </table:table-cell>
              <table:table-cell office:value-type="float" office:value="36.7">
                <text:p>36.7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.6">
                <text:p>59.6</text:p>
              </table:table-cell>
              <table:table-cell office:value-type="float" office:value="37.1">
                <text:p>37.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.9">
                <text:p>59.9</text:p>
              </table:table-cell>
              <table:table-cell office:value-type="float" office:value="37.5">
                <text:p>37.5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2">
                <text:p>60.2</text:p>
              </table:table-cell>
              <table:table-cell office:value-type="float" office:value="37.8">
                <text:p>37.8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.4">
                <text:p>60.4</text:p>
              </table:table-cell>
              <table:table-cell office:value-type="float" office:value="38.1">
                <text:p>38.1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.5">
                <text:p>60.5</text:p>
              </table:table-cell>
              <table:table-cell office:value-type="float" office:value="38.4">
                <text:p>38.4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.6">
                <text:p>60.6</text:p>
              </table:table-cell>
              <table:table-cell office:value-type="float" office:value="38.5">
                <text:p>38.5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7">
                <text:p>60.7</text:p>
              </table:table-cell>
              <table:table-cell office:value-type="float" office:value="38.7">
                <text:p>38.7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.8">
                <text:p>60.8</text:p>
              </table:table-cell>
              <table:table-cell office:value-type="float" office:value="38.8">
                <text:p>38.8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.8">
                <text:p>60.8</text:p>
              </table:table-cell>
              <table:table-cell office:value-type="float" office:value="39">
                <text:p>39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9">
                <text:p>60.9</text:p>
              </table:table-cell>
              <table:table-cell office:value-type="float" office:value="39.1">
                <text:p>39.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39.3">
                <text:p>39.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.8">
                <text:p>47.8</text:p>
              </table:table-cell>
              <table:table-cell office:value-type="float" office:value="39.3">
                <text:p>39.3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">
                <text:p>42</text:p>
              </table:table-cell>
              <table:table-cell office:value-type="float" office:value="39.4">
                <text:p>39.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4">
                <text:p>37.4</text:p>
              </table:table-cell>
              <table:table-cell office:value-type="float" office:value="36.3">
                <text:p>36.3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32.3">
                <text:p>32.3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.4">
                <text:p>31.4</text:p>
              </table:table-cell>
              <table:table-cell office:value-type="float" office:value="29.3">
                <text:p>29.3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3">
                <text:p>29.3</text:p>
              </table:table-cell>
              <table:table-cell office:value-type="float" office:value="27.2">
                <text:p>27.2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.6">
                <text:p>27.6</text:p>
              </table:table-cell>
              <table:table-cell office:value-type="float" office:value="25.5">
                <text:p>25.5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.3">
                <text:p>26.3</text:p>
              </table:table-cell>
              <table:table-cell office:value-type="float" office:value="24.2">
                <text:p>24.2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.1">
                <text:p>25.1</text:p>
              </table:table-cell>
              <table:table-cell office:value-type="float" office:value="23.2">
                <text:p>23.2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.1">
                <text:p>24.1</text:p>
              </table:table-cell>
              <table:table-cell office:value-type="float" office:value="22.3">
                <text:p>22.3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3">
                <text:p>23.3</text:p>
              </table:table-cell>
              <table:table-cell office:value-type="float" office:value="21.7">
                <text:p>21.7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5">
                <text:p>22.5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.8">
                <text:p>21.8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.3">
                <text:p>21.3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.8">
                <text:p>20.8</text:p>
              </table:table-cell>
              <table:table-cell office:value-type="float" office:value="19.7">
                <text:p>1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.3">
                <text:p>20.3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9">
                <text:p>19.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5">
                <text:p>19.5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2">
                <text:p>19.2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9">
                <text:p>18.9</text:p>
              </table:table-cell>
              <table:table-cell office:value-type="float" office:value="18.2">
                <text:p>1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7">
                <text:p>18.7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.4">
                <text:p>18.4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18cm" svg:y="0.316cm" chart:style-name="ch2">
          <text:p>Power vs Temperature (Normalised)</text:p>
        </chart:title>
        <chart:legend chart:legend-position="end" svg:x="14.153cm" svg:y="3.703cm" style:legend-expansion="high" chart:style-name="ch3"/>
        <chart:plot-area chart:style-name="ch4" table:cell-range-address="Heating.H26:Heating.J71" chart:data-source-has-labels="row" svg:x="1.331cm" svg:y="1.275cm" svg:width="12.502cm" svg:height="6.564cm">
          <chart:coordinate-region svg:x="1.952cm" svg:y="1.474cm" svg:width="11.881cm" svg:height="5.573cm"/>
          <chart:axis chart:dimension="x" chart:name="primary-x" chart:style-name="ch5">
            <chart:title svg:x="7.168cm" svg:y="8.019cm" chart:style-name="ch6">
              <text:p>Time</text:p>
            </chart:title>
          </chart:axis>
          <chart:axis chart:dimension="y" chart:name="primary-y" chart:style-name="ch5">
            <chart:title svg:x="0.451cm" svg:y="5.54cm" chart:style-name="ch7">
              <text:p>Temperature</text:p>
            </chart:title>
            <chart:grid chart:style-name="ch8" chart:class="major"/>
          </chart:axis>
          <chart:series chart:style-name="ch9" chart:values-cell-range-address="Heating.H26:Heating.H71" loext:label-string="&quot;4W&quot;" chart:class="chart:line">
            <chart:data-point chart:repeated="46"/>
          </chart:series>
          <chart:series chart:style-name="ch10" chart:values-cell-range-address="Heating.I26:Heating.I71" loext:label-string="&quot;2W&quot;" chart:class="chart:line">
            <chart:data-point chart:repeated="46"/>
          </chart:series>
          <chart:series chart:style-name="ch11" chart:values-cell-range-address="Heating.J26:Heating.J71" loext:label-string="&quot;1W&quot;" chart:class="chart:line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W</text:p>
              </table:table-cell>
              <table:table-cell office:value-type="string">
                <text:p>2W</text:p>
              </table:table-cell>
              <table:table-cell office:value-type="string">
                <text:p>1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eating.H26:Heating.H71</svg:desc>
                </draw:g>
              </table:table-cell>
              <table:table-cell office:value-type="float" office:value="0">
                <text:p>0</text:p>
                <draw:g>
                  <svg:desc>Heating.I26:Heating.I71</svg:desc>
                </draw:g>
              </table:table-cell>
              <table:table-cell office:value-type="float" office:value="0">
                <text:p>0</text:p>
                <draw:g>
                  <svg:desc>Heating.J26:Heating.J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1">
                <text:p>5.1</text:p>
              </table:table-cell>
              <table:table-cell office:value-type="float" office:value="1.8">
                <text:p>1.8</text:p>
              </table:table-cell>
              <table:table-cell office:value-type="float" office:value="0.599999999999998">
                <text:p>0.59999999999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3">
                <text:p>14.3</text:p>
              </table:table-cell>
              <table:table-cell office:value-type="float" office:value="5.2">
                <text:p>5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3">
                <text:p>22.3</text:p>
              </table:table-cell>
              <table:table-cell office:value-type="float" office:value="8.4">
                <text:p>8.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2">
                <text:p>28.2</text:p>
              </table:table-cell>
              <table:table-cell office:value-type="float" office:value="11">
                <text:p>1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1">
                <text:p>32.1</text:p>
              </table:table-cell>
              <table:table-cell office:value-type="float" office:value="13.1">
                <text:p>13.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.1">
                <text:p>35.1</text:p>
              </table:table-cell>
              <table:table-cell office:value-type="float" office:value="14.7">
                <text:p>14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3">
                <text:p>37.3</text:p>
              </table:table-cell>
              <table:table-cell office:value-type="float" office:value="16">
                <text:p>1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.1">
                <text:p>39.1</text:p>
              </table:table-cell>
              <table:table-cell office:value-type="float" office:value="17">
                <text:p>1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.3">
                <text:p>40.3</text:p>
              </table:table-cell>
              <table:table-cell office:value-type="float" office:value="17.9">
                <text:p>17.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.3">
                <text:p>41.3</text:p>
              </table:table-cell>
              <table:table-cell office:value-type="float" office:value="18.6">
                <text:p>18.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9">
                <text:p>41.9</text:p>
              </table:table-cell>
              <table:table-cell office:value-type="float" office:value="19.2">
                <text:p>19.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5">
                <text:p>42.5</text:p>
              </table:table-cell>
              <table:table-cell office:value-type="float" office:value="19.7">
                <text:p>19.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9">
                <text:p>42.9</text:p>
              </table:table-cell>
              <table:table-cell office:value-type="float" office:value="20.1">
                <text:p>20.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.2">
                <text:p>43.2</text:p>
              </table:table-cell>
              <table:table-cell office:value-type="float" office:value="20.5">
                <text:p>20.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.5">
                <text:p>43.5</text:p>
              </table:table-cell>
              <table:table-cell office:value-type="float" office:value="20.8">
                <text:p>20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.7">
                <text:p>43.7</text:p>
              </table:table-cell>
              <table:table-cell office:value-type="float" office:value="21.1">
                <text:p>21.1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8">
                <text:p>43.8</text:p>
              </table:table-cell>
              <table:table-cell office:value-type="float" office:value="21.4">
                <text:p>21.4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.9">
                <text:p>43.9</text:p>
              </table:table-cell>
              <table:table-cell office:value-type="float" office:value="21.5">
                <text:p>21.5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21.7">
                <text:p>21.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.1">
                <text:p>44.1</text:p>
              </table:table-cell>
              <table:table-cell office:value-type="float" office:value="21.8">
                <text:p>21.8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.1">
                <text:p>44.1</text:p>
              </table:table-cell>
              <table:table-cell office:value-type="float" office:value="22">
                <text:p>22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.2">
                <text:p>44.2</text:p>
              </table:table-cell>
              <table:table-cell office:value-type="float" office:value="22.1">
                <text:p>22.1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.3">
                <text:p>39.3</text:p>
              </table:table-cell>
              <table:table-cell office:value-type="float" office:value="22.3">
                <text:p>22.3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.1">
                <text:p>31.1</text:p>
              </table:table-cell>
              <table:table-cell office:value-type="float" office:value="22.3">
                <text:p>22.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3">
                <text:p>25.3</text:p>
              </table:table-cell>
              <table:table-cell office:value-type="float" office:value="22.4">
                <text:p>22.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.7">
                <text:p>20.7</text:p>
              </table:table-cell>
              <table:table-cell office:value-type="float" office:value="19.3">
                <text:p>19.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3">
                <text:p>17.3</text:p>
              </table:table-cell>
              <table:table-cell office:value-type="float" office:value="15.3">
                <text:p>15.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7">
                <text:p>14.7</text:p>
              </table:table-cell>
              <table:table-cell office:value-type="float" office:value="12.3">
                <text:p>12.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6">
                <text:p>12.6</text:p>
              </table:table-cell>
              <table:table-cell office:value-type="float" office:value="10.2">
                <text:p>10.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9">
                <text:p>10.9</text:p>
              </table:table-cell>
              <table:table-cell office:value-type="float" office:value="8.5">
                <text:p>8.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6">
                <text:p>9.6</text:p>
              </table:table-cell>
              <table:table-cell office:value-type="float" office:value="7.2">
                <text:p>7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4">
                <text:p>8.4</text:p>
              </table:table-cell>
              <table:table-cell office:value-type="float" office:value="6.2">
                <text:p>6.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4">
                <text:p>7.4</text:p>
              </table:table-cell>
              <table:table-cell office:value-type="float" office:value="5.3">
                <text:p>5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6">
                <text:p>6.6</text:p>
              </table:table-cell>
              <table:table-cell office:value-type="float" office:value="4.7">
                <text:p>4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8">
                <text:p>5.8</text:p>
              </table:table-cell>
              <table:table-cell office:value-type="float" office:value="4">
                <text:p>4</text:p>
              </table:table-cell>
              <table:table-cell office:value-type="float" office:value="0.699999999999999">
                <text:p>0.699999999999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1">
                <text:p>5.1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">
                <text:p>4.6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1">
                <text:p>4.1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6">
                <text:p>3.6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2">
                <text:p>3.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8">
                <text:p>2.8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">
                <text:p>2.2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">
                <text:p>1.7</text:p>
              </table:table-cell>
              <table:table-cell office:value-type="float" office:value="0.899999999999999">
                <text:p>0.8999999999999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53cm" svg:height="9cm" xlink:href=".." xlink:type="simple" chart:class="chart:line" chart:style-name="ch1">
        <chart:legend chart:legend-position="end" svg:x="17.504cm" svg:y="4.201cm" style:legend-expansion="high" chart:style-name="ch2"/>
        <chart:plot-area chart:style-name="ch3" table:cell-range-address="'MSF Signal'.L11:'Poor Man PGA'.L266" chart:data-source-has-labels="row" svg:x="0.397cm" svg:y="0.18cm" svg:width="16.71cm" svg:height="8.64cm">
          <chart:coordinate-region svg:x="1.018cm" svg:y="0.379cm" svg:width="16.08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SF Signal'.L11:'Poor Man PGA'.L266" loext:label-string="dbgain" chart:class="chart:line">
            <chart:data-point chart:repeated="5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SF Signal'.L11:'Poor Man PGA'.L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16724984190499">
                <text:p>3.16724984190499</text:p>
              </table:table-cell>
            </table:table-row>
            <table:table-row>
              <table:table-cell office:value-type="string"/>
              <table:table-cell office:value-type="float" office:value="15.6494524833257">
                <text:p>15.6494524833257</text:p>
              </table:table-cell>
            </table:table-row>
            <table:table-row>
              <table:table-cell office:value-type="string"/>
              <table:table-cell office:value-type="float" office:value="24.222410825161">
                <text:p>24.222410825161</text:p>
              </table:table-cell>
            </table:table-row>
            <table:table-row>
              <table:table-cell office:value-type="string"/>
              <table:table-cell office:value-type="float" office:value="26.3946098866045">
                <text:p>26.3946098866045</text:p>
              </table:table-cell>
            </table:table-row>
            <table:table-row>
              <table:table-cell office:value-type="string"/>
              <table:table-cell office:value-type="float" office:value="29.8997794736634">
                <text:p>29.8997794736634</text:p>
              </table:table-cell>
            </table:table-row>
            <table:table-row>
              <table:table-cell office:value-type="string"/>
              <table:table-cell office:value-type="float" office:value="31.0970486874411">
                <text:p>31.0970486874411</text:p>
              </table:table-cell>
            </table:table-row>
            <table:table-row>
              <table:table-cell office:value-type="string"/>
              <table:table-cell office:value-type="float" office:value="33.2702494083031">
                <text:p>33.2702494083031</text:p>
              </table:table-cell>
            </table:table-row>
            <table:table-row>
              <table:table-cell office:value-type="string"/>
              <table:table-cell office:value-type="float" office:value="34.1001591866667">
                <text:p>34.1001591866667</text:p>
              </table:table-cell>
            </table:table-row>
            <table:table-row>
              <table:table-cell office:value-type="string"/>
              <table:table-cell office:value-type="float" office:value="35.7435398494111">
                <text:p>35.7435398494111</text:p>
              </table:table-cell>
            </table:table-row>
            <table:table-row>
              <table:table-cell office:value-type="string"/>
              <table:table-cell office:value-type="float" office:value="36.3750718099543">
                <text:p>36.3750718099543</text:p>
              </table:table-cell>
            </table:table-row>
            <table:table-row>
              <table:table-cell office:value-type="string"/>
              <table:table-cell office:value-type="float" office:value="37.6254100785872">
                <text:p>37.6254100785872</text:p>
              </table:table-cell>
            </table:table-row>
            <table:table-row>
              <table:table-cell office:value-type="string"/>
              <table:table-cell office:value-type="float" office:value="38.1374706944414">
                <text:p>38.1374706944414</text:p>
              </table:table-cell>
            </table:table-row>
            <table:table-row>
              <table:table-cell office:value-type="string"/>
              <table:table-cell office:value-type="float" office:value="39.1884604388621">
                <text:p>39.1884604388621</text:p>
              </table:table-cell>
            </table:table-row>
            <table:table-row>
              <table:table-cell office:value-type="string"/>
              <table:table-cell office:value-type="float" office:value="39.6182387555369">
                <text:p>39.6182387555369</text:p>
              </table:table-cell>
            </table:table-row>
            <table:table-row>
              <table:table-cell office:value-type="string"/>
              <table:table-cell office:value-type="float" office:value="40.4979192021497">
                <text:p>40.4979192021497</text:p>
              </table:table-cell>
            </table:table-row>
            <table:table-row>
              <table:table-cell office:value-type="string"/>
              <table:table-cell office:value-type="float" office:value="40.8688175248895">
                <text:p>40.8688175248895</text:p>
              </table:table-cell>
            </table:table-row>
            <table:table-row>
              <table:table-cell office:value-type="string"/>
              <table:table-cell office:value-type="float" office:value="15.6494524833257">
                <text:p>15.6494524833257</text:p>
              </table:table-cell>
            </table:table-row>
            <table:table-row>
              <table:table-cell office:value-type="string"/>
              <table:table-cell office:value-type="float" office:value="28.1316551247465">
                <text:p>28.1316551247465</text:p>
              </table:table-cell>
            </table:table-row>
            <table:table-row>
              <table:table-cell office:value-type="string"/>
              <table:table-cell office:value-type="float" office:value="36.7046134665817">
                <text:p>36.7046134665817</text:p>
              </table:table-cell>
            </table:table-row>
            <table:table-row>
              <table:table-cell office:value-type="string"/>
              <table:table-cell office:value-type="float" office:value="38.8768125280252">
                <text:p>38.8768125280252</text:p>
              </table:table-cell>
            </table:table-row>
            <table:table-row>
              <table:table-cell office:value-type="string"/>
              <table:table-cell office:value-type="float" office:value="42.3819821150841">
                <text:p>42.3819821150841</text:p>
              </table:table-cell>
            </table:table-row>
            <table:table-row>
              <table:table-cell office:value-type="string"/>
              <table:table-cell office:value-type="float" office:value="43.5792513288618">
                <text:p>43.5792513288618</text:p>
              </table:table-cell>
            </table:table-row>
            <table:table-row>
              <table:table-cell office:value-type="string"/>
              <table:table-cell office:value-type="float" office:value="45.7524520497238">
                <text:p>45.7524520497238</text:p>
              </table:table-cell>
            </table:table-row>
            <table:table-row>
              <table:table-cell office:value-type="string"/>
              <table:table-cell office:value-type="float" office:value="46.5823618280874">
                <text:p>46.5823618280874</text:p>
              </table:table-cell>
            </table:table-row>
            <table:table-row>
              <table:table-cell office:value-type="string"/>
              <table:table-cell office:value-type="float" office:value="48.2257424908318">
                <text:p>48.2257424908318</text:p>
              </table:table-cell>
            </table:table-row>
            <table:table-row>
              <table:table-cell office:value-type="string"/>
              <table:table-cell office:value-type="float" office:value="48.8572744513751">
                <text:p>48.8572744513751</text:p>
              </table:table-cell>
            </table:table-row>
            <table:table-row>
              <table:table-cell office:value-type="string"/>
              <table:table-cell office:value-type="float" office:value="50.1076127200079">
                <text:p>50.1076127200079</text:p>
              </table:table-cell>
            </table:table-row>
            <table:table-row>
              <table:table-cell office:value-type="string"/>
              <table:table-cell office:value-type="float" office:value="50.6196733358621">
                <text:p>50.6196733358621</text:p>
              </table:table-cell>
            </table:table-row>
            <table:table-row>
              <table:table-cell office:value-type="string"/>
              <table:table-cell office:value-type="float" office:value="51.6706630802828">
                <text:p>51.6706630802828</text:p>
              </table:table-cell>
            </table:table-row>
            <table:table-row>
              <table:table-cell office:value-type="string"/>
              <table:table-cell office:value-type="float" office:value="52.1004413969576">
                <text:p>52.1004413969576</text:p>
              </table:table-cell>
            </table:table-row>
            <table:table-row>
              <table:table-cell office:value-type="string"/>
              <table:table-cell office:value-type="float" office:value="52.9801218435704">
                <text:p>52.9801218435704</text:p>
              </table:table-cell>
            </table:table-row>
            <table:table-row>
              <table:table-cell office:value-type="string"/>
              <table:table-cell office:value-type="float" office:value="53.3510201663102">
                <text:p>53.3510201663102</text:p>
              </table:table-cell>
            </table:table-row>
            <table:table-row>
              <table:table-cell office:value-type="string"/>
              <table:table-cell office:value-type="float" office:value="24.222410825161">
                <text:p>24.222410825161</text:p>
              </table:table-cell>
            </table:table-row>
            <table:table-row>
              <table:table-cell office:value-type="string"/>
              <table:table-cell office:value-type="float" office:value="36.7046134665817">
                <text:p>36.7046134665817</text:p>
              </table:table-cell>
            </table:table-row>
            <table:table-row>
              <table:table-cell office:value-type="string"/>
              <table:table-cell office:value-type="float" office:value="45.277571808417">
                <text:p>45.277571808417</text:p>
              </table:table-cell>
            </table:table-row>
            <table:table-row>
              <table:table-cell office:value-type="string"/>
              <table:table-cell office:value-type="float" office:value="47.4497708698605">
                <text:p>47.4497708698605</text:p>
              </table:table-cell>
            </table:table-row>
            <table:table-row>
              <table:table-cell office:value-type="string"/>
              <table:table-cell office:value-type="float" office:value="50.9549404569194">
                <text:p>50.9549404569194</text:p>
              </table:table-cell>
            </table:table-row>
            <table:table-row>
              <table:table-cell office:value-type="string"/>
              <table:table-cell office:value-type="float" office:value="52.1522096706971">
                <text:p>52.1522096706971</text:p>
              </table:table-cell>
            </table:table-row>
            <table:table-row>
              <table:table-cell office:value-type="string"/>
              <table:table-cell office:value-type="float" office:value="54.3254103915591">
                <text:p>54.3254103915591</text:p>
              </table:table-cell>
            </table:table-row>
            <table:table-row>
              <table:table-cell office:value-type="string"/>
              <table:table-cell office:value-type="float" office:value="55.1553201699227">
                <text:p>55.1553201699227</text:p>
              </table:table-cell>
            </table:table-row>
            <table:table-row>
              <table:table-cell office:value-type="string"/>
              <table:table-cell office:value-type="float" office:value="56.7987008326671">
                <text:p>56.7987008326671</text:p>
              </table:table-cell>
            </table:table-row>
            <table:table-row>
              <table:table-cell office:value-type="string"/>
              <table:table-cell office:value-type="float" office:value="57.4302327932103">
                <text:p>57.4302327932103</text:p>
              </table:table-cell>
            </table:table-row>
            <table:table-row>
              <table:table-cell office:value-type="string"/>
              <table:table-cell office:value-type="float" office:value="58.6805710618431">
                <text:p>58.6805710618431</text:p>
              </table:table-cell>
            </table:table-row>
            <table:table-row>
              <table:table-cell office:value-type="string"/>
              <table:table-cell office:value-type="float" office:value="59.1926316776974">
                <text:p>59.1926316776974</text:p>
              </table:table-cell>
            </table:table-row>
            <table:table-row>
              <table:table-cell office:value-type="string"/>
              <table:table-cell office:value-type="float" office:value="60.2436214221181">
                <text:p>60.2436214221181</text:p>
              </table:table-cell>
            </table:table-row>
            <table:table-row>
              <table:table-cell office:value-type="string"/>
              <table:table-cell office:value-type="float" office:value="60.6733997387929">
                <text:p>60.6733997387929</text:p>
              </table:table-cell>
            </table:table-row>
            <table:table-row>
              <table:table-cell office:value-type="string"/>
              <table:table-cell office:value-type="float" office:value="61.5530801854057">
                <text:p>61.5530801854057</text:p>
              </table:table-cell>
            </table:table-row>
            <table:table-row>
              <table:table-cell office:value-type="string"/>
              <table:table-cell office:value-type="float" office:value="61.9239785081455">
                <text:p>61.9239785081455</text:p>
              </table:table-cell>
            </table:table-row>
            <table:table-row>
              <table:table-cell office:value-type="string"/>
              <table:table-cell office:value-type="float" office:value="26.3946098866045">
                <text:p>26.3946098866045</text:p>
              </table:table-cell>
            </table:table-row>
            <table:table-row>
              <table:table-cell office:value-type="string"/>
              <table:table-cell office:value-type="float" office:value="38.8768125280252">
                <text:p>38.8768125280252</text:p>
              </table:table-cell>
            </table:table-row>
            <table:table-row>
              <table:table-cell office:value-type="string"/>
              <table:table-cell office:value-type="float" office:value="47.4497708698605">
                <text:p>47.4497708698605</text:p>
              </table:table-cell>
            </table:table-row>
            <table:table-row>
              <table:table-cell office:value-type="string"/>
              <table:table-cell office:value-type="float" office:value="49.621969931304">
                <text:p>49.621969931304</text:p>
              </table:table-cell>
            </table:table-row>
            <table:table-row>
              <table:table-cell office:value-type="string"/>
              <table:table-cell office:value-type="float" office:value="53.1271395183629">
                <text:p>53.1271395183629</text:p>
              </table:table-cell>
            </table:table-row>
            <table:table-row>
              <table:table-cell office:value-type="string"/>
              <table:table-cell office:value-type="float" office:value="54.3244087321406">
                <text:p>54.3244087321406</text:p>
              </table:table-cell>
            </table:table-row>
            <table:table-row>
              <table:table-cell office:value-type="string"/>
              <table:table-cell office:value-type="float" office:value="56.4976094530026">
                <text:p>56.4976094530026</text:p>
              </table:table-cell>
            </table:table-row>
            <table:table-row>
              <table:table-cell office:value-type="string"/>
              <table:table-cell office:value-type="float" office:value="57.3275192313662">
                <text:p>57.3275192313662</text:p>
              </table:table-cell>
            </table:table-row>
            <table:table-row>
              <table:table-cell office:value-type="string"/>
              <table:table-cell office:value-type="float" office:value="58.9708998941106">
                <text:p>58.9708998941106</text:p>
              </table:table-cell>
            </table:table-row>
            <table:table-row>
              <table:table-cell office:value-type="string"/>
              <table:table-cell office:value-type="float" office:value="59.6024318546538">
                <text:p>59.6024318546538</text:p>
              </table:table-cell>
            </table:table-row>
            <table:table-row>
              <table:table-cell office:value-type="string"/>
              <table:table-cell office:value-type="float" office:value="60.8527701232866">
                <text:p>60.8527701232866</text:p>
              </table:table-cell>
            </table:table-row>
            <table:table-row>
              <table:table-cell office:value-type="string"/>
              <table:table-cell office:value-type="float" office:value="61.3648307391409">
                <text:p>61.3648307391409</text:p>
              </table:table-cell>
            </table:table-row>
            <table:table-row>
              <table:table-cell office:value-type="string"/>
              <table:table-cell office:value-type="float" office:value="62.4158204835616">
                <text:p>62.4158204835616</text:p>
              </table:table-cell>
            </table:table-row>
            <table:table-row>
              <table:table-cell office:value-type="string"/>
              <table:table-cell office:value-type="float" office:value="62.8455988002364">
                <text:p>62.8455988002364</text:p>
              </table:table-cell>
            </table:table-row>
            <table:table-row>
              <table:table-cell office:value-type="string"/>
              <table:table-cell office:value-type="float" office:value="63.7252792468492">
                <text:p>63.7252792468492</text:p>
              </table:table-cell>
            </table:table-row>
            <table:table-row>
              <table:table-cell office:value-type="string"/>
              <table:table-cell office:value-type="float" office:value="64.096177569589">
                <text:p>64.096177569589</text:p>
              </table:table-cell>
            </table:table-row>
            <table:table-row>
              <table:table-cell office:value-type="string"/>
              <table:table-cell office:value-type="float" office:value="29.8997794736634">
                <text:p>29.8997794736634</text:p>
              </table:table-cell>
            </table:table-row>
            <table:table-row>
              <table:table-cell office:value-type="string"/>
              <table:table-cell office:value-type="float" office:value="42.3819821150841">
                <text:p>42.3819821150841</text:p>
              </table:table-cell>
            </table:table-row>
            <table:table-row>
              <table:table-cell office:value-type="string"/>
              <table:table-cell office:value-type="float" office:value="50.9549404569194">
                <text:p>50.9549404569194</text:p>
              </table:table-cell>
            </table:table-row>
            <table:table-row>
              <table:table-cell office:value-type="string"/>
              <table:table-cell office:value-type="float" office:value="53.1271395183629">
                <text:p>53.1271395183629</text:p>
              </table:table-cell>
            </table:table-row>
            <table:table-row>
              <table:table-cell office:value-type="string"/>
              <table:table-cell office:value-type="float" office:value="56.6323091054217">
                <text:p>56.6323091054217</text:p>
              </table:table-cell>
            </table:table-row>
            <table:table-row>
              <table:table-cell office:value-type="string"/>
              <table:table-cell office:value-type="float" office:value="57.8295783191995">
                <text:p>57.8295783191995</text:p>
              </table:table-cell>
            </table:table-row>
            <table:table-row>
              <table:table-cell office:value-type="string"/>
              <table:table-cell office:value-type="float" office:value="60.0027790400615">
                <text:p>60.0027790400615</text:p>
              </table:table-cell>
            </table:table-row>
            <table:table-row>
              <table:table-cell office:value-type="string"/>
              <table:table-cell office:value-type="float" office:value="60.8326888184251">
                <text:p>60.8326888184251</text:p>
              </table:table-cell>
            </table:table-row>
            <table:table-row>
              <table:table-cell office:value-type="string"/>
              <table:table-cell office:value-type="float" office:value="62.4760694811694">
                <text:p>62.4760694811694</text:p>
              </table:table-cell>
            </table:table-row>
            <table:table-row>
              <table:table-cell office:value-type="string"/>
              <table:table-cell office:value-type="float" office:value="63.1076014417127">
                <text:p>63.1076014417127</text:p>
              </table:table-cell>
            </table:table-row>
            <table:table-row>
              <table:table-cell office:value-type="string"/>
              <table:table-cell office:value-type="float" office:value="64.3579397103455">
                <text:p>64.3579397103455</text:p>
              </table:table-cell>
            </table:table-row>
            <table:table-row>
              <table:table-cell office:value-type="string"/>
              <table:table-cell office:value-type="float" office:value="64.8700003261998">
                <text:p>64.8700003261998</text:p>
              </table:table-cell>
            </table:table-row>
            <table:table-row>
              <table:table-cell office:value-type="string"/>
              <table:table-cell office:value-type="float" office:value="65.9209900706205">
                <text:p>65.9209900706205</text:p>
              </table:table-cell>
            </table:table-row>
            <table:table-row>
              <table:table-cell office:value-type="string"/>
              <table:table-cell office:value-type="float" office:value="66.3507683872952">
                <text:p>66.3507683872952</text:p>
              </table:table-cell>
            </table:table-row>
            <table:table-row>
              <table:table-cell office:value-type="string"/>
              <table:table-cell office:value-type="float" office:value="67.2304488339081">
                <text:p>67.2304488339081</text:p>
              </table:table-cell>
            </table:table-row>
            <table:table-row>
              <table:table-cell office:value-type="string"/>
              <table:table-cell office:value-type="float" office:value="67.6013471566479">
                <text:p>67.6013471566479</text:p>
              </table:table-cell>
            </table:table-row>
            <table:table-row>
              <table:table-cell office:value-type="string"/>
              <table:table-cell office:value-type="float" office:value="31.0970486874411">
                <text:p>31.0970486874411</text:p>
              </table:table-cell>
            </table:table-row>
            <table:table-row>
              <table:table-cell office:value-type="string"/>
              <table:table-cell office:value-type="float" office:value="43.5792513288618">
                <text:p>43.5792513288618</text:p>
              </table:table-cell>
            </table:table-row>
            <table:table-row>
              <table:table-cell office:value-type="string"/>
              <table:table-cell office:value-type="float" office:value="52.1522096706971">
                <text:p>52.1522096706971</text:p>
              </table:table-cell>
            </table:table-row>
            <table:table-row>
              <table:table-cell office:value-type="string"/>
              <table:table-cell office:value-type="float" office:value="54.3244087321406">
                <text:p>54.3244087321406</text:p>
              </table:table-cell>
            </table:table-row>
            <table:table-row>
              <table:table-cell office:value-type="string"/>
              <table:table-cell office:value-type="float" office:value="57.8295783191995">
                <text:p>57.8295783191995</text:p>
              </table:table-cell>
            </table:table-row>
            <table:table-row>
              <table:table-cell office:value-type="string"/>
              <table:table-cell office:value-type="float" office:value="59.0268475329772">
                <text:p>59.0268475329772</text:p>
              </table:table-cell>
            </table:table-row>
            <table:table-row>
              <table:table-cell office:value-type="string"/>
              <table:table-cell office:value-type="float" office:value="61.2000482538392">
                <text:p>61.2000482538392</text:p>
              </table:table-cell>
            </table:table-row>
            <table:table-row>
              <table:table-cell office:value-type="string"/>
              <table:table-cell office:value-type="float" office:value="62.0299580322028">
                <text:p>62.0299580322028</text:p>
              </table:table-cell>
            </table:table-row>
            <table:table-row>
              <table:table-cell office:value-type="string"/>
              <table:table-cell office:value-type="float" office:value="63.6733386949472">
                <text:p>63.6733386949472</text:p>
              </table:table-cell>
            </table:table-row>
            <table:table-row>
              <table:table-cell office:value-type="string"/>
              <table:table-cell office:value-type="float" office:value="64.3048706554904">
                <text:p>64.3048706554904</text:p>
              </table:table-cell>
            </table:table-row>
            <table:table-row>
              <table:table-cell office:value-type="string"/>
              <table:table-cell office:value-type="float" office:value="65.5552089241233">
                <text:p>65.5552089241233</text:p>
              </table:table-cell>
            </table:table-row>
            <table:table-row>
              <table:table-cell office:value-type="string"/>
              <table:table-cell office:value-type="float" office:value="66.0672695399775">
                <text:p>66.0672695399775</text:p>
              </table:table-cell>
            </table:table-row>
            <table:table-row>
              <table:table-cell office:value-type="string"/>
              <table:table-cell office:value-type="float" office:value="67.1182592843982">
                <text:p>67.1182592843982</text:p>
              </table:table-cell>
            </table:table-row>
            <table:table-row>
              <table:table-cell office:value-type="string"/>
              <table:table-cell office:value-type="float" office:value="67.548037601073">
                <text:p>67.548037601073</text:p>
              </table:table-cell>
            </table:table-row>
            <table:table-row>
              <table:table-cell office:value-type="string"/>
              <table:table-cell office:value-type="float" office:value="68.4277180476858">
                <text:p>68.4277180476858</text:p>
              </table:table-cell>
            </table:table-row>
            <table:table-row>
              <table:table-cell office:value-type="string"/>
              <table:table-cell office:value-type="float" office:value="68.7986163704256">
                <text:p>68.7986163704256</text:p>
              </table:table-cell>
            </table:table-row>
            <table:table-row>
              <table:table-cell office:value-type="string"/>
              <table:table-cell office:value-type="float" office:value="33.2702494083031">
                <text:p>33.2702494083031</text:p>
              </table:table-cell>
            </table:table-row>
            <table:table-row>
              <table:table-cell office:value-type="string"/>
              <table:table-cell office:value-type="float" office:value="45.7524520497238">
                <text:p>45.7524520497238</text:p>
              </table:table-cell>
            </table:table-row>
            <table:table-row>
              <table:table-cell office:value-type="string"/>
              <table:table-cell office:value-type="float" office:value="54.3254103915591">
                <text:p>54.3254103915591</text:p>
              </table:table-cell>
            </table:table-row>
            <table:table-row>
              <table:table-cell office:value-type="string"/>
              <table:table-cell office:value-type="float" office:value="56.4976094530026">
                <text:p>56.4976094530026</text:p>
              </table:table-cell>
            </table:table-row>
            <table:table-row>
              <table:table-cell office:value-type="string"/>
              <table:table-cell office:value-type="float" office:value="60.0027790400615">
                <text:p>60.0027790400615</text:p>
              </table:table-cell>
            </table:table-row>
            <table:table-row>
              <table:table-cell office:value-type="string"/>
              <table:table-cell office:value-type="float" office:value="61.2000482538392">
                <text:p>61.2000482538392</text:p>
              </table:table-cell>
            </table:table-row>
            <table:table-row>
              <table:table-cell office:value-type="string"/>
              <table:table-cell office:value-type="float" office:value="63.3732489747012">
                <text:p>63.3732489747012</text:p>
              </table:table-cell>
            </table:table-row>
            <table:table-row>
              <table:table-cell office:value-type="string"/>
              <table:table-cell office:value-type="float" office:value="64.2031587530648">
                <text:p>64.2031587530648</text:p>
              </table:table-cell>
            </table:table-row>
            <table:table-row>
              <table:table-cell office:value-type="string"/>
              <table:table-cell office:value-type="float" office:value="65.8465394158092">
                <text:p>65.8465394158092</text:p>
              </table:table-cell>
            </table:table-row>
            <table:table-row>
              <table:table-cell office:value-type="string"/>
              <table:table-cell office:value-type="float" office:value="66.4780713763525">
                <text:p>66.4780713763525</text:p>
              </table:table-cell>
            </table:table-row>
            <table:table-row>
              <table:table-cell office:value-type="string"/>
              <table:table-cell office:value-type="float" office:value="67.7284096449853">
                <text:p>67.7284096449853</text:p>
              </table:table-cell>
            </table:table-row>
            <table:table-row>
              <table:table-cell office:value-type="string"/>
              <table:table-cell office:value-type="float" office:value="68.2404702608395">
                <text:p>68.2404702608395</text:p>
              </table:table-cell>
            </table:table-row>
            <table:table-row>
              <table:table-cell office:value-type="string"/>
              <table:table-cell office:value-type="float" office:value="69.2914600052602">
                <text:p>69.2914600052602</text:p>
              </table:table-cell>
            </table:table-row>
            <table:table-row>
              <table:table-cell office:value-type="string"/>
              <table:table-cell office:value-type="float" office:value="69.721238321935">
                <text:p>69.721238321935</text:p>
              </table:table-cell>
            </table:table-row>
            <table:table-row>
              <table:table-cell office:value-type="string"/>
              <table:table-cell office:value-type="float" office:value="70.6009187685478">
                <text:p>70.6009187685478</text:p>
              </table:table-cell>
            </table:table-row>
            <table:table-row>
              <table:table-cell office:value-type="string"/>
              <table:table-cell office:value-type="float" office:value="70.9718170912876">
                <text:p>70.9718170912876</text:p>
              </table:table-cell>
            </table:table-row>
            <table:table-row>
              <table:table-cell office:value-type="string"/>
              <table:table-cell office:value-type="float" office:value="34.1001591866667">
                <text:p>34.1001591866667</text:p>
              </table:table-cell>
            </table:table-row>
            <table:table-row>
              <table:table-cell office:value-type="string"/>
              <table:table-cell office:value-type="float" office:value="46.5823618280874">
                <text:p>46.5823618280874</text:p>
              </table:table-cell>
            </table:table-row>
            <table:table-row>
              <table:table-cell office:value-type="string"/>
              <table:table-cell office:value-type="float" office:value="55.1553201699227">
                <text:p>55.1553201699227</text:p>
              </table:table-cell>
            </table:table-row>
            <table:table-row>
              <table:table-cell office:value-type="string"/>
              <table:table-cell office:value-type="float" office:value="57.3275192313662">
                <text:p>57.3275192313662</text:p>
              </table:table-cell>
            </table:table-row>
            <table:table-row>
              <table:table-cell office:value-type="string"/>
              <table:table-cell office:value-type="float" office:value="60.8326888184251">
                <text:p>60.8326888184251</text:p>
              </table:table-cell>
            </table:table-row>
            <table:table-row>
              <table:table-cell office:value-type="string"/>
              <table:table-cell office:value-type="float" office:value="62.0299580322028">
                <text:p>62.0299580322028</text:p>
              </table:table-cell>
            </table:table-row>
            <table:table-row>
              <table:table-cell office:value-type="string"/>
              <table:table-cell office:value-type="float" office:value="64.2031587530648">
                <text:p>64.2031587530648</text:p>
              </table:table-cell>
            </table:table-row>
            <table:table-row>
              <table:table-cell office:value-type="string"/>
              <table:table-cell office:value-type="float" office:value="65.0330685314284">
                <text:p>65.0330685314284</text:p>
              </table:table-cell>
            </table:table-row>
            <table:table-row>
              <table:table-cell office:value-type="string"/>
              <table:table-cell office:value-type="float" office:value="66.6764491941728">
                <text:p>66.6764491941728</text:p>
              </table:table-cell>
            </table:table-row>
            <table:table-row>
              <table:table-cell office:value-type="string"/>
              <table:table-cell office:value-type="float" office:value="67.3079811547161">
                <text:p>67.3079811547161</text:p>
              </table:table-cell>
            </table:table-row>
            <table:table-row>
              <table:table-cell office:value-type="string"/>
              <table:table-cell office:value-type="float" office:value="68.5583194233489">
                <text:p>68.5583194233489</text:p>
              </table:table-cell>
            </table:table-row>
            <table:table-row>
              <table:table-cell office:value-type="string"/>
              <table:table-cell office:value-type="float" office:value="69.0703800392031">
                <text:p>69.0703800392031</text:p>
              </table:table-cell>
            </table:table-row>
            <table:table-row>
              <table:table-cell office:value-type="string"/>
              <table:table-cell office:value-type="float" office:value="70.1213697836238">
                <text:p>70.1213697836238</text:p>
              </table:table-cell>
            </table:table-row>
            <table:table-row>
              <table:table-cell office:value-type="string"/>
              <table:table-cell office:value-type="float" office:value="70.5511481002986">
                <text:p>70.5511481002986</text:p>
              </table:table-cell>
            </table:table-row>
            <table:table-row>
              <table:table-cell office:value-type="string"/>
              <table:table-cell office:value-type="float" office:value="71.4308285469114">
                <text:p>71.4308285469114</text:p>
              </table:table-cell>
            </table:table-row>
            <table:table-row>
              <table:table-cell office:value-type="string"/>
              <table:table-cell office:value-type="float" office:value="71.8017268696512">
                <text:p>71.8017268696512</text:p>
              </table:table-cell>
            </table:table-row>
            <table:table-row>
              <table:table-cell office:value-type="string"/>
              <table:table-cell office:value-type="float" office:value="35.7435398494111">
                <text:p>35.7435398494111</text:p>
              </table:table-cell>
            </table:table-row>
            <table:table-row>
              <table:table-cell office:value-type="string"/>
              <table:table-cell office:value-type="float" office:value="48.2257424908318">
                <text:p>48.2257424908318</text:p>
              </table:table-cell>
            </table:table-row>
            <table:table-row>
              <table:table-cell office:value-type="string"/>
              <table:table-cell office:value-type="float" office:value="56.7987008326671">
                <text:p>56.7987008326671</text:p>
              </table:table-cell>
            </table:table-row>
            <table:table-row>
              <table:table-cell office:value-type="string"/>
              <table:table-cell office:value-type="float" office:value="58.9708998941106">
                <text:p>58.9708998941106</text:p>
              </table:table-cell>
            </table:table-row>
            <table:table-row>
              <table:table-cell office:value-type="string"/>
              <table:table-cell office:value-type="float" office:value="62.4760694811694">
                <text:p>62.4760694811694</text:p>
              </table:table-cell>
            </table:table-row>
            <table:table-row>
              <table:table-cell office:value-type="string"/>
              <table:table-cell office:value-type="float" office:value="63.6733386949472">
                <text:p>63.6733386949472</text:p>
              </table:table-cell>
            </table:table-row>
            <table:table-row>
              <table:table-cell office:value-type="string"/>
              <table:table-cell office:value-type="float" office:value="65.8465394158092">
                <text:p>65.8465394158092</text:p>
              </table:table-cell>
            </table:table-row>
            <table:table-row>
              <table:table-cell office:value-type="string"/>
              <table:table-cell office:value-type="float" office:value="66.6764491941728">
                <text:p>66.6764491941728</text:p>
              </table:table-cell>
            </table:table-row>
            <table:table-row>
              <table:table-cell office:value-type="string"/>
              <table:table-cell office:value-type="float" office:value="68.3198298569172">
                <text:p>68.3198298569172</text:p>
              </table:table-cell>
            </table:table-row>
            <table:table-row>
              <table:table-cell office:value-type="string"/>
              <table:table-cell office:value-type="float" office:value="68.9513618174604">
                <text:p>68.9513618174604</text:p>
              </table:table-cell>
            </table:table-row>
            <table:table-row>
              <table:table-cell office:value-type="string"/>
              <table:table-cell office:value-type="float" office:value="70.2017000860932">
                <text:p>70.2017000860932</text:p>
              </table:table-cell>
            </table:table-row>
            <table:table-row>
              <table:table-cell office:value-type="string"/>
              <table:table-cell office:value-type="float" office:value="70.7137607019475">
                <text:p>70.7137607019475</text:p>
              </table:table-cell>
            </table:table-row>
            <table:table-row>
              <table:table-cell office:value-type="string"/>
              <table:table-cell office:value-type="float" office:value="71.7647504463682">
                <text:p>71.7647504463682</text:p>
              </table:table-cell>
            </table:table-row>
            <table:table-row>
              <table:table-cell office:value-type="string"/>
              <table:table-cell office:value-type="float" office:value="72.194528763043">
                <text:p>72.194528763043</text:p>
              </table:table-cell>
            </table:table-row>
            <table:table-row>
              <table:table-cell office:value-type="string"/>
              <table:table-cell office:value-type="float" office:value="73.0742092096558">
                <text:p>73.0742092096558</text:p>
              </table:table-cell>
            </table:table-row>
            <table:table-row>
              <table:table-cell office:value-type="string"/>
              <table:table-cell office:value-type="float" office:value="73.4451075323956">
                <text:p>73.4451075323956</text:p>
              </table:table-cell>
            </table:table-row>
            <table:table-row>
              <table:table-cell office:value-type="string"/>
              <table:table-cell office:value-type="float" office:value="36.3750718099543">
                <text:p>36.3750718099543</text:p>
              </table:table-cell>
            </table:table-row>
            <table:table-row>
              <table:table-cell office:value-type="string"/>
              <table:table-cell office:value-type="float" office:value="48.8572744513751">
                <text:p>48.8572744513751</text:p>
              </table:table-cell>
            </table:table-row>
            <table:table-row>
              <table:table-cell office:value-type="string"/>
              <table:table-cell office:value-type="float" office:value="57.4302327932103">
                <text:p>57.4302327932103</text:p>
              </table:table-cell>
            </table:table-row>
            <table:table-row>
              <table:table-cell office:value-type="string"/>
              <table:table-cell office:value-type="float" office:value="59.6024318546538">
                <text:p>59.6024318546538</text:p>
              </table:table-cell>
            </table:table-row>
            <table:table-row>
              <table:table-cell office:value-type="string"/>
              <table:table-cell office:value-type="float" office:value="63.1076014417127">
                <text:p>63.1076014417127</text:p>
              </table:table-cell>
            </table:table-row>
            <table:table-row>
              <table:table-cell office:value-type="string"/>
              <table:table-cell office:value-type="float" office:value="64.3048706554904">
                <text:p>64.3048706554904</text:p>
              </table:table-cell>
            </table:table-row>
            <table:table-row>
              <table:table-cell office:value-type="string"/>
              <table:table-cell office:value-type="float" office:value="66.4780713763525">
                <text:p>66.4780713763525</text:p>
              </table:table-cell>
            </table:table-row>
            <table:table-row>
              <table:table-cell office:value-type="string"/>
              <table:table-cell office:value-type="float" office:value="67.3079811547161">
                <text:p>67.3079811547161</text:p>
              </table:table-cell>
            </table:table-row>
            <table:table-row>
              <table:table-cell office:value-type="string"/>
              <table:table-cell office:value-type="float" office:value="68.9513618174604">
                <text:p>68.9513618174604</text:p>
              </table:table-cell>
            </table:table-row>
            <table:table-row>
              <table:table-cell office:value-type="string"/>
              <table:table-cell office:value-type="float" office:value="69.5828937780037">
                <text:p>69.5828937780037</text:p>
              </table:table-cell>
            </table:table-row>
            <table:table-row>
              <table:table-cell office:value-type="string"/>
              <table:table-cell office:value-type="float" office:value="70.8332320466365">
                <text:p>70.8332320466365</text:p>
              </table:table-cell>
            </table:table-row>
            <table:table-row>
              <table:table-cell office:value-type="string"/>
              <table:table-cell office:value-type="float" office:value="71.3452926624908">
                <text:p>71.3452926624908</text:p>
              </table:table-cell>
            </table:table-row>
            <table:table-row>
              <table:table-cell office:value-type="string"/>
              <table:table-cell office:value-type="float" office:value="72.3962824069114">
                <text:p>72.3962824069114</text:p>
              </table:table-cell>
            </table:table-row>
            <table:table-row>
              <table:table-cell office:value-type="string"/>
              <table:table-cell office:value-type="float" office:value="72.8260607235862">
                <text:p>72.8260607235862</text:p>
              </table:table-cell>
            </table:table-row>
            <table:table-row>
              <table:table-cell office:value-type="string"/>
              <table:table-cell office:value-type="float" office:value="73.7057411701991">
                <text:p>73.7057411701991</text:p>
              </table:table-cell>
            </table:table-row>
            <table:table-row>
              <table:table-cell office:value-type="string"/>
              <table:table-cell office:value-type="float" office:value="74.0766394929388">
                <text:p>74.0766394929388</text:p>
              </table:table-cell>
            </table:table-row>
            <table:table-row>
              <table:table-cell office:value-type="string"/>
              <table:table-cell office:value-type="float" office:value="37.6254100785872">
                <text:p>37.6254100785872</text:p>
              </table:table-cell>
            </table:table-row>
            <table:table-row>
              <table:table-cell office:value-type="string"/>
              <table:table-cell office:value-type="float" office:value="50.1076127200079">
                <text:p>50.1076127200079</text:p>
              </table:table-cell>
            </table:table-row>
            <table:table-row>
              <table:table-cell office:value-type="string"/>
              <table:table-cell office:value-type="float" office:value="58.6805710618431">
                <text:p>58.6805710618431</text:p>
              </table:table-cell>
            </table:table-row>
            <table:table-row>
              <table:table-cell office:value-type="string"/>
              <table:table-cell office:value-type="float" office:value="60.8527701232866">
                <text:p>60.8527701232866</text:p>
              </table:table-cell>
            </table:table-row>
            <table:table-row>
              <table:table-cell office:value-type="string"/>
              <table:table-cell office:value-type="float" office:value="64.3579397103455">
                <text:p>64.3579397103455</text:p>
              </table:table-cell>
            </table:table-row>
            <table:table-row>
              <table:table-cell office:value-type="string"/>
              <table:table-cell office:value-type="float" office:value="65.5552089241233">
                <text:p>65.5552089241233</text:p>
              </table:table-cell>
            </table:table-row>
            <table:table-row>
              <table:table-cell office:value-type="string"/>
              <table:table-cell office:value-type="float" office:value="67.7284096449853">
                <text:p>67.7284096449853</text:p>
              </table:table-cell>
            </table:table-row>
            <table:table-row>
              <table:table-cell office:value-type="string"/>
              <table:table-cell office:value-type="float" office:value="68.5583194233489">
                <text:p>68.5583194233489</text:p>
              </table:table-cell>
            </table:table-row>
            <table:table-row>
              <table:table-cell office:value-type="string"/>
              <table:table-cell office:value-type="float" office:value="70.2017000860932">
                <text:p>70.2017000860932</text:p>
              </table:table-cell>
            </table:table-row>
            <table:table-row>
              <table:table-cell office:value-type="string"/>
              <table:table-cell office:value-type="float" office:value="70.8332320466365">
                <text:p>70.8332320466365</text:p>
              </table:table-cell>
            </table:table-row>
            <table:table-row>
              <table:table-cell office:value-type="string"/>
              <table:table-cell office:value-type="float" office:value="72.0835703152693">
                <text:p>72.0835703152693</text:p>
              </table:table-cell>
            </table:table-row>
            <table:table-row>
              <table:table-cell office:value-type="string"/>
              <table:table-cell office:value-type="float" office:value="72.5956309311236">
                <text:p>72.5956309311236</text:p>
              </table:table-cell>
            </table:table-row>
            <table:table-row>
              <table:table-cell office:value-type="string"/>
              <table:table-cell office:value-type="float" office:value="73.6466206755443">
                <text:p>73.6466206755443</text:p>
              </table:table-cell>
            </table:table-row>
            <table:table-row>
              <table:table-cell office:value-type="string"/>
              <table:table-cell office:value-type="float" office:value="74.076398992219">
                <text:p>74.076398992219</text:p>
              </table:table-cell>
            </table:table-row>
            <table:table-row>
              <table:table-cell office:value-type="string"/>
              <table:table-cell office:value-type="float" office:value="74.9560794388319">
                <text:p>74.9560794388319</text:p>
              </table:table-cell>
            </table:table-row>
            <table:table-row>
              <table:table-cell office:value-type="string"/>
              <table:table-cell office:value-type="float" office:value="75.3269777615716">
                <text:p>75.3269777615716</text:p>
              </table:table-cell>
            </table:table-row>
            <table:table-row>
              <table:table-cell office:value-type="string"/>
              <table:table-cell office:value-type="float" office:value="38.1374706944414">
                <text:p>38.1374706944414</text:p>
              </table:table-cell>
            </table:table-row>
            <table:table-row>
              <table:table-cell office:value-type="string"/>
              <table:table-cell office:value-type="float" office:value="50.6196733358621">
                <text:p>50.6196733358621</text:p>
              </table:table-cell>
            </table:table-row>
            <table:table-row>
              <table:table-cell office:value-type="string"/>
              <table:table-cell office:value-type="float" office:value="59.1926316776974">
                <text:p>59.1926316776974</text:p>
              </table:table-cell>
            </table:table-row>
            <table:table-row>
              <table:table-cell office:value-type="string"/>
              <table:table-cell office:value-type="float" office:value="61.3648307391409">
                <text:p>61.3648307391409</text:p>
              </table:table-cell>
            </table:table-row>
            <table:table-row>
              <table:table-cell office:value-type="string"/>
              <table:table-cell office:value-type="float" office:value="64.8700003261998">
                <text:p>64.8700003261998</text:p>
              </table:table-cell>
            </table:table-row>
            <table:table-row>
              <table:table-cell office:value-type="string"/>
              <table:table-cell office:value-type="float" office:value="66.0672695399775">
                <text:p>66.0672695399775</text:p>
              </table:table-cell>
            </table:table-row>
            <table:table-row>
              <table:table-cell office:value-type="string"/>
              <table:table-cell office:value-type="float" office:value="68.2404702608395">
                <text:p>68.2404702608395</text:p>
              </table:table-cell>
            </table:table-row>
            <table:table-row>
              <table:table-cell office:value-type="string"/>
              <table:table-cell office:value-type="float" office:value="69.0703800392031">
                <text:p>69.0703800392031</text:p>
              </table:table-cell>
            </table:table-row>
            <table:table-row>
              <table:table-cell office:value-type="string"/>
              <table:table-cell office:value-type="float" office:value="70.7137607019475">
                <text:p>70.7137607019475</text:p>
              </table:table-cell>
            </table:table-row>
            <table:table-row>
              <table:table-cell office:value-type="string"/>
              <table:table-cell office:value-type="float" office:value="71.3452926624908">
                <text:p>71.3452926624908</text:p>
              </table:table-cell>
            </table:table-row>
            <table:table-row>
              <table:table-cell office:value-type="string"/>
              <table:table-cell office:value-type="float" office:value="72.5956309311236">
                <text:p>72.5956309311236</text:p>
              </table:table-cell>
            </table:table-row>
            <table:table-row>
              <table:table-cell office:value-type="string"/>
              <table:table-cell office:value-type="float" office:value="73.1076915469778">
                <text:p>73.1076915469778</text:p>
              </table:table-cell>
            </table:table-row>
            <table:table-row>
              <table:table-cell office:value-type="string"/>
              <table:table-cell office:value-type="float" office:value="74.1586812913985">
                <text:p>74.1586812913985</text:p>
              </table:table-cell>
            </table:table-row>
            <table:table-row>
              <table:table-cell office:value-type="string"/>
              <table:table-cell office:value-type="float" office:value="74.5884596080733">
                <text:p>74.5884596080733</text:p>
              </table:table-cell>
            </table:table-row>
            <table:table-row>
              <table:table-cell office:value-type="string"/>
              <table:table-cell office:value-type="float" office:value="75.4681400546861">
                <text:p>75.4681400546861</text:p>
              </table:table-cell>
            </table:table-row>
            <table:table-row>
              <table:table-cell office:value-type="string"/>
              <table:table-cell office:value-type="float" office:value="75.8390383774259">
                <text:p>75.8390383774259</text:p>
              </table:table-cell>
            </table:table-row>
            <table:table-row>
              <table:table-cell office:value-type="string"/>
              <table:table-cell office:value-type="float" office:value="39.1884604388621">
                <text:p>39.1884604388621</text:p>
              </table:table-cell>
            </table:table-row>
            <table:table-row>
              <table:table-cell office:value-type="string"/>
              <table:table-cell office:value-type="float" office:value="51.6706630802828">
                <text:p>51.6706630802828</text:p>
              </table:table-cell>
            </table:table-row>
            <table:table-row>
              <table:table-cell office:value-type="string"/>
              <table:table-cell office:value-type="float" office:value="60.2436214221181">
                <text:p>60.2436214221181</text:p>
              </table:table-cell>
            </table:table-row>
            <table:table-row>
              <table:table-cell office:value-type="string"/>
              <table:table-cell office:value-type="float" office:value="62.4158204835616">
                <text:p>62.4158204835616</text:p>
              </table:table-cell>
            </table:table-row>
            <table:table-row>
              <table:table-cell office:value-type="string"/>
              <table:table-cell office:value-type="float" office:value="65.9209900706205">
                <text:p>65.9209900706205</text:p>
              </table:table-cell>
            </table:table-row>
            <table:table-row>
              <table:table-cell office:value-type="string"/>
              <table:table-cell office:value-type="float" office:value="67.1182592843982">
                <text:p>67.1182592843982</text:p>
              </table:table-cell>
            </table:table-row>
            <table:table-row>
              <table:table-cell office:value-type="string"/>
              <table:table-cell office:value-type="float" office:value="69.2914600052602">
                <text:p>69.2914600052602</text:p>
              </table:table-cell>
            </table:table-row>
            <table:table-row>
              <table:table-cell office:value-type="string"/>
              <table:table-cell office:value-type="float" office:value="70.1213697836238">
                <text:p>70.1213697836238</text:p>
              </table:table-cell>
            </table:table-row>
            <table:table-row>
              <table:table-cell office:value-type="string"/>
              <table:table-cell office:value-type="float" office:value="71.7647504463682">
                <text:p>71.7647504463682</text:p>
              </table:table-cell>
            </table:table-row>
            <table:table-row>
              <table:table-cell office:value-type="string"/>
              <table:table-cell office:value-type="float" office:value="72.3962824069114">
                <text:p>72.3962824069114</text:p>
              </table:table-cell>
            </table:table-row>
            <table:table-row>
              <table:table-cell office:value-type="string"/>
              <table:table-cell office:value-type="float" office:value="73.6466206755443">
                <text:p>73.6466206755443</text:p>
              </table:table-cell>
            </table:table-row>
            <table:table-row>
              <table:table-cell office:value-type="string"/>
              <table:table-cell office:value-type="float" office:value="74.1586812913985">
                <text:p>74.1586812913985</text:p>
              </table:table-cell>
            </table:table-row>
            <table:table-row>
              <table:table-cell office:value-type="string"/>
              <table:table-cell office:value-type="float" office:value="75.2096710358192">
                <text:p>75.2096710358192</text:p>
              </table:table-cell>
            </table:table-row>
            <table:table-row>
              <table:table-cell office:value-type="string"/>
              <table:table-cell office:value-type="float" office:value="75.639449352494">
                <text:p>75.639449352494</text:p>
              </table:table-cell>
            </table:table-row>
            <table:table-row>
              <table:table-cell office:value-type="string"/>
              <table:table-cell office:value-type="float" office:value="76.5191297991068">
                <text:p>76.5191297991068</text:p>
              </table:table-cell>
            </table:table-row>
            <table:table-row>
              <table:table-cell office:value-type="string"/>
              <table:table-cell office:value-type="float" office:value="76.8900281218466">
                <text:p>76.8900281218466</text:p>
              </table:table-cell>
            </table:table-row>
            <table:table-row>
              <table:table-cell office:value-type="string"/>
              <table:table-cell office:value-type="float" office:value="39.6182387555369">
                <text:p>39.6182387555369</text:p>
              </table:table-cell>
            </table:table-row>
            <table:table-row>
              <table:table-cell office:value-type="string"/>
              <table:table-cell office:value-type="float" office:value="52.1004413969576">
                <text:p>52.1004413969576</text:p>
              </table:table-cell>
            </table:table-row>
            <table:table-row>
              <table:table-cell office:value-type="string"/>
              <table:table-cell office:value-type="float" office:value="60.6733997387929">
                <text:p>60.6733997387929</text:p>
              </table:table-cell>
            </table:table-row>
            <table:table-row>
              <table:table-cell office:value-type="string"/>
              <table:table-cell office:value-type="float" office:value="62.8455988002364">
                <text:p>62.8455988002364</text:p>
              </table:table-cell>
            </table:table-row>
            <table:table-row>
              <table:table-cell office:value-type="string"/>
              <table:table-cell office:value-type="float" office:value="66.3507683872952">
                <text:p>66.3507683872952</text:p>
              </table:table-cell>
            </table:table-row>
            <table:table-row>
              <table:table-cell office:value-type="string"/>
              <table:table-cell office:value-type="float" office:value="67.548037601073">
                <text:p>67.548037601073</text:p>
              </table:table-cell>
            </table:table-row>
            <table:table-row>
              <table:table-cell office:value-type="string"/>
              <table:table-cell office:value-type="float" office:value="69.721238321935">
                <text:p>69.721238321935</text:p>
              </table:table-cell>
            </table:table-row>
            <table:table-row>
              <table:table-cell office:value-type="string"/>
              <table:table-cell office:value-type="float" office:value="70.5511481002986">
                <text:p>70.5511481002986</text:p>
              </table:table-cell>
            </table:table-row>
            <table:table-row>
              <table:table-cell office:value-type="string"/>
              <table:table-cell office:value-type="float" office:value="72.194528763043">
                <text:p>72.194528763043</text:p>
              </table:table-cell>
            </table:table-row>
            <table:table-row>
              <table:table-cell office:value-type="string"/>
              <table:table-cell office:value-type="float" office:value="72.8260607235862">
                <text:p>72.8260607235862</text:p>
              </table:table-cell>
            </table:table-row>
            <table:table-row>
              <table:table-cell office:value-type="string"/>
              <table:table-cell office:value-type="float" office:value="74.076398992219">
                <text:p>74.076398992219</text:p>
              </table:table-cell>
            </table:table-row>
            <table:table-row>
              <table:table-cell office:value-type="string"/>
              <table:table-cell office:value-type="float" office:value="74.5884596080733">
                <text:p>74.5884596080733</text:p>
              </table:table-cell>
            </table:table-row>
            <table:table-row>
              <table:table-cell office:value-type="string"/>
              <table:table-cell office:value-type="float" office:value="75.639449352494">
                <text:p>75.639449352494</text:p>
              </table:table-cell>
            </table:table-row>
            <table:table-row>
              <table:table-cell office:value-type="string"/>
              <table:table-cell office:value-type="float" office:value="76.0692276691688">
                <text:p>76.0692276691688</text:p>
              </table:table-cell>
            </table:table-row>
            <table:table-row>
              <table:table-cell office:value-type="string"/>
              <table:table-cell office:value-type="float" office:value="76.9489081157816">
                <text:p>76.9489081157816</text:p>
              </table:table-cell>
            </table:table-row>
            <table:table-row>
              <table:table-cell office:value-type="string"/>
              <table:table-cell office:value-type="float" office:value="77.3198064385214">
                <text:p>77.3198064385214</text:p>
              </table:table-cell>
            </table:table-row>
            <table:table-row>
              <table:table-cell office:value-type="string"/>
              <table:table-cell office:value-type="float" office:value="40.4979192021497">
                <text:p>40.4979192021497</text:p>
              </table:table-cell>
            </table:table-row>
            <table:table-row>
              <table:table-cell office:value-type="string"/>
              <table:table-cell office:value-type="float" office:value="52.9801218435704">
                <text:p>52.9801218435704</text:p>
              </table:table-cell>
            </table:table-row>
            <table:table-row>
              <table:table-cell office:value-type="string"/>
              <table:table-cell office:value-type="float" office:value="61.5530801854057">
                <text:p>61.5530801854057</text:p>
              </table:table-cell>
            </table:table-row>
            <table:table-row>
              <table:table-cell office:value-type="string"/>
              <table:table-cell office:value-type="float" office:value="63.7252792468492">
                <text:p>63.7252792468492</text:p>
              </table:table-cell>
            </table:table-row>
            <table:table-row>
              <table:table-cell office:value-type="string"/>
              <table:table-cell office:value-type="float" office:value="67.2304488339081">
                <text:p>67.2304488339081</text:p>
              </table:table-cell>
            </table:table-row>
            <table:table-row>
              <table:table-cell office:value-type="string"/>
              <table:table-cell office:value-type="float" office:value="68.4277180476858">
                <text:p>68.4277180476858</text:p>
              </table:table-cell>
            </table:table-row>
            <table:table-row>
              <table:table-cell office:value-type="string"/>
              <table:table-cell office:value-type="float" office:value="70.6009187685478">
                <text:p>70.6009187685478</text:p>
              </table:table-cell>
            </table:table-row>
            <table:table-row>
              <table:table-cell office:value-type="string"/>
              <table:table-cell office:value-type="float" office:value="71.4308285469114">
                <text:p>71.4308285469114</text:p>
              </table:table-cell>
            </table:table-row>
            <table:table-row>
              <table:table-cell office:value-type="string"/>
              <table:table-cell office:value-type="float" office:value="73.0742092096558">
                <text:p>73.0742092096558</text:p>
              </table:table-cell>
            </table:table-row>
            <table:table-row>
              <table:table-cell office:value-type="string"/>
              <table:table-cell office:value-type="float" office:value="73.7057411701991">
                <text:p>73.7057411701991</text:p>
              </table:table-cell>
            </table:table-row>
            <table:table-row>
              <table:table-cell office:value-type="string"/>
              <table:table-cell office:value-type="float" office:value="74.9560794388319">
                <text:p>74.9560794388319</text:p>
              </table:table-cell>
            </table:table-row>
            <table:table-row>
              <table:table-cell office:value-type="string"/>
              <table:table-cell office:value-type="float" office:value="75.4681400546861">
                <text:p>75.4681400546861</text:p>
              </table:table-cell>
            </table:table-row>
            <table:table-row>
              <table:table-cell office:value-type="string"/>
              <table:table-cell office:value-type="float" office:value="76.5191297991068">
                <text:p>76.5191297991068</text:p>
              </table:table-cell>
            </table:table-row>
            <table:table-row>
              <table:table-cell office:value-type="string"/>
              <table:table-cell office:value-type="float" office:value="76.9489081157816">
                <text:p>76.9489081157816</text:p>
              </table:table-cell>
            </table:table-row>
            <table:table-row>
              <table:table-cell office:value-type="string"/>
              <table:table-cell office:value-type="float" office:value="77.8285885623944">
                <text:p>77.8285885623944</text:p>
              </table:table-cell>
            </table:table-row>
            <table:table-row>
              <table:table-cell office:value-type="string"/>
              <table:table-cell office:value-type="float" office:value="78.1994868851342">
                <text:p>78.1994868851342</text:p>
              </table:table-cell>
            </table:table-row>
            <table:table-row>
              <table:table-cell office:value-type="string"/>
              <table:table-cell office:value-type="float" office:value="40.8688175248895">
                <text:p>40.8688175248895</text:p>
              </table:table-cell>
            </table:table-row>
            <table:table-row>
              <table:table-cell office:value-type="string"/>
              <table:table-cell office:value-type="float" office:value="53.3510201663102">
                <text:p>53.3510201663102</text:p>
              </table:table-cell>
            </table:table-row>
            <table:table-row>
              <table:table-cell office:value-type="string"/>
              <table:table-cell office:value-type="float" office:value="61.9239785081455">
                <text:p>61.9239785081455</text:p>
              </table:table-cell>
            </table:table-row>
            <table:table-row>
              <table:table-cell office:value-type="string"/>
              <table:table-cell office:value-type="float" office:value="64.096177569589">
                <text:p>64.096177569589</text:p>
              </table:table-cell>
            </table:table-row>
            <table:table-row>
              <table:table-cell office:value-type="string"/>
              <table:table-cell office:value-type="float" office:value="67.6013471566479">
                <text:p>67.6013471566479</text:p>
              </table:table-cell>
            </table:table-row>
            <table:table-row>
              <table:table-cell office:value-type="string"/>
              <table:table-cell office:value-type="float" office:value="68.7986163704256">
                <text:p>68.7986163704256</text:p>
              </table:table-cell>
            </table:table-row>
            <table:table-row>
              <table:table-cell office:value-type="string"/>
              <table:table-cell office:value-type="float" office:value="70.9718170912876">
                <text:p>70.9718170912876</text:p>
              </table:table-cell>
            </table:table-row>
            <table:table-row>
              <table:table-cell office:value-type="string"/>
              <table:table-cell office:value-type="float" office:value="71.8017268696512">
                <text:p>71.8017268696512</text:p>
              </table:table-cell>
            </table:table-row>
            <table:table-row>
              <table:table-cell office:value-type="string"/>
              <table:table-cell office:value-type="float" office:value="73.4451075323956">
                <text:p>73.4451075323956</text:p>
              </table:table-cell>
            </table:table-row>
            <table:table-row>
              <table:table-cell office:value-type="string"/>
              <table:table-cell office:value-type="float" office:value="74.0766394929388">
                <text:p>74.0766394929388</text:p>
              </table:table-cell>
            </table:table-row>
            <table:table-row>
              <table:table-cell office:value-type="string"/>
              <table:table-cell office:value-type="float" office:value="75.3269777615716">
                <text:p>75.3269777615716</text:p>
              </table:table-cell>
            </table:table-row>
            <table:table-row>
              <table:table-cell office:value-type="string"/>
              <table:table-cell office:value-type="float" office:value="75.8390383774259">
                <text:p>75.8390383774259</text:p>
              </table:table-cell>
            </table:table-row>
            <table:table-row>
              <table:table-cell office:value-type="string"/>
              <table:table-cell office:value-type="float" office:value="76.8900281218466">
                <text:p>76.8900281218466</text:p>
              </table:table-cell>
            </table:table-row>
            <table:table-row>
              <table:table-cell office:value-type="string"/>
              <table:table-cell office:value-type="float" office:value="77.3198064385214">
                <text:p>77.3198064385214</text:p>
              </table:table-cell>
            </table:table-row>
            <table:table-row>
              <table:table-cell office:value-type="string"/>
              <table:table-cell office:value-type="float" office:value="78.1994868851342">
                <text:p>78.1994868851342</text:p>
              </table:table-cell>
            </table:table-row>
            <table:table-row>
              <table:table-cell office:value-type="string"/>
              <table:table-cell office:value-type="float" office:value="78.570385207874">
                <text:p>78.5703852078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